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Загрузка страницы №1 (по 150 отделений на старнице) - True + </text:h>
      <text:p text:style-name="Text_20_body">&gt;</text:p>
      <text:h text:style-name="Heading_20_6" text:outline-level="6">Изменились данные отделения Мобільне відділення №1 (до 30 кг): вул. Молодіжна, 5 (АМ 6804 АМ) (Поштове відділення)(село Зяньківці (Немирівський р-н, Він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 - видачі (до 30 кг): вул. Центральна, 83 (Поштове відділення)(село Мала Уголька (Тячівський р-н, Закарпатська область)): </text:h>
      <text:h text:style-name="Heading_20_6" text:outline-level="6">Изменились данные отделения Пункт приймання-видачі (до 30 кг): вул. Центральна, 1 (Поштове відділення)(село Китайгород (Царичанський р-н, Дніпропетровська область)): </text:h>
      <text:h text:style-name="Heading_20_6" text:outline-level="6">Изменились данные отделения Пункт приймання - видачі (до 30 кг): вул. Радивилівська, 70 (Поштове відділення)(село Старий Почаїв (Кременецький р-н, Тернопільська область)): </text:h>
      <text:h text:style-name="Heading_20_6" text:outline-level="6">Изменились данные отделения Відділення №1: вул. Ярослава Мудрого, 24 (Вантажне відділення)(місто Бахмач (Бахмацький р-н, Чернігівська область)): </text:h>
      <text:h text:style-name="Heading_20_6" text:outline-level="6">Изменились данные отделения Пункт приймання-видачі (до 30 кг): вул. Пʼявчика, 99 (Поштове відділення)(село Жилинці (Ярмолинецький р-н, Хмельницька область)): </text:h>
      <text:h text:style-name="Heading_20_6" text:outline-level="6">Изменились данные отделения Пункт приймання - видачі (до 30 кг): вул. Криворукова, 22 (Поштове відділення)(село Ридомиль (Кременецький р-н, Тернопільська область)): </text:h>
      <text:h text:style-name="Heading_20_6" text:outline-level="6">Изменились данные отделения Пункт приймання-видачі (до 30 кг): вул. Тарутинська, 20 (Поштове відділення)(село Красне (Тарутинський р-н, Одеська область)): </text:h>
      <text:h text:style-name="Heading_20_6" text:outline-level="6">Изменились данные отделения Пункт приймання - видачі ( до 30 кг): вул. Центральна,120 (Поштове відділення)(село Стави (Кагарлицький р-н, Київська)): </text:h>
      <text:h text:style-name="Heading_20_6" text:outline-level="6">Изменились данные отделения Пункт приймання-видачі (до 30 кг):вул. Центральна, 1 (Поштове відділення)(село Кобиловолоки (Теребовлянський р-н, Тернопільська область)): </text:h>
      <text:h text:style-name="Heading_20_6" text:outline-level="6">Изменились данные отделения Пункт приймання-видачі (до 30 кг): вул. Перемоги, 16а (Поштове відділення)(село Лукашівка (Монастирищенський р-н, Черкаська область)): </text:h>
      <text:h text:style-name="Heading_20_6" text:outline-level="6">Изменились данные отделения Пункт приймання-видачі (до 30 кг): вул. Шевченка, 73 (Поштове відділення)(село Великий Перевіз (Шишацький р-н, Полтавська область)): </text:h>
      <text:h text:style-name="Heading_20_6" text:outline-level="6">Изменились данные отделения Пункт приймання-видачі (до 30 кг): вул. Перемоги, 66 (Поштове відділення)(село Полонка (Луцький р-н, Волинська область)): </text:h>
      <text:h text:style-name="Heading_20_6" text:outline-level="6">Изменились данные отделения Пункт приймання-видачі (до 30 кг): вул. Шевченка 32 (Поштове відділення)(село Городище (Менський р-н, Чернігівська область)): </text:h>
      <text:h text:style-name="Heading_20_6" text:outline-level="6">Изменились данные отделения Пункт приймання-видачі (до 30 кг): вул.Георгія Кірпи, 75 б (Поштове відділення)(село Клубівка (Ізяславський р-н, Хмельницька область)): </text:h>
      <text:h text:style-name="Heading_20_6" text:outline-level="6">Изменились данные отделения Пункт приймання - видачі (до 30 кг): вул. Зелена, 15 (Конюшки) (Поштове відділення)(село Дмитровичі (Мостиський р-н, Львівська область)): </text:h>
      <text:h text:style-name="Heading_20_6" text:outline-level="6">Изменились данные отделения Пункт приймання-видачі (до 30 кг): вул. Січових Стрільців, 16 (Поштове відділення)(село Старий Гвіздець (Коломийський р-н, Івано-Франківська область)): </text:h>
      <text:h text:style-name="Heading_20_6" text:outline-level="6">Изменились данные отделения Пункт приймання-видачі (до 30 кг): вул. Першотравнева, 40Б (Поштове відділення)(село Гійче (Жовківський р-н, Львівська область)): </text:h>
      <text:h text:style-name="Heading_20_6" text:outline-level="6">Изменились данные отделения Пункт приймання-видачі (до 30 кг): вул. Центральна, 10 (Поштове відділення)(село Несвоя (Новоселицький р-н, Чернівецька область)): </text:h>
      <text:h text:style-name="Heading_20_6" text:outline-level="6">Изменились данные отделения Пункт приймання-видачі (до 30 кг): вул. Чехова, 1 (Поштове відділення)(село Бараші (Ємільчинський р-н, Житомирська область)): </text:h>
      <text:h text:style-name="Heading_20_6" text:outline-level="6">Изменились данные отделения Відділення №1: вул. Лесі Українки, 2 (Вантажне відділення)(селище міського типу Печеніжин (Коломийський р-н, Івано-Франківська область)): </text:h>
      <text:h text:style-name="Heading_20_6" text:outline-level="6">Изменились данные отделения Пункт приймання-видачі (до 30 кг): вул. Миру, 84 (Поштове відділення)(село Карналіївка (Білгород-Дністровський р-н, Одеська область)): </text:h>
      <text:h text:style-name="Heading_20_6" text:outline-level="6">Изменились данные отделения Пункт приймання - видачі ( до 30 кг): вул. Шевченка, 41 (Поштове відділення)(село Коцюбинці (Гусятинський р-н, Тернопільська область)): </text:h>
      <text:h text:style-name="Heading_20_6" text:outline-level="6">Изменились данные отделения Пункт приймання - видачі (до 30 кг): вул. Петефі, 3 (Поштове відділення)(село Кідьош (Берегівський р-н, Закарпатська область)): </text:h>
      <text:h text:style-name="Heading_20_6" text:outline-level="6">Изменились данные отделения Пункт приймання-видачі (до 30 кг): вул. Центральна, 21/А (Поштове відділення)(село Хиночі (Володимирецький р-н, Рівненська область)): </text:h>
      <text:h text:style-name="Heading_20_6" text:outline-level="6">Изменились данные отделения Пункт приймання - видачі (до 30 кг): вул. Житомирська, 10 (Поштове відділення)(село Ставище (Брусилівський р-н, Житомирська область)): </text:h>
      <text:h text:style-name="Heading_20_6" text:outline-level="6">Изменились данные отделения Пункт приймання-видачі (до 30 кг): вул. Вороного, 4 (Поштове відділення)(село Михайлівка (Царичанський р-н, Дніпропетровська область)): </text:h>
      <text:h text:style-name="Heading_20_6" text:outline-level="6">Изменились данные отделения Пункт приймання-видачі (до 30 кг): вул. Миру, 74 (Поштове відділення)(село Мартоноша (Новомиргородський р-н, Кіровоградська область)): </text:h>
      <text:h text:style-name="Heading_20_6" text:outline-level="6">Изменились данные отделения Пункт приймання-видачі (до 30 кг): вул. Кобринської, 3 (Поштове відділення)(село Міжріччя (Болехівська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Шевченка, 33 (Поштове відділення)(село Мала Нехвороща (Машівський р-н, Полтавська область)): </text:h>
      <text:h text:style-name="Heading_20_6" text:outline-level="6">Изменились данные отделения Пункт приймання-видачі (до 30 кг): вул. Юбкіна, 59а (Поштове відділення)(село Аполлонівка (Солонянський р-н, Дніпропетровська область)): </text:h>
      <text:h text:style-name="Heading_20_6" text:outline-level="6">Изменились данные отделения Пункт приймання-видачі (до 30 кг): вул. Незалежності, 3Д (Поштове відділення)(село Хрещатик (Заставнівський р-н, Чернівецька область)): </text:h>
      <text:h text:style-name="Heading_20_6" text:outline-level="6">Изменились данные отделения Пункт приймання-видачі (до 30 кг): вул. Центральний магазин (Поштове відділення)(село Кошари (Роздільнянський р-н, Одеська область)): </text:h>
      <text:h text:style-name="Heading_20_6" text:outline-level="6">Изменились данные отделения Відділення №1: вул. Гоголя, 4 (Вантажне відділення)(місто Миргород (Миргородський р-н, Полтавська область)): </text:h>
      <text:h text:style-name="Heading_20_6" text:outline-level="6">Изменились данные отделения Пункт приймання - видачі (до 30 кг): вул. Ковельська, 15 (Поштове відділення)(село Мокрець (Турійський р-н, Волинська область)): </text:h>
      <text:h text:style-name="Heading_20_6" text:outline-level="6">Изменились данные отделения Пункт приймання - видачі (до 30 кг): вул. Центральна б/н (Поштове відділення)(село Акрешори (Косівський р-н, Івано-Франківська область)): </text:h>
      <text:h text:style-name="Heading_20_6" text:outline-level="6">Изменились данные отделения Пункт приймання - видачі (до 30 кг): вул. Угнівська, 11 (Поштове відділення)(село Карів (Сокальський р-н, Львівська область)): </text:h>
      <text:h text:style-name="Heading_20_6" text:outline-level="6">Изменились данные отделения Пункт приймання-видачі (до 30 кг): вул. Шкільна, 152 (Поштове відділення)(село Миляч (Дубровицький р-н, Рівненська область)): </text:h>
      <text:h text:style-name="Heading_20_6" text:outline-level="6">Изменились данные отделения Пункт приймання-видачі (до 30 кг): вул. Центральна, 46 (Поштове відділення)(село Голишів (Рівненський р-н, Рівненська область)): </text:h>
      <text:h text:style-name="Heading_20_6" text:outline-level="6">Изменились данные отделения Пункт приймання - видачі (до 30 кг): вул. Галицька, 31 (Поштове відділення)(село Водники (Галицький р-н, Івано-Франківська область)): </text:h>
      <text:h text:style-name="Heading_20_6" text:outline-level="6">Изменились данные отделения Пункт приймання-видачі (до 30 кг): вул. Велика Лутовецька, 178 (Поштове відділення)(село Лутівка (Радомишльський р-н, Житомирська область)): </text:h>
      <text:h text:style-name="Heading_20_6" text:outline-level="6">Изменились данные отделения Пункт приймання - видачі ( до 30 кг): вул. Жовтнева, 32 А (Поштове відділення)(село Нараївка (Гайсинський р-н, Вінницька область)): </text:h>
      <text:h text:style-name="Heading_20_6" text:outline-level="6">Изменились данные отделения Пункт приймання-видачі (до 30 кг): вул. Народна, 104 (Поштове відділення)(село Крива (Тячівський р-н, Закарпатська область)): </text:h>
      <text:h text:style-name="Heading_20_6" text:outline-level="6">Изменились данные отделения Мобільне відділення №1 (до 30 кг): вул. Центральна, 26 (АС4546АІ) (Поштове відділення)(село Стінка (Бучацький р-н, Тернопільська область)): </text:h>
      <text:h text:style-name="Heading_20_6" text:outline-level="6">Изменились данные отделения Пункт приймання - видачі (до 30 кг):вул. Центральна, 24 (Поштове відділення)(село Козівка (Козівський р-н, Тернопільська область)): </text:h>
      <text:h text:style-name="Heading_20_6" text:outline-level="6">Изменились данные отделения Пункт приймання-видачі (до 30 кг): вул. Андріївська, 70а (Поштове відділення)(село Колодязне (Березнівський р-н, Рівненська область)): </text:h>
      <text:h text:style-name="Heading_20_6" text:outline-level="6">Изменились данные отделения Пункт приймання - видачі (до 30 кг): вул. Центральна, 27 (Поштове відділення)(село Гончарівка (Монастириський р-н, Тернопільська область)): </text:h>
      <text:h text:style-name="Heading_20_6" text:outline-level="6">Изменились данные отделения Пункт приймання - видачі ( до 30 кг): вул. Бандери, 64 (Поштове відділення)(село Стрільче (Городенківський р-н, Івано-Франківська область)): </text:h>
      <text:h text:style-name="Heading_20_6" text:outline-level="6">Изменились данные отделения Відділення №1: вул. Соборна, 34 (Вантажне відділення)(село Уланів (Хмільницький р-н, Вінницька область)): </text:h>
      <text:h text:style-name="Heading_20_6" text:outline-level="6">Изменились данные отделения Пункт приймання-видачі (до 30 кг): вул. Київська, 1Д (Поштове відділення)(село Корделівка (Калинівський р-н, Він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Відділення №1: вул. Миру, 147 Г (Вантажне відділення)(селище міського типу Турбів (Липовецький р-н, Вінницька область)): </text:h>
      <text:h text:style-name="Heading_20_6" text:outline-level="6">Изменились данные отделения Відділення №1: вул. Центральна, 76 (Вантажне відділення)(селище міського типу Нові Санжари (Новосанжарський р-н, Полтавська область)): </text:h>
      <text:h text:style-name="Heading_20_6" text:outline-level="6">Изменились данные отделения Відділення №1: вул. Міцкевича, 9 (Вантажне відділення)(місто Жидачів (Жидачівський р-н, Львівська область)): </text:h>
      <text:h text:style-name="Heading_20_6" text:outline-level="6">Изменились данные отделения Відділення №1 : вул. Космонавтів, 50 (Вантажне відділення)(місто Дружківка (Дружківська, Донецька область)): </text:h>
      <text:h text:style-name="Heading_20_6" text:outline-level="6">Изменились данные отделения Відділення №1: вул. Гагаріна, 2 (Вантажне відділення)(місто Покров (Орджонікідзе, Дніпропетровська область)): </text:h>
      <text:h text:style-name="Heading_20_6" text:outline-level="6">Изменились данные отделения Пункт приймання-видачі (до 30 кг): вул. Харківська, 2а (Поштове відділення)(село Кицівка (Печенізький р-н, Харківська область)): </text:h>
      <text:h text:style-name="Heading_20_6" text:outline-level="6">Изменились данные отделения Відділення №1: вул. Центральна, 1/4 (Вантажне відділення)(село Старий Остропіль (Старокостянтинівський р-н, Хмельницька область)): </text:h>
      <text:h text:style-name="Heading_20_6" text:outline-level="6">Изменились данные отделения Пункт приймання-видачі (до 30 кг): вул. Дружби, 1А (Поштове відділення)(село Люцерна (Вільнянський р-н, Запорізька область)): </text:h>
      <text:h text:style-name="Heading_20_6" text:outline-level="6">Изменились данные отделения Пункт приймання - видачі (до 30 кг): вул. Гвардійців Кантемирівців, 2 (Поштове відділення)(село Новий Любар (Любарський р-н, Житомирська область)): </text:h>
      <text:h text:style-name="Heading_20_6" text:outline-level="6">Изменились данные отделения Мобільне відділення №1 (до 30 кг): вул. Центральна, 13Б (АА0551МР) (Поштове відділення)(село Нижня Хортиця (Запорізький р-н, Запорізька область)): </text:h>
      <text:h text:style-name="Heading_20_6" text:outline-level="6">Изменились данные отделения Пункт приймання - видачі (до 30 кг): вул. Шевченка, 56а (Поштове відділення)(село Ушковичі (Перемишлянський р-н, Львівська область)): </text:h>
      <text:h text:style-name="Heading_20_6" text:outline-level="6">Изменились данные отделения Мобільне відділення №1 (до 30 кг): вул. Горбачова, 57-а (Поштове відділення)(селище міського типу Введенка (Чугуївський р-н, Харківська область)): </text:h>
      <text:h text:style-name="Heading_20_6" text:outline-level="6">Изменились данные отделения Пункт приймання - видачі (до 30 кг): вул. Центральна, 1 (Поштове відділення)(село Грабовець (Тернопільський р-н, Тернопільська область)): </text:h>
      <text:h text:style-name="Heading_20_6" text:outline-level="6">Изменились данные отделения Пункт приймання-видачі (до 30 кг): вул. Шевченка, 41 (Поштове відділення)(село Дроговиж (Миколаївський р-н, Львівська область)): </text:h>
      <text:h text:style-name="Heading_20_6" text:outline-level="6">Изменились данные отделения Пункт приймання-видачі (до 30 кг): вул. Дмитра Мазура, 1 (Поштове відділення)(село Пасат (Балтський р-н, Одеська область)): </text:h>
      <text:h text:style-name="Heading_20_6" text:outline-level="6">Изменились данные отделения Пункт приймання-видачі (до 30 кг): вул. Грушевського, 25а (Поштове відділення)(село Кадиївці (Кам'янець-Подільський р-н, Хмельницька область)): </text:h>
      <text:h text:style-name="Heading_20_6" text:outline-level="6">Изменились данные отделения Пункт приймання-видачі (до 30 кг): вул. Набережна, 67а (магазин "Шаньте") (Поштове відділення)(село Красносілка (Лиманський р-н, Одеська область)): </text:h>
      <text:h text:style-name="Heading_20_6" text:outline-level="6">Изменились данные отделения Пункт приймання-видачі (до 30 кг): вул. Кифоруків, 36 (Поштове відділення)(село Сугаки (Могилів-Подільський р-н, Вінницька область)): </text:h>
      <text:h text:style-name="Heading_20_6" text:outline-level="6">Изменились данные отделения Пункт приймання-видачі (до 30 кг): вул. Центральна, 87а (Поштове відділення)(село Іванівка (Новгород-Сіверський р-н, Чернігівська область)): </text:h>
      <text:h text:style-name="Heading_20_6" text:outline-level="6">Изменились данные отделения Пункт приймання-видачі (до 30 кг): вул. Соборна, 10/1 (Поштове відділення)(селище Біляївка (Первомайський р-н, Харківська область)): </text:h>
      <text:h text:style-name="Heading_20_6" text:outline-level="6">Изменились данные отделения Пункт приймання-видачі (до 30 кг): вул. Миру 109 (Поштове відділення)(село Олександрівка (Хустський р-н, Закарпатська область)): </text:h>
      <text:h text:style-name="Heading_20_6" text:outline-level="6">Изменились данные отделения Пункт приймання-видачі (до 30 кг): вул. Гайдара, 49а (Поштове відділення)(село Келеберда (Канівський р-н, Черкаська область)): </text:h>
      <text:h text:style-name="Heading_20_6" text:outline-level="6">Изменились данные отделения Відділення № 1: вул. Миру, 20 (Вантажне відділення)(село Піщаний Брід (Добровеличківський р-н, Кіровоградська область)): </text:h>
      <text:h text:style-name="Heading_20_6" text:outline-level="6">Изменились данные отделения Відділення № 1: вул. Монастирська, 11а (Вантажне відділення)(селище міського типу Браїлів (Жмеринський р-н, Вінницька область)): </text:h>
      <text:h text:style-name="Heading_20_6" text:outline-level="6">Изменились данные отделения Пункт приймання-видачі (до 30 кг): вул. Царичанська,42а (Поштове відділення)(село Новостроївка (Царичанський р-н, Дніпропетровська область)): </text:h>
      <text:h text:style-name="Heading_20_6" text:outline-level="6">Изменились данные отделения Пункт приймання-видачі (до 30 кг): вул. Центральна, 4 (Поштове відділення)(село Топори (Ізяславський р-н, Хмельницька область)): </text:h>
      <text:h text:style-name="Heading_20_6" text:outline-level="6">Изменились данные отделения Пункт приймання-видачі (до 30 кг): вул. Пасічна, 6 (Поштове відділення)(село Дмитрів (Радехівський р-н, Львівська область)): </text:h>
      <text:h text:style-name="Heading_20_6" text:outline-level="6">Изменились данные отделения Відділення №1 Пункт приймання-видачі (до 30 кг): вул. Центральна, 91 (Поштове відділення)(село Надрічне (Тарутинський р-н, Одеська область)): </text:h>
      <text:h text:style-name="Heading_20_6" text:outline-level="6">Изменились данные отделения Мобільне відділення №1 (до 30 кг): вул. Московська, 132 (2760 FIAT) (Поштове відділення)(селище Водяне (Краснокутський р-н, Харківська область)): </text:h>
      <text:h text:style-name="Heading_20_6" text:outline-level="6">Изменились данные отделения Пункт приймання-видачі (до 30 кг): вул. Січових Стрільців, 10 (Поштове відділення)(село Турка (Коломийський р-н, Івано-Франківська область)): </text:h>
      <text:h text:style-name="Heading_20_6" text:outline-level="6">Изменились данные отделения Пункт приймання-видачі (до 30 кг): вул. Калініна, 85 (Поштове відділення)(село Монаші (Білгород-Дністровський р-н, Одеська область)): </text:h>
      <text:h text:style-name="Heading_20_6" text:outline-level="6">Изменились данные отделения Пункт приймання - видачі (до 30 кг): вул. Центральна, 1 (Поштове відділення)(село Загірочко (Жидачівський р-н, Львівська область)): </text:h>
      <text:h text:style-name="Heading_20_6" text:outline-level="6">Изменились данные отделения Пункт приймання-видачі (до 30 кг): вул. Козацька, 132 (Поштове відділення)(село Журавка (Шполянський р-н, Черкаська область)): </text:h>
      <text:h text:style-name="Heading_20_6" text:outline-level="6">Изменились данные отделения Пункт приймання-видачі (до 30 кг): вул. Шкільна, 21 (Поштове відділення)(село Мирне (Горохівський р-н, Волинська область)): </text:h>
      <text:h text:style-name="Heading_20_6" text:outline-level="6"><text:soft-page-break/>Изменились данные отделения Відділення №1: вул. Молодіжна, 11-а (Вантажне відділення)(село Зарванці (Вінницький р-н, Вінницька область)): </text:h>
      <text:h text:style-name="Heading_20_6" text:outline-level="6">Изменились данные отделения Відділення № 1: вул. Патріса Лумумби, 116/1 (Вантажне відділення)(селище міського типу Летичів (Летичівський р-н, Хмельницька область)): </text:h>
      <text:h text:style-name="Heading_20_6" text:outline-level="6">Изменились данные отделения Пункт приймання - видачі (до 30 кг): вул. Центральна, 23 (Поштове відділення)(село Нижній Турів (Турківський р-н, Львівська область)): </text:h>
      <text:h text:style-name="Heading_20_6" text:outline-level="6">Изменились данные отделения Відділення №1: вул. 1-го Травня, 7 (Вантажне відділення)(селище міського типу Заболоття (Ратнівський р-н, Волинська область)): </text:h>
      <text:h text:style-name="Heading_20_6" text:outline-level="6">Изменились данные отделения Відділення №1: вул. Козацький Шлях , 91 (Вантажне відділення)(селище міського типу Вороновиця (Вінницький р-н, Вінницька область)): </text:h>
      <text:h text:style-name="Heading_20_6" text:outline-level="6">Изменились данные отделения Відділення №1: вул. Смавзюка, 34 (Вантажне відділення)(село Джурин (Шаргородський р-н, Вінницька область)): </text:h>
      <text:h text:style-name="Heading_20_6" text:outline-level="6">Изменились данные отделения Пункт приймання - видачі (до 30 кг): вул. Барська, 3 (Поштове відділення)(село Цекинівка (Ямпільський р-н, Вінницька область)): </text:h>
      <text:h text:style-name="Heading_20_6" text:outline-level="6">Изменились данные отделения Відділення №1: вул. Миру, 77 (Вантажне відділення)(селище міського типу Ладан (Прилуцький р-н, Чернігівська область)): </text:h>
      <text:h text:style-name="Heading_20_6" text:outline-level="6">Изменились данные отделения Пункт приймання - видачі (до 30 кг): вул. Горішня, 21 (Поштове відділення)(село Білявинці (Бучацький р-н, Тернопільська область)): </text:h>
      <text:h text:style-name="Heading_20_6" text:outline-level="6">Изменились данные отделения Пункт приймання - видачі (до 30 кг): вул. Заводська, 33 (Поштове відділення)(село Підвисоке (Бережанський р-н, Тернопільська область)): </text:h>
      <text:h text:style-name="Heading_20_6" text:outline-level="6">Изменились данные отделения Пункт приймання-видачі (до 30 кг): вул. Могильницького, 104 (Поштове відділення)(село Яблунька (Богородчан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Відділення №1: вул. Івана Франка, 4 (Вантажне відділення)(селище міського типу Бориня (Турківський р-н, Львівська область)): </text:h>
      <text:h text:style-name="Heading_20_6" text:outline-level="6">Изменились данные отделения Пункт приймання - видачі (до 30 кг): вул. Українська, 28 (Поштове відділення)(село П'ядиківці (Кіцманський р-н, Чернівецька область)): </text:h>
      <text:h text:style-name="Heading_20_6" text:outline-level="6">Изменились данные отделения Пункт приймання -видачі (до 30 кг): вул. Центральна, 19б (Поштове відділення)(село Грабівці (Барський р-н, Вінницька область)): </text:h>
      <text:h text:style-name="Heading_20_6" text:outline-level="6">Изменились данные отделения Пункт приймання - видачі (до 30 кг): вул. Соборна, 33д (Поштове відділення)(село Гармаки (Барський р-н, Вінницька область)): </text:h>
      <text:h text:style-name="Heading_20_6" text:outline-level="6">Изменились данные отделения Пункт приймання - видачі (до 30 кг): вул. Привокзальна, 3б (Поштове відділення)(село Вільшанка (Чуднівський р-н, Житомирська область)): </text:h>
      <text:h text:style-name="Heading_20_6" text:outline-level="6">Изменились данные отделения Пункт приймання-видачі (до 30 кг): вул. В. Стефаника, 2 (Поштове відділення)(село Довпотів (Калуський р-н, Івано-Франківська область)): </text:h>
      <text:h text:style-name="Heading_20_6" text:outline-level="6">Изменились данные отделения Пункт приймання - видачі (до 30 кг): вул. Центральна, 29 (Поштове відділення)(село Перга (Олевський р-н, Житомирська область)): </text:h>
      <text:h text:style-name="Heading_20_6" text:outline-level="6">Изменились данные отделения Відділення №1: вул. Сваромська, 8 (Вантажне відділення)(село Лебедівка (Вишгородський р-н, Київська)): </text:h>
      <text:h text:style-name="Heading_20_6" text:outline-level="6">Изменились данные отделения Відділення №1: вул. Космічна, 12а (Вантажне відділення)(село Володимирівське (Запорізький р-н, Запорізька область)): </text:h>
      <text:h text:style-name="Heading_20_6" text:outline-level="6">Изменились данные отделения Пункт приймання-видачі (до 30 кг): вул. Вишнева, 42а (Поштове відділення)(село Бобли (Турійський р-н, Волинська область)): </text:h>
      <text:h text:style-name="Heading_20_6" text:outline-level="6">Изменились данные отделения Пункт приймання - видачі (до 30 кг): вул. Надрічна, 16 (Поштове відділення)(село Сороцьке (Теребовлянський р-н, Тернопільська область)): </text:h>
      <text:h text:style-name="Heading_20_6" text:outline-level="6">Изменились данные отделения Пункт приймання-видачі (до 30 кг): вул. Рутковського, 124 (Поштове відділення)(село Качківка (Ямпільський р-н, Вінницька область)): </text:h>
      <text:h text:style-name="Heading_20_6" text:outline-level="6">Изменились данные отделения Пункт приймання-видачі (до 30 кг): вул. Центральна, 30 (Поштове відділення)(село Завадівка (Корсунь-Шевченківський р-н, Черкаська область)): </text:h>
      <text:h text:style-name="Heading_20_6" text:outline-level="6">Изменились данные отделения Пункт приймання-видачі (до 30 кг): вул. Незалежності, 1Б (Поштове відділення)(село Манява (Богородчан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 - видачі (до 30 кг): вул. Дружба Народів, 30а (Поштове відділення)(село Астей (Берегівський р-н, Закарпатська область)): </text:h>
      <text:h text:style-name="Heading_20_6" text:outline-level="6">Изменились данные отделения Пункт приймання - видачі (до 30 кг): вул. Довга, 74а (Поштове відділення)(село Піски (Бродівський р-н, Львівська область)): </text:h>
      <text:h text:style-name="Heading_20_6" text:outline-level="6">Изменились данные отделения Пункт приймання-видачі (до 30 кг): вул. Козацька, 1 (Поштове відділення)(село Рождественське (Коропський р-н, Чернігівська область)): </text:h>
      <text:h text:style-name="Heading_20_6" text:outline-level="6">Изменились данные отделения Пункт приймання - видачі (до 30 кг): вул. Молдавська, 2 (Поштове відділення)(село Кошуляни (Новоселицький р-н, Чернівецька область)): </text:h>
      <text:h text:style-name="Heading_20_6" text:outline-level="6">Изменились данные отделения Пункт приймання-видачі (до 30 кг): вул. Ляшенко, 36 (Поштове відділення)(село Чулатів (Новгород-Сіверський р-н, Чернігівська область)): </text:h>
      <text:h text:style-name="Heading_20_6" text:outline-level="6">Изменились данные отделения Пункт приймання-видачі (до 30 кг): вул. Кантемирівська, 14 (Поштове відділення)(село Старий Любар (Любарський р-н, Житомирська область)): </text:h>
      <text:h text:style-name="Heading_20_6" text:outline-level="6">Изменились данные отделения Пункт приймання-видачі (до 30 кг): Петра Сагайдачного, 10 (Поштове відділення)(село Вербиця (Жидачівський р-н, Львівська область)): </text:h>
      <text:h text:style-name="Heading_20_6" text:outline-level="6">Изменились данные отделения Пункт приймання-видачі (до 30 кг): вул. Лесі Українки, 4 (Поштове відділення)(село Надросівка (Володарський р-н, Київська)): </text:h>
      <text:h text:style-name="Heading_20_6" text:outline-level="6">Изменились данные отделения Пункт приймання - видачі (до 30 кг): вул. Подільська, 60 (Поштове відділення)(село Вербка (Крижопільський р-н, Вінницька область)): </text:h>
      <text:h text:style-name="Heading_20_6" text:outline-level="6">Изменились данные отделения Пункт приймання-видачі (до 30 кг): вул. Гевденя б/н (клуб) (Поштове відділення)(село Гудя (Виноградівський р-н, Закарпатська область)): </text:h>
      <text:h text:style-name="Heading_20_6" text:outline-level="6">Изменились данные отделения Пункт приймання-видачі (до 30 кг): вул. Центральна, 1/1 (Поштове відділення)(село Трояндове (Лиманський р-н, Одеська область)): </text:h>
      <text:h text:style-name="Heading_20_6" text:outline-level="6">Изменились данные отделения Відділення №1: вул. 1 Травня, 2а (Вантажне відділення)(селище міського типу Золочів (Золочівський р-н, Харківська область)): </text:h>
      <text:h text:style-name="Heading_20_6" text:outline-level="6">Изменились данные отделения Відділення №1: вул. Київська, 60 (Вантажне відділення)(селище міського типу Ружин (Ружинський р-н, Житомирська область)): </text:h>
      <text:h text:style-name="Heading_20_6" text:outline-level="6">Изменились данные отделения Пункт приймання-видачі (до 30 кг): вул. Центральна, 20 (Поштове відділення)(селище міського типу Макошине (Менський р-н, Чернігівська область)): </text:h>
      <text:h text:style-name="Heading_20_6" text:outline-level="6">Изменились данные отделения Відділення №1: вул. Центральна, 15а (Вантажне відділення)(селище міського типу Дніпровське (Верхньодніпровський р-н, Дніпропетровська область)): </text:h>
      <text:h text:style-name="Heading_20_6" text:outline-level="6">Изменились данные отделения Пункт приймання-видачі (до 30 кг): вул. Садова, 29А (Поштове відділення)(село Весела Долина (Тарутинський р-н, Одеська область)): </text:h>
      <text:h text:style-name="Heading_20_6" text:outline-level="6">Изменились данные отделения Пункт приймання - видачі (до 30 кг): вул. Центральна, 75 (Поштове відділення)(село Волиця (Хмельницький р-н, Хмельницька область)): </text:h>
      <text:h text:style-name="Heading_20_6" text:outline-level="6">Изменились данные отделения Пункт приймання - видачі (до 30 кг): вул. Лугова, 2 (Поштове відділення)(село Галайківці (Мурованокуриловецький р-н, Вінницька область)): </text:h>
      <text:h text:style-name="Heading_20_5" text:outline-level="5">Загрузка страницы №2 (по 150 отделений на старнице) - True + </text:h>
      <text:p text:style-name="Text_20_body">&gt;</text:p>
      <text:h text:style-name="Heading_20_6" text:outline-level="6">Изменились данные отделения Пункт приймання-видачі (до 30 кг): вул. Головна, 1є (Поштове відділення)(село Нижні Синівці (Глибо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 до 30 кг): вул. Центральна, 85 (Поштове відділення)(село Вікторівка (Ширяївський р-н, Одеська область)): </text:h>
      <text:h text:style-name="Heading_20_6" text:outline-level="6">Изменились данные отделения Пункт приймання - видачі (до 30 кг): вул. Молодіжна, 16 (Поштове відділення)(село Заміхів (Новоушицький р-н, Хмель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Мобільне відділення №1 (до 30 кг): вул. Центральна, 10 (АА3099ЕВ) (Поштове відділення)(село Плисків (Погребищенський р-н, Він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Зелена, 482 (Поштове відділення)(село Вовчухи (Городоцький р-н, Львівська область)): </text:h>
      <text:h text:style-name="Heading_20_6" text:outline-level="6">Изменились данные отделения Відділення №1: вул. Львівська, 23 (Вантажне відділення)(село Ременів (Кам'янка-Бузький р-н, Львівська область)): </text:h>
      <text:h text:style-name="Heading_20_6" text:outline-level="6">Изменились данные отделения Відділення №1: вул. Українська, 183 (Вантажне відділення)(село Олешник (Виноградівський р-н, Закарпатська область)): </text:h>
      <text:h text:style-name="Heading_20_6" text:outline-level="6">Изменились данные отделения Відділення №1: площа 40-річчя Перемоги, 4 (Вантажне відділення)(село Добросин (Жовківський р-н, Львівська область)): </text:h>
      <text:h text:style-name="Heading_20_6" text:outline-level="6">Изменились данные отделения Пункт приймання-видачі (до 30 кг): вул. Велика слобідка, 81 (Поштове відділення)(село Слобідка (Острозький р-н, Рівненська область)): </text:h>
      <text:h text:style-name="Heading_20_6" text:outline-level="6">Изменились данные отделения Пункт приймання-видачі (до 30 кг): вул. Святошинська, 11 (Поштове відділення)(село Дніпровське (Чернігівський р-н, Чернігівська область)): </text:h>
      <text:h text:style-name="Heading_20_6" text:outline-level="6">Изменились данные отделения Пункт приймання-видачі (до 30 кг): вул. О. Кобилянської, 45а (Поштове відділення)(село Ржавинці (Заставнівський р-н, Чернівецька область)): </text:h>
      <text:h text:style-name="Heading_20_6" text:outline-level="6">Изменились данные отделения Відділення №1: вул. Центральна, 13 (Вантажне відділення)(село Іванків (Бориспільський р-н, Київська)): </text:h>
      <text:h text:style-name="Heading_20_6" text:outline-level="6">Изменились данные отделения Пункт приймання - видачі (до 30 кг): вул. Котляревського, 42 (Поштове відділення)(село Небіжка (Ківерцівський р-н, Волинська область)): </text:h>
      <text:h text:style-name="Heading_20_6" text:outline-level="6">Изменились данные отделения Пункт приймання-видачі (до 30 кг): вул. Шевченка, 164 (Поштове відділення)(село Кальник (Іллінецький р-н, Вінницька область)): </text:h>
      <text:h text:style-name="Heading_20_6" text:outline-level="6">Изменились данные отделения Пункт приймання-видачі (до 30 кг): вул. Грушевського, 1 (Поштове відділення)(село Пійло (Калуський р-н, Івано-Франківська область)): </text:h>
      <text:h text:style-name="Heading_20_6" text:outline-level="6">Изменились данные отделения Пункт приймання-видачі (до 30 кг), вул. Дружби, 69 (Поштове відділення)(село Щербатівка (Малинський р-н, Житомирська область)): </text:h>
      <text:h text:style-name="Heading_20_6" text:outline-level="6">Изменились данные отделения Відділення №1: вул. Василя Симоненка, 45 (Вантажне відділення)(село Вовчинець (Івано-Франківська, Івано-Франківська область)): </text:h>
      <text:h text:style-name="Heading_20_6" text:outline-level="6">Изменились данные отделения Пункт приймання-видачі (до 30 кг): вул. Миру, 58 (Поштове відділення)(село Хрестище (Красноградський р-н, Харківська область)): </text:h>
      <text:h text:style-name="Heading_20_6" text:outline-level="6">Изменились данные отделения Відділення №1: вул. Довженка, 5 (Вантажне відділення)(селище міського типу Нові Білокоровичі (Олевський р-н, Житомирська область)): </text:h>
      <text:h text:style-name="Heading_20_6" text:outline-level="6">Изменились данные отделения Відділення № 1: вул. Миргородська, 4а (Вантажне відділення)(село Великі Сорочинці (Миргородський р-н, Полтавська область)): </text:h>
      <text:h text:style-name="Heading_20_6" text:outline-level="6">Изменились данные отделения Пункт приймання-видачі (до 30 кг): вул. Шкільна, 1 (Поштове відділення)(село Червоне (Яготинський р-н, Київська)): </text:h>
      <text:h text:style-name="Heading_20_6" text:outline-level="6">Изменились данные отделения Відділення №1: вул. Михайлівська, 30Г (Вантажне відділення)(село Утконосівка (Ізмаїльський р-н, Одеська область)): </text:h>
      <text:h text:style-name="Heading_20_6" text:outline-level="6">Изменились данные отделения Пункт приймання - видачі (до 30 кг): вул. Головна, 33 (Поштове відділення)(село Великі Геївці (Ужгородський р-н, Закарпатська область)): </text:h>
      <text:h text:style-name="Heading_20_6" text:outline-level="6">Изменились данные отделения Пункт приймання-видачі (до 30 кг): вул. Центральна, 42а (Поштове відділення)(село Новоукраїнське (Апостолівський р-н, Дніпропетровська область)): </text:h>
      <text:h text:style-name="Heading_20_6" text:outline-level="6">Изменились данные отделения Відділення №1: вул. Олександра Єрмакова, 5 (Вантажне відділення)(місто Білозерське (Добропілля, Донецька область)): </text:h>
      <text:h text:style-name="Heading_20_6" text:outline-level="6">Изменились данные отделения Пункт приймання - видачі (до 30 кг): вул. Українська,54 (Поштове відділення)(село Ставиське (Козелецький р-н, Чернігівська область)): </text:h>
      <text:h text:style-name="Heading_20_6" text:outline-level="6">Изменились данные отделения Пункт приймання - видачі (до 30 кг): вул. Червоного Хреста 1 (Поштове відділення)(село Баківці (Луцький р-н, Волинська область)): </text:h>
      <text:h text:style-name="Heading_20_6" text:outline-level="6">Изменились данные отделения Пункт приймання -видачі (до 30 кг): вул. Толкачова, 7А (Поштове відділення)(село Лисівка (Попільнянський р-н, Житомирська область)): </text:h>
      <text:h text:style-name="Heading_20_6" text:outline-level="6">Изменились данные отделения Пункт приймання-видачі (до 30 кг): вул. Центральна, 25 (Поштове відділення)(село Гірки (Новгород-Сіверський р-н, Чернігівська область)): </text:h>
      <text:h text:style-name="Heading_20_6" text:outline-level="6">Изменились данные отделения Пункт приймання-видачі (до 30 кг): вул. Покровська, 19а (Поштове відділення)(село Придніпровське (Чорнобаївський р-н, Черкаська область)): </text:h>
      <text:h text:style-name="Heading_20_6" text:outline-level="6">Изменились данные отделения Пункт приймання-видачі (до 30 кг): вул. Паркова,1 (Поштове відділення)(село Добре (Вільшанський р-н, Кіровоградська область)): </text:h>
      <text:h text:style-name="Heading_20_6" text:outline-level="6">Изменились данные отделения Пункт приймання -видачі (до 30 кг): вул. Центральна, 4 (Поштове відділення)(село Біликівці (Жмеринський р-н, Вінницька область)): </text:h>
      <text:h text:style-name="Heading_20_6" text:outline-level="6">Изменились данные отделения Пункт приймання - видачі (до 30 кг): вул. Шевченка, 16 А (Поштове відділення)(село Забережжя (Богородчанський р-н, Івано-Франківська область)): </text:h>
      <text:h text:style-name="Heading_20_6" text:outline-level="6">Изменились данные отделения Пункт приймання-видачі (до 30 кг): вул. Шевченка, 59 (Поштове відділення)(село Вікно (Городенків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вул. Центральна, 1 (Поштове відділення)(село Холоневичі (Ківерцівський р-н, Волинська область)): </text:h>
      <text:h text:style-name="Heading_20_6" text:outline-level="6">Изменились данные отделения Відділення №1: вул. Київська, 55 (Вантажне відділення)(селище міського типу Степань (Сарненський р-н, Рівненська область)): </text:h>
      <text:h text:style-name="Heading_20_6" text:outline-level="6">Изменились данные отделения Пункт приймання-видачі (до 30 кг): вул. Шевченка, 9 (Поштове відділення)(село Зброжківка (Березівський р-н, Оде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 - видачі (до 30 кг): вул. Першого травня, 39 (Поштове відділення)(село Романівка (Романівський р-н, Житомирська область)): </text:h>
      <text:h text:style-name="Heading_20_6" text:outline-level="6">Изменились данные отделения Відділення №1 (до 30 кг): вул. Жовтнева, 78 (Поштове відділення)(село Копилів (Макарівський р-н, Київська)): </text:h>
      <text:h text:style-name="Heading_20_6" text:outline-level="6">Изменились данные отделения Пункт приймання-видачі (до 30 кг):вул. Центральна, 1 (Поштове відділення)(село Іванків (Борщівський р-н, Тернопіль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 - видачі (до 30 кг): вул. Центральна 163 а (Поштове відділення)(село Нижні Ремети (Берегівський р-н, Закарпатська область)): </text:h>
      <text:h text:style-name="Heading_20_6" text:outline-level="6">Изменились данные отделения Пункт приймання-видачі (до 30 кг): вул. Куйбишева, 70А (Поштове відділення)(село Цибулівка (Великомихайлівський р-н, Одеська область)): </text:h>
      <text:h text:style-name="Heading_20_6" text:outline-level="6">Изменились данные отделения Пункт приймання-видачі (до 30 кг): вул. Шевченка, 10 (Поштове відділення)(село Кровинка (Теребовлянський р-н, Тернопільська область)): </text:h>
      <text:h text:style-name="Heading_20_6" text:outline-level="6">Изменились данные отделения Відділення № 1: вул. Коцюбинського, 1 (Вантажне відділення)(селище міського типу Свеса (Ямпільський р-н, Сумська область)): </text:h>
      <text:h text:style-name="Heading_20_6" text:outline-level="6">Изменились данные отделения Відділення №1: вул. Столичне шосе, 9б (Вантажне відділення)(село Підгірці (Обухівський р-н, Київська)): </text:h>
      <text:h text:style-name="Heading_20_6" text:outline-level="6">Изменились данные отделения Мобільне відділення (до 30 кг), вул. Центральна, 56 (Поштове відділення)(село Мале Старосілля (Смілянський р-н, Черкаська область)): </text:h>
      <text:h text:style-name="Heading_20_6" text:outline-level="6">Изменились данные отделения Мобільне відділення (до 30 кг): вул. Центральна, 230 (Поштове відділення)(село Набутів (Корсунь-Шевченківський р-н, Черкаська область)): </text:h>
      <text:h text:style-name="Heading_20_6" text:outline-level="6">Изменились данные отделения Пункт приймання-видачі (до 30 кг): вул. Головна, 85 (Поштове відділення)(село Горішні Шерівці (Заставнівський р-н, Чернівецька область)): </text:h>
      <text:h text:style-name="Heading_20_6" text:outline-level="6">Изменились данные отделения Пункт приймання - видачі (до 30 кг): вул. Центральна, 5 (Поштове відділення)(село Вишня (Городоцький р-н, Львівська область)): </text:h>
      <text:h text:style-name="Heading_20_6" text:outline-level="6">Изменились данные отделения Пункт приймання-видачі (до 30 кг): вул. Центральна, 73 (Поштове відділення)(село Череш (Сторожине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 - видачі (до 30 кг): вул. Травнева,1 (Поштове відділення)(село Забороль (Рівненський р-н, Рівненська область)): </text:h>
      <text:h text:style-name="Heading_20_6" text:outline-level="6">Изменились данные отделения Пункт приймання-видачі (до 30 кг): вул. Копельмана, 1 (Поштове відділення)(село Старий Вовчинець (Глибо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Мобільне відділення (до 30 кг), вул. Центральна, 5 (Поштове відділення)(село Літки (Лугинський р-н, Житомирська область)): </text:h>
      <text:h text:style-name="Heading_20_5" text:outline-level="5">Загрузка страницы №3 (по 150 отделений на старнице) - True + </text:h>
      <text:p text:style-name="Text_20_body">&gt;</text:p>
      <text:h text:style-name="Heading_20_6" text:outline-level="6"><text:soft-page-break/>Изменились данные отделения Пункт приймання-видачі (до 30 кг): вул. Українська, 89а (Поштове відділення)(село Пістинь (Косів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 - видачі (до 30 кг): вул. Шевченка, 59 (Поштове відділення)(село Червона Волока (Лугинський р-н, Житомирська область)): </text:h>
      <text:h text:style-name="Heading_20_6" text:outline-level="6">Изменились данные отделения Пункт приймання-видачі (до 30 кг): вул. Сонячна, 1 (Поштове відділення)(село Черхава (Самбірський р-н, Львівська область)): </text:h>
      <text:h text:style-name="Heading_20_6" text:outline-level="6">Изменились данные отделения Пункт приймання-видачі (до 30 кг): вул. Рудка, 1 (Поштове відділення)(село Сураж (Шумський р-н, Тернопільська область)): </text:h>
      <text:h text:style-name="Heading_20_6" text:outline-level="6">Изменились данные отделения Відділення №1 (до 30 кг): вул. Шкільна, 66 (Поштове відділення)(село Уладівка (Літинський р-н, Вінницька область)): </text:h>
      <text:h text:style-name="Heading_20_6" text:outline-level="6">Изменились данные отделения Відділення №1 (до 30 кг): вул. Ветеранів, 99 (Поштове відділення)(село Раків Ліс (Камінь-Каширський р-н, Волинська область)): </text:h>
      <text:h text:style-name="Heading_20_6" text:outline-level="6">Изменились данные отделения Пункт приймання-видачі (до 30 кг): вул. Центральна, 78б (Поштове відділення)(село Підбереззя (Горохівський р-н, Волинська область)): </text:h>
      <text:h text:style-name="Heading_20_6" text:outline-level="6">Изменились данные отделения Пункт приймання-видачі (до 30 кг): вул. Глибока, 1 (Поштове відділення)(село Завадів (Яворівський р-н, Львівська область)): </text:h>
      <text:h text:style-name="Heading_20_6" text:outline-level="6">Изменились данные отделения Мобільне відділення №1 (до 30 кг): вул. Ольховська, 85А (ВА0044АВ) (Поштове відділення)(село Березівка (Олександрійський р-н, Кіровоградська область)): </text:h>
      <text:h text:style-name="Heading_20_6" text:outline-level="6">Изменились данные отделения Пункт приймання - видачі (до 30 кг): вул. Центральна, 4 (Поштове відділення)(село Кашперівка (Баранівський р-н, Житомирська область)): </text:h>
      <text:h text:style-name="Heading_20_6" text:outline-level="6">Изменились данные отделения Пункт приймання - видачі ( до 30 кг): вул. Центральна, 100 (Поштове відділення)(село Лідихів (Кременецький р-н, Тернопільська область)): </text:h>
      <text:h text:style-name="Heading_20_6" text:outline-level="6">Изменились данные отделения Пункт приймання - видачі (до 30 кг): вул. Центральна,10 (Поштове відділення)(село Кугаїв (Пустомитівський р-н, Львівська область)): </text:h>
      <text:h text:style-name="Heading_20_6" text:outline-level="6">Изменились данные отделения Пункт приймання-видачі (до 30 кг): вул. Козія, 61а (Поштове відділення)(село Вороблячин (Яворівський р-н, Львівська область)): </text:h>
      <text:h text:style-name="Heading_20_6" text:outline-level="6">Изменились данные отделения Пункт приймання - видачі (до 30 кг):вул. Центральна, 1 (Поштове відділення)(село Підгайці (Шумський р-н, Тернопільська область)): </text:h>
      <text:h text:style-name="Heading_20_6" text:outline-level="6">Изменились данные отделения Пункт приймання-видачі (до 30 кг): вул. Шевченка, 70 (Поштове відділення)(село Новиця (Калуський р-н, Івано-Франківська область)): </text:h>
      <text:h text:style-name="Heading_20_6" text:outline-level="6">Изменились данные отделения Пункт приймання - видачі (до 30 кг): вул. Центральна, 29 (Поштове відділення)(село Руда (Жидачівський р-н, Львівська область)): </text:h>
      <text:h text:style-name="Heading_20_6" text:outline-level="6">Изменились данные отделения Пункт приймання-видачі (до 30 кг): вул. Центральна,10 (Поштове відділення)(село Покровське (Шишацький р-н, Полтавська область)): </text:h>
      <text:h text:style-name="Heading_20_6" text:outline-level="6">Изменились данные отделения Пункт приймання-видачі (до 30 кг):вул. Дружби народів, 7 (Поштове відділення)(село Новоукраїнка (Млинівський р-н, Рівненська область)): </text:h>
      <text:h text:style-name="Heading_20_6" text:outline-level="6">Изменились данные отделения Пункт приймання-видачі (до 30 кг): вул. Деревянка, 1Б (Поштове відділення)(село Косенівка (Уманський р-н, Черкаська область)): </text:h>
      <text:h text:style-name="Heading_20_6" text:outline-level="6">Изменились данные отделения Пункт приймання-видачі (до 30 кг): вул. Микити Коржа,108 (Поштове відділення)(село Сурсько-Михайлівка (Солонянський р-н, Дніпропетровська область)): </text:h>
      <text:h text:style-name="Heading_20_6" text:outline-level="6">Изменились данные отделения Пункт приймання-видачі (до 30 кг): вул. Центральна, 23 (Поштове відділення)(село Вознесенське (Золотоніський р-н, Черкаська область)): </text:h>
      <text:h text:style-name="Heading_20_6" text:outline-level="6">Изменились данные отделения Пункт приймання-видачі (до 30 кг): вул. Шевченка, 1 (Поштове відділення)(село Куми (Карлівський р-н, Полтавська область)): </text:h>
      <text:h text:style-name="Heading_20_6" text:outline-level="6">Изменились данные отделения Мобільне відділення №1 (до 30 кг): вул. Перемоги, 9 ( АМ 6804 АМ) (Поштове відділення)(село Анциполівка (Немирівський р-н, Вінницька область)): </text:h>
      <text:h text:style-name="Heading_20_6" text:outline-level="6">Изменились данные отделения Пункт приймання-видачі (до 30 кг): вул. Шевченка, 19 (Поштове відділення)(село Корчин (Сколівський р-н, Львівська область)): </text:h>
      <text:h text:style-name="Heading_20_6" text:outline-level="6">Изменились данные отделения Відділення № 1: вул. Пушкіна, 30в (Вантажне відділення)(селище міського типу Карнаухівка (Кам'янська, Дніпропетровська область)): </text:h>
      <text:h text:style-name="Heading_20_6" text:outline-level="6">Изменились данные отделения Пункт приймання-видачі (до 30 кг): вул. Миколи Хоречка, 2а (Поштове відділення)(село Радовель (Олевський р-н, Житомирська область)): </text:h>
      <text:h text:style-name="Heading_20_6" text:outline-level="6">Изменились данные отделения Пункт приймання-видачі (до 30 кг): вул. Чехова,1 (Поштове відділення)(село Вільшанка (Савранський р-н, Одеська область)): </text:h>
      <text:h text:style-name="Heading_20_6" text:outline-level="6">Изменились данные отделения Пункт приймання-видачі (до 30 кг): вул. Гагаріна, 37 (Поштове відділення)(село Єрків (Козелецький р-н, Чернігівська область)): </text:h>
      <text:h text:style-name="Heading_20_6" text:outline-level="6">Изменились данные отделения Пункт приймання-видачі (до 30 кг): вул. Героїв Майдану, 13А (Поштове відділення)(село Заріччя (Володимир-Волинський р-н, Волинська область)): </text:h>
      <text:h text:style-name="Heading_20_6" text:outline-level="6">Изменились данные отделения Відділення №1: вул. Центральна, 113 (Вантажне відділення)(селище міського типу Берегомет (Вижницький р-н, Чернівецька область)): </text:h>
      <text:h text:style-name="Heading_20_6" text:outline-level="6">Изменились данные отделения Пункт приймання - видачі (до 30 кг): вул. Центральна, 1 (Поштове відділення)(село Великі Орлинці (Красилівський р-н, Хмельницька область)): </text:h>
      <text:h text:style-name="Heading_20_6" text:outline-level="6">Изменились данные отделения Пункт приймання-видачі (до 30 кг): вул. Головна, 44 (Поштове відділення)(село Братанівка (Сокирянський р-н, Чернівецька область)): </text:h>
      <text:h text:style-name="Heading_20_6" text:outline-level="6">Изменились данные отделения Пункт приймання-видачі (до 30 кг): вул. Пушкіна, 18 (Поштове відділення)(село Мазінки (Переяслав-Хмельницький р-н, Київська)): </text:h>
      <text:h text:style-name="Heading_20_6" text:outline-level="6">Изменились данные отделения Пункт приймання-видачі (до 30 кг): вул. Грушевського, 39 (Поштове відділення)(село Смідин (Старовижівський р-н, Волинська область)): </text:h>
      <text:h text:style-name="Heading_20_6" text:outline-level="6"><text:soft-page-break/>Изменились данные отделения Пункт приймання - видачі (до 30 кг): вул. Грушевського, 33 (Поштове відділення)(село Кунисівці (Городенківський р-н, Івано-Франківська область)): </text:h>
      <text:h text:style-name="Heading_20_6" text:outline-level="6">Изменились данные отделения Мобільне відділення №1 (до 30 кг): вул. Молодіжна,19 (СА4190ІЕ) (Поштове відділення)(село Іскрене (Шполянський р-н, Черкаська область)): </text:h>
      <text:h text:style-name="Heading_20_6" text:outline-level="6">Изменились данные отделения Пункт приймання - видачі (до 30 кг): вул. Центральна, 2 (біля переїзду) (Поштове відділення)(село Заболотці (Бродівський р-н, Львівська область)): </text:h>
      <text:h text:style-name="Heading_20_6" text:outline-level="6">Изменились данные отделения Мобільне відділення №1 ( до 30 кг): вул. Шевченка, 34 ВС4280КХ (Біля селищної ради) (Поштове відділення)(село Крехів (Жовківський р-н, Львівська область)): </text:h>
      <text:h text:style-name="Heading_20_6" text:outline-level="6">Изменились данные отделения Відділення №1: вул. 8-го Березня, 8а (Вантажне відділення)(село Бузаки (Камінь-Каширський р-н, Волинська область)): </text:h>
      <text:h text:style-name="Heading_20_6" text:outline-level="6">Изменились данные отделения Пункт приймання - видачі (до 30 кг): вул. Центральна, 1 (Поштове відділення)(село Яворівка (Драбівський р-н, Черкаська область)): </text:h>
      <text:h text:style-name="Heading_20_6" text:outline-level="6">Изменились данные отделения Пункт приймання-видачі (до 30 кг): вул. Центральна, 68 (Поштове відділення)(село Тур'є (Старосамбірський р-н, Львівська область)): </text:h>
      <text:h text:style-name="Heading_20_6" text:outline-level="6">Изменились данные отделения Пункт приймання - видачі (до 30 кг): вул. 40 років Перемоги, 18а (Поштове відділення)(село Червоноіванівка (Криничанський р-н, Дніпропетровська область)): </text:h>
      <text:h text:style-name="Heading_20_6" text:outline-level="6">Изменились данные отделения Відділення №1 (до 30 кг): вул. Миру, 8/3 (Поштове відділення)(село Богданівка (Знам'янський р-н, Кіровоградська область)): </text:h>
      <text:h text:style-name="Heading_20_6" text:outline-level="6">Изменились данные отделения Відділення №1: вул. Першотравнева, 3 (Вантажне відділення)(селище міського типу Ромодан (Миргородський р-н, Полтавська область)): </text:h>
      <text:h text:style-name="Heading_20_6" text:outline-level="6">Изменились данные отделения Пункт приймання - видачі (до 30 кг): вул. Героїв Майдану, 61 (Поштове відділення)(село Задвір'я (Буський р-н, Львівська область)): </text:h>
      <text:h text:style-name="Heading_20_6" text:outline-level="6">Изменились данные отделения Мобільне відділення №1 (до 30 кг): вул. Суворова,61 (АІ9402ММ) (Поштове відділення)(село Молдовка (Голованівський р-н, Кіровоградська область)): </text:h>
      <text:h text:style-name="Heading_20_6" text:outline-level="6">Изменились данные отделения Пункт приймання-видачі (до 30 кг): вул. Соборна, 3 (Поштове відділення)(село Комаргород (Томашпільський р-н, Вінницька область)): </text:h>
      <text:h text:style-name="Heading_20_6" text:outline-level="6">Изменились данные отделения Мобільне відділення №1 (до 30 кг): вул. Зарічна, 2 (ВВ8864СХ) (Поштове відділення)(село Виселок (Новоушицький р-н, Хмельницька область)): </text:h>
      <text:h text:style-name="Heading_20_6" text:outline-level="6">Изменились данные отделения Пункт приймання-видачі (до 30 кг): вул. Івана Франка,70 (Поштове відділення)(село Троянка (Голованівський р-н, Кіровоградська область)): </text:h>
      <text:h text:style-name="Heading_20_6" text:outline-level="6">Изменились данные отделения Відділення №1: вул. Центральна, 26 (Вантажне відділення)(село Хмельове (Маловисківський р-н, Кіровоградська область)): </text:h>
      <text:h text:style-name="Heading_20_6" text:outline-level="6">Изменились данные отделения Пункт приймання-видачі (до 30 кг): вул. Шевченка, 24 (Поштове відділення)(село Прутівка (Снятинський р-н, Івано-Франківська область)): </text:h>
      <text:h text:style-name="Heading_20_6" text:outline-level="6">Изменились данные отделения Пункт приймання-видачі (до 30 кг): вул. Центральна, 90 (Поштове відділення)(село Кровне (Сумський р-н, Сумська область)): </text:h>
      <text:h text:style-name="Heading_20_6" text:outline-level="6">Изменились данные отделения Пункт приймання-видачі (до 30 кг): вул. Соборна, 2ж (Поштове відділення)(село Комарівка (Борзнянський р-н, Чернігівська область)): </text:h>
      <text:h text:style-name="Heading_20_6" text:outline-level="6">Изменились данные отделения Відділення № 1: вул. Миру, 1 (Вантажне відділення)(селище міського типу Скороходове (Чутівський р-н, Полтавська область)): </text:h>
      <text:h text:style-name="Heading_20_6" text:outline-level="6">Изменились данные отделения Пункт приймання - видачі (до 30 кг): вул. Шевченка, 30 (Поштове відділення)(село Стовпинка (Олевський р-н, Житомирська область)): </text:h>
      <text:h text:style-name="Heading_20_6" text:outline-level="6">Изменились данные отделения Відділення №1: вул. Київська, 164 (Вантажне відділення)(село Гоголів (Броварський р-н, Київська)): </text:h>
      <text:h text:style-name="Heading_20_6" text:outline-level="6">Изменились данные отделения Пункт приймання - видачі (до 30 кг): вул. Січових Стрільців, 8 (Поштове відділення)(село Заріччя (Жидачівський р-н, Львівська область)): </text:h>
      <text:h text:style-name="Heading_20_6" text:outline-level="6">Изменились данные отделения Пункт приймання-видачі (до 30 кг): вул. Набережна,2 (Поштове відділення)(село Дорогинка (Ічнянський р-н, Чернігівська область)): </text:h>
      <text:h text:style-name="Heading_20_6" text:outline-level="6">Изменились данные отделения Відділення №1: вул. Фабрична, 7 (Вантажне відділення)(місто Лубни (Лубенський р-н, Полтавська область)): </text:h>
      <text:h text:style-name="Heading_20_6" text:outline-level="6">Изменились данные отделения Пункт приймання-видачі (до 30 кг): вул. Перемоги, 1а (Поштове відділення)(село Волосів (Надвірнянський р-н, Івано-Франківська область)): </text:h>
      <text:h text:style-name="Heading_20_6" text:outline-level="6">Изменились данные отделения Пункт приймання-видачі (до 30 кг): вул. Молодіжна, 1 (Поштове відділення)(село Межиріч (Острозький р-н, Рівненська область)): </text:h>
      <text:h text:style-name="Heading_20_6" text:outline-level="6">Изменились данные отделения Пункт приймання-видачі (до 30 кг): вул. Головна, 26 (Поштове відділення)(село Южинець (Кіцманський р-н, Чернівецька область)): </text:h>
      <text:h text:style-name="Heading_20_6" text:outline-level="6">Изменились данные отделения Пункт приймання-видачі (до 30 кг): вул. Шевченка, 12 (Поштове відділення)(село Боднарів (Калуський р-н, Івано-Франківська область)): </text:h>
      <text:h text:style-name="Heading_20_6" text:outline-level="6">Изменились данные отделения Пункт приймання-видачі (до 30 кг): вул. Миру, 19 б (Поштове відділення)(село Стара Басань (Бобровицький р-н, Чернігівська область)): </text:h>
      <text:h text:style-name="Heading_20_6" text:outline-level="6">Изменились данные отделения Пункт приймання-видачі (до 30 кг): вул. Головна, 123 (Поштове відділення)(село Олексіївка (Сокирянс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 - видачі (до 30 кг): вул. Центральна, 172 (Поштове відділення)(село Мшанець (Старосамбірський р-н, Львівська область)): </text:h>
      <text:h text:style-name="Heading_20_6" text:outline-level="6">Изменились данные отделения Пункт приймання-видачі (до 30 кг): вул. Калуська, 34 (Поштове відділення)(село Залуква (Галицький р-н, Івано-Франківська область)): </text:h>
      <text:h text:style-name="Heading_20_6" text:outline-level="6">Изменились данные отделения Пункт приймання - видачі ( до 30 кг): вул. Соборная,7А (Поштове відділення)(село Злазне (Костопільський р-н, Рівненська область)): </text:h>
      <text:h text:style-name="Heading_20_6" text:outline-level="6">Изменились данные отделения Пункт приймання-видачі (до 30 кг): вул. Панаса Мирного 11 А (Поштове відділення)(село Сілець (Тисменицький р-н, Івано-Франківська область)): </text:h>
      <text:h text:style-name="Heading_20_6" text:outline-level="6">Изменились данные отделения Мобільне відділення №1 (до 30 кг): вул. Лесі Українки, 5А (АВ1109СЕ) (Поштове відділення)(село Гнатків (Томашпільський р-н, Вінницька область)): </text:h>
      <text:h text:style-name="Heading_20_6" text:outline-level="6">Изменились данные отделения Пункт приймання-видачі (до 30 кг): вул. Центральна, 30 (Поштове відділення)(село Сезенків (Баришівський р-н, Київська)): </text:h>
      <text:h text:style-name="Heading_20_6" text:outline-level="6">Изменились данные отделения Пункт приймання-видачі (до 30 кг): вул. Маковщина, 1 (Поштове відділення)(село Бурдяківці (Борщівський р-н, Тернопіль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Дружби, 54-а (Поштове відділення)(село Чернещина (Краснокутський р-н, Харківська область)): </text:h>
      <text:h text:style-name="Heading_20_6" text:outline-level="6">Изменились данные отделения Пункт приймання - видачі ( до 30 кг): вул. Центр 1 (Поштове відділення)(село Баня-Березів (Косівський р-н, Івано-Франківська область)): </text:h>
      <text:h text:style-name="Heading_20_6" text:outline-level="6">Изменились данные отделения Пункт приймання-видачі (до 30 кг): вул. Луцька, 9 (Поштове відділення)(село Воля-Любитівська (Ковельський р-н, Волин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Київська, 37 (Поштове відділення)(село Циганське (Полтавський р-н, Полтавська область)): </text:h>
      <text:h text:style-name="Heading_20_6" text:outline-level="6">Изменились данные отделения Пункт приймання-видачі (до 30 кг): вул. Франка, 30А (Поштове відділення)(село Ріпне (Рожнятівський р-н, Івано-Франківська область)): </text:h>
      <text:h text:style-name="Heading_20_6" text:outline-level="6">Изменились данные отделения Мобільне відділення №1 (до 30 кг): вул. Шевченка, 6 (6356 Peugeot Partner) (Поштове відділення)(село Колодисте (Тальнівський р-н, Черкаська область)): </text:h>
      <text:h text:style-name="Heading_20_6" text:outline-level="6">Изменились данные отделения Відділення №1: вул. Центральна, 95з (Вантажне відділення)(село Карпівка (Широківський р-н, Дніпропетровська область)): </text:h>
      <text:h text:style-name="Heading_20_6" text:outline-level="6">Изменились данные отделения Пункт приймання - видачі ( до 30 кг): вул. Перемоги, 9 (Поштове відділення)(село Івахни (Монастирищенський р-н, Черкаська область)): </text:h>
      <text:h text:style-name="Heading_20_6" text:outline-level="6">Изменились данные отделения Відділення №1 (до 30 кг на одне місце): вул. Головна, 62 (Поштове відділення)(село Горбова (Герцаївський р-н, Чернівецька область)): </text:h>
      <text:h text:style-name="Heading_20_6" text:outline-level="6">Изменились данные отделения Пункт приймання - видачі ( до 30 кг): вул. Центральна, 12 (Поштове відділення)(село Городниця (Гусятинський р-н, Тернопільська область)): </text:h>
      <text:h text:style-name="Heading_20_6" text:outline-level="6">Изменились данные отделения Пункт приймання - видачі (до 30 кг): вул. Брестська, 11в (Поштове відділення)(село Млинове (Ратнівський р-н, Волинська область)): </text:h>
      <text:h text:style-name="Heading_20_6" text:outline-level="6">Изменились данные отделения Відділення №1: вул. Гойди, 70/12 (Вантажне відділення)(село Зняцьово (Мукачівський р-н, Закарпатська область)): </text:h>
      <text:h text:style-name="Heading_20_6" text:outline-level="6">Изменились данные отделения Пункт приймання-видачі (до 30 кг): вул. Шевченка, 1 (Поштове відділення)(село Куряни (Бережанський р-н, Тернопільська область)): </text:h>
      <text:h text:style-name="Heading_20_6" text:outline-level="6">Изменились данные отделения Пункт приймання-видачі (до 30 кг): вул. Грихнівська, 2а (Поштове відділення)(село Богодухівка (Чорнобаївський р-н, Черкаська область)): </text:h>
      <text:h text:style-name="Heading_20_6" text:outline-level="6">Изменились данные отделения Пункт приймання-видачі (до 30 кг),вул. Перемоги, 5 (Поштове відділення)(село Углище (Рівненський р-н, Рівненська область)): </text:h>
      <text:h text:style-name="Heading_20_6" text:outline-level="6">Изменились данные отделения Пункт приймання-видачі (до 30 кг): вул. 139 (Поштове відділення)(село Плоске (Свалявський р-н, Закарпатська область)): </text:h>
      <text:h text:style-name="Heading_20_6" text:outline-level="6">Изменились данные отделения Мобільне відділення №1 (до 30 кг): вул. Центральна, 68 (ВА1050ЕМ) (Поштове відділення)(село Григорівка (Світловодський р-н, Кіровоградська область)): </text:h>
      <text:h text:style-name="Heading_20_6" text:outline-level="6">Изменились данные отделения Пункт приймання-видачі (до 30 кг): вул. Кооперативна,19 (Поштове відділення)(село Білухівка (Карлівський р-н, Полтавська область)): </text:h>
      <text:h text:style-name="Heading_20_6" text:outline-level="6">Изменились данные отделения Мобільне відділення №1 (до 30 кг): вул. Кооперативна 1А (АВ3731ЕМ) (Поштове відділення)(село Буша (Ямпільський р-н, Вінницька область)): </text:h>
      <text:h text:style-name="Heading_20_6" text:outline-level="6">Изменились данные отделения Пункт приймання - видачі ( до 30 кг): вул. Шевченка, 3 (Поштове відділення)(село Верхній Дорожів (Дрогобицький р-н, Львівська область)): </text:h>
      <text:h text:style-name="Heading_20_6" text:outline-level="6">Изменились данные отделения Пункт приймання-видачі (до 30 кг): вул. Центральна, 49 (Поштове відділення)(село Ревне (Кіцманський р-н, Чернівецька область)): </text:h>
      <text:h text:style-name="Heading_20_6" text:outline-level="6">Изменились данные отделения Мобільне відділення №1(до 30 кг): вул. Центральна, 8 (ВТ5970СК) (Поштове відділення)(село Олександрівка (Новоград-Волинський р-н, Житомирська область)): </text:h>
      <text:h text:style-name="Heading_20_6" text:outline-level="6">Изменились данные отделения Відділення №1: вул. Промислова, 13 (Вантажне відділення)(місто Баштанка (Баштанський р-н, Миколаївська область)): </text:h>
      <text:h text:style-name="Heading_20_6" text:outline-level="6">Изменились данные отделения Пункт приймання - видачі (до 30 кг): вул. Шевченка, 12 (Поштове відділення)(село Рудківці (Новоушицький р-н, Хмельницька область)): </text:h>
      <text:h text:style-name="Heading_20_6" text:outline-level="6">Изменились данные отделения Пункт приймання - видачі (до 30 кг): вул. Богдана Хмельницького, 5 (Поштове відділення)(село Болотня (Перемишлянський р-н, Львівська область)): </text:h>
      <text:h text:style-name="Heading_20_6" text:outline-level="6">Изменились данные отделения Пункт приймання-видачі (до 30 кг): вул. Центральна, 2/2 (Поштове відділення)(село Норинськ (Овруцький р-н, Житомирська область)): </text:h>
      <text:h text:style-name="Heading_20_6" text:outline-level="6">Изменились данные отделения Пункт приймання-видачі (до 30 кг): вул. Суворова, 74 (магазин Дует) (Поштове відділення)(село Довжанка (Окнянський р-н, Одеська область)): </text:h>
      <text:h text:style-name="Heading_20_6" text:outline-level="6">Изменились данные отделения Пункт приймання-видачі (до 30 кг): вул. Шашкевича, 63 (Поштове відділення)(село Берестяни (Самбірський р-н, Львівська область)): </text:h>
      <text:h text:style-name="Heading_20_6" text:outline-level="6">Изменились данные отделения Пункт приймання-видачі (до 30 кг): вул. Гагаріна, 44 (Поштове відділення)(село Великоолександрівка (Казанківський р-н, Миколаївська область)): </text:h>
      <text:h text:style-name="Heading_20_6" text:outline-level="6">Изменились данные отделения Пункт приймання-видачі (до 30 кг): вул. Франка, 20а (Поштове відділення)(село Завадка (Калуський р-н, Івано-Франківська область)): </text:h>
      <text:h text:style-name="Heading_20_6" text:outline-level="6">Изменились данные отделения Відділення №1 (до 30 кг на одне місце): вул. Кочергіна, 2а (Поштове відділення)(село Нове (Києво-Святошинський, Київська)): </text:h>
      <text:h text:style-name="Heading_20_6" text:outline-level="6">Изменились данные отделения Пункт приймання-видачі (до 30 кг): вул. Центральна, 70 (Поштове відділення)(село Берестовець (Костопільський р-н, Рівненська область)): </text:h>
      <text:h text:style-name="Heading_20_6" text:outline-level="6">Изменились данные отделения Пункт приймання-видачі (до 30 кг): вул. Центральна, 1 (Поштове відділення)(село Шупарка (Борщівський р-н, Тернопільська область)): </text:h>
      <text:h text:style-name="Heading_20_6" text:outline-level="6">Изменились данные отделения Пункт приймання-видачі (до 30 кг): вул. Незалежності, 2 (Поштове відділення)(село Майданівка (Звенигородський р-н, Черкаська область)): </text:h>
      <text:h text:style-name="Heading_20_6" text:outline-level="6">Изменились данные отделения Мобільне відділення №1 (до 30 кг): вул. Шевченка 45а (АЕ 7763 ОХ) (Поштове відділення)(селище міського типу Архангельське (Високопільський р-н, Херсонська область)): </text:h>
      <text:h text:style-name="Heading_20_6" text:outline-level="6">Изменились данные отделения Пункт приймання-видачі (до 30 кг): вул. Миру, 48 (Поштове відділення)(село Підгородці (Сколівський р-н, Львівська область)): </text:h>
      <text:h text:style-name="Heading_20_6" text:outline-level="6"><text:soft-page-break/>Изменились данные отделения Відділення №1: вул. Личанська, 9-А (Вантажне відділення)(село Шпитьки (Києво-Святошинський, Київська)): </text:h>
      <text:h text:style-name="Heading_20_6" text:outline-level="6">Изменились данные отделения Пункт приймання-видачі (до 30 кг): вул. Шевченка, 71 (Поштове відділення)(село Воробіївка (Дунаєвецький р-н, Хмельницька область)): </text:h>
      <text:h text:style-name="Heading_20_6" text:outline-level="6">Изменились данные отделения Мобільне відділення №1 (до 30 кг): вул. Заславська, 1 ( ВХ2159ЕН) (Поштове відділення)(село Охрімівці (Віньковецький р-н, Хмельницька область)): </text:h>
      <text:h text:style-name="Heading_20_6" text:outline-level="6">Изменились данные отделения Відділення №1 (до 30 кг): вул. Терещенка, 14 (Поштове відділення)(селище міського типу Великі Коровинці (Чуднівський р-н, Житомирська область)): </text:h>
      <text:h text:style-name="Heading_20_6" text:outline-level="6">Изменились данные отделения Пункт приймання - видачі (до 30 кг): вул. Лесі Українки, 1а (Поштове відділення)(село Яворівці (Красилівський р-н, Хмельницька область)): </text:h>
      <text:h text:style-name="Heading_20_6" text:outline-level="6">Изменились данные отделения Пункт приймання - видачі (до 30 кг): вул. Шевченка, 43 (Поштове відділення)(село Глибівка (Богородчанський р-н, Івано-Франківська область)): </text:h>
      <text:h text:style-name="Heading_20_6" text:outline-level="6">Изменились данные отделения Відділення № 1: вул. Перемоги, 33/1 (Вантажне відділення)(селище міського типу Дмитрівка (Бахмацький р-н, Чернігівська область)): </text:h>
      <text:h text:style-name="Heading_20_6" text:outline-level="6">Изменились данные отделения Пункт приймання-видачі (до 30 кг): вул. Залізнична,75А (Поштове відділення)(село Дубівці (Галицький р-н, Івано-Франківська область)): </text:h>
      <text:h text:style-name="Heading_20_6" text:outline-level="6">Изменились данные отделения Пункт приймання-видачі (до 30 кг), вул. Костопільська, 11Б (Поштове відділення)(село Іваничі (Костопільський р-н, Рівненська область)): </text:h>
      <text:h text:style-name="Heading_20_6" text:outline-level="6">Изменились данные отделения Пункт приймання-видачі (до 30 кг): вул. Садова, 9 (Поштове відділення)(село Житнівка (Камінь-Каширський р-н, Волинська область)): </text:h>
      <text:h text:style-name="Heading_20_6" text:outline-level="6">Изменились данные отделения Пункт приймання - видачі (до 30 кг): вул. Сонячна 78А (Поштове відділення)(село Кунка (Гайсинський р-н, Вінницька область)): </text:h>
      <text:h text:style-name="Heading_20_6" text:outline-level="6">Изменились данные отделения Пункт приймання-видачі (до 30 кг): вул. Братів Лисенко, 1 (Поштове відділення)(село Кобижча (Бобровицький р-н, Чернігівська область)): </text:h>
      <text:h text:style-name="Heading_20_6" text:outline-level="6">Изменились данные отделения Пункт приймання-видачі (до 30 кг): вул. Центральна, 94а (Поштове відділення)(село Потелич (Жовківський р-н, Львівська область)): </text:h>
      <text:h text:style-name="Heading_20_6" text:outline-level="6">Изменились данные отделения Пункт приймання - видачі (до 30 кг): вул. Слободи, 1 (Поштове відділення)(село Кузьминці (Гайсинський р-н, Вінницька область)): </text:h>
      <text:h text:style-name="Heading_20_6" text:outline-level="6">Изменились данные отделения Пункт приймання-видачі (до 30 кг): вул. Кишинівська, 321 б (маг."Зустріч") (Поштове відділення)(село Садове (Білгород-Дністровський р-н, Одеська область)): </text:h>
      <text:h text:style-name="Heading_20_6" text:outline-level="6">Изменились данные отделения Пункт приймання-видачі (до 30 кг): вул. Центральна, 174 (Поштове відділення)(село Ржавчик (Первомайський р-н, Харківська область)): </text:h>
      <text:h text:style-name="Heading_20_6" text:outline-level="6">Изменились данные отделения Пункт приймання-видачі (до 30 кг): вул. Центральна, 108 (Поштове відділення)(село Мар'янівка (Шполянський р-н, Черкаська область)): </text:h>
      <text:h text:style-name="Heading_20_6" text:outline-level="6">Изменились данные отделения Пункт приймання - видачі ( до 30 кг): вул. Шевченківька,11а (Поштове відділення)(село Великий Вистороп (Лебединський р-н, Сумська область)): </text:h>
      <text:h text:style-name="Heading_20_6" text:outline-level="6">Изменились данные отделения Пункт приймання - видачі (до 30 кг): вул. Шевченка, 124 (Поштове відділення)(село Стара Гута (Дунаєвецький р-н, Хмельницька область)): </text:h>
      <text:h text:style-name="Heading_20_6" text:outline-level="6">Изменились данные отделения Пункт приймання-видачі (до 30 кг): вул. Гагаріна, 111 (Поштове відділення)(село Верхній Бистрий (Міжгірський р-н, Закарпатська область)): </text:h>
      <text:h text:style-name="Heading_20_6" text:outline-level="6">Изменились данные отделения Пункт приймання-видачі (до 30 кг): вул. Незалежності, 1 (Поштове відділення)(село Бокійма (Млинівський р-н, Рівненська область)): </text:h>
      <text:h text:style-name="Heading_20_6" text:outline-level="6">Изменились данные отделения Пункт приймання-видачі (до 30 кг): вул. Миру, 95 (Поштове відділення)(село Римачі (Любомльський р-н, Волинська область)): </text:h>
      <text:h text:style-name="Heading_20_6" text:outline-level="6">Изменились данные отделения Пункт приймання-видачі (до 30 кг): вул. Центральна, 41а (Поштове відділення)(село Карапчів (Вижницький р-н, Чернівецька область)): </text:h>
      <text:h text:style-name="Heading_20_6" text:outline-level="6">Изменились данные отделения Пункт приймання-видачі (до 30 кг): вул. Гоголівська, 9 (Поштове відділення)(село Тополя (Прилуцький р-н, Чернігівська область)): </text:h>
      <text:h text:style-name="Heading_20_6" text:outline-level="6">Изменились данные отделения Пункт приймання-видачі (до 30 кг): вул. Центральна, 133 (Поштове відділення)(село Ільник (Турківський р-н, Львівська область)): </text:h>
      <text:h text:style-name="Heading_20_6" text:outline-level="6">Изменились данные отделения Відділення №1: площа Миру, 8а (Вантажне відділення)(селище міського типу Стара Сіль (Старосамбірський р-н, Львівська область)): </text:h>
      <text:h text:style-name="Heading_20_6" text:outline-level="6">Изменились данные отделения Пункт приймання -видачі (до 30 кг): вул. Набережна, 30 (Поштове відділення)(село Тарасівка (Кам'янець-Подільський р-н, Хмельницька область)): </text:h>
      <text:h text:style-name="Heading_20_6" text:outline-level="6">Изменились данные отделения Пункт приймання - видачі (до 30 кг): вул. Українська, 40 (Поштове відділення)(село Виноградне (Заліщицький р-н, Тернопільська область)): </text:h>
      <text:h text:style-name="Heading_20_5" text:outline-level="5">Загрузка страницы №4 (по 150 отделений на старнице) - True + </text:h>
      <text:p text:style-name="Text_20_body">&gt;</text:p>
      <text:h text:style-name="Heading_20_6" text:outline-level="6">Изменились данные отделения Пункт приймання-видачі (до 30 кг): вул. Незалежності, 27 (Поштове відділення)(село Рокитне (Новосели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<text:soft-page-break/>Новое значение: None</text:p>
      <text:h text:style-name="Heading_20_6" text:outline-level="6"><text:soft-page-break/>Изменились данные отделения Пункт приймання - видачі (до 30 кг): вул. Підмурного, 26 (Поштове відділення)(село Крижі (Кременецький р-н, Тернопільська область)): </text:h>
      <text:h text:style-name="Heading_20_6" text:outline-level="6">Изменились данные отделения Пункт приймання-видачі (до 30 кг): вул. Івана Миколайчука, 2 (Поштове відділення)(село Чортория (Кіцманський р-н, Чернівецька область)): </text:h>
      <text:h text:style-name="Heading_20_6" text:outline-level="6">Изменились данные отделения Відділення №1: вул. Миру, 97 (Вантажне відділення)(селище міського типу Куликівка (Куликівський р-н, Чернігівська область)): </text:h>
      <text:h text:style-name="Heading_20_6" text:outline-level="6">Изменились данные отделения Пункт приймання-видачі (до 30 кг): вул. Братів Піроженко, 15А (Поштове відділення)(село Калаглія (Овідіопольський р-н, Одеська область)): </text:h>
      <text:h text:style-name="Heading_20_6" text:outline-level="6">Изменились данные отделения Відділення №1 (до 30 кг на одне місце): пл. Шухевича, 8 (Поштове відділення)(селище міського типу Краковець (Яворівський р-н, Львівська область)): </text:h>
      <text:h text:style-name="Heading_20_6" text:outline-level="6">Изменились данные отделения Пункт приймання-видачі (до 30 кг): вул. Б.Середи, 2 (Поштове відділення)(село Тросник (Виноградівський р-н, Закарпатська область)): </text:h>
      <text:h text:style-name="Heading_20_6" text:outline-level="6">Изменились данные отделения Мобільне відділення №1 (до 30 кг): вул. Конончука, 8 (ВА 3158 ЕО) (Поштове відділення)(селище Володимирівка (Петрівський р-н, Кіровоградська область)): </text:h>
      <text:h text:style-name="Heading_20_6" text:outline-level="6">Изменились данные отделения Пункт приймання-видачі (до 30 кг): вул. Миру, 13 (Поштове відділення)(село Вороців (Яворівський р-н, Львівська область)): </text:h>
      <text:h text:style-name="Heading_20_6" text:outline-level="6">Изменились данные отделения Пункт приймання-видачі (до 30 кг): вул. Шевченко, 115 (Поштове відділення)(село Замістя (Прилуцький р-н, Чернігівська область)): </text:h>
      <text:h text:style-name="Heading_20_6" text:outline-level="6">Изменились данные отделения Пункт приймання - видачі (до 30 кг): вул. Центральна, 23а (Поштове відділення)(село Городище (Бориспільський р-н, Київська)): </text:h>
      <text:h text:style-name="Heading_20_6" text:outline-level="6">Изменились данные отделения Пункт приймання-видачі (до 30 кг): вул. Нижній кінець, 62 (Поштове відділення)(село Ямельниця (Сколівський р-н, Львівська область)): </text:h>
      <text:h text:style-name="Heading_20_6" text:outline-level="6">Изменились данные отделения Відділення №1: вул. Галицька, 153 (Вантажне відділення)(місто Бучач (Бучацький р-н, Тернопільська область)): </text:h>
      <text:h text:style-name="Heading_20_6" text:outline-level="6">Изменились данные отделения Відділення №1: вул. Карпенка, 10 (Вантажне відділення)(місто Радомишль (Радомишльський р-н, Житомирська область)): </text:h>
      <text:h text:style-name="Heading_20_6" text:outline-level="6">Изменились данные отделения Відділення №1: вул. Привокзальна, 1 (Вантажне відділення)(місто Бережани (Бережанський р-н, Тернопільська область)): </text:h>
      <text:h text:style-name="Heading_20_6" text:outline-level="6">Изменились данные отделения Пункт приймання - видачі ( до 30 кг): вул. Хмельницька, 77 (Поштове відділення)(село Ружичанка (Хмельницький р-н, Хмельницька область)): </text:h>
      <text:h text:style-name="Heading_20_6" text:outline-level="6">Изменились данные отделения Пункт приймання - видачі (до 30 кг): вул. Шкільна 2Б (Поштове відділення)(село Чубинці (Сквирський р-н, Київська)): </text:h>
      <text:h text:style-name="Heading_20_6" text:outline-level="6">Изменились данные отделения Пункт приймання-видачі (до 30 кг): вул. Рівненська, 22 (Поштове відділення)(село Сатиїв (Дубенський р-н, Рівненська область)): </text:h>
      <text:h text:style-name="Heading_20_6" text:outline-level="6">Изменились данные отделения Пункт приймання-видачі (до 30 кг): вул. Центральна, 32 (Поштове відділення)(село Михайлівка (Синельниківський р-н, Дніпропетровська область)): </text:h>
      <text:h text:style-name="Heading_20_6" text:outline-level="6">Изменились данные отделения Пункт приймання - видачі (до 30 кг): вул. Центральна, 83а (Поштове відділення)(село Кострина (Великоберезнянський р-н, Закарпатська область)): </text:h>
      <text:h text:style-name="Heading_20_6" text:outline-level="6">Изменились данные отделения Пункт приймання-видачі (до 30 кг) вул. Першотравнева, 12 (Поштове відділення)(село Мала Загорівка (Борзнянський р-н, Чернігівська область)): </text:h>
      <text:h text:style-name="Heading_20_6" text:outline-level="6">Изменились данные отделения Пункт приймання-видачі (до 30 кг): вул. Незалежності, 57 (Поштове відділення)(село Калюжинці (Срібнянський р-н, Чернігівська область)): </text:h>
      <text:h text:style-name="Heading_20_6" text:outline-level="6">Изменились данные отделения Пункт приймання-видачі (до 30 кг): вул. Устименка, 138 (Поштове відділення)(село Крутьки (Чорнобаївський р-н, Черкаська область)): </text:h>
      <text:h text:style-name="Heading_20_6" text:outline-level="6">Изменились данные отделения Пункт приймання-видачі (до 30 кг): вул. Заводська, б/н (Поштове відділення)(селище Пальміра (Золотоніський р-н, Черкаська область)): </text:h>
      <text:h text:style-name="Heading_20_6" text:outline-level="6">Изменились данные отделения Відділення №1: вул. Заводська, 1а (Вантажне відділення)(селище міського типу Зеленогірське (Любашівський р-н, Одеська область)): </text:h>
      <text:h text:style-name="Heading_20_6" text:outline-level="6">Изменились данные отделения Пункт приймання-видачі (до 30 кг): вул. Дружби, 183 (Поштове відділення)(село Теково (Виноградівський р-н, Закарпатська область)): </text:h>
      <text:h text:style-name="Heading_20_6" text:outline-level="6">Изменились данные отделения Пункт приймання-видачі (до 30 кг): вул. Марченка, 3 (Поштове відділення)(селище Вишневе (Оржицький р-н, Полтавська область)): </text:h>
      <text:h text:style-name="Heading_20_6" text:outline-level="6">Изменились данные отделения Відділення №1: вул. Малоданилівський шлях, 93А (Вантажне відділення)(селище міського типу Мала Данилівка (Дергачівський р-н, Харківська область)): </text:h>
      <text:h text:style-name="Heading_20_6" text:outline-level="6">Изменились данные отделения Пункт приймання-видачі (до 30 кг): вул. Дружби,18 (Поштове відділення)(село Підберізці (Пустомитівський р-н, Львівська область)): </text:h>
      <text:h text:style-name="Heading_20_6" text:outline-level="6">Изменились данные отделения Пункт приймання-видачі (до 30 кг): вул. Лесі Українки,76 (Поштове відділення)(село Олексіївка (Кодимський р-н, Одеська область)): </text:h>
      <text:h text:style-name="Heading_20_6" text:outline-level="6">Изменились данные отделения Пункт приймання-видачі (до 30 кг): вул. Шевченка, 4 (Поштове відділення)(село Широке (Виноградівський р-н, Закарпатська область)): </text:h>
      <text:h text:style-name="Heading_20_6" text:outline-level="6">Изменились данные отделения Пункт приймання - видачі (до 30 кг): вул. Чорновола, 55 (Поштове відділення)(село Степанівка (Чемеровецький р-н, Хмельницька область)): </text:h>
      <text:h text:style-name="Heading_20_6" text:outline-level="6">Изменились данные отделения Відділення №1: пл. Січових Стрільців, 7 (Вантажне відділення)(місто Сокаль (Сокальський р-н, Львівська область)): </text:h>
      <text:h text:style-name="Heading_20_6" text:outline-level="6">Изменились данные отделения Пункт приймання - видачі (до 30 кг): вул. Шевченка, 52 (Поштове відділення)(село Окіп (Шепетівський р-н, Хмельницька область)): </text:h>
      <text:h text:style-name="Heading_20_6" text:outline-level="6"><text:soft-page-break/>Изменились данные отделения Мобільне відділення №1 (до 30 кг): вул. Центральна, 1 (Поштове відділення)(село Новоолександрівка (Нововоронцовський р-н, Херсонська область)): </text:h>
      <text:h text:style-name="Heading_20_6" text:outline-level="6">Изменились данные отделения Мобільне відділення №1 (до 30 кг): вул. Першотравнева, 55 (ВХ 4660 ЕН) (Поштове відділення)(село Козачки (Летичівський р-н, Хмель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Калинова, 7 (Поштове відділення)(село Шенгури (Кобеляцький р-н, Полтавська область)): </text:h>
      <text:h text:style-name="Heading_20_6" text:outline-level="6">Изменились данные отделения Пункт приймання-видачі (до 30 кг): вул. Гагаріна,38 (Поштове відділення)(село Тетірка (Пулинський р-н, Житомирська область)): </text:h>
      <text:h text:style-name="Heading_20_6" text:outline-level="6">Изменились данные отделения Пункт приймання-видачі (до 30 кг): вул. Довжанська, 9 (Поштове відділення)(селище міського типу Старий Мерчик (Валківський р-н, Харківська область)): </text:h>
      <text:h text:style-name="Heading_20_6" text:outline-level="6">Изменились данные отделения Пункт приймання - видачі ( до 30 кг): вул. Незалежності, 62 Б (Поштове відділення)(село Івачів Долішній (Тернопільський р-н, Тернопільська область)): </text:h>
      <text:h text:style-name="Heading_20_6" text:outline-level="6">Изменились данные отделения Відділення № 1: вул. Ольшанського, 1 (Вантажне відділення)(село Мішково-Погорілове (Вітовський р-н, Миколаївська область)): </text:h>
      <text:h text:style-name="Heading_20_6" text:outline-level="6">Изменились данные отделения Пункт приймання - видачі (до 30 кг): вул. Миру 27 (Поштове відділення)(село Шаліївка (Сквирський р-н, Київська)): </text:h>
      <text:h text:style-name="Heading_20_6" text:outline-level="6">Изменились данные отделения Відділення № 1 (до 200кг): вул. Покровська, 45 (Вантажне відділення)(село Чорнобаївка (Білозерський р-н, Херсонська область)): </text:h>
      <text:h text:style-name="Heading_20_6" text:outline-level="6">Изменились данные отделения Відділення №1 (до 30 кг на одне місце): вул. Шевченка, 145в (Поштове відділення)(місто Іршава (Іршавський р-н, Закарпатська область)): </text:h>
      <text:h text:style-name="Heading_20_6" text:outline-level="6">Изменились данные отделения Мобільне віддіення №1: вул. Центральна, 1 (Поштове відділення)(село Мілова Балка (Знам'янський р-н, Кіровоградська область)): </text:h>
      <text:h text:style-name="Heading_20_6" text:outline-level="6">Изменились данные отделения Пункт приймання-видачі (до 30 кг): вул. Горького, 41 (Поштове відділення)(село Верхня Мануйлівка (Козельщинський р-н, Полтавська область)): </text:h>
      <text:h text:style-name="Heading_20_6" text:outline-level="6">Изменились данные отделения Пункт приймання - видачі (до 30 кг): вул. Шкільна, 24 (Поштове відділення)(село Варварівка (Славутський р-н, Хмельницька область)): </text:h>
      <text:h text:style-name="Heading_20_6" text:outline-level="6">Изменились данные отделения Пункт приймання-видачі (до 30 кг): вул. Цетральна, 34 (Поштове відділення)(село Вирівка (Конотопський р-н, Сумська область)): </text:h>
      <text:h text:style-name="Heading_20_6" text:outline-level="6">Изменились данные отделения Пункт приймання-видачі (до 30 кг): вул. Лісна, 14 (Поштове відділення)(село Сосни (Літинський р-н, Він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Січових Стрільців н/а (Поштове відділення)(село Майдан (Тисменицький р-н, Івано-Франківська область)): </text:h>
      <text:h text:style-name="Heading_20_6" text:outline-level="6">Изменились данные отделения Пункт приймання - видачі (до 30 кг): вул. Центральна, 89 (Поштове відділення)(село Корост (Сарненський р-н, Рівненська область)): </text:h>
      <text:h text:style-name="Heading_20_6" text:outline-level="6">Изменились данные отделения Пункт приймання-видачі (до 30 кг): вул. В.Горького б 40 (Поштове відділення)(село Михайлівка (Олександрівський р-н, Кіровоградська область)): </text:h>
      <text:h text:style-name="Heading_20_6" text:outline-level="6">Изменились данные отделения Відділення №1: вул. Василя Липківського, 55 (Вантажне відділення)(місто Липовець (Липовецький р-н, Вінницька область)): </text:h>
      <text:h text:style-name="Heading_20_6" text:outline-level="6">Изменились данные отделения Відділення №1: вул. Заводська 15 (Вантажне відділення)(селище міського типу Теофіполь (Теофіпольський р-н, Хмельницька область)): </text:h>
      <text:h text:style-name="Heading_20_6" text:outline-level="6">Изменились данные отделения Відділення №1: вул. Бондарчука, 1 (Вантажне відділення)(селище міського типу Білогір'я (Білогірський р-н, Хмельницька область)): </text:h>
      <text:h text:style-name="Heading_20_6" text:outline-level="6">Изменились данные отделения Відділення №1: вул. Слобідська, 7 (Вантажне відділення)(селище міського типу Мала Дівиця (Прилуцький р-н, Чернігівська область)): </text:h>
      <text:h text:style-name="Heading_20_6" text:outline-level="6">Изменились данные отделения Пункт приймання-видачі (до 30 кг): вул. Штефана Чел Маре, 2 (Поштове відділення)(село Грушівка (Глибоцький р-н, Чернівецька область)): </text:h>
      <text:h text:style-name="Heading_20_6" text:outline-level="6">Изменились данные отделения Пункт приймання-видачі (до 30 кг): вул. Київська, 4 (Поштове відділення)(село Пологи (Васильківський р-н, Київська)): </text:h>
      <text:h text:style-name="Heading_20_6" text:outline-level="6">Изменились данные отделения Пункт приймання-видачі (до 30 кг): вул. Шевченка, 24 (Поштове відділення)(село Яринівка (Березнівський р-н, Рівненська область)): </text:h>
      <text:h text:style-name="Heading_20_6" text:outline-level="6">Изменились данные отделения Пункт приймання-видачі (до 30 кг): вул. Дніпровська, 1-А (Поштове відділення)(село Світлогірське (Криничанський р-н, Дніпропетровська область)): </text:h>
      <text:h text:style-name="Heading_20_6" text:outline-level="6">Изменились данные отделения Пункт приймання-видачі (до 30 кг): вул. Грушевського, 116 (Поштове відділення)(село Олеша (Тлумацький р-н, Івано-Франківська область)): </text:h>
      <text:h text:style-name="Heading_20_6" text:outline-level="6">Изменились данные отделения Відділення №1: вул. Гайдара, 1 (Вантажне відділення)(село Пирогівці (Хмельницький р-н, Хмельницька область)): </text:h>
      <text:h text:style-name="Heading_20_6" text:outline-level="6">Изменились данные отделения Пункт приймання-видачі (до 30 кг): вул. Героїв України , 193 (Поштове відділення)(село Степанки (Черкаський р-н, Черка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Центральна, 4 (Поштове відділення)(село Долинське (Ренійський р-н, Одеська область)): </text:h>
      <text:h text:style-name="Heading_20_6" text:outline-level="6">Изменились данные отделения Пункт приймання-видачі (до 30 кг): вул. Незалежності, 17 -Б (Поштове відділення)(село Безбородьки (Драбівський р-н, Черкаська область)): </text:h>
      <text:h text:style-name="Heading_20_6" text:outline-level="6">Изменились данные отделения Пункт приймання-видачі (до 30 кг): вул. Вишнева, 144А (Поштове відділення)(село Велика Павлівка (Зіньківський р-н, Полтавська область)): </text:h>
      <text:h text:style-name="Heading_20_6" text:outline-level="6">Изменились данные отделения Пункт приймання - видачі (до 30 кг): вул. Шкільна, 2а (Поштове відділення)(село Слобода (Новоселицький р-н, Чернівецька область)): </text:h>
      <text:h text:style-name="Heading_20_6" text:outline-level="6">Изменились данные отделения Пункт приймання-видачі (до 30 кг): вул. Іллінська, 20 (Поштове відділення)(село Петрівка (Прилуцький р-н, Чернігівська область)): </text:h>
      <text:h text:style-name="Heading_20_6" text:outline-level="6">Изменились данные отделения Пункт приймання-видачі (до 30 кг): вул. Центральна, 1-Б (Поштове відділення)(село Демидівка (Жмеринський р-н, Вінницька область)): </text:h>
      <text:h text:style-name="Heading_20_6" text:outline-level="6">Изменились данные отделения Відділення №1: вул. Січова, 2а (Вантажне відділення)(селище міського типу Томаківка (Томаківський р-н, Дніпропетровська область)): </text:h>
      <text:h text:style-name="Heading_20_6" text:outline-level="6">Изменились данные отделения Пункт приймання-видачі (до 30 кг): вул. Нахімова, 27 (Поштове відділення)(село Дубинове (Савранський р-н, Одеська область)): </text:h>
      <text:h text:style-name="Heading_20_6" text:outline-level="6">Изменились данные отделения Відділення №1: вул. Тернопільська, 60 (Вантажне відділення)(місто Скалат (Підволочиський р-н, Тернопільська область)): </text:h>
      <text:h text:style-name="Heading_20_6" text:outline-level="6">Изменились данные отделения Пункт приймання - видачі (до 30 кг): вул. Центральна, 24 (Поштове відділення)(село Краснолука (Лановецький р-н, Тернопільська область)): </text:h>
      <text:h text:style-name="Heading_20_6" text:outline-level="6">Изменились данные отделения Пункт приймання-видачі (до 30 кг): вул. Шевченка, 191 (Поштове відділення)(село Лоп'янка (Рожнятів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 - видачі (до 30 кг): вул. Незалежності, 2 (Поштове відділення)(село Підлозці (Млинівський р-н, Рівненська область)): </text:h>
      <text:h text:style-name="Heading_20_6" text:outline-level="6">Изменились данные отделения Пункт приймання-видачі (до 30 кг): вул. Сторожинецька, 38 (Поштове відділення)(село Буденець (Сторожине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Відділення №1: вул. Свободи, 22б (Вантажне відділення)(місто Яремче (Яремче, Івано-Франківська область)): </text:h>
      <text:h text:style-name="Heading_20_6" text:outline-level="6">Изменились данные отделения Відділення №1: вул. Шевченко, 95 Г (Вантажне відділення)(село Катюжанка (Вишгородський р-н, Київська)): </text:h>
      <text:h text:style-name="Heading_20_6" text:outline-level="6">Изменились данные отделения Пункт приймання-видачі (до 30 кг): вул. Незалежності, 32 (Поштове відділення)(село Седлище (Старовижівський р-н, Волинська область)): </text:h>
      <text:h text:style-name="Heading_20_6" text:outline-level="6">Изменились данные отделения Пункт приймання - видачі (до 30 кг): вул. Шевченка, 49 (Поштове відділення)(село Смереківка (Перемишлянський р-н, Львівська область)): </text:h>
      <text:h text:style-name="Heading_20_6" text:outline-level="6">Изменились данные отделения Пункт приймання - видачі (до 30 кг): вул. Бердичівська, 1 (Поштове відділення)(село Вчорайше (Ружинський р-н, Житомирська область)): </text:h>
      <text:h text:style-name="Heading_20_6" text:outline-level="6">Изменились данные отделения Пункт приймання-видачі (до 30 кг): вул. Почаївська, 7 (Поштове відділення)(село Підзамче (Радивилівський р-н, Рівненська область)): </text:h>
      <text:h text:style-name="Heading_20_6" text:outline-level="6">Изменились данные отделения Пункт приймання - видачі (до 30 кг): вул. Пасічна, 2 (Поштове відділення)(село Шпичинці (Деражнянський р-н, Хмельницька область)): </text:h>
      <text:h text:style-name="Heading_20_6" text:outline-level="6">Изменились данные отделения Пункт приймання-видачі (до 30 кг): вул. Ватутіна, 1а (Поштове відділення)(село Ясенівка (Ярмолинецький р-н, Хмельницька область)): </text:h>
      <text:h text:style-name="Heading_20_6" text:outline-level="6">Изменились данные отделения Пункт приймання - видачі (до 30 кг): вул. Богдана Хмельницького, 6 (Поштове відділення)(село Навіз (Рожищенський р-н, Волинська область)): </text:h>
      <text:h text:style-name="Heading_20_6" text:outline-level="6">Изменились данные отделения Відділення №1: вул. Партизан Глухівщини, 3 (Вантажне відділення)(місто Глухів (Глухів, Сумська область)): </text:h>
      <text:h text:style-name="Heading_20_6" text:outline-level="6">Изменились данные отделения Відділення №1 (до 30 кг на одне місце): вул. Лівобережна, 393 (Поштове відділення)(селище міського типу Ясногірка (Краматорськ, Донецька область)): </text:h>
      <text:h text:style-name="Heading_20_6" text:outline-level="6">Изменились данные отделения Відділення №1: вул. Лесі Українки, 2 (Вантажне відділення)(село Рудня (Самбірський р-н, Львівська область)): </text:h>
      <text:h text:style-name="Heading_20_6" text:outline-level="6">Изменились данные отделения Пункт приймання-видачі (до 30 кг): вул. Молодіжна 5 (Поштове відділення)(село Затишшя (Шацький р-н, Волинська область)): </text:h>
      <text:h text:style-name="Heading_20_6" text:outline-level="6">Изменились данные отделения Пункт приймання-видачі (до 30 кг): вул. Акимова, 67 (Поштове відділення)(село Садове (Арцизький р-н, Одеська область)): </text:h>
      <text:h text:style-name="Heading_20_5" text:outline-level="5">Загрузка страницы №5 (по 150 отделений на старнице) - True + </text:h>
      <text:p text:style-name="Text_20_body">&gt;</text:p>
      <text:h text:style-name="Heading_20_6" text:outline-level="6">Изменились данные отделения Пункт приймання-видачі (до 30 кг): вул. Івана Франка, 90 (Поштове відділення)(село Хом'яківка (Снятин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Мобільне відділення №1 (до 30 кг): вул. Центральна, 30 (АВ3731ЕМ) (Поштове відділення)(село Довжок (Ямпільський р-н, Вінницька область)): </text:h>
      <text:h text:style-name="Heading_20_6" text:outline-level="6">Изменились данные отделения Пункт приймання-видачі (до 30 кг): вул. Миру, 2/3 (Поштове відділення)(село Біловод (Роменський р-н, Сумська область)): </text:h>
      <text:h text:style-name="Heading_20_6" text:outline-level="6">Изменились данные отделения Пункт приймання-видачі (до 30 кг): вул. Миру, 217 (Поштове відділення)(село Руська Мокра (Тячівський р-н, Закарпатська область)): </text:h>
      <text:h text:style-name="Heading_20_6" text:outline-level="6">Изменились данные отделения Пункт приймання-видачі (до 30 кг): вул. Садова 17 (Поштове відділення)(село Кагарлик (Біляївський р-н, Одеська область)): </text:h>
      <text:h text:style-name="Heading_20_6" text:outline-level="6">Изменились данные отделения Пункт приймання - видачі (до 30 кг): вул. Шкільна, 14 (Поштове відділення)(село Грабовець (Немирівський р-н, Вінницька область)): </text:h>
      <text:h text:style-name="Heading_20_6" text:outline-level="6">Изменились данные отделения Мобільне відділення №1 (до 30 кг): вул. Дніпровська, 95 (Поштове відділення)(село Кийлів (Бориспільський р-н, Київська)): </text:h>
      <text:h text:style-name="Heading_20_6" text:outline-level="6">Изменились данные отделения Мобільне відділення №1 (до 30 кг): вул. Центральна, 45 (АО 3840 ЕХ) (Поштове відділення)(село Мала Копаня (Виноградівський р-н, Закарпатська область)): </text:h>
      <text:h text:style-name="Heading_20_6" text:outline-level="6">Изменились данные отделения Пункт приймання-видачі (до 30 кг): вул. Шевченка, 15 а (Поштове відділення)(село Тарасівка (Чорнобаївський р-н, Черкаська область)): </text:h>
      <text:h text:style-name="Heading_20_6" text:outline-level="6">Изменились данные отделения Пункт приймання-видачі (до 30 кг): вул. Шевченка, 104 (Поштове відділення)(село Побережжя (Тисмениц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Відділення № 1: вул. Центральна, 2б (Вантажне відділення)(село Біленьке (Запорізький р-н, Запорізька область)): </text:h>
      <text:h text:style-name="Heading_20_6" text:outline-level="6">Изменились данные отделения Пункт приймання-видачі (до 30 кг): вул. Віталія Тишкуна, 1 (Поштове відділення)(село Бадівка (Острозький р-н, Рівненська область)): </text:h>
      <text:h text:style-name="Heading_20_6" text:outline-level="6">Изменились данные отделения Пункт приймання-видачі (до 30 кг): шосе Запоріжське, 2 (Поштове відділення)(село Братське (Дніпровський р-н, Дніпропетровська область)): </text:h>
      <text:h text:style-name="Heading_20_6" text:outline-level="6">Изменились данные отделения Пункт приймання - видачі (до 30 кг): вул. Садова, 1 (Поштове відділення)(село Перемиль (Горохівський р-н, Волинська область)): </text:h>
      <text:h text:style-name="Heading_20_6" text:outline-level="6">Изменились данные отделения Пункт приймання - видачі (до 30 кг): вул. Шевченка, 37А (Поштове відділення)(село Малий Гвіздець (Коломийський р-н, Івано-Франківська область)): </text:h>
      <text:h text:style-name="Heading_20_6" text:outline-level="6">Изменились данные отделения Пункт приймання-видачі (до 30 кг): вул. Центральна, 23В (Поштове відділення)(селище Донець (Зміївський р-н, Харківська область)): </text:h>
      <text:h text:style-name="Heading_20_6" text:outline-level="6">Изменились данные отделения Пункт приймання-видачі (до 30 кг): вул. Соборна,12 (Поштове відділення)(село Селезенівка (Сквирський р-н, Київська)): </text:h>
      <text:h text:style-name="Heading_20_6" text:outline-level="6">Изменились данные отделения Мобільне відділення №1 (до 30 кг): вул. Культури, 34 (ВА0044АВ) (Поштове відділення)(село Косівка (Олександрійський р-н, Кіровоградська область)): </text:h>
      <text:h text:style-name="Heading_20_6" text:outline-level="6">Изменились данные отделения Пункт приймання - видачі (до 30 кг): вул. Зелена, 12а (Поштове відділення)(село Карасиха (Білогірський р-н, Хмельницька область)): </text:h>
      <text:h text:style-name="Heading_20_6" text:outline-level="6">Изменились данные отделения Пункт приймання-видачі (до 30 кг): вул. Кутузова, 13 (Поштове відділення)(село Старі Трояни (Кілійський р-н, Одеська область)): </text:h>
      <text:h text:style-name="Heading_20_6" text:outline-level="6">Изменились данные отделения Пункт приймання-видачі (до 30 кг): вул. Вокзальна, 10в (Поштове відділення)(село Лавочне (Сколівський р-н, Львівська область)): </text:h>
      <text:h text:style-name="Heading_20_6" text:outline-level="6">Изменились данные отделения Відділення №1: вул. Робітнича, 32 (Вантажне відділення)(селище міського типу Бродецьке (Козятинський р-н, Вінницька область)): </text:h>
      <text:h text:style-name="Heading_20_6" text:outline-level="6">Изменились данные отделения Пункт приймання -видачі (до 30 кг): вул. Центральна, 4 (Поштове відділення)(село Глібки (Красилівський р-н, Хмельницька область)): </text:h>
      <text:h text:style-name="Heading_20_6" text:outline-level="6">Изменились данные отделения Пункт приймання-видачі (до 30 кг): вул. Мурованого, 1 (Поштове відділення)(село Капустяни (Тростянецький р-н, Вінницька область)): </text:h>
      <text:h text:style-name="Heading_20_6" text:outline-level="6">Изменились данные отделения Пункт приймання-видачі (до 30 кг): вул. Незалежності, 1б (Поштове відділення)(село Лаврівка (Вінницький р-н, Вінницька область)): </text:h>
      <text:h text:style-name="Heading_20_6" text:outline-level="6">Изменились данные отделения Відділення №1: вул. Лесі Українки, 18а (Вантажне відділення)(село Колодяжне (Ковельський р-н, Волинська область)): </text:h>
      <text:h text:style-name="Heading_20_6" text:outline-level="6">Изменились данные отделения Пункт приймання-видачі (до 30 кг): вул. Незалежності, 5А (Поштове відділення)(село Нові Березичі (Любешівський р-н, Волинська область)): </text:h>
      <text:h text:style-name="Heading_20_6" text:outline-level="6">Изменились данные отделения Пункт приймання-видачі (до 30 кг): вул. Шевченка, 56 (Поштове відділення)(село Олесине (Козівський р-н, Тернопільська область)): </text:h>
      <text:h text:style-name="Heading_20_6" text:outline-level="6">Изменились данные отделения Пункт приймання-видачі (до 30 кг): вул. Шкільна, 20 (Поштове відділення)(село Зелене (Володимирецький р-н, Рівненська область)): </text:h>
      <text:h text:style-name="Heading_20_6" text:outline-level="6">Изменились данные отделения Пункт приймання-видачі (до 30 кг): вул. Шевченка, 1А (Поштове відділення)(село Майське (Синельниківський р-н, Дніпропетровська область)): </text:h>
      <text:h text:style-name="Heading_20_6" text:outline-level="6">Изменились данные отделения Пункт приймання-видачі (до 30 кг): вул. Якушева, 26в (Поштове відділення)(село Студеники (Переяслав-Хмельницький р-н, Київська)): </text:h>
      <text:h text:style-name="Heading_20_6" text:outline-level="6">Изменились данные отделения Пункт приймання-видачі (до 30 кг): вул. Леніна, 29 (Поштове відділення)(село Кам'янське (Арцизький р-н, Одеська область)): </text:h>
      <text:h text:style-name="Heading_20_6" text:outline-level="6">Изменились данные отделения Пункт приймання-видачі (до 30 кг): вул. Січових Стрільців, 87 (Поштове відділення)(село Старий Мізунь (Долинський р-н, Івано-Франківська область)): </text:h>
      <text:h text:style-name="Heading_20_6" text:outline-level="6">Изменились данные отделения Пункт приймання-видачі (до 30 кг): вул. Центральна, 54 а (Поштове відділення)(село Миколаївка (Білгород-Дністровський р-н, Одеська область)): </text:h>
      <text:h text:style-name="Heading_20_6" text:outline-level="6">Изменились данные отделения Пункт приймання - видачі ( до 30 кг): вул. Сторожинецька, 18 а (Поштове відділення)(село Заволока (Сторожинецький р-н, Чернівецька область)): </text:h>
      <text:h text:style-name="Heading_20_6" text:outline-level="6">Изменились данные отделения Відділення №1: вул. Олександра Чернявського (ран. Ушакова), 46 (Вантажне відділення)(місто Новоград-Волинський (Новоград-Волинський р-н, Житомирська область)): </text:h>
      <text:h text:style-name="Heading_20_6" text:outline-level="6">Изменились данные отделения Пункт приймання - видачі (до 30 кг): вул. Садова,6 (Поштове відділення)(селище Мирне (Бобровицький р-н, Чернігівська область)): </text:h>
      <text:h text:style-name="Heading_20_6" text:outline-level="6">Изменились данные отделения Пункт приймання-видачі (до 30 кг): вул. Садова, 2 (Поштове відділення)(село Сухинівка (Кобеляцький р-н, Полтавська область)): </text:h>
      <text:h text:style-name="Heading_20_6" text:outline-level="6">Изменились данные отделения Пункт приймання-видачі (до 30 кг): вул. Кільцева, 2 (Поштове відділення)(село Галаганівка (Семенівський р-н, Чернігівська область)): </text:h>
      <text:h text:style-name="Heading_20_6" text:outline-level="6">Изменились данные отделения Пункт приймання - видачі (до 30 кг): вул. Ясна, 5 (Поштове відділення)(село Гуманець (Старосамбірський р-н, Львівська область)): </text:h>
      <text:h text:style-name="Heading_20_6" text:outline-level="6">Изменились данные отделения Пункт приймання-видачі (до 30 кг): вул. І. Гешка, 16 (Поштове відділення)(село Кліводин (Кіцманс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Гайдара, 34 (Поштове відділення)(село Ліпляве (Канівський р-н, Черкаська область)): </text:h>
      <text:h text:style-name="Heading_20_6" text:outline-level="6">Изменились данные отделения Пункт приймання - видачі (до 30 кг): вул. Берегова 49 (Поштове відділення)(село Писарівка (Калинівський р-н, Вінницька область)): </text:h>
      <text:h text:style-name="Heading_20_6" text:outline-level="6">Изменились данные отделения Пункт приймання-видачі (до 30 кг): вул. Головна, 68а (Поштове відділення)(село Сергії (Путильс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Мобільне відділення №1 (до 30 кг): вул. Пушкіна, 1 (АВ6519СА) (Поштове відділення)(село Озерянка (Житомирський р-н, Житомирська область)): </text:h>
      <text:h text:style-name="Heading_20_6" text:outline-level="6">Изменились данные отделения Пункт приймання - видачі (до 30 кг): вул. Коростишівська, 38 (Поштове відділення)(село Кропивня (Коростишівський р-н, Житомирська область)): </text:h>
      <text:h text:style-name="Heading_20_6" text:outline-level="6">Изменились данные отделения Пункт приймання - видачі (до 30 кг): вул. Подільська, 4 (Поштове відділення)(село Кочубіїв (Чемеровецький р-н, Хмельницька область)): </text:h>
      <text:h text:style-name="Heading_20_6" text:outline-level="6">Изменились данные отделения Пункт приймання-видачі (до 30 кг): вул. Гарфункіна, 15 (Поштове відділення)(село Головурів (Бориспільський р-н, Київська)): </text:h>
      <text:h text:style-name="Heading_20_6" text:outline-level="6">Изменились данные отделения Пункт приймання - видачі ( до 30 кг): вул. Головна, 29а (Поштове відділення)(село Горошівці (Заставнівський р-н, Чернівецька область)): </text:h>
      <text:h text:style-name="Heading_20_6" text:outline-level="6">Изменились данные отделения Мобільне відділення №1 (до 30 кг): вул. 600-річчя Жовтня, 48 (АВ 6044 ЕН) (Поштове відділення)(село Вахнівка (Липовецький р-н, Вінницька область)): </text:h>
      <text:h text:style-name="Heading_20_6" text:outline-level="6">Изменились данные отделения Пункт приймання - видачі (до 30 кг): вул. Шкільна, 20 (Поштове відділення)(село Привороки (Глибоцький р-н, Чернівецька область)): </text:h>
      <text:h text:style-name="Heading_20_6" text:outline-level="6">Изменились данные отделения Пункт приймання-видачі (до 30 кг): вул. Лугова, 8А (Поштове відділення)(село Прохорів (Чернігівський р-н, Чернігівська область)): </text:h>
      <text:h text:style-name="Heading_20_6" text:outline-level="6">Изменились данные отделения Пункт приймання-видачі (до 30 кг): пров. Торговий, 4/2 (Поштове відділення)(селище міського типу Радісне (Іванівський р-н, Одеська область)): </text:h>
      <text:h text:style-name="Heading_20_6" text:outline-level="6">Изменились данные отделения Пункт приймання - видачі (до 30 кг): вул. Придністровська, 69 (Поштове відділення)(село Незвисько (Городенківський р-н, Івано-Франківська область)): </text:h>
      <text:h text:style-name="Heading_20_6" text:outline-level="6">Изменились данные отделения Пункт приймання-видачі (до 30 кг): вул. б\н 38 (Поштове відділення)(село Сойми (Міжгірський р-н, Закарпатська область)): </text:h>
      <text:h text:style-name="Heading_20_6" text:outline-level="6">Изменились данные отделения Відділення № 1: вул. Магістральна, 43а (Вантажне відділення)(селище міського типу Пантаївка (Олександрійська, Кіровоградська область)): </text:h>
      <text:h text:style-name="Heading_20_6" text:outline-level="6">Изменились данные отделения Пункт приймання-видачі (до 30 кг): вул. Коцюбинського, 10 (Поштове відділення)(село Голосків (Кам'янець-Подільський р-н, Хмельницька область)): </text:h>
      <text:h text:style-name="Heading_20_6" text:outline-level="6">Изменились данные отделения Мобільне відділення №1 (до 30 кг): вул. Шевченка, 1 (АО3856НС) (Поштове відділення)(село Вільховиця (Мукачівський р-н, Закарпатська область)): </text:h>
      <text:h text:style-name="Heading_20_6" text:outline-level="6">Изменились данные отделения Пункт приймання-видачі (до 30 кг):вул. Центральна, 68 Б (Поштове відділення)(село Галиця (Ніжинський р-н, Чернігівська область)): </text:h>
      <text:h text:style-name="Heading_20_6" text:outline-level="6">Изменились данные отделения Пункт приймання-видачі (до 30 кг): вул. Зоряна, 8 (Поштове відділення)(село Підвисоке (Новоархангельський р-н, Кіровоградська область)): </text:h>
      <text:h text:style-name="Heading_20_6" text:outline-level="6">Изменились данные отделения Пункт приймання-видачі (до 30 кг): вул. Шевченка, 35а (Поштове відділення)(село Топільниця (Старосамбірський р-н, Львівська область)): </text:h>
      <text:h text:style-name="Heading_20_6" text:outline-level="6">Изменились данные отделения Відділення №1: вул. Грушевського, 2Ж (Вантажне відділення)(селище міського типу Щирець (Пустомитівський р-н, Львівська область)): </text:h>
      <text:h text:style-name="Heading_20_6" text:outline-level="6">Изменились данные отделения Відділення №1: вул. Грушевського, 3 (Вантажне відділення)(місто Добромиль (Старосамбірський р-н, Львівська область)): </text:h>
      <text:h text:style-name="Heading_20_6" text:outline-level="6">Изменились данные отделения Пункт приймання - видачі (до 30 кг): вул. Липова Алея, 29 (Поштове відділення)(село Сянки (Турківський р-н, Львівська область)): </text:h>
      <text:h text:style-name="Heading_20_6" text:outline-level="6">Изменились данные отделения Пункт приймання-видачі (до 30 кг): вул. Князя Володимира,2а (Поштове відділення)(село Снітин (Лубенський р-н, Полтавська область)): </text:h>
      <text:h text:style-name="Heading_20_6" text:outline-level="6">Изменились данные отделения Відділення №1: вул. Миру, 29А (Вантажне відділення)(село Іванівці (Мукачівський р-н, Закарпатська область)): </text:h>
      <text:h text:style-name="Heading_20_6" text:outline-level="6">Изменились данные отделения Пункт приймання - видачі ( до 30 кг): вул. Пушкіна, 10а (Поштове відділення)(село Карпівці (Хмельницький р-н, Хмельницька область)): </text:h>
      <text:h text:style-name="Heading_20_6" text:outline-level="6">Изменились данные отделения Відділення №1 (до 30 кг): вул. Центральна, 11 (Поштове відділення)(село Петрівка (Чутівський р-н, Полтавська область)): </text:h>
      <text:h text:style-name="Heading_20_6" text:outline-level="6">Изменились данные отделения Пункт приймання - видачі (до 30 кг): вул. Шевченка,10 (Поштове відділення)(село Носів (Підгаєцький р-н, Тернопільська область)): </text:h>
      <text:h text:style-name="Heading_20_6" text:outline-level="6">Изменились данные отделения Пункт приймання-видачі (до 30 кг): вул. Центральна, 77 (Поштове відділення)(село Грушівці (Кельменецький р-н, Чернівецька область)): </text:h>
      <text:p text:style-name="Text_20_body">Изменилось поле Работает только на выдачу </text:p>
      <text:p text:style-name="Text_20_body"><text:soft-page-break/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Миру, 19 (Поштове відділення)(село Лящівка (Чорнобаївський р-н, Черкаська область)): </text:h>
      <text:h text:style-name="Heading_20_6" text:outline-level="6">Изменились данные отделения Пункт приймання-видачі (до 30 кг): вул. Коєти 74 (Поштове відділення)(село Бережки (Дубровицький р-н, Рівненська область)): </text:h>
      <text:h text:style-name="Heading_20_6" text:outline-level="6">Изменились данные отделения Пункт приймання-видачі (до 30 кг): вул. Чернівецька 2а (Поштове відділення)(село Селятин (Путильський р-н, Чернівецька область)): </text:h>
      <text:h text:style-name="Heading_20_6" text:outline-level="6">Изменились данные отделения Пункт приймання-видачі (до 30 кг): вул. Зелена, 34 (Поштове відділення)(село Волиця (Красилівський р-н, Хмельницька область)): </text:h>
      <text:h text:style-name="Heading_20_6" text:outline-level="6">Изменились данные отделения Мобільне відділення №1 (до 30 кг): вул. вул. Грушевського, 1 (Поштове відділення)(село Буцики (Гусятинський р-н, Тернопільська область)): </text:h>
      <text:h text:style-name="Heading_20_6" text:outline-level="6">Изменились данные отделения Мобільне відділення (до 30 кг): вул. Нова, 7 (Поштове відділення)(село Сіряки (Дергачівський р-н, Харківська область)): </text:h>
      <text:h text:style-name="Heading_20_6" text:outline-level="6">Изменились данные отделения Пункт приймання-видачі (до 30 кг): вул. Шевченка, 2 (Поштове відділення)(село Демешківці (Галицький р-н, Івано-Франківська область)): </text:h>
      <text:h text:style-name="Heading_20_6" text:outline-level="6">Изменились данные отделения Пункт приймання-видачі (до 30 кг): вул. Миру, 3а (Поштове відділення)(село Піщаниця (Овруцький р-н, Житомирська область)): </text:h>
      <text:h text:style-name="Heading_20_6" text:outline-level="6">Изменились данные отделения Пункт приймання-видачі (до 30 кг): пров. Торговий, 1 (Поштове відділення)(село Приморське (Татарбунарський р-н, Одеська область)): </text:h>
      <text:h text:style-name="Heading_20_6" text:outline-level="6">Изменились данные отделения Відділення №1: вул. Шевченка, 36 (Вантажне відділення)(село Степанці (Канівський р-н, Черкаська область)): </text:h>
      <text:h text:style-name="Heading_20_6" text:outline-level="6">Изменились данные отделения Пункт приймання-видачі (до 30 кг): вул. Луцька, 4 (Поштове відділення)(село Туличів (Турійський р-н, Волинська область)): </text:h>
      <text:h text:style-name="Heading_20_6" text:outline-level="6">Изменились данные отделения Пункт приймання-видачі (до 30 кг): вул. Львівська, 2 (Поштове відділення)(село Довге-Калуське (Калуський р-н, Івано-Франківська область)): </text:h>
      <text:h text:style-name="Heading_20_6" text:outline-level="6">Изменились данные отделения Пункт приймання-видачі (до 30 кг): вул. Шкільна, 19а (Поштове відділення)(село Порик (Хмільницький р-н, Вінницька область)): </text:h>
      <text:h text:style-name="Heading_20_6" text:outline-level="6">Изменились данные отделения Пункт приймання-видачі (до 30 кг): вул. Незалежності, 98 (Поштове відділення)(село Оршівці (Кіцманс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 - видачі (до 30 кг): вул. Миру, 16 (Поштове відділення)(село Липівці (Перемишлянський р-н, Львівська область)): </text:h>
      <text:h text:style-name="Heading_20_6" text:outline-level="6">Изменились данные отделения Пункт приймання - видачі ( до 30 кг): вул. б\н 199 (Поштове відділення)(село Синевирська Поляна (Міжгірський р-н, Закарпатська область)): </text:h>
      <text:h text:style-name="Heading_20_6" text:outline-level="6">Изменились данные отделения Відділення №1: вул. Малодобронська, 131 (Вантажне відділення)(село Велика Добронь (Ужгородський р-н, Закарпатська область)): </text:h>
      <text:h text:style-name="Heading_20_6" text:outline-level="6">Изменились данные отделения Пункт приймання - видачі (до 30 кг): вул. Центральна,1 (Поштове відділення)(село Космівка (Іваничівський р-н, Волинська область)): </text:h>
      <text:h text:style-name="Heading_20_6" text:outline-level="6">Изменились данные отделения Пункт приймання-видачі (до 30 кг): вул. Шевченка, 1 (Поштове відділення)(село Яноші (Берегівський р-н, Закарпатська область)): </text:h>
      <text:h text:style-name="Heading_20_6" text:outline-level="6">Изменились данные отделения Пункт приймання - видачі (до 30 кг): вул. Шевченка, 75 (Поштове відділення)(село Глиниці (Яворівський р-н, Львівська область)): </text:h>
      <text:h text:style-name="Heading_20_6" text:outline-level="6">Изменились данные отделения Пункт приймання - видачі (до 30 кг): вул. Шевченка, 36 (Поштове відділення)(село Жуків (Славутський р-н, Хмельницька область)): </text:h>
      <text:h text:style-name="Heading_20_6" text:outline-level="6">Изменились данные отделения Пункт приймання-видачі (до 30 кг): вул. 1-го Травня, 5 (Поштове відділення)(село Калинівка (Єланецький р-н, Миколаївська область)): </text:h>
      <text:h text:style-name="Heading_20_6" text:outline-level="6">Изменились данные отделения Пункт приймання-видачі (до 30 кг): вул. Котовського, 33 (Поштове відділення)(село Великий Кунинець (Збаразький р-н, Тернопільська область)): </text:h>
      <text:h text:style-name="Heading_20_6" text:outline-level="6">Изменились данные отделения Пункт приймання-видачі (до 30 кг): вул. Базарна, 1 (Поштове відділення)(село Малаївці (Окнянський р-н, Одеська область)): </text:h>
      <text:h text:style-name="Heading_20_6" text:outline-level="6">Изменились данные отделения Пункт приймання-видачі (до 30 кг): вул. Центральна, 47 (Поштове відділення)(село Попівка (Красноградський р-н, Харківська область)): </text:h>
      <text:h text:style-name="Heading_20_6" text:outline-level="6">Изменились данные отделения Пункт приймання - видачі (до 30 кг): вул. Центральна, 25 (Поштове відділення)(село Зозулинці (Заліщицький р-н, Тернопільська область)): </text:h>
      <text:h text:style-name="Heading_20_6" text:outline-level="6">Изменились данные отделения Пункт приймання-видачі (до 30 кг): вул. Дружби, 12 (Поштове відділення)(селище міського типу Роздори (Синельниківський р-н, Дніпропетровська область)): </text:h>
      <text:h text:style-name="Heading_20_6" text:outline-level="6">Изменились данные отделения Пункт приймання-видачі (до 30 кг): вул. Гагаріна,37 (Поштове відділення)(село Шевське (Магдалинівський р-н, Дніпропетровська область)): </text:h>
      <text:h text:style-name="Heading_20_6" text:outline-level="6">Изменились данные отделения Пункт приймання - видачі (до 30 кг): вул. Івана Франка, 31 (Поштове відділення)(село Бояничі (Сокальський р-н, Львівська область)): </text:h>
      <text:h text:style-name="Heading_20_6" text:outline-level="6">Изменились данные отделения Пункт приймання-видачі (до 30 кг): вул. Бортника, 1А (Поштове відділення)(село Плужне (Ізяславський р-н, Хмельницька область)): </text:h>
      <text:h text:style-name="Heading_20_6" text:outline-level="6">Изменились данные отделения Пункт приймання-видачі (до 30 кг): вул. Центральна, 14а (Поштове відділення)(селище Северинівка (Тростянецький р-н, Вінницька область)): </text:h>
      <text:h text:style-name="Heading_20_6" text:outline-level="6">Изменились данные отделения Пункт приймання-видачі (до 30 кг): вул. Миру, 58 (Поштове відділення)(село Увисла (Гусятинський р-н, Тернопільська область)): </text:h>
      <text:h text:style-name="Heading_20_6" text:outline-level="6">Изменились данные отделения Пункт приймання - видачі (до 30 кг): вул. Центральна, 78 (Поштове відділення)(село Митинці (Красилівський р-н, Хмельницька область)): </text:h>
      <text:h text:style-name="Heading_20_6" text:outline-level="6">Изменились данные отделения Мобільне відділення №1 (до 30 кг): вул. Шкільна, 1 (ВА3432ВЕ) (Поштове відділення)(селище міського типу Балахівка (Петрівський р-н, Кіровоградська область)): </text:h>
      <text:h text:style-name="Heading_20_5" text:outline-level="5">Загрузка страницы №6 (по 150 отделений на старнице) - True + </text:h>
      <text:p text:style-name="Text_20_body">&gt;</text:p>
      <text:h text:style-name="Heading_20_6" text:outline-level="6">Изменились данные отделения Пункт приймання-видачі (до 30 кг): вул. Шевченка, 62А (Поштове відділення)(село Рівня (Рожнятів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 - видачі (до 30 кг): вул. Центральна, 20 (Поштове відділення)(село Адамівка (Віньковецький р-н, Хмельницька область)): </text:h>
      <text:h text:style-name="Heading_20_6" text:outline-level="6">Изменились данные отделения Пункт приймання-видачі (до 30 кг): вул. Шевченка,1 (Поштове відділення)(село Солонське (Дрогобицький р-н, Львівська область)): </text:h>
      <text:h text:style-name="Heading_20_6" text:outline-level="6">Изменились данные отделения Пункт приймання - видачі (до 30 кг): вул. Центральна, 85а (Поштове відділення)(село Ставки (Радомишльський р-н, Житомирська область)): </text:h>
      <text:h text:style-name="Heading_20_6" text:outline-level="6">Изменились данные отделения Пункт приймання-видачі (до 30 кг): вул. Весняна, 22 (Поштове відділення)(село Степове (Дніпровський р-н, Дніпропетровська область)): </text:h>
      <text:h text:style-name="Heading_20_6" text:outline-level="6">Изменились данные отделения Пункт приймання-видачі (до 30 кг): вул. Нова, 2а (Поштове відділення)(село Підзамочок (Бучацький р-н, Тернопільська область)): </text:h>
      <text:h text:style-name="Heading_20_6" text:outline-level="6">Изменились данные отделения Пункт приймання - видачі (до 30 кг): вул. Лісова 1 (Поштове відділення)(село Шкарівка (Білоцерківський р-н, Київська)): </text:h>
      <text:h text:style-name="Heading_20_6" text:outline-level="6">Изменились данные отделения Пункт приймання-видачі (до 30 кг): вул. Лугова, 141а (Поштове відділення)(село Мавковичі (Городоцький р-н, Львівська область)): </text:h>
      <text:h text:style-name="Heading_20_6" text:outline-level="6">Изменились данные отделения Пункт приймання-видачі (до 30 кг): вул. Незалежності, 21 (Поштове відділення)(село Пристроми (Переяслав-Хмельницький р-н, Київська)): </text:h>
      <text:h text:style-name="Heading_20_6" text:outline-level="6">Изменились данные отделения Пункт приймання-видачі (до 30 кг): вул. Перемоги, 15 (Поштове відділення)(село Осмиловичі (Іваничівський р-н, Волинська область)): </text:h>
      <text:h text:style-name="Heading_20_6" text:outline-level="6">Изменились данные отделения Пункт приймання-видачі (до 30 кг): вул. Головна, 31 (Поштове відділення)(село Ставчани (Кіцманс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 - видачі (до 30 кг): вул. Центральна, 2а (Поштове відділення)(село Корчівка (Красилівський р-н, Хмельницька область)): </text:h>
      <text:h text:style-name="Heading_20_6" text:outline-level="6">Изменились данные отделения Пункт приймання-видачі (до 30 кг): вул. Центральна, 41 (Поштове відділення)(село Сахнівці (Старокостянтинівський р-н, Хмельницька область)): </text:h>
      <text:h text:style-name="Heading_20_6" text:outline-level="6">Изменились данные отделения Пункт приймання - видачі (до 30 кг): вул. Жовтнева, 4 (Поштове відділення)(село Тойкут (Ковельський р-н, Волинська область)): </text:h>
      <text:h text:style-name="Heading_20_6" text:outline-level="6">Изменились данные отделения Пункт приймання-видачі (до 30 кг): вул. Гоголя, 9А (Поштове відділення)(село Житані (Володимир-Волинський р-н, Волинська область)): </text:h>
      <text:h text:style-name="Heading_20_6" text:outline-level="6">Изменились данные отделения Пункт приймання-видачі ( до 30 кг): вул. Щедра, 2 (Поштове відділення)(село Зоря (Дніпровський р-н, Дніпропетровська область)): </text:h>
      <text:h text:style-name="Heading_20_6" text:outline-level="6">Изменились данные отделения Пункт приймання-видачі (до 30 кг): вул. Шевченка, 64 (Поштове відділення)(село Поточище (Городенківський р-н, Івано-Франківська область)): </text:h>
      <text:h text:style-name="Heading_20_6" text:outline-level="6">Изменились данные отделения Пункт приймання-видачі (до 30 кг): вул. Дрогобицька, 169 (Поштове відділення)(село Летня (Дрогобицький р-н, Львівська область)): </text:h>
      <text:h text:style-name="Heading_20_6" text:outline-level="6">Изменились данные отделения Пункт приймання-видачі (до 30 кг): вул. Первомайська, 1 (Поштове відділення)(село Степківка (Первомайський р-н, Миколаївська область)): </text:h>
      <text:h text:style-name="Heading_20_6" text:outline-level="6">Изменились данные отделения Пункт приймання-видачі (до 30 кг): вул. Монастирецька, 15 (Поштове відділення)(село Сільце (Підгаєцький р-н, Тернопільська область)): </text:h>
      <text:h text:style-name="Heading_20_6" text:outline-level="6">Изменились данные отделения Пункт приймання-видачі (до 30 кг): вул. Олексія Заріцького, 6 (Поштове відділення)(село Більче (Миколаївський р-н, Львівська область)): </text:h>
      <text:h text:style-name="Heading_20_6" text:outline-level="6">Изменились данные отделения Пункт приймання-видачі (до 30 кг): вул. Цимбала Павла,1 (Поштове відділення)(село Дубовичі (Кролевецький р-н, Сумська область)): </text:h>
      <text:h text:style-name="Heading_20_6" text:outline-level="6">Изменились данные отделения Мобільне відділення №1 (до 30 кг): вул. Центральна, 5а АХ4930ЕА (Поштове відділення)(село Феськи (Золочівський р-н, Харківська область)): </text:h>
      <text:h text:style-name="Heading_20_6" text:outline-level="6">Изменились данные отделения Пункт приймання - видачі (до 30 кг): вул. Шевченка 19 (Поштове відділення)(село Сумівка (Бершадський, Вінницька область)): </text:h>
      <text:h text:style-name="Heading_20_6" text:outline-level="6">Изменились данные отделения Пункт приймання-видачі (до 30 кг): вул. Шевченка, 66 (Поштове відділення)(село Новосілки-Опарські (Миколаївський р-н, Львівська область)): </text:h>
      <text:h text:style-name="Heading_20_6" text:outline-level="6">Изменились данные отделения Пункт приймання - видачі (до 30 кг): вул. Шевченка, 8а (Поштове відділення)(село Межиріччя (Жидачівський р-н, Львівська область)): </text:h>
      <text:h text:style-name="Heading_20_6" text:outline-level="6">Изменились данные отделения Пункт приймання-видачі (до 30 кг): вул. Загревського, 74 (Поштове відділення)(село Лигівка (Сахновщинський р-н, Харківська область)): </text:h>
      <text:h text:style-name="Heading_20_6" text:outline-level="6">Изменились данные отделения Пункт приймання-видачі (до 30 кг): вул. Центральна, 23б (Поштове відділення)(село Велика Городниця (Млинівський р-н, Рівненська область)): </text:h>
      <text:h text:style-name="Heading_20_6" text:outline-level="6">Изменились данные отделения Пункт приймання-видачі (до 30 кг): вул. Миру, 24 (Поштове відділення)(село Новокальчеве (Березівський р-н, Одеська область)): </text:h>
      <text:h text:style-name="Heading_20_6" text:outline-level="6">Изменились данные отделения Мобільне відділення №1 (до 30 кг): вул. Вишнева,1 (АМ4329ЕА) (Поштове відділення)(село Ходорівка (Пулинський р-н, Житомирська область)): </text:h>
      <text:h text:style-name="Heading_20_6" text:outline-level="6">Изменились данные отделения Пункт приймання-видачі (до 30 кг): вул. 30 років Перемоги, 305 (Поштове відділення)(село Конопляне (Іванівський р-н, Одеська область)): </text:h>
      <text:h text:style-name="Heading_20_6" text:outline-level="6">Изменились данные отделения Мобільне відділення (до 30 кг): вул. Незалежності 1, (біля Церкви, авто Ford Transit (ВО1554ВА) (Поштове відділення)(село Джурин (Чортківський р-н, Тернопільська область)): </text:h>
      <text:h text:style-name="Heading_20_6" text:outline-level="6">Изменились данные отделения Пункт приймання - видачі (до 30 кг): вул. Перша, 102 (Поштове відділення)(село Свірж (Перемишлянський р-н, Львівська область)): </text:h>
      <text:h text:style-name="Heading_20_6" text:outline-level="6">Изменились данные отделения Пункт приймання-видачі (до 30 кг): вул. Грушевського, 1а (Поштове відділення)(село Устя (Снятинський р-н, Івано-Франківська область)): </text:h>
      <text:h text:style-name="Heading_20_6" text:outline-level="6">Изменились данные отделения Пункт приймання-видачі (до 30 кг): вул. Івана Франка, 65 (Поштове відділення)(село Наконечне Друге (Яворівський р-н, Львівська область)): </text:h>
      <text:h text:style-name="Heading_20_6" text:outline-level="6">Изменились данные отделения Пункт приймання - видачі (до 30 кг): вул. б/н 146 (Поштове відділення)(село Новоселиця (Міжгірський р-н, Закарпатська область)): </text:h>
      <text:h text:style-name="Heading_20_6" text:outline-level="6">Изменились данные отделения Пункт приймання-видачі (до 30 кг): вул. Миру, 7 (Поштове відділення)(селище міського типу Шарівка (Богодухівський р-н, Харківська область)): </text:h>
      <text:h text:style-name="Heading_20_6" text:outline-level="6">Изменились данные отделения Пункт приймання-видачі (до 30 кг): вул. Першотравнева, 3 (Поштове відділення)(село Конищів (Мурованокуриловецький р-н, Вінницька область)): </text:h>
      <text:h text:style-name="Heading_20_6" text:outline-level="6">Изменились данные отделения Пункт приймання-видачі (до 30 кг): вул. Чорнобильська, 20 (Поштове відділення)(село Дитятки (Іванківський р-н, Київська)): </text:h>
      <text:h text:style-name="Heading_20_6" text:outline-level="6">Изменились данные отделения Пункт приймання - видачі (до 30 кг): вул. Садова, 3 (Поштове відділення)(село Станіславчик (Ставищенський р-н, Київська)): </text:h>
      <text:h text:style-name="Heading_20_6" text:outline-level="6">Изменились данные отделения Пункт приймання-видачі (до 30 кг): вул. Біловарська, 14В (Поштове відділення)(село Біловарці (Тячівський р-н, Закарпатська область)): </text:h>
      <text:h text:style-name="Heading_20_6" text:outline-level="6">Изменились данные отделения Відділення №1: вул. І.Сірка, 40 (Вантажне відділення)(село Торговиця (Новоархангельський р-н, Кіровоградська область)): </text:h>
      <text:h text:style-name="Heading_20_6" text:outline-level="6">Изменились данные отделения Пункт приймання - видачі (до 30 кг): вул. Дашавська, 3 (Поштове відділення)(село Олексичі (Стрийський р-н, Львівська область)): </text:h>
      <text:h text:style-name="Heading_20_6" text:outline-level="6">Изменились данные отделения Пункт приймання - видачі (до 30 кг): вул. Шухевича, 1 (Поштове відділення)(село Пишківці (Бучацький р-н, Тернопільська область)): </text:h>
      <text:h text:style-name="Heading_20_6" text:outline-level="6"><text:soft-page-break/>Изменились данные отделения Пункт приймання - видачі (до 30 кг): вул. Головна, 79а (Поштове відділення)(село Яківське (Свалявський р-н, Закарпатська область)): </text:h>
      <text:h text:style-name="Heading_20_6" text:outline-level="6">Изменились данные отделения Пункт приймання - видачі (до 30 кг): вул. Центральна, 3 (Поштове відділення)(село Совпа (Березнівський р-н, Рівненська область)): </text:h>
      <text:h text:style-name="Heading_20_6" text:outline-level="6">Изменились данные отделения Відділення № 1 (до 200 кг): вул. Ворвуля, 12 (Вантажне відділення)(селище міського типу Просяна (Покровський р-н, Дніпропетровська область)): </text:h>
      <text:h text:style-name="Heading_20_6" text:outline-level="6">Изменились данные отделения Пункт приймання - видачі (до 30 кг): вул. Шевченка, 13 (Поштове відділення)(село Йосипівка (Старокостянтинівський р-н, Хмельницька область)): </text:h>
      <text:h text:style-name="Heading_20_6" text:outline-level="6">Изменились данные отделения Пункт приймання-видачі (до 30 кг): вул. Лугова, 10 (Поштове відділення)(село Леонівка (Семенівський р-н, Чернігівська область)): </text:h>
      <text:h text:style-name="Heading_20_6" text:outline-level="6">Изменились данные отделения Відділення №1: вул. Конституції, 33 (Вантажне відділення)(село Зоря (Рівненський р-н, Рівненська область)): </text:h>
      <text:h text:style-name="Heading_20_6" text:outline-level="6">Изменились данные отделения Відділення №1: вул. Центральна, 2а (Вантажне відділення)(селище міського типу Павлиш (Онуфріївський р-н, Кіровоградська область)): </text:h>
      <text:h text:style-name="Heading_20_6" text:outline-level="6">Изменились данные отделения Пункт приймання-видачі (до 30 кг): вул. Грушевського, 20 (Поштове відділення)(село Северинівка (Жмеринський р-н, Вінницька область)): </text:h>
      <text:h text:style-name="Heading_20_6" text:outline-level="6">Изменились данные отделения Пункт приймання-видачі (до 30 кг): вул. Січових Стрільців, 63 (Поштове відділення)(село Мишин (Коломийський р-н, Івано-Франківська область)): </text:h>
      <text:h text:style-name="Heading_20_6" text:outline-level="6">Изменились данные отделения Мобільне відділення №1: вул. Центральна, 25 (АВ 2767 АЕ) (Поштове відділення)(село Гаї (Роменський р-н, Сумська область)): </text:h>
      <text:h text:style-name="Heading_20_6" text:outline-level="6">Изменились данные отделения Пункт приймання - видачі (до 30 кг): вул. Л.Українки, 4 (Поштове відділення)(село Замшани (Ратнівський р-н, Волинська область)): </text:h>
      <text:h text:style-name="Heading_20_6" text:outline-level="6">Изменились данные отделения Пункт приймання-видачі (до 30 кг): вул. Шкільна, 29 (Поштове відділення)(село Чаруків (Луцький р-н, Волинська область)): </text:h>
      <text:h text:style-name="Heading_20_6" text:outline-level="6">Изменились данные отделения Пункт приймання-видачі (до 30 кг): вул. Революції, 1 (Поштове відділення)(село Грушівка (Миколаївська область) (Первомайський р-н, Миколаївська область)): </text:h>
      <text:h text:style-name="Heading_20_6" text:outline-level="6">Изменились данные отделения Відділення №1: вул. Котляревського, 2а (Вантажне відділення)(село Оболонь (Семенівський р-н, Полтавська область)): </text:h>
      <text:h text:style-name="Heading_20_6" text:outline-level="6">Изменились данные отделения Пункт приймання-видачі (до 30 кг): вул. Лесі Українки, 38 (Поштове відділення)(село Йосипівка (Савранський р-н, Одеська область)): </text:h>
      <text:h text:style-name="Heading_20_6" text:outline-level="6">Изменились данные отделения Відділення №1: вул. Миру, 123а (Вантажне відділення)(село Балаклея (Смілянський р-н, Черкаська область)): </text:h>
      <text:h text:style-name="Heading_20_6" text:outline-level="6">Изменились данные отделения Пункт приймання-видачі (до 30 кг): вул. Центральна, 37 (Поштове відділення)(село Новопавлівка (Врадіївський р-н, Миколаївська область)): </text:h>
      <text:h text:style-name="Heading_20_6" text:outline-level="6">Изменились данные отделения Пункт приймання - видачі (до 30 кг): вул. Шевченка, 14 (Поштове відділення)(село Маморниця (Герцаївський р-н, Чернівецька область)): </text:h>
      <text:h text:style-name="Heading_20_6" text:outline-level="6">Изменились данные отделения Пункт приймання-видачі (до 30 кг): вул. Поштова №3 (Поштове відділення)(село Савинці (Тростянецький р-н, Вінницька область)): </text:h>
      <text:h text:style-name="Heading_20_6" text:outline-level="6">Изменились данные отделения Пункт приймання-видачі (до 30 кг): вул. б.н., 82 (Поштове відділення)(село Кибляри (Ужгородський р-н, Закарпатська область)): </text:h>
      <text:h text:style-name="Heading_20_6" text:outline-level="6">Изменились данные отделения Пункт приймання - видачі (до 30 кг): вул. Луг, 12 (Поштове відділення)(село Нові Петликівці (Бучацький р-н, Тернопільська область)): </text:h>
      <text:h text:style-name="Heading_20_6" text:outline-level="6">Изменились данные отделения Відділення №1: вул. Заїки, 22 (Вантажне відділення)(село Чагів (Оратівський р-н, Вінницька область)): </text:h>
      <text:h text:style-name="Heading_20_6" text:outline-level="6">Изменились данные отделения Пункт приймання-видачі (до 30 кг): вул. Центральна, 2А (Поштове відділення)(село Шупики (Богуславський р-н, Київська)): </text:h>
      <text:h text:style-name="Heading_20_6" text:outline-level="6">Изменились данные отделения Пункт приймання - видачі (до 30 кг): вул. Зелена, 1 (Поштове відділення)(село Базальтове (Костопільський р-н, Рівненська область)): </text:h>
      <text:h text:style-name="Heading_20_6" text:outline-level="6">Изменились данные отделения Пункт приймання - видачі (до 30 кг): вул. Олега Кошового 54а (Поштове відділення)(село Курилівка (Хмільницький р-н, Вінницька область)): </text:h>
      <text:h text:style-name="Heading_20_6" text:outline-level="6">Изменились данные отделения Пункт приймання-видачі (до 30 кг): вул. Центральна, 360а (Поштове відділення)(село Подвір'ївка (Кельмене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Штокалівка, 140а (Поштове відділення)(село Біла (Чортківський р-н, Тернопільська область)): </text:h>
      <text:h text:style-name="Heading_20_6" text:outline-level="6">Изменились данные отделения Пункт приймання-видачі (до 30 кг): вул. Річанська, 47 (Поштове відділення)(село Сенечів (Долинський р-н, Івано-Франківська область)): </text:h>
      <text:h text:style-name="Heading_20_6" text:outline-level="6">Изменились данные отделения Пункт приймання-видачі (до 30 кг): вул. Патріотична, 127 (Поштове відділення)(село Кам'яне (Савранський р-н, Одеська область)): </text:h>
      <text:h text:style-name="Heading_20_6" text:outline-level="6">Изменились данные отделения Пункт приймання-видачі (до 30 кг): вул. Миру, 31а (Поштове відділення)(село Баштанівка (Татарбунарський р-н, Одеська область)): </text:h>
      <text:h text:style-name="Heading_20_6" text:outline-level="6">Изменились данные отделения Пункт приймання - видачі (до 30 кг): вул. Миру, 24 (Поштове відділення)(село Заболотівці (Жидачівський р-н, Львівська область)): </text:h>
      <text:h text:style-name="Heading_20_6" text:outline-level="6">Изменились данные отделения Пункт приймання-видачі (до 30 кг): вул. Шевченка, 48 (Поштове відділення)(село Загір'я (Луківська сільська рада) (Самбірський р-н, Львівська область)): </text:h>
      <text:h text:style-name="Heading_20_6" text:outline-level="6">Изменились данные отделения Пункт приймання-видачі (до 30 кг): вул. Центральна, 9 (Поштове відділення)(село Борове (Рокитнівський р-н, Рівненська область)): </text:h>
      <text:h text:style-name="Heading_20_6" text:outline-level="6">Изменились данные отделения Пункт приймання - видачі (до 30 кг): вул. Фурманівка , 1а (Поштове відділення)(село Кашперівка (Козятинський р-н, Вінницька область)): </text:h>
      <text:h text:style-name="Heading_20_6" text:outline-level="6">Изменились данные отделения Пункт приймання-видачі (до 30 кг): вул. Чкалова, 49 а (Поштове відділення)(село Новофедорівка (Чутівський р-н, Полтавська область)): </text:h>
      <text:h text:style-name="Heading_20_6" text:outline-level="6">Изменились данные отделения Відділення №1: вул. 30-річчя Перемоги, 8 (Вантажне відділення)(село Нова Басань (Бобровицький р-н, Чернігівська область)): </text:h>
      <text:h text:style-name="Heading_20_6" text:outline-level="6">Изменились данные отделения Відділення №1: вул. Партизанська, 60 (Вантажне відділення)(місто Підгородне (Дніпровський р-н, Дніпропетровська область)): </text:h>
      <text:h text:style-name="Heading_20_6" text:outline-level="6">Изменились данные отделения Пункт приймання-видачі (до 30 кг): вул. Миру, 3А (Поштове відділення)(село Сотниківка (Яготинський р-н, Київська)): </text:h>
      <text:h text:style-name="Heading_20_6" text:outline-level="6">Изменились данные отделения Пункт приймання-видачі (до 30 кг): вул. Центральна, 13 (Поштове відділення)(село Будки (Кременецький р-н, Тернопільська область)): </text:h>
      <text:h text:style-name="Heading_20_6" text:outline-level="6">Изменились данные отделения Пункт приймання-видачі (до 30 кг): вул. Шевченка, 23а (Поштове відділення)(село Лучинці (Рогатинський р-н, Івано-Франківська область)): </text:h>
      <text:h text:style-name="Heading_20_6" text:outline-level="6">Изменились данные отделения Пункт приймання-видачі (до 30 кг): вул. Княгині Ольги, 61а (Поштове відділення)(село Кротошин (Пустомитівський р-н, Львівська область)): </text:h>
      <text:h text:style-name="Heading_20_6" text:outline-level="6">Изменились данные отделения Пункт приймання-видачі (до 30 кг): вул. Садова, 36 (Поштове відділення)(село Самгородок (Сквирський р-н, Київська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Сумська, 1 (Поштове відділення)(село Гребениківка (Тростянецький р-н, Сумська область)): </text:h>
      <text:h text:style-name="Heading_20_6" text:outline-level="6">Изменились данные отделения Пункт приймання-видачі (до 30 кг): вул. Незалежності, 92а (Поштове відділення)(село Антипівка (Золотоніський р-н, Черкаська область)): </text:h>
      <text:h text:style-name="Heading_20_6" text:outline-level="6">Изменились данные отделения Мобільне відділення №1 (до 30 кг): вул. Сковороди, 68 (ВІ5165СХ) (Поштове відділення)(село Харсіки (Чорнухинський р-н, Полтавська область)): </text:h>
      <text:h text:style-name="Heading_20_6" text:outline-level="6">Изменились данные отделения Пункт приймання-видачі (до 30 кг): вул. Дмитрівська, 94б (Поштове відділення)(село Селище (Тиврівський р-н, Вінницька область)): </text:h>
      <text:h text:style-name="Heading_20_6" text:outline-level="6">Изменились данные отделения Мобільне відділення №1 (до 30 кг): вул. Озерна, 31 (Поштове відділення)(село Шмиглі (Полтавський р-н, Полтавська область)): </text:h>
      <text:h text:style-name="Heading_20_6" text:outline-level="6">Изменились данные отделения Пункт приймання - видачі (до 30 кг): вул. Шевченка, 1 (Поштове відділення)(село Глибоке (Богородчанський р-н, Івано-Франківська область)): </text:h>
      <text:h text:style-name="Heading_20_6" text:outline-level="6">Изменились данные отделения Пункт приймання-видачі (до 30 кг): вул. Дністровська, 106Б (Поштове відділення)(село Миколаївка (Овідіопольський р-н, Одеська область)): </text:h>
      <text:h text:style-name="Heading_20_6" text:outline-level="6">Изменились данные отделения Пункт приймання-видачі (до 30 кг): вул. Центральна,37 (Поштове відділення)(село Лопушанка-Хомина (Старосамбірський р-н, Львівська область)): </text:h>
      <text:h text:style-name="Heading_20_6" text:outline-level="6">Изменились данные отделения Пункт приймання-видачі (до 30 кг): вул. Незалежності, 1 (Поштове відділення)(село Ракове (Тячівський р-н, Закарпатська область)): </text:h>
      <text:h text:style-name="Heading_20_6" text:outline-level="6">Изменились данные отделения Пункт приймання-видачі (до 30 кг): вул. Центральна, 1 (Поштове відділення)(село Мошурів (Тальнівський р-н, Черкаська область)): </text:h>
      <text:h text:style-name="Heading_20_6" text:outline-level="6">Изменились данные отделения Пункт приймання-видачі (до 30 кг): вул. Богдана Хмельницького, 1 (Поштове відділення)(село Іллінці (Снятин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 - видачі (до 30 кг): вул. Свободи, 5 (Поштове відділення)(село Войнівка (Чутівський р-н, Полтавська область)): </text:h>
      <text:h text:style-name="Heading_20_6" text:outline-level="6">Изменились данные отделения Пункт приймання-видачі (до 30 кг): вул. Шевченка, 10 (Поштове відділення)(село Жубровичі (Олевський р-н, Житомирська область)): </text:h>
      <text:h text:style-name="Heading_20_6" text:outline-level="6">Изменились данные отделения Пункт приймання-видачі (до 30 кг): вул. Центральна, 5а (Поштове відділення)(село Танське (Уманський р-н, Черкаська область)): </text:h>
      <text:h text:style-name="Heading_20_6" text:outline-level="6">Изменились данные отделения Відділення №1: вул. Благовісна, 1в (Вантажне відділення)(село Любимівка (Києво-Святошинський, Київська)): </text:h>
      <text:h text:style-name="Heading_20_6" text:outline-level="6">Изменились данные отделения Пункт приймання-видачі (до 30 кг): вул. Лугова, 2 (Поштове відділення)(село Іванопіль (Літинський р-н, Він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 - видачі (до 30 кг): вул. Купиця, 166а (Поштове відділення)(село Нижнє Висоцьке (Турківський р-н, Львівська область)): </text:h>
      <text:h text:style-name="Heading_20_6" text:outline-level="6">Изменились данные отделения Пункт приймання-видачі (до 30 кг): вул. Б.Хмельницького, 41 (Поштове відділення)(село Перебиківці (Хотинський р-н, Чернівецька область)): </text:h>
      <text:h text:style-name="Heading_20_6" text:outline-level="6">Изменились данные отделения Пункт приймання-видачі (до 30 кг): вул. Гребля, 239 (Поштове відділення)(село Залужжя (Яворівський р-н, Львівська область)): </text:h>
      <text:h text:style-name="Heading_20_6" text:outline-level="6">Изменились данные отделения Пункт приймання - видачі (до 30 кг): вул. Жовтнева, 2а (Поштове відділення)(село Михайлівка (Вінницький р-н, Вінницька область)): </text:h>
      <text:h text:style-name="Heading_20_6" text:outline-level="6">Изменились данные отделения Мобільне відділення №1 (до 30 кг): вул. Кутузова, 45а (АМ2088СВ) (Поштове відділення)(село Рижани (Хорошівський р-н, Житомирська область)): </text:h>
      <text:h text:style-name="Heading_20_6" text:outline-level="6">Изменились данные отделения Відділення №1: вул. Житомирська, 39а (Вантажне відділення)(село Сінгури (Житомирський р-н, Житомирська область)): </text:h>
      <text:h text:style-name="Heading_20_6" text:outline-level="6">Изменились данные отделения Пункт приймання-видачі (до 30 кг): вул. Центр б/н (Поштове відділення)(село Прокурава (Косів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Надслучанська, 306 (Поштове відділення)(село Бистричі (Березнівський р-н, Рівненська область)): </text:h>
      <text:h text:style-name="Heading_20_6" text:outline-level="6">Изменились данные отделения Відділення №1: вул. 22 Січня, 75 (Вантажне відділення)(селище міського типу Брошнів-Осада (Рожнятівський р-н, Івано-Франківська область)): </text:h>
      <text:h text:style-name="Heading_20_6" text:outline-level="6">Изменились данные отделения Мобільне відділення (до 30 кг), вул. Першотравнева, 10 (Поштове відділення)(селище Щурі (Тульчинський р-н, Вінницька область)): </text:h>
      <text:h text:style-name="Heading_20_6" text:outline-level="6">Изменились данные отделения Пункт приймання - видачі (до 30 кг): вул. Центральна 9 (Поштове відділення)(село Голосків (Летичівський р-н, Хмельницька область)): </text:h>
      <text:h text:style-name="Heading_20_6" text:outline-level="6">Изменились данные отделения Пункт приймання - видачі (до 30 кг): вул. Батьківщина, 3 (Поштове відділення)(село Біле (Перемишлянський р-н, Львівська область)): </text:h>
      <text:h text:style-name="Heading_20_6" text:outline-level="6">Изменились данные отделения Пункт приймання-видачі (до 30 кг), вул. Миру, 51 (Поштове відділення)(село Зубильне (Локачинський р-н, Волинська область)): </text:h>
      <text:h text:style-name="Heading_20_6" text:outline-level="6">Изменились данные отделения Пункт приймання - видачі (до 30 кг): вул. Шевченка, 11/1 (Поштове відділення)(село Левківка (Старокостянтинівський р-н, Хмельницька область)): </text:h>
      <text:h text:style-name="Heading_20_6" text:outline-level="6">Изменились данные отделения Пункт приймання-видачі (до 30 кг): вул. Мира, 36а (Поштове відділення)(село Великі Канівці (Чорнобаївський р-н, Черкаська область)): </text:h>
      <text:h text:style-name="Heading_20_5" text:outline-level="5">Загрузка страницы №7 (по 150 отделений на старнице) - True + </text:h>
      <text:p text:style-name="Text_20_body">&gt;</text:p>
      <text:h text:style-name="Heading_20_6" text:outline-level="6">Изменились данные отделения Пункт приймання-видачі (до 30 кг): вул. Центральна, 26 (Поштове відділення)(село Глинськ (Здолбунівський р-н, Рівнен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 - видачі (до 30 кг): вул. Центральна, 41 (Поштове відділення)(село Росошани (Кельменецький р-н, Чернівецька область)): </text:h>
      <text:h text:style-name="Heading_20_6" text:outline-level="6">Изменились данные отделения Пункт приймання - видачі (до 30 кг): вул. Казьмірі,39 (Поштове відділення)(село Гаї-Смоленські (Бродівський р-н, Льв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 - видачі (до 30 кг): вул. Народна, 27 (Поштове відділення)(село Розаліївка (Білоцерківський р-н, Київська)): </text:h>
      <text:h text:style-name="Heading_20_6" text:outline-level="6">Изменились данные отделения Відділення №1: вул. Отамана Григорʼєва, 325А (Вантажне відділення)(село Бузьке (Вознесенський р-н, Миколаївська область)): </text:h>
      <text:h text:style-name="Heading_20_6" text:outline-level="6">Изменились данные отделения Пункт приймання-видачі (до 30 кг): вул. Т.Шевченка, 58 (Поштове відділення)(село Журавичі (Ківерцівський р-н, Волинська область)): </text:h>
      <text:h text:style-name="Heading_20_6" text:outline-level="6">Изменились данные отделения Пункт приймання - видачі (до 30 кг): вул. Незалежності, 4 (Поштове відділення)(село Нова Гребля (Жашківський р-н, Черкаська область)): </text:h>
      <text:h text:style-name="Heading_20_6" text:outline-level="6">Изменились данные отделения Пункт приймання - видачі (до 30 кг): вул. Центральна, 106 (Поштове відділення)(село Жиричі (Ратнівський р-н, Волинська область)): </text:h>
      <text:h text:style-name="Heading_20_6" text:outline-level="6">Изменились данные отделения Пункт приймання - видачі ( до 30 кг): вул. Лесі Українки, 10 (Поштове відділення)(село Космач (Богородчанський р-н, Івано-Франківська область)): </text:h>
      <text:h text:style-name="Heading_20_6" text:outline-level="6">Изменились данные отделения Пункт приймання-видачі (до 30 кг), вул. Незалежності, 34 (Поштове відділення)(село Гвоздиківка (Сновський, Чернігівська область)): </text:h>
      <text:h text:style-name="Heading_20_6" text:outline-level="6">Изменились данные отделения Пункт приймання-видачі (до 30 кг): вул. Дзержинського,11 (Поштове відділення)(село Варваро-Олександрівка (Добровеличківський р-н, Кіровоградська область)): </text:h>
      <text:h text:style-name="Heading_20_6" text:outline-level="6">Изменились данные отделения Пункт приймання-видачі (до 30 кг): вул. Центральна, 41 (Поштове відділення)(село Юшків Ріг (Таращанський р-н, Київська)): </text:h>
      <text:h text:style-name="Heading_20_6" text:outline-level="6">Изменились данные отделения Пункт приймання-видачі (до 30 кг): вул. Рівненська, 82 (Поштове відділення)(село Городище (Рівненський р-н, Рівненська область)): </text:h>
      <text:h text:style-name="Heading_20_6" text:outline-level="6">Изменились данные отделения Пункт приймання - видачі (до 30 кг): вул. Центральна, 547 (Поштове відділення)(село Петричі (Буський р-н, Львівська область)): </text:h>
      <text:h text:style-name="Heading_20_6" text:outline-level="6">Изменились данные отделения Пункт приймання - видачі (до 30 кг): вул. Центральна, 1 (Поштове відділення)(село Нивиці (Радехівський р-н, Львівська область)): </text:h>
      <text:h text:style-name="Heading_20_6" text:outline-level="6">Изменились данные отделения Пункт приймання-видачі (до 30 кг): вул. Шкільна, 17 (Поштове відділення)(село Свіршківці (Чемеровецький р-н, Хмельницька область)): </text:h>
      <text:h text:style-name="Heading_20_6" text:outline-level="6">Изменились данные отделения Відділення №1: вул. Урожайна, 1 (Вантажне відділення)(село Шевченкове (Вітовський р-н, Миколаївська область)): </text:h>
      <text:h text:style-name="Heading_20_6" text:outline-level="6">Изменились данные отделения Пункт приймання-видачі (до 30 кг): вул. Головна, 20 (Поштове відділення)(село Перківці (Кельмене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Головна, 11 (Поштове відділення)(село Запсонь (Берегівський р-н, Закарпатська область)): </text:h>
      <text:h text:style-name="Heading_20_6" text:outline-level="6">Изменились данные отделения Мобільне відділення №1 (до 30 кг): вул. Миру, 11а (СА5252СЕ) (Поштове відділення)(село Корсунка (Тальнівський р-н, Черкаська область)): </text:h>
      <text:h text:style-name="Heading_20_6" text:outline-level="6">Изменились данные отделения Пункт приймання-видачі (до 30 кг): вул. Слави, 1 (Поштове відділення)(село Вишнівці (Онуфріївський р-н, Кіровоградська область)): </text:h>
      <text:h text:style-name="Heading_20_6" text:outline-level="6">Изменились данные отделения Пункт приймання - видачі (до 30 кг): вул. Набережна, 28 (Поштове відділення)(село Видричка (Рахівський р-н, Закарпатська область)): </text:h>
      <text:h text:style-name="Heading_20_6" text:outline-level="6">Изменились данные отделения Пункт приймання - видачі (до 30 кг): вул. Миру, 4Б (Поштове відділення)(село Верхівня (Ружинський р-н, Житомирська область)): </text:h>
      <text:h text:style-name="Heading_20_6" text:outline-level="6">Изменились данные отделения Пункт приймання-видачі (до 30 кг): вул. Привокзальна, 37 (Поштове відділення)(село Горщик (Коростенський р-н, Житомирська область)): </text:h>
      <text:h text:style-name="Heading_20_6" text:outline-level="6">Изменились данные отделения Пункт приймання-видачі (до 30 кг): вул. Романа Наумовича, 15 (Поштове відділення)(село Халча (Кагарлицький р-н, Київська)): </text:h>
      <text:h text:style-name="Heading_20_6" text:outline-level="6">Изменились данные отделения Мобільне відділення №1 (до 30 кг): вул. Ватутіна, 9 (Поштове відділення)(село Бандурове (Гайворонський р-н, Кіровоградська область)): </text:h>
      <text:h text:style-name="Heading_20_6" text:outline-level="6">Изменились данные отделения Відділення №1: вул. Палія Семена, 12є (Вантажне відділення)(місто Борзна (Борзнянський р-н, Чернігівська область)): </text:h>
      <text:h text:style-name="Heading_20_6" text:outline-level="6">Изменились данные отделения Відділення №1: вул. Симоненка, 2б/43 (Вантажне відділення)(місто Коломия (Коломийський р-н, Івано-Франківська область)): </text:h>
      <text:h text:style-name="Heading_20_6" text:outline-level="6">Изменились данные отделения Пункт приймання-видачі (до 30 кг): вул. Жиліна, 36 (Поштове відділення)(село Купіль (Волочиський р-н, Хмельницька область)): </text:h>
      <text:h text:style-name="Heading_20_6" text:outline-level="6">Изменились данные отделения Відділення №1: вул. Соборна, 156в (Вантажне відділення)(селище міського типу Єланець (Єланецький р-н, Миколаївська область)): </text:h>
      <text:h text:style-name="Heading_20_6" text:outline-level="6">Изменились данные отделения Відділення №1: вул. Шевченка, 193 (Вантажне відділення)(місто Боярка (Києво-Святошинський, Київська)): </text:h>
      <text:h text:style-name="Heading_20_6" text:outline-level="6">Изменились данные отделения Пункт приймання-видачі (до 30 кг): вул. Шевченка, 39 (Поштове відділення)(село Гузіїв (Болехівська, Івано-Франківська область)): </text:h>
      <text:h text:style-name="Heading_20_6" text:outline-level="6">Изменились данные отделения Пункт приймання-видачі (до 30 кг): вул. Шевченка, 58а (Поштове відділення)(село Йосипівка (Козятинський р-н, Він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Відділення №1: вул. Грушевського, 97в (Вантажне відділення)(село Микуличин (Яремче, Івано-Франківська область)): </text:h>
      <text:h text:style-name="Heading_20_6" text:outline-level="6">Изменились данные отделения Пункт приймання - видачі (до 30 кг): вул. Центральна ,41 (Поштове відділення)(село Броди (Ратнівський р-н, Волинська область)): </text:h>
      <text:h text:style-name="Heading_20_6" text:outline-level="6">Изменились данные отделения Пункт приймання-видачі (до 30 кг): вул. Центральна, 4 (Поштове відділення)(село Романове Село (Збаразький р-н, Тернопільська область)): </text:h>
      <text:h text:style-name="Heading_20_6" text:outline-level="6">Изменились данные отделения Пункт приймання - видачі ( до 30 кг): вул. Львівська,38 (Поштове відділення)(село Буда (Яворівський р-н, Львівська область)): </text:h>
      <text:h text:style-name="Heading_20_6" text:outline-level="6">Изменились данные отделения Відділення №1: вул. Гутніка, 40-в (Вантажне відділення)(селище міського типу Токарівка (Веселинівський р-н, Миколаївська область)): </text:h>
      <text:h text:style-name="Heading_20_6" text:outline-level="6">Изменились данные отделения Пункт приймання-видачі (до 30 кг): вул. Устима Жука 57 (Поштове відділення)(село Дирдин (Городищенський р-н, Черкаська область)): </text:h>
      <text:h text:style-name="Heading_20_6" text:outline-level="6">Изменились данные отделения Мобільне відділення №1 (до 30 кг): вул. Центральна (ВІ1162ВХ) (Поштове відділення)(село Несено-Іржавець (Оржицький р-н, Полтавська область)): </text:h>
      <text:h text:style-name="Heading_20_6" text:outline-level="6">Изменились данные отделения Мобільне відділення №1 ( до 30 кг): вул. Шевченка, 12 ВС4280КХ (біля автобусної зупинки) (Поштове відділення)(село Деревня (Жовківський р-н, Львівська область)): </text:h>
      <text:h text:style-name="Heading_20_6" text:outline-level="6">Изменились данные отделения Пункт приймання-видачі (до 30 кг): вул. Ходарева, 1А (Поштове відділення)(село Дерезувате (Синельниківський р-н, Дніпропетровська область)): </text:h>
      <text:h text:style-name="Heading_20_6" text:outline-level="6">Изменились данные отделения Відділення №1: вул. Березова, 2 (лот 220, біля Клініки "Мануфактура") (Вантажне відділення)(село Ходосівка (Києво-Святошинський, Київська)): </text:h>
      <text:h text:style-name="Heading_20_6" text:outline-level="6">Изменились данные отделения Пункт приймання-видачі (до 30 кг): вул. Центральна, 63 (Поштове відділення)(село Лизогубівка (Харківський р-н, Харківська область)): </text:h>
      <text:h text:style-name="Heading_20_6" text:outline-level="6">Изменились данные отделения Пункт приймання-видачі (до 30 кг): вул. Гагаріна, 53 (Поштове відділення)(село Власівка (Кегичівський р-н, Харківська область)): </text:h>
      <text:h text:style-name="Heading_20_6" text:outline-level="6">Изменились данные отделения Пункт приймання-видачі (до 30 кг): вул. Івана Франка, 12 (Поштове відділення)(село Залужжя (Рогатинський р-н, Івано-Франківська область)): </text:h>
      <text:h text:style-name="Heading_20_6" text:outline-level="6">Изменились данные отделения Мобільне відділення №1 (до 30 кг): вул. Центральна, 1а ВА6700СА (Поштове відділення)(село Олександрівка (Маловисківський р-н, Кіровоградська область)): </text:h>
      <text:h text:style-name="Heading_20_6" text:outline-level="6">Изменились данные отделения Пункт приймання-видачі (до 30 кг): вул. Попівська, 82 (Поштове відділення)(село Білашів (Здолбунівський р-н, Рівненська область)): </text:h>
      <text:h text:style-name="Heading_20_6" text:outline-level="6">Изменились данные отделения Пункт приймання-видачі (до 30 кг): вул. Незалежності, 5а (Поштове відділення)(село Доброводи (Уманський р-н, Черкаська область)): </text:h>
      <text:h text:style-name="Heading_20_6" text:outline-level="6">Изменились данные отделения Пункт приймання - видачі (до 30 кг): вул. Боднарівка, 1 (Поштове відділення)(село Товсте (Гусятинський р-н, Тернопільська область)): </text:h>
      <text:h text:style-name="Heading_20_6" text:outline-level="6">Изменились данные отделения Пункт приймання-видачі (до 30 кг): вул. Чорновола, 5 (Поштове відділення)(селище міського типу Солотвин (Богородчанський р-н, Івано-Франківська область)): </text:h>
      <text:h text:style-name="Heading_20_6" text:outline-level="6">Изменились данные отделения Пункт приймання-видачі (до 30 кг): вул. Молодіжна, 41 (Поштове відділення)(село Поріччя (Веселинівський р-н, Миколаївська область)): </text:h>
      <text:h text:style-name="Heading_20_6" text:outline-level="6">Изменились данные отделения Пункт приймання - видачі (до 30 кг): вул. Центральна,1 (Поштове відділення)(село Бриків (Корецький р-н, Рівненська область)): </text:h>
      <text:h text:style-name="Heading_20_6" text:outline-level="6">Изменились данные отделения Пункт приймання - видачі (до 30 кг): вул. Шевченка, 67А (Поштове відділення)(село Микитинці (Косів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 - видачі (до 30 кг): вул. Миру 46а (Поштове відділення)(село Оленівка (Рожищенський р-н, Волинська область)): </text:h>
      <text:h text:style-name="Heading_20_6" text:outline-level="6">Изменились данные отделения Пункт приймання-видачі (до 30 кг): вул. Сонячна, 22А (Поштове відділення)(село Підгірне (Пустомитівський р-н, Львівська область)): </text:h>
      <text:h text:style-name="Heading_20_6" text:outline-level="6">Изменились данные отделения Пункт приймання - видачі (до 30 кг): вул. І. Миколайчука, 24 (Поштове відділення)(село Довгопілля (Путильський р-н, Чернівецька область)): </text:h>
      <text:h text:style-name="Heading_20_6" text:outline-level="6">Изменились данные отделения Відділення №1: вул. Колійова, 1а/1 (Вантажне відділення)(селище міського типу Товсте (Заліщицький р-н, Тернопільська область)): </text:h>
      <text:h text:style-name="Heading_20_6" text:outline-level="6">Изменились данные отделения Пункт приймання-видачі (до 30 кг): вул. Центральна, 25 (Поштове відділення)(село Балабанівка (Оратівський р-н, Вінницька область)): </text:h>
      <text:h text:style-name="Heading_20_6" text:outline-level="6">Изменились данные отделения Пункт приймання-видачі (до 30 кг): вул. Перемоги, 10А (Поштове відділення)(село Добропілля (Валківський р-н, Харківська область)): </text:h>
      <text:h text:style-name="Heading_20_6" text:outline-level="6">Изменились данные отделения Мобільне відділення № 1 (до 30 кг): вул. Зарічна,2 (ВІ3008СІ) (Поштове відділення)(село Левенцівка (Чутівський р-н, Полтавська область)): </text:h>
      <text:h text:style-name="Heading_20_6" text:outline-level="6">Изменились данные отделения Пункт приймання-видачі (до 30 кг): вул. Т.Шевченка, 9 (Поштове відділення)(селище міського типу Лихівка (П'ятихатський р-н, Дніпропетровська область)): </text:h>
      <text:h text:style-name="Heading_20_6" text:outline-level="6">Изменились данные отделения Пункт приймання - видачі (до 30 кг): вул. Жовтнева, 2а (Поштове відділення)(село Кунів (Ізяславський р-н, Хмельницька область)): </text:h>
      <text:h text:style-name="Heading_20_6" text:outline-level="6">Изменились данные отделения Відділення №1 (до 30 кг на одне місце): вул. Базарна, 3 (Поштове відділення)(селище міського типу Першотравневе (Овруцький р-н, Житомирська область)): </text:h>
      <text:h text:style-name="Heading_20_6" text:outline-level="6">Изменились данные отделения Відділення №1: вул. Шкільна, 64 (Вантажне відділення)(село Кідри (Володимирецький р-н, Рівненська область)): </text:h>
      <text:h text:style-name="Heading_20_6" text:outline-level="6">Изменились данные отделения Пункт приймання-видачі (до 30 кг): вул. Фігура, 53 (Поштове відділення)(село Кривче (Борщівський р-н, Тернопільська область)): </text:h>
      <text:h text:style-name="Heading_20_6" text:outline-level="6">Изменились данные отделения Відділення №1: вул. Центральна, 64а (маг. "Капітошка") (Вантажне відділення)(село Заріччя (Іршавський р-н, Закарпатська область)): </text:h>
      <text:h text:style-name="Heading_20_6" text:outline-level="6">Изменились данные отделения Пункт приймання - видачі (до 30 кг): вул. Центральна, 21А (Поштове відділення)(село Велика Русава (Томашпільський р-н, Вінницька область)): </text:h>
      <text:h text:style-name="Heading_20_6" text:outline-level="6">Изменились данные отделения Пункт приймання-видачі (до 30 кг): вул. Шевченка, б/н (Поштове відділення)(село Лукашівка (Чорнобаївський р-н, Черкаська область)): </text:h>
      <text:h text:style-name="Heading_20_6" text:outline-level="6">Изменились данные отделения Відділення № 1: вул. Незалежності, 186а (Вантажне відділення)(село Горінчово (Хустський р-н, Закарпатська область)): </text:h>
      <text:h text:style-name="Heading_20_6" text:outline-level="6">Изменились данные отделения Відділення №1: вул. Миру, 34 (Вантажне відділення)(село Нересниця (Тячівський р-н, Закарпатська область)): </text:h>
      <text:h text:style-name="Heading_20_6" text:outline-level="6">Изменились данные отделения Відділення №1: вул. Незалежності, 1Б (Вантажне відділення)(місто Калинівка (Калинівський р-н, Вінницька область)): </text:h>
      <text:h text:style-name="Heading_20_6" text:outline-level="6">Изменились данные отделения Відділення №1: вул. Миру, 53а (Вантажне відділення)(селище міського типу Володарка (Володарський р-н, Київська)): </text:h>
      <text:h text:style-name="Heading_20_6" text:outline-level="6">Изменились данные отделения Відділення №1: вул. Механізаторів, 15А (Вантажне відділення)(місто Гайсин (Гайсинський р-н, Вінницька область)): </text:h>
      <text:h text:style-name="Heading_20_6" text:outline-level="6">Изменились данные отделения Пункт приймання-видачі (до 30 кг): вул. Ферапонтова, 9 (Поштове відділення)(село Єрківці (Переяслав-Хмельницький р-н, Київська)): </text:h>
      <text:h text:style-name="Heading_20_6" text:outline-level="6">Изменились данные отделения Пункт приймання-видачі (до 30 кг): вул. Центральна, 43 (Поштове відділення)(село Попівка (Маньківський р-н, Черкаська область)): </text:h>
      <text:h text:style-name="Heading_20_6" text:outline-level="6">Изменились данные отделения Пункт приймання - видачі (до 30 кг): вул. Українська, 66 (Поштове відділення)(село Джурків (Коломийський р-н, Івано-Франківська область)): </text:h>
      <text:h text:style-name="Heading_20_6" text:outline-level="6">Изменились данные отделения Мобільне відділення №1 (до 30 кг): вул. Центральна, 1 (АХ4930ЕА) (Поштове відділення)(село Івашки (Золочівський р-н, Харківська область)): </text:h>
      <text:h text:style-name="Heading_20_6" text:outline-level="6">Изменились данные отделения Пункт приймання - видачі (до 30 кг): вул. 403 магазин "Ренуар" (Поштове відділення)(село Груники (Тячівський р-н, Закарпатська область)): </text:h>
      <text:h text:style-name="Heading_20_6" text:outline-level="6">Изменились данные отделения Пункт приймання-видачі (до 30 кг): вул. Центральна, б/н (Поштове відділення)(село Драбівці (Золотоніський р-н, Черка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Центральна, 109 (Поштове відділення)(село Мар'янівка (Овідіопольський р-н, Одеська область)): </text:h>
      <text:h text:style-name="Heading_20_6" text:outline-level="6">Изменились данные отделения Пункт приймання-видачі (до 30 кг): вул. Кревецького,29б (Поштове відділення)(село Розділ (Миколаївський р-н, Львівська область)): </text:h>
      <text:h text:style-name="Heading_20_6" text:outline-level="6">Изменились данные отделения Мобільне відділення №1 (до 30 кг): вул. Шкільна 30а, (ВН6293 ) (Поштове відділення)(село Юр'ївка (Тарутинський р-н, Одеська область)): </text:h>
      <text:h text:style-name="Heading_20_6" text:outline-level="6">Изменились данные отделения Мобільне відділення №1 (до 30 кг): вул. Центральна, навпроти сіль ради (АТ1710АМ Renault Master) (Поштове відділення)(село Хоробрів (Козівський р-н, Тернопільська область)): </text:h>
      <text:h text:style-name="Heading_20_6" text:outline-level="6">Изменились данные отделения Пункт приймання-видачі (до 30 кг): вул. Головна, 15 (Поштове відділення)(село Корчівці (Глибоцький р-н, Чернівецька область)): </text:h>
      <text:h text:style-name="Heading_20_6" text:outline-level="6">Изменились данные отделения Пункт приймання-видачі (до 30 кг): вул. Дрогобицька, 13 (Поштове відділення)(село Станиля (Дрогобицький р-н, Львівська область)): </text:h>
      <text:h text:style-name="Heading_20_6" text:outline-level="6">Изменились данные отделения Пункт приймання-видачі (до 30 кг): вул. Покровська, 30а (Поштове відділення)(село Дягова (Менський р-н, Чернігівська область)): </text:h>
      <text:h text:style-name="Heading_20_6" text:outline-level="6">Изменились данные отделения Пункт приймання - видачі (до 30 кг): вул. Грушевського, 44Б (Поштове відділення)(село Дубки (Городенківський р-н, Івано-Франківська область)): </text:h>
      <text:h text:style-name="Heading_20_6" text:outline-level="6">Изменились данные отделения Пункт приймання-видачі (до 30 кг), вул. 8 Березня, 60 (Поштове відділення)(село Збуж (Костопільський р-н, Рівненська область)): </text:h>
      <text:h text:style-name="Heading_20_6" text:outline-level="6">Изменились данные отделения Пункт приймання - видачі (до 30 кг): вул. Центральна,1 (Поштове відділення)(село Боровне (Камінь-Каширський р-н, Волинська область)): </text:h>
      <text:h text:style-name="Heading_20_6" text:outline-level="6">Изменились данные отделения Пункт приймання-видачі (до 30 кг): вул. Миру, 2 (Поштове відділення)(село Новолутківка (Добровеличківський р-н, Кіровоградська область)): </text:h>
      <text:h text:style-name="Heading_20_6" text:outline-level="6">Изменились данные отделения Пункт приймання-видачі (до 30 кг): вул. Героїв Майдану, 42А (Поштове відділення)(село Перепільчинці (Шаргородський р-н, Вінницька область)): </text:h>
      <text:h text:style-name="Heading_20_6" text:outline-level="6">Изменились данные отделения Пункт приймання-видачі (до 30 кг): вул. Сонячна, 13 (Поштове відділення)(село Обухів (Мурованокуриловецький р-н, Вінницька область)): </text:h>
      <text:h text:style-name="Heading_20_6" text:outline-level="6">Изменились данные отделения Пункт приймання-видачі (до 30 кг): вул. Дрогобицька, 353 (Поштове відділення)(село Нове Село (Городоцький р-н, Львівська область)): </text:h>
      <text:h text:style-name="Heading_20_6" text:outline-level="6">Изменились данные отделения Пункт приймання-видачі (до 30 кг): вул. Миру, 86 (Поштове відділення)(село Пиків (Калинівський р-н, Він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 - видачі (до 30 кг): вул. Мазепи, 2 (Поштове відділення)(село Дернів (Кам'янка-Бузький р-н, Львівська область)): </text:h>
      <text:h text:style-name="Heading_20_6" text:outline-level="6">Изменились данные отделения Пункт приймання - видачі (до 30 кг): вул. Незалежності, 6 (Поштове відділення)(село Рожневі Поля (Снятин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Центральна, 28 (Поштове відділення)(село Чернацьке (Середино-Будський р-н, Сумська область)): </text:h>
      <text:h text:style-name="Heading_20_6" text:outline-level="6">Изменились данные отделения Пункт приймання-видачі (до 30 кг): вул. Шевченка, 57а (Поштове відділення)(село Григорівка (Бахмацький р-н, Чернігівська область)): </text:h>
      <text:h text:style-name="Heading_20_6" text:outline-level="6">Изменились данные отделения Пункт приймання-видачі (до 30 кг): вул. Шевченка, 94 А (Поштове відділення)(село Росільна (Богородчанський р-н, Івано-Франківська область)): </text:h>
      <text:h text:style-name="Heading_20_6" text:outline-level="6">Изменились данные отделения Пункт приймання - видачі (до 30 кг): вул. Березова, 8 (Поштове відділення)(село Радове (Зарічненський р-н, Рівненська область)): </text:h>
      <text:h text:style-name="Heading_20_6" text:outline-level="6">Изменились данные отделения Пункт приймання - видачі (до 30 кг): вул. Центральна, 13 (Поштове відділення)(село Сухостав (Гусятинський р-н, Тернопільська область)): </text:h>
      <text:h text:style-name="Heading_20_6" text:outline-level="6">Изменились данные отделения Пункт приймання - видачі (до 30 кг): вул. Гостинець, 180 (Поштове відділення)(село Рошнів (Тисменицький р-н, Івано-Франківська область)): </text:h>
      <text:h text:style-name="Heading_20_6" text:outline-level="6">Изменились данные отделения Мобільне відділення №1 (до 30 кг): вул. Парадна, 27 (маг. "Смачна лавка") (ВА1050ЕМ) (Поштове відділення)(село Успенка (Онуфріївський р-н, Кіровоградська область)): </text:h>
      <text:h text:style-name="Heading_20_6" text:outline-level="6">Изменились данные отделения Пункт приймання - видачі (до 30 кг): вул. Шкільна, 57 (Поштове відділення)(село Світанок (Корецький р-н, Рівненська область)): </text:h>
      <text:h text:style-name="Heading_20_6" text:outline-level="6">Изменились данные отделения Пункт приймання-видачі (до 30 кг): вул. Центральна, 1 (Поштове відділення)(село Стара Оржиця (Згурівський р-н, Київська)): </text:h>
      <text:h text:style-name="Heading_20_6" text:outline-level="6">Изменились данные отделения Відділення №1: вул. Приміська, 5 (Вантажне відділення)(село Копистин (Хмельницький р-н, Хмельницька область)): </text:h>
      <text:h text:style-name="Heading_20_6" text:outline-level="6">Изменились данные отделения Пункт приймання - видачі (до 30 кг): вул. Хмельницького ,2 (Поштове відділення)(село Тростянка (Коломийський р-н, Івано-Франківська область)): </text:h>
      <text:h text:style-name="Heading_20_6" text:outline-level="6">Изменились данные отделения Пункт приймання - видачі (до 30 кг): вул. Петефі, 7а (Поштове відділення)(село Четфалва (Берегівський р-н, Закарпатська область)): </text:h>
      <text:h text:style-name="Heading_20_6" text:outline-level="6">Изменились данные отделения Пункт приймання - видачі (до 30 кг): вул. Наливайка, 9а (Поштове відділення)(село Годовиця (Пустомитівський р-н, Львівська область)): </text:h>
      <text:h text:style-name="Heading_20_6" text:outline-level="6">Изменились данные отделения Пункт приймання-видачі (до 30 кг): вул. Карпатська, 2а (Поштове відділення)(село Воля-Блажівська (Самбірський р-н, Львівська область)): </text:h>
      <text:h text:style-name="Heading_20_6" text:outline-level="6">Изменились данные отделения Пункт приймання-видачі (до 30 кг): вул. Свято-Михайлівська, 1 (Поштове відділення)(село Гвоздавка Друга (Любашівський р-н, Одеська область)): </text:h>
      <text:h text:style-name="Heading_20_6" text:outline-level="6">Изменились данные отделения Пункт приймання-видачі (до 30 кг): вул. Миру, 24 (Поштове відділення)(село Кузьмина Гребля (Христинівський р-н, Черкаська область)): </text:h>
      <text:h text:style-name="Heading_20_6" text:outline-level="6">Изменились данные отделения Відділення №1: вул. Центральна, 56 А (Вантажне відділення)(село Пухівка (Броварський р-н, Київська)): </text:h>
      <text:h text:style-name="Heading_20_6" text:outline-level="6">Изменились данные отделения Відділення №1: вул. 1-го Травня, 18 (Вантажне відділення)(місто Любомль (Любомльський р-н, Волинська область)): </text:h>
      <text:h text:style-name="Heading_20_6" text:outline-level="6">Изменились данные отделения Пункт приймання-видачі (до 30 кг): вул. Центральна, 7 (Поштове відділення)(село Чаплинка (Юр'ївський р-н, Дніпропетровська область)): </text:h>
      <text:h text:style-name="Heading_20_6" text:outline-level="6">Изменились данные отделения Пункт приймання-видачі (до 30 кг): вул. Зарічна, 1А (Поштове відділення)(село Бабурка (Запорізький р-н, Запорізька область)): </text:h>
      <text:h text:style-name="Heading_20_6" text:outline-level="6">Изменились данные отделения Пункт приймання-видачі (до 30 кг): вул. Центральна, 10 (Поштове відділення)(село Кудлаївка (Новгород-Сіверський р-н, Чернігівська область)): </text:h>
      <text:h text:style-name="Heading_20_6" text:outline-level="6">Изменились данные отделения Мобільне відділення №1 (до 10 кг на одне місце): вул. Липецкая, 36 (АХ6517ЕН) (Поштове відділення)(село Руські Тишки (Харківський р-н, Харківська область)): </text:h>
      <text:h text:style-name="Heading_20_6" text:outline-level="6">Изменились данные отделения Пункт приймання-видачі (до 30 кг): вул. Серафинець, 21 (Поштове відділення)(село Видинів (Снятинський р-н, Івано-Франківська область)): </text:h>
      <text:h text:style-name="Heading_20_6" text:outline-level="6">Изменились данные отделения Пункт приймання-видачі (до 30 кг): вул. Центральна, 25 (Поштове відділення)(село Поділ (Срібнянський р-н, Чернігівська область)): </text:h>
      <text:h text:style-name="Heading_20_6" text:outline-level="6">Изменились данные отделения Пункт приймання-видачі (до 30 кг): вул. Шевченка, 82Б (Поштове відділення)(село Княжолука (Долин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Відділення №1: вул. Чернавіна, 42а (Вантажне відділення)(селище міського типу Ямпіль (Білогірський р-н, Хмельницька область)): </text:h>
      <text:h text:style-name="Heading_20_6" text:outline-level="6">Изменились данные отделения Пункт приймання-видачі (до 30 кг): вул. Центральна, 84 (Поштове відділення)(село Ріжки (Таращанський р-н, Київська)): </text:h>
      <text:h text:style-name="Heading_20_6" text:outline-level="6">Изменились данные отделения Пункт приймання - видачі (до 30 кг): вул. Зелена, 46 (Поштове відділення)(село Урмань (Бережанський р-н, Тернопільська область)): </text:h>
      <text:h text:style-name="Heading_20_6" text:outline-level="6">Изменились данные отделения Мобільне відділення №1 (до 30 кг): вул. Грушевського, 17 (АВ 6044 ЕН) (Поштове відділення)(село Росоша (Липовецький р-н, Вінницька область)): </text:h>
      <text:h text:style-name="Heading_20_6" text:outline-level="6">Изменились данные отделения Відділення №1: вул. Виставкова, 12 (Вантажне відділення)(село Чубинське (Бориспільський р-н, Київська)): </text:h>
      <text:h text:style-name="Heading_20_6" text:outline-level="6">Изменились данные отделения Пункт приймання-видачі (до 30 кг): вул. Центральна, 5А (Поштове відділення)(село Карпилівка (Рівненський р-н, Рівненська область)): </text:h>
      <text:h text:style-name="Heading_20_6" text:outline-level="6">Изменились данные отделения Пункт приймання-видачі (до 30 кг): вул. Петефі, 59 (Поштове відділення)(село Велика Паладь (Виноградівський р-н, Закарпатська область)): </text:h>
      <text:h text:style-name="Heading_20_6" text:outline-level="6">Изменились данные отделения Пункт приймання - видачі ( до 30 кг): вул. Центральна, 20 (Поштове відділення)(село Вовчинець (Вижницький р-н, Чернівецька область)): </text:h>
      <text:h text:style-name="Heading_20_6" text:outline-level="6">Изменились данные отделения Мобільне відділення №1: вул. Перемоги, 2 (ВІ 3008 СІ) (Поштове відділення)(село Василівка (Чутівський р-н, Полтавська область)): </text:h>
      <text:h text:style-name="Heading_20_6" text:outline-level="6">Изменились данные отделения Пункт приймання-видачі (до 30 кг): вул. М. Емінеску, 73 (Поштове відділення)(село Остриця (Герцаївський р-н, Чернівецька область)): </text:h>
      <text:h text:style-name="Heading_20_6" text:outline-level="6">Изменились данные отделения Мобільне відділення №1: вул. Антонова, 5 (ВЕ 9736 ЕІ) (Поштове відділення)(село Чаусове (Первомайський р-н, Миколаївська область)): </text:h>
      <text:h text:style-name="Heading_20_6" text:outline-level="6">Изменились данные отделения Пункт приймання - видачі ( до 30 кг): вул. Головна, 256 (Поштове відділення)(село Шепіт (Путильський р-н, Чернівецька область)): </text:h>
      <text:h text:style-name="Heading_20_6" text:outline-level="6">Изменились данные отделения Пункт приймання - видачі (до 30 кг): вул. Б.Хмельницького, 101 (Поштове відділення)(село Бродівське (Острозький р-н, Рівненська область)): </text:h>
      <text:h text:style-name="Heading_20_6" text:outline-level="6">Изменились данные отделения Відділення №1: вул. Благовіщенська, 58 (Вантажне відділення)(місто Тростянець (Тростянецький р-н, Сумська область)): </text:h>
      <text:h text:style-name="Heading_20_6" text:outline-level="6">Изменились данные отделения Пункт приймання-видачі (до 30 кг): вул. Центральна, 7 (Поштове відділення)(село Малашівці (Хмельницький р-н, Хмельницька область)): </text:h>
      <text:h text:style-name="Heading_20_6" text:outline-level="6">Изменились данные отделения Пункт приймання - видачі (до 30 кг): вул. Яремчука, 39 (Поштове відділення)(село Нові Драчинці (Кіцманський р-н, Чернівецька область)): </text:h>
      <text:h text:style-name="Heading_20_6" text:outline-level="6">Изменились данные отделения Пункт приймання-видачі (до 30 кг): вул. Тишика, 56а (Поштове відділення)(село Обенижі (Турійський р-н, Волинська область)): </text:h>
      <text:h text:style-name="Heading_20_6" text:outline-level="6">Изменились данные отделения Пункт приймання-видачі (до 30 кг): вул. Центральна, 58 А (Поштове відділення)(село Литвиновичі (Кролевецький р-н, Сумська область)): </text:h>
      <text:h text:style-name="Heading_20_6" text:outline-level="6">Изменились данные отделения Пункт приймання-видачі (до 30 кг): вул. Молодіжня, 5 (Поштове відділення)(село Голубівка (Лебединський р-н, Сумська область)): </text:h>
      <text:h text:style-name="Heading_20_6" text:outline-level="6">Изменились данные отделения Пункт приймання - видачі (до 30 кг): вул. Феліновича, 1 (Поштове відділення)(село Фаринки (Камінь-Каширський р-н, Волинська область)): </text:h>
      <text:h text:style-name="Heading_20_6" text:outline-level="6">Изменились данные отделения Відділення № 1 (до 30 кг): вул. Шевченка 103 (Поштове відділення)(село Хотів (Києво-Святошинський, Київська)): </text:h>
      <text:h text:style-name="Heading_20_5" text:outline-level="5">Загрузка страницы №8 (по 150 отделений на старнице) - True + </text:h>
      <text:p text:style-name="Text_20_body">&gt;</text:p>
      <text:h text:style-name="Heading_20_6" text:outline-level="6">Изменились данные отделения Пункт приймання-видачі (до 30 кг): вул. Сторожинецька, 24а (Поштове відділення)(село Нові Бросківці (Сторожине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Музейна, 22 (Поштове відділення)(село Новоселівка (Саратський р-н, Одеська область)): </text:h>
      <text:h text:style-name="Heading_20_6" text:outline-level="6">Изменились данные отделения Мобільне відділення №1 (до 30 кг): вул. Центральна, 48 (ВС3146КР) (Поштове відділення)(село Поляни (Золочівський р-н, Львівська область)): </text:h>
      <text:h text:style-name="Heading_20_6" text:outline-level="6">Изменились данные отделения Пункт приймання-видачі (до 30 кг): вул. Баня, 150 (Поштове відділення)(село Текуча (Косів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Виноградна, 60 (Поштове відділення)(селище міського типу Березине (Тарутинський р-н, Одеська область)): </text:h>
      <text:h text:style-name="Heading_20_6" text:outline-level="6">Изменились данные отделения Пункт приймання-видачі (до 30 кг): вул. Кільцева, 48 (Поштове відділення)(село Паньківці (Старосинявський р-н, Хмельницька область)): </text:h>
      <text:h text:style-name="Heading_20_6" text:outline-level="6">Изменились данные отделения Пункт приймання - видачі (до 30 кг): вул. Миру, 21 (Поштове відділення)(село Малий Олексин (Рівненський р-н, Рівненська область)): </text:h>
      <text:h text:style-name="Heading_20_6" text:outline-level="6">Изменились данные отделения Пункт приймання - видачі (до 30 кг): вул. Воїнів інтернаціоналістів, 28 (Поштове відділення)(село Стадники (Острозький р-н, Рівненська область)): </text:h>
      <text:h text:style-name="Heading_20_6" text:outline-level="6">Изменились данные отделения Пункт приймання - видачі (до 30 кг): вул. Шкільна, 52 (Поштове відділення)(село Отроків (Новоушицький р-н, Хмельницька область)): </text:h>
      <text:h text:style-name="Heading_20_6" text:outline-level="6">Изменились данные отделения Пункт приймання - видачі (до 30 кг): вул. Миру, 28 (Поштове відділення)(село Гряди (Іваничівський р-н, Волинська область)): </text:h>
      <text:h text:style-name="Heading_20_6" text:outline-level="6">Изменились данные отделения Пункт приймання-видачі (до 30 кг): вул. Центральна, 5 (Поштове відділення)(село Піщане (Суми, Сумська область)): </text:h>
      <text:h text:style-name="Heading_20_6" text:outline-level="6">Изменились данные отделения Пункт приймання-видачі (до 30 кг): вул. Вороніжський Шлях, 38 (Поштове відділення)(село Землянка (Глухівський р-н, Сумська область)): </text:h>
      <text:h text:style-name="Heading_20_6" text:outline-level="6">Изменились данные отделения Відділення №1: вул. О. Маковея, 62 (Вантажне відділення)(місто Яворів (Яворівський р-н, Львівська область)): </text:h>
      <text:h text:style-name="Heading_20_6" text:outline-level="6">Изменились данные отделения Пункт приймання - видачі (до 30 кг): вул. Центральна, 4 (Поштове відділення)(село Іванівці (Волочиський р-н, Хмельницька область)): </text:h>
      <text:h text:style-name="Heading_20_6" text:outline-level="6">Изменились данные отделения Пункт приймання - видачі ( до 30 кг): вул. Шосейна 16а (Поштове відділення)(село Перекалля (Зарічненський р-н, Рівненська область)): </text:h>
      <text:h text:style-name="Heading_20_6" text:outline-level="6">Изменились данные отделения Пункт приймання-видачі (до 30 кг): вул. Центральна, 58 (Поштове відділення)(село Купка (Глибо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Ігоря Сікорського, 44б (Поштове відділення)(село Сонячне (Житомирський р-н, Житомирська область)): </text:h>
      <text:h text:style-name="Heading_20_6" text:outline-level="6">Изменились данные отделения Пункт приймання-видачі (до 30 кг): вул. Незалежності, 17 (Поштове відділення)(селище міського типу Чернелиця (Городенківський р-н, Івано-Франківська область)): </text:h>
      <text:h text:style-name="Heading_20_6" text:outline-level="6">Изменились данные отделения Пункт приймання - видачі (до 30 кг): вул. Незалежності, 24 (Поштове відділення)(село Сороки (Городенківський р-н, Івано-Франківська область)): </text:h>
      <text:h text:style-name="Heading_20_6" text:outline-level="6">Изменились данные отделения Відділення №1 (до 30 кг): вул. Ярослава Мудрого, 1 (Поштове відділення)(село Блиставиця (Бородянський р-н, Київська)): </text:h>
      <text:h text:style-name="Heading_20_6" text:outline-level="6">Изменились данные отделения Пункт приймання-видачі (до 30 кг): вул. Головна, 10 (Поштове відділення)(село Снячів (Сторожинецький р-н, Чернівецька область)): </text:h>
      <text:h text:style-name="Heading_20_6" text:outline-level="6">Изменились данные отделения Пункт приймання-видачі (до 30 кг): вул. Центральна, 1 а (Поштове відділення)(село Іванчанка (Тарутинський р-н, Одеська область)): </text:h>
      <text:h text:style-name="Heading_20_6" text:outline-level="6">Изменились данные отделения Пункт приймання - видачі (до 30 кг): вул. Шкільна 5/1 (Поштове відділення)(село Пашківці (Хмельницький р-н, Хмельницька область)): </text:h>
      <text:h text:style-name="Heading_20_6" text:outline-level="6">Изменились данные отделения Пункт приймання-видачі (до 30 кг): вул. Поліська, 65 (Поштове відділення)(село Бірки (Любешівський р-н, Волинська область)): </text:h>
      <text:h text:style-name="Heading_20_6" text:outline-level="6">Изменились данные отделения Пункт приймання-видачі (до 30 кг): вул. Комсомольська, 8 (Поштове відділення)(село Олефірівка (Петропавлівський р-н, Дніпропетровська область)): </text:h>
      <text:h text:style-name="Heading_20_6" text:outline-level="6">Изменились данные отделения Пункт приймання-видачі (до 30 кг): вул. Центральна, 155 (Поштове відділення)(село Нове Село (Виноградівський р-н, Закарпатська область)): </text:h>
      <text:h text:style-name="Heading_20_6" text:outline-level="6">Изменились данные отделения Пункт приймання-видачі (до 30 кг): вул. Сковороди, 2 (Поштове відділення)(село Тарасівка (Хорольський р-н, Полтавська область)): </text:h>
      <text:h text:style-name="Heading_20_6" text:outline-level="6">Изменились данные отделения Пункт приймання-видачі (до 30 кг): вул. Миру, 9 (Поштове відділення)(селище міського типу Бородіно (Тарутинський р-н, Одеська область)): </text:h>
      <text:h text:style-name="Heading_20_6" text:outline-level="6">Изменились данные отделения Пункт приймання-видачі (до 30 кг): вул. Центральна, 32 (Поштове відділення)(селище міського типу Дігтярі (Срібнянський р-н, Чернігівська область)): </text:h>
      <text:h text:style-name="Heading_20_6" text:outline-level="6">Изменились данные отделения Пункт приймання-видачі (до 30 кг): вул. Центральна, 248 (Поштове відділення)(село Могилівка (Герцаївський р-н, Чернівецька область)): </text:h>
      <text:h text:style-name="Heading_20_6" text:outline-level="6">Изменились данные отделения Відділення №1: вул. Дружби, 1 (Вантажне відділення)(село Проців (Бориспільський р-н, Київська)): </text:h>
      <text:h text:style-name="Heading_20_6" text:outline-level="6">Изменились данные отделения Пункт приймання - видачі (до 30 кг): вул. Шевченка, 39 (Поштове відділення)(село Волиця (Комарева) (Сокальський р-н, Львівська область)): </text:h>
      <text:h text:style-name="Heading_20_6" text:outline-level="6">Изменились данные отделения Пункт приймання-видачі (до 30 кг): вул. Шевченка, 5 (Поштове відділення)(село Миропілля (Корсунь-Шевченківський р-н, Черкаська область)): </text:h>
      <text:h text:style-name="Heading_20_6" text:outline-level="6">Изменились данные отделения Пункт приймання-видачі (до 30 кг): вул. Кооперативна 29а (Поштове відділення)(село Тарган (Володарський р-н, Київська)): </text:h>
      <text:h text:style-name="Heading_20_6" text:outline-level="6">Изменились данные отделения Відділення №1: вул. Шухевича, 3 (Вантажне відділення)(місто Бурштин (Бурштин, Івано-Франківська область)): </text:h>
      <text:h text:style-name="Heading_20_6" text:outline-level="6">Изменились данные отделения Пункт приймання-видачі (до 30 кг): вул. Центральна, 50 (Поштове відділення)(село Юхнове (Новгород-Сіверський р-н, Чернігівська область)): </text:h>
      <text:h text:style-name="Heading_20_6" text:outline-level="6">Изменились данные отделения Пункт приймання-видачі (до 30 кг): вул. Головна, 30 (Поштове відділення)(село Василів (Заставнівський р-н, Чернівецька область)): </text:h>
      <text:h text:style-name="Heading_20_6" text:outline-level="6">Изменились данные отделения Пункт приймання - видачі (до 30 кг): вул. Шевченка, 1 (Поштове відділення)(село Підлісці (Кременецький р-н, Тернопільська область)): </text:h>
      <text:h text:style-name="Heading_20_6" text:outline-level="6">Изменились данные отделения Пункт приймання-видачі (до 30 кг): вул. Центральна, 7 (Поштове відділення)(село Карашина (Корсунь-Шевченківський р-н, Черкаська область)): </text:h>
      <text:h text:style-name="Heading_20_6" text:outline-level="6">Изменились данные отделения Пункт приймання - видачі (до 30 кг): вул. Центральна, 42 (Поштове відділення)(село Гаї (Кременецький р-н, Тернопільська область)): </text:h>
      <text:h text:style-name="Heading_20_6" text:outline-level="6">Изменились данные отделения Пункт приймання-видачі (до 30 кг): вул.Центральна, 23А (Поштове відділення)(село Потіївка (Радомишльський р-н, Житомирська область)): </text:h>
      <text:h text:style-name="Heading_20_6" text:outline-level="6">Изменились данные отделения Пункт приймання-видачі (до 30 кг): вул. Благовісна, 86 (Поштове відділення)(село Думанці (Черкаський р-н, Черкаська область)): </text:h>
      <text:h text:style-name="Heading_20_6" text:outline-level="6">Изменились данные отделения Пункт приймання-видачі (до 30 кг): вул. Шевченка, 37 (Поштове відділення)(село Малі Дорогостаї (Млинівський р-н, Рівненська область)): </text:h>
      <text:h text:style-name="Heading_20_6" text:outline-level="6">Изменились данные отделения Відділення №1: вул. Центральна, 54 (ТРК Альтаїр) (Вантажне відділення)(місто Вільногірськ (Вільногірськ, Дніпропетровська область)): </text:h>
      <text:h text:style-name="Heading_20_6" text:outline-level="6">Изменились данные отделения Відділення №1: вул. Погребняка, 8б (Вантажне відділення)(місто Зіньків (Зіньківський р-н, Полтавська область)): </text:h>
      <text:h text:style-name="Heading_20_6" text:outline-level="6">Изменились данные отделения Мобільне відділення №1 (до 30 кг): вул. Шкільна, 6 ВО5933ВВ (Поштове відділення)(село Целіїв (Гусятинський р-н, Тернопільська область)): </text:h>
      <text:h text:style-name="Heading_20_6" text:outline-level="6">Изменились данные отделения Пункт приймання-видачі (до 30 кг): вул. Центральна 152 (Поштове відділення)(село Невицьке (Ужгородський р-н, Закарпатська область)): </text:h>
      <text:h text:style-name="Heading_20_6" text:outline-level="6">Изменились данные отделения Відділення №1: вул. Б.Хмельницького, 42 (Вантажне відділення)(місто Ямпіль (Ямпільський р-н, Вінницька область)): </text:h>
      <text:h text:style-name="Heading_20_6" text:outline-level="6">Изменились данные отделения Пункт приймання - видачі ( до 30 кг): вул. Миколишина, 67 (Поштове відділення)(село Мазурівка (Тульчинський р-н, Вінницька область)): </text:h>
      <text:h text:style-name="Heading_20_6" text:outline-level="6">Изменились данные отделения Відділення № 1: вул. Жовтнева, 8 (Вантажне відділення)(селище міського типу Приютівка (Олександрійський р-н, Кіровоградська область)): </text:h>
      <text:h text:style-name="Heading_20_6" text:outline-level="6"><text:soft-page-break/>Изменились данные отделения Пункт приймання-видачі (до 30 кг): вул. Набережна, 33 (Поштове відділення)(село Нова Вільшанка (Лиманський р-н, Одеська область)): </text:h>
      <text:h text:style-name="Heading_20_6" text:outline-level="6">Изменились данные отделения Пункт приймання - видачі (до 30 кг): вул. Відродження 59 А (Поштове відділення)(село Мощена (Ковельський р-н, Волинська область)): </text:h>
      <text:h text:style-name="Heading_20_6" text:outline-level="6">Изменились данные отделения Мобільне відділення (до 30 кг), вул. 27 Січня, 35 (Поштове відділення)(село Неморож (Звенигородський р-н, Черкаська область)): </text:h>
      <text:h text:style-name="Heading_20_6" text:outline-level="6">Изменились данные отделения Пункт приймання-видачі (до 30 кг): вул. Шевченка, 130 (Поштове відділення)(село Обава (Мукачівський р-н, Закарпатська область)): </text:h>
      <text:h text:style-name="Heading_20_6" text:outline-level="6">Изменились данные отделения Відділення №1: вул. Хміль, 50а (Вантажне відділення)(село Немовичі (Сарненський р-н, Рівненська область)): </text:h>
      <text:h text:style-name="Heading_20_6" text:outline-level="6">Изменились данные отделения Пункт приймання-видачі (до 30 кг): вул. Проектна, 11 (Поштове відділення)(село Слобідка-Гуменецька (Кам'янець-Подільський р-н, Хмельницька область)): </text:h>
      <text:h text:style-name="Heading_20_6" text:outline-level="6">Изменились данные отделения Пункт приймання-видачі (до 30 кг): вул. Гагаріна, 15 (Поштове відділення)(село Рунівщина (Полтавський р-н, Полтавська область)): </text:h>
      <text:h text:style-name="Heading_20_6" text:outline-level="6">Изменились данные отделения Пункт приймання-видачі (до 30 кг): вул. Шевченка,9а (Поштове відділення)(село Воробіївка (Полонський р-н, Хмельницька область)): </text:h>
      <text:h text:style-name="Heading_20_6" text:outline-level="6">Изменились данные отделения Пункт приймання-видачі (до 30 кг): вул. Центральна, 26Б (Поштове відділення)(село Долинівка (Брусилівський р-н, Житомирська область)): </text:h>
      <text:h text:style-name="Heading_20_6" text:outline-level="6">Изменились данные отделения Пункт приймання-видачі (до 30 кг): вул. Мічуріна, 1б (Поштове відділення)(селище Покровське (Решетилівський р-н, Полтавська область)): </text:h>
      <text:h text:style-name="Heading_20_6" text:outline-level="6">Изменились данные отделения Пункт приймання -видачі (до 30 кг): вул. Центральна, 1 (Поштове відділення)(село Зашковичі (Городоцький р-н, Львівська область)): </text:h>
      <text:h text:style-name="Heading_20_6" text:outline-level="6">Изменились данные отделения Мобільне відділення №1 (до 30 кг): вул. Біля костелу (ВС4614ОС) (Поштове відділення)(село Крукеничі (Мостиський р-н, Львівська область)): </text:h>
      <text:h text:style-name="Heading_20_6" text:outline-level="6">Изменились данные отделения Пункт приймання-видачі (до 30 кг): вул. Приморська, 70 (Поштове відділення)(село Санжійка (Овідіопольський р-н, Одеська область)): </text:h>
      <text:h text:style-name="Heading_20_6" text:outline-level="6">Изменились данные отделения Пункт приймання-видачі (до 30 кг): вул. Шевченка, 99 (Поштове відділення)(село Розточки (Долинський р-н, Івано-Франківська область)): </text:h>
      <text:h text:style-name="Heading_20_6" text:outline-level="6">Изменились данные отделения Пункт приймання - видачі ( до 30 кг): вул. Шевченка 97 (Поштове відділення)(село Вороньки (Бобровицький р-н, Чернігівська область)): </text:h>
      <text:h text:style-name="Heading_20_6" text:outline-level="6">Изменились данные отделения Пункт приймання-видачі (до 30 кг): вул. Мифодія Ковальчука, 33 (Поштове відділення)(село Чаньків (Дунаєвецький р-н, Хмельницька область)): </text:h>
      <text:h text:style-name="Heading_20_6" text:outline-level="6">Изменились данные отделения Пункт приймання - видачі (до 30 кг): вул. Жовтнева 33 (Поштове відділення)(село Світязь (Шацький р-н, Волин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Б.Хмельницького,137 (Поштове відділення)(село Надлиманське (Овідіопольський р-н, Одеська область)): </text:h>
      <text:h text:style-name="Heading_20_6" text:outline-level="6">Изменились данные отделения Пункт приймання - видачі (до 30 кг): вул. Б.Хмельницького, 50/а (Поштове відділення)(село Антонівка (Володимирецький р-н, Рівненська область)): </text:h>
      <text:h text:style-name="Heading_20_6" text:outline-level="6">Изменились данные отделения Пункт приймання-видачі (до 30 кг): вул. Туманського, 76б (Поштове відділення)(село Шевченкове (Глухівський р-н, Сумська область)): </text:h>
      <text:h text:style-name="Heading_20_6" text:outline-level="6">Изменились данные отделения Пункт приймання-видачі (до 30 кг): вул. Прорізна, 314 (Поштове відділення)(село Корніївка (Баришівський р-н, Київська)): </text:h>
      <text:h text:style-name="Heading_20_6" text:outline-level="6">Изменились данные отделения Мобільне відділення №1 (до 30 кг): вул. Миру, 35 ВА6700СА (Поштове відділення)(селище Вишневе (Маловисківський р-н, Кіровоградська область)): </text:h>
      <text:h text:style-name="Heading_20_6" text:outline-level="6">Изменились данные отделения Мобільне відділення №1 (до 30 кг): вул. Центральна, 10 (ВХ 4660 ЕН) (Поштове відділення)(село Варенка (Летичівський р-н, Хмель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Мобільне відділення (до 30 кг): Центральна, 1 (Поштове відділення)(село Макариха (Золочівський р-н, Харківська область)): </text:h>
      <text:h text:style-name="Heading_20_6" text:outline-level="6">Изменились данные отделения Пункт приймання-видачі (до 30 кг): вул. Шевченка, 15 (Поштове відділення)(село Полонисте (Голованівський р-н, Кіровоградська область)): </text:h>
      <text:h text:style-name="Heading_20_6" text:outline-level="6">Изменились данные отделения Пункт приймання-видачі (до 30 кг): вул. Лісна, 1 (Поштове відділення)(село Кустолово-Суходілка (Машівський р-н, Полтавська область)): </text:h>
      <text:h text:style-name="Heading_20_6" text:outline-level="6">Изменились данные отделения Пункт приймання - видачі (до 30 кг): вул. Грушевського, 1а (Поштове відділення)(село Лісківці (Кам'янець-Подільський р-н, Хмельницька область)): </text:h>
      <text:h text:style-name="Heading_20_6" text:outline-level="6">Изменились данные отделения Мобільне відділення №1 (до 30 кг): вул. Центральна 10 (00939МА) (Поштове відділення)(село Воронівка (Городищенський р-н, Черкаська область)): </text:h>
      <text:h text:style-name="Heading_20_6" text:outline-level="6">Изменились данные отделения Пункт приймання-видачі (до 30 кг): вул. Залізнична , 2Б (Поштове відділення)(село Нове Залісся (Бородянський р-н, Київська)): </text:h>
      <text:h text:style-name="Heading_20_6" text:outline-level="6">Изменились данные отделения Відділення №1: вул. Шевченко, 2/82 (Вантажне відділення)(селище міського типу Пісочин (Харківський р-н, Харківська область)): </text:h>
      <text:h text:style-name="Heading_20_6" text:outline-level="6">Изменились данные отделения Відділення №1: вул. Поштова, 7 (Вантажне відділення)(селище міського типу Покотилівка (Харківський р-н, Харківська область)): </text:h>
      <text:h text:style-name="Heading_20_6" text:outline-level="6">Изменились данные отделения Пункт приймання - видачі (до 30 кг): вул. Шкільна 1В (Поштове відділення)(село Гайворон (Володарський р-н, Київська)): </text:h>
      <text:h text:style-name="Heading_20_6" text:outline-level="6">Изменились данные отделения Відділення №1: вул. Соборна, 104а (Вантажне відділення)(селище міського типу Широке (Криворізький р-н, Дніпропетровська область)): </text:h>
      <text:h text:style-name="Heading_20_6" text:outline-level="6">Изменились данные отделения Відділення №1: вул. Центральна, 70 (Вантажне відділення)(місто Слов'янськ (Слов'янськ, Донецька область)): </text:h>
      <text:h text:style-name="Heading_20_6" text:outline-level="6">Изменились данные отделения Відділення №1: вул. Паркова, 4 (Вантажне відділення)(місто Березівка (Березівський р-н, Одеська область)): </text:h>
      <text:h text:style-name="Heading_20_6" text:outline-level="6">Изменились данные отделения Відділення №1: вул. Козака Володимира, 50 (Вантажне відділення)(село Петрівка-Роменська (Гадяцький р-н, Полтавська область)): </text:h>
      <text:h text:style-name="Heading_20_6" text:outline-level="6">Изменились данные отделения Пункт приймання-видачі (до 30 кг): вул. Лозівська, 61 (Поштове відділення)(село Лозова (Кегичівський р-н, Харківська область)): </text:h>
      <text:h text:style-name="Heading_20_6" text:outline-level="6">Изменились данные отделения Пункт приймання - видачі (до 30 кг): вул. Визволення, 77 (Поштове відділення)(село Плав'я (Свалявський р-н, Закарпатська область)): </text:h>
      <text:h text:style-name="Heading_20_6" text:outline-level="6">Изменились данные отделения Відділення № 1: вул. Кіпенко, 4 (Вантажне відділення)(місто Біляївка (Біляївський р-н, Одеська область)): </text:h>
      <text:h text:style-name="Heading_20_6" text:outline-level="6">Изменились данные отделения Відділення №1: вул. Незалежності, 19а (Вантажне відділення)(селище міського типу Ємільчине (Ємільчинський р-н, Житомирська область)): </text:h>
      <text:h text:style-name="Heading_20_6" text:outline-level="6">Изменились данные отделения Пункт приймання-видачі (до 30 кг): вул. Гоголя, 6 (Поштове відділення)(село Сахни (Конотопський р-н, Сумська область)): </text:h>
      <text:h text:style-name="Heading_20_6" text:outline-level="6">Изменились данные отделения Пункт приймання-видачі (до 30 кг): вул. Центральна, 62 (Поштове відділення)(село Костянтинівка (Сахновщинський р-н, Харківська область)): </text:h>
      <text:h text:style-name="Heading_20_6" text:outline-level="6">Изменились данные отделения Мобільне відділення (до 30 кг): Центральна, 1 (Поштове відділення)(село Коропи (Харківський р-н, Харківська область)): </text:h>
      <text:h text:style-name="Heading_20_6" text:outline-level="6">Изменились данные отделения Пункт приймання-видачі (до 30 кг): вул. Шевченка, 30 (Поштове відділення)(село Старий Скалат (Підволочиський р-н, Тернопільська область)): </text:h>
      <text:h text:style-name="Heading_20_6" text:outline-level="6">Изменились данные отделения Пункт приймання-видачі (до 30 кг): вул. Довбуша, 3 (Поштове відділення)(село Горошова (Борщівський р-н, Тернопільська область)): </text:h>
      <text:h text:style-name="Heading_20_6" text:outline-level="6">Изменились данные отделения Пункт приймання-видачі (до 30 кг): вул. Митяшкіна, 65 (Поштове відділення)(село Гермаківка (Борщівський р-н, Тернопільська область)): </text:h>
      <text:h text:style-name="Heading_20_6" text:outline-level="6">Изменились данные отделения Пункт приймання-видачі (до 30 кг): вул. Мартірок, б/н (Поштове відділення)(село Бадалово (Берегівський р-н, Закарпатська область)): </text:h>
      <text:h text:style-name="Heading_20_6" text:outline-level="6">Изменились данные отделения Пункт приймання - видачі (до 30 кг):вул. Центральна, 1 (Поштове відділення)(село Оліїв (Зборівський р-н, Тернопільська область)): </text:h>
      <text:h text:style-name="Heading_20_6" text:outline-level="6">Изменились данные отделения Пункт приймання - видачі (до 30 кг): вул. Лесі Українки, 26Б (Поштове відділення)(село Мовники (Іваничівський р-н, Волинська область)): </text:h>
      <text:h text:style-name="Heading_20_6" text:outline-level="6">Изменились данные отделения Пункт приймання - видачі ( до 30 кг): вул. Центр б/н (Поштове відділення)(село Білоберізка (Верховинський р-н, Івано-Франківська область)): </text:h>
      <text:h text:style-name="Heading_20_6" text:outline-level="6">Изменились данные отделения Пункт приймання-видачі (до 30 кг), вул. Бригадна 3 (Поштове відділення)(село Сирники (Луцький р-н, Волинська область)): </text:h>
      <text:h text:style-name="Heading_20_6" text:outline-level="6">Изменились данные отделения Пункт приймання-видачі (до 30 кг): вул. Січових Стрільців, 50 (Поштове відділення)(село Ясенів-Пільний (Городенків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 - видачі (до 30 кг): вул. Стрийська, 58 (Поштове відділення)(село Вільхівці (Жидачівський р-н, Львівська область)): </text:h>
      <text:h text:style-name="Heading_20_6" text:outline-level="6">Изменились данные отделения Пункт приймання-видачі (до 30 кг): вул. Весняна, 2а (Поштове відділення)(село Гланишів (Переяслав-Хмельницький р-н, Київська)): </text:h>
      <text:h text:style-name="Heading_20_6" text:outline-level="6">Изменились данные отделения Пункт приймання - видачі (до 30 кг): вул. Олега Щепанського, 26 (Поштове відділення)(село Комарівці (Барський р-н, Вінницька область)): </text:h>
      <text:h text:style-name="Heading_20_6" text:outline-level="6">Изменились данные отделения Пункт приймання-видачі (до 30 кг): вул. Броваря, 39 (Поштове відділення)(село Олексіївка (Гребінківський р-н, Полтавська область)): </text:h>
      <text:h text:style-name="Heading_20_6" text:outline-level="6">Изменились данные отделения Пункт приймання - видачі ( до 30 кг): вул. Миру, 17 (Поштове відділення)(село Зимне (Володимир-Волинський р-н, Волинська область)): </text:h>
      <text:h text:style-name="Heading_20_6" text:outline-level="6">Изменились данные отделения Пункт приймання-видачі (до 30 кг): вул. Шевченка, 13б (Поштове відділення)(село Любеля (Жовківський р-н, Львівська область)): </text:h>
      <text:h text:style-name="Heading_20_6" text:outline-level="6">Изменились данные отделения Пункт приймання-видачі (до 30 кг): вул. Зелена, 3 (Поштове відділення)(село Верхня Стинава (Стрийський р-н, Львівська область)): </text:h>
      <text:h text:style-name="Heading_20_6" text:outline-level="6">Изменились данные отделения Пункт приймання-видачі (до 30 кг): вул. Гагаріна, 42 (Поштове відділення)(село Українка (Кіровоградський р-н, Кіровоградська область)): </text:h>
      <text:h text:style-name="Heading_20_6" text:outline-level="6">Изменились данные отделения Відділення №1: вул. Велика Луб'янка буд.17 (Вантажне відділення)(селище міського типу Козлів (Козівський р-н, Тернопільська область)): </text:h>
      <text:h text:style-name="Heading_20_6" text:outline-level="6">Изменились данные отделения Пункт приймання-видачі (до 30 кг): вул. Центральна, 40 (Поштове відділення)(село Іванівка (Уманський р-н, Черкаська область)): </text:h>
      <text:h text:style-name="Heading_20_6" text:outline-level="6">Изменились данные отделения Пункт приймання-видачі (до 30 кг): вул. Суворова, 10-а (Поштове відділення)(село Оксамитне (Болградський р-н, Одеська область)): </text:h>
      <text:h text:style-name="Heading_20_6" text:outline-level="6">Изменились данные отделения Пункт приймання - видачі (до 30 кг): вул. Центральна, 150 (Поштове відділення)(село Луги (Рахівський р-н, Закарпатська область)): </text:h>
      <text:h text:style-name="Heading_20_6" text:outline-level="6">Изменились данные отделения Пункт приймання - видачі (до 30 кг): вул. Перемоги 1 (Поштове відділення)(село Підгірне (Іршавський р-н, Закарпатська область)): </text:h>
      <text:h text:style-name="Heading_20_6" text:outline-level="6">Изменились данные отделения Пункт приймання-видачі (до 30 кг): вул.Шкільна 8\2 (Поштове відділення)(село Вільхівка (Іршавський р-н, Закарпатська область)): </text:h>
      <text:h text:style-name="Heading_20_6" text:outline-level="6">Изменились данные отделения Пункт приймання-видачі (до 30 кг): вул. Січових Стрільців, 57А (Поштове відділення)(село Верхній Струтинь (Рожнятів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Відділення №1: вул. Кооперативна, 4 (Вантажне відділення)(місто Мукачево (Мукачівський р-н, Закарпатська область)): </text:h>
      <text:h text:style-name="Heading_20_6" text:outline-level="6">Изменились данные отделения Відділення №1: вул. Верещагіна, 16 (Вантажне відділення)(місто Ужгород (Закарпатська область)): </text:h>
      <text:h text:style-name="Heading_20_6" text:outline-level="6">Изменились данные отделения Відділення №1: вул. Запорізька, 36 (Вантажне відділення)(місто Бориспіль (Київська)): </text:h>
      <text:h text:style-name="Heading_20_6" text:outline-level="6">Изменились данные отделения Відділення №1: вул. Городоцька, 359 (Вантажне відділення)(місто Львів (Львівська область)): </text:h>
      <text:h text:style-name="Heading_20_6" text:outline-level="6">Изменились данные отделения Відділення №1: с. Грабовець, вул. Поповича, 11а (Вантажне відділення)(місто Стрий (Стрийський р-н, Львівська область)): </text:h>
      <text:h text:style-name="Heading_20_6" text:outline-level="6">Изменились данные отделения Відділення №1: вул. Молодіжна, 6-Г (Вантажне відділення)(місто Южноукраїнськ (Южноукраїнськ, Миколаївська область)): </text:h>
      <text:h text:style-name="Heading_20_6" text:outline-level="6">Изменились данные отделения Відділення №1: вул. Максимовича, 8 (Вантажне відділення)(місто Івано-Франківськ (Івано-Франківська область)): </text:h>
      <text:h text:style-name="Heading_20_6" text:outline-level="6">Изменились данные отделения Відділення №1: вул. Князя Володимира 109а (Вантажне відділення)(місто Рівне (Рівненська область)): </text:h>
      <text:h text:style-name="Heading_20_6" text:outline-level="6">Изменились данные отделения Відділення №1: вул. Олега Оникієнка (ран. Кутузова), 125 (Вантажне відділення)(місто Бровари (Броварський р-н, Київська)): </text:h>
      <text:h text:style-name="Heading_20_6" text:outline-level="6">Изменились данные отделения Відділення №1: вул. Старобілоуська, 77 (Вантажне відділення)(місто Чернігів (Чернігівська область)): </text:h>
      <text:h text:style-name="Heading_20_6" text:outline-level="6">Изменились данные отделения Відділення №1: вул. Володимирська, 135 (Вантажне відділення)(місто Ковель (Ковельський р-н, Волинська область)): </text:h>
      <text:h text:style-name="Heading_20_6" text:outline-level="6">Изменились данные отделения Відділення №1: вул. Козацька (ран. Червоного Козацтва), 122/1 (Вантажне відділення)(місто Олександрія (Олександрійська, Кіровоградська область)): </text:h>
      <text:h text:style-name="Heading_20_6" text:outline-level="6">Изменились данные отделения Відділення №1: вул. Флотська, 2 (Вантажне відділення)(місто Кременчук (Кременчуцький р-н, Полтавська область)): </text:h>
      <text:h text:style-name="Heading_20_6" text:outline-level="6">Изменились данные отделения Відділення №1: вул. І.Франка, 40а (Вантажне відділення)(місто Кам'янець-Подільський (Кам'янець-Подільський р-н, Хмельницька область)): </text:h>
      <text:h text:style-name="Heading_20_6" text:outline-level="6">Изменились данные отделения Відділення №1: просп. Героїв України (ран. просп. Героїв Сталінграду), буд. 13 (Вантажне відділення)(місто Миколаїв (Миколаївська область)): </text:h>
      <text:h text:style-name="Heading_20_6" text:outline-level="6">Изменились данные отделения Відділення №1: вул. Ветеринарна, 22 (заїзд з вул. Європейська "Меблевий квартал") (Вантажне відділення)(місто Полтава (Полтавська область)): </text:h>
      <text:h text:style-name="Heading_20_6" text:outline-level="6">Изменились данные отделения Відділення №1: вул. Фортечна (ран. Грязнова), 2в (Набережна магістраль) (Вантажне відділення)(місто Запоріжжя (Запорізька область)): </text:h>
      <text:h text:style-name="Heading_20_6" text:outline-level="6">Изменились данные отделения Пункт приймання - видачі (до 30 кг): вул. б/н 158 (Поштове відділення)(село Лази (Воловецький р-н, Закарпатська область)): </text:h>
      <text:h text:style-name="Heading_20_6" text:outline-level="6">Изменились данные отделения Пункт приймання - видачі (до 30 кг): вул. Вишнева, 27 (Поштове відділення)(село Голишів (Луцький р-н, Волинська область)): </text:h>
      <text:h text:style-name="Heading_20_6" text:outline-level="6">Изменились данные отделения Пункт приймання-видачі (до 30 кг): вул. Чорнобильська, 16г (Поштове відділення)(село Горностайпіль (Іванківський р-н, Київська)): </text:h>
      <text:h text:style-name="Heading_20_6" text:outline-level="6">Изменились данные отделения Пункт приймання - видачі (до 30 кг): вул. Стрийська, 72 (Поштове відділення)(село Жирова (Жидачівський р-н, Львівська область)): </text:h>
      <text:h text:style-name="Heading_20_6" text:outline-level="6">Изменились данные отделения Відділення №1: вул. Шевченка, 171а/1 (Вантажне відділення)(селище міського типу Кожанка (Фастівський р-н, Київська)): </text:h>
      <text:h text:style-name="Heading_20_5" text:outline-level="5">Загрузка страницы №9 (по 150 отделений на старнице) - True + </text:h>
      <text:p text:style-name="Text_20_body">&gt;</text:p>
      <text:h text:style-name="Heading_20_6" text:outline-level="6">Изменились данные отделения Пункт приймання-видачі (до 30 кг): вул. Залужна, 2 (Поштове відділення)(село Цінева (Рожнятів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Головна, 26 (Поштове відділення)(село Динівці (Новоселицький р-н, Чернівецька область)): </text:h>
      <text:h text:style-name="Heading_20_6" text:outline-level="6">Изменились данные отделения Пункт приймання-видачі (до 30 кг): вул. Шевченка, 14 (Поштове відділення)(село Білокриниця (Кременецький р-н, Тернопільська область)): </text:h>
      <text:h text:style-name="Heading_20_6" text:outline-level="6">Изменились данные отделения Пункт приймання - видачі (до 30 кг): вул. Млинівська, 178 б (Поштове відділення)(село Береги (Млинівський р-н, Рівненська область)): </text:h>
      <text:h text:style-name="Heading_20_6" text:outline-level="6">Изменились данные отделения Пункт приймання - видачі (до 30 кг): вул. Шкільна ,1 (Поштове відділення)(село Дебеславці (Коломийський р-н, Івано-Франківська область)): </text:h>
      <text:h text:style-name="Heading_20_6" text:outline-level="6">Изменились данные отделения Відділення №1 (до 30 кг на одне місце): вул. Каштанова, 16 (Поштове відділення)(селище міського типу Олексієво-Дружківка (Дружківська, Донецька область)): </text:h>
      <text:h text:style-name="Heading_20_6" text:outline-level="6">Изменились данные отделения Відділення №1: вул. Авіаційна (ринок) (Вантажне відділення)(селище міського типу Озерне (Житомирський р-н, Житомирська область)): </text:h>
      <text:h text:style-name="Heading_20_6" text:outline-level="6">Изменились данные отделения Пункт приймання - видачі (до 30 кг): вул. Центральна 1 (Поштове відділення)(село Грабарівка (Піщанський р-н, Вінницька область)): </text:h>
      <text:h text:style-name="Heading_20_6" text:outline-level="6">Изменились данные отделения Відділення №1: вул. Соборна (ран. Радянська), 31 (Вантажне відділення)(місто Горішні Плавні (Кременчуцький р-н, Полтавська область)): </text:h>
      <text:h text:style-name="Heading_20_6" text:outline-level="6">Изменились данные отделения Пункт приймання - видачі (до 30 кг): вул. Жовтнева, 2А (Поштове відділення)(село Високе (Тетіївський р-н, Київська)): </text:h>
      <text:h text:style-name="Heading_20_6" text:outline-level="6">Изменились данные отделения Пункт приймання-видачі (до 30 кг): вул. Центральна, 98 (Поштове відділення)(село Лука (Лохвицький р-н, Полтавська область)): </text:h>
      <text:h text:style-name="Heading_20_6" text:outline-level="6">Изменились данные отделения Пункт приймання-видачі (до 30 кг): вул. Красноградська,1 (Поштове відділення)(село Соснівка (Красноградський р-н, Харківська область)): </text:h>
      <text:h text:style-name="Heading_20_6" text:outline-level="6">Изменились данные отделения Пункт приймання-видачі (до 30 кг): вул. Героїв України, 53 (Поштове відділення)(село Заміщина (Радивилівський р-н, Рівненська область)): </text:h>
      <text:h text:style-name="Heading_20_6" text:outline-level="6">Изменились данные отделения Пункт приймання-видачі (до 30 кг): вул. Гагаріна, 39 (Поштове відділення)(село Бабчинці (Чернівецький р-н, Вінницька область)): </text:h>
      <text:h text:style-name="Heading_20_6" text:outline-level="6">Изменились данные отделения Відділення № 1: вул. Підлісна, 27 (Вантажне відділення)(село Великі Гаї (Тернопільський р-н, Тернопільська область)): </text:h>
      <text:h text:style-name="Heading_20_6" text:outline-level="6">Изменились данные отделения Пункт приймання - видачі (до 30 кг): вул. Шляхова 15​ (Поштове відділення)(село Зорин (Іванківський р-н, Київська)): </text:h>
      <text:h text:style-name="Heading_20_6" text:outline-level="6">Изменились данные отделения Пункт приймання-видачі (до 30 кг): вул. Гостинець, 5 (Поштове відділення)(село Соколів (Бучацький р-н, Тернопільська область)): </text:h>
      <text:h text:style-name="Heading_20_6" text:outline-level="6">Изменились данные отделения Пункт приймання-видачі (до 30 кг): вул. Дружби, 66 (Поштове відділення)(село Розпашне (Чутівський р-н, Полтавська область)): </text:h>
      <text:h text:style-name="Heading_20_6" text:outline-level="6">Изменились данные отделения Пункт приймання-видачі (до 30 кг): вул. Сонячна, 1 (Поштове відділення)(село Катеринівка (Васильківський р-н, Дніпропетровська область)): </text:h>
      <text:h text:style-name="Heading_20_6" text:outline-level="6">Изменились данные отделения Пункт приймання-видачі (до 30 кг): вул. Центральна, 48 (Поштове відділення)(село Василівка (Березанський р-н, Миколаївська область)): </text:h>
      <text:h text:style-name="Heading_20_6" text:outline-level="6">Изменились данные отделения Мобільне відділення №1 (до 30 кг): вул. Берегівська, 1 (Поштове відділення)(село Павшино (Мукачівський р-н, Закарпатська область)): </text:h>
      <text:h text:style-name="Heading_20_6" text:outline-level="6">Изменились данные отделения Мобільне відділення №1 (до 30 кг): вул. Миру, 35 (ВІ5770ВМ) (Поштове відділення)(село Озера (Кобеляцький р-н, Полтавська область)): </text:h>
      <text:h text:style-name="Heading_20_6" text:outline-level="6">Изменились данные отделения Пункт приймання - видачі ( до 30 кг): вул. Центральна, 198 (Поштове відділення)(село Суха (Іршавський р-н, Закарпатська область)): </text:h>
      <text:h text:style-name="Heading_20_6" text:outline-level="6">Изменились данные отделения Пункт приймання-видачі (до 30 кг): вул. Українська, 68А (Поштове відділення)(село Мала Севастянівка (Христинівський р-н, Черкаська область)): </text:h>
      <text:h text:style-name="Heading_20_6" text:outline-level="6">Изменились данные отделения Пункт приймання-видачі (до 30 кг): вул. Центр, б/н (Поштове відділення)(село Брустури (Косівський р-н, Івано-Франківська область)): </text:h>
      <text:h text:style-name="Heading_20_6" text:outline-level="6">Изменились данные отделения Відділення №1: вул. Перемоги, 4 (Вантажне відділення)(селище міського типу Новогуйвинське (Житомирський р-н, Житомирська область)): </text:h>
      <text:h text:style-name="Heading_20_6" text:outline-level="6">Изменились данные отделения Пункт приймання-видачі (до 30 кг): вул. Шевченка,1 (Поштове відділення)(село Гута (Ріпкинський р-н, Чернігівська область)): </text:h>
      <text:h text:style-name="Heading_20_6" text:outline-level="6">Изменились данные отделения Пункт приймання-видачі (до 30 кг): вул. Шосова, 97 (Поштове відділення)(село Здовбиця (Здолбунівський р-н, Рівнен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Жовтнева, 4а (Поштове відділення)(село Вищеольчедаїв (Мурованокуриловецький р-н, Вінницька область)): </text:h>
      <text:h text:style-name="Heading_20_6" text:outline-level="6">Изменились данные отделения Відділення №1 (до 30 кг): вул. Музична, 2-Б (Поштове відділення)(село Музичі (Києво-Святошинський, Київська)): </text:h>
      <text:h text:style-name="Heading_20_6" text:outline-level="6">Изменились данные отделения Відділення №1: вул. Карнаухіна, 32 (Вантажне відділення)(село Петродолинське (Овідіопольський р-н, Одеська область)): </text:h>
      <text:h text:style-name="Heading_20_6" text:outline-level="6">Изменились данные отделения Пункт приймання-видачі (до 30 кг): вул. Центральна, 38 (Поштове відділення)(село Рокита (Великобагачанський р-н, Полта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 - видачі ( до 30 кг): вул. Центральна, 33 (Поштове відділення)(село Добровілля (Васильківський р-н, Дніпропетровська область)): </text:h>
      <text:h text:style-name="Heading_20_6" text:outline-level="6">Изменились данные отделения Пункт приймання - видачі (до 30 кг): вул. Центральна, 14 (Поштове відділення)(село Вербка (Монастириський р-н, Тернопільська область)): </text:h>
      <text:h text:style-name="Heading_20_6" text:outline-level="6">Изменились данные отделения Пункт приймання-видачі (до 30 кг): вул. Центральна 1 (Поштове відділення)(село Теофіпілка (Козівський р-н, Тернопільська область)): </text:h>
      <text:h text:style-name="Heading_20_6" text:outline-level="6">Изменились данные отделения Пункт приймання-видачі (до 30 кг): вул. Кушніра, 55 (Поштове відділення)(село Мліїв (Городищенський р-н, Черкаська область)): </text:h>
      <text:h text:style-name="Heading_20_6" text:outline-level="6">Изменились данные отделения Відділення №1: вул. Траян,10 (Вантажне відділення)(село Середнє Водяне (Рахівський р-н, Закарпатська область)): </text:h>
      <text:h text:style-name="Heading_20_6" text:outline-level="6">Изменились данные отделения Пункт приймання - видачі (до 30 кг): вул. Зарічна, 1 (Поштове відділення)(село Ключівка (Красилівський р-н, Хмельницька область)): </text:h>
      <text:h text:style-name="Heading_20_6" text:outline-level="6">Изменились данные отделения Пункт приймання-видачі (до 30 кг): вул. Центральна, 97 (Поштове відділення)(село Боронява (Хустський р-н, Закарпатська область)): </text:h>
      <text:h text:style-name="Heading_20_6" text:outline-level="6">Изменились данные отделения Пункт приймання - видачі (до 30 кг): вул. Головна, 17 (Поштове відділення)(село Гетиня (Виноградівський р-н, Закарпатська область)): </text:h>
      <text:h text:style-name="Heading_20_6" text:outline-level="6">Изменились данные отделения Пункт приймання-видачі (до 30 кг): вул. Жовтнева, 1 (Поштове відділення)(село Плавинище (Роменський р-н, Сумська область)): </text:h>
      <text:h text:style-name="Heading_20_6" text:outline-level="6">Изменились данные отделения Пункт приймання - видачі (до 30 кг): вул. Центральна, 26 (Поштове відділення)(село Врублівці (Кам'янець-Подільський р-н, Хмельницька область)): </text:h>
      <text:h text:style-name="Heading_20_6" text:outline-level="6">Изменились данные отделения Пункт приймання-видачі (до 30 кг): вул. Жовтнева, 87 (Поштове відділення)(село Юрківка (Звенигородський р-н, Черкаська область)): </text:h>
      <text:h text:style-name="Heading_20_6" text:outline-level="6">Изменились данные отделения Відділення №1 (до 200 кг ): вул. Ювілейна, 37А (Вантажне відділення)(селище Мирне (Слов'янський р-н, Донецька область)): </text:h>
      <text:h text:style-name="Heading_20_6" text:outline-level="6">Изменились данные отделения Мобільне відділення №1 (до 30 кг): вул. Шевченка, 1 ВС4280КХ (біля церкви) (Поштове відділення)(село В'язова (Жовківський р-н, Львівська область)): </text:h>
      <text:h text:style-name="Heading_20_6" text:outline-level="6">Изменились данные отделения Пункт приймання-видачі (до 30 кг): вул. Ярослава Мудрого, 11 (Поштове відділення)(село Шершенці (Кодимський р-н, Одеська область)): </text:h>
      <text:h text:style-name="Heading_20_6" text:outline-level="6">Изменились данные отделения Пункт приймання - видачі (до 30 кг): вул. Центральна, 10 (Поштове відділення)(село Вирів (Кам'янка-Бузький р-н, Львівська область)): </text:h>
      <text:h text:style-name="Heading_20_6" text:outline-level="6">Изменились данные отделения Мобільне відділення №1 (до 30 кг): вул. Гургули, 18 (Поштове відділення)(село Томашівці (Калуський р-н, Івано-Франківська область)): </text:h>
      <text:h text:style-name="Heading_20_6" text:outline-level="6">Изменились данные отделения Пункт приймання-видачі (до 30 кг): вул. Івана Франка, 1 (Поштове відділення)(село Макарьово (Мукачівський р-н, Закарпатська область)): </text:h>
      <text:h text:style-name="Heading_20_6" text:outline-level="6">Изменились данные отделения Пункт приймання - видачі (до 30 кг): вул. Центральна, 7а (Поштове відділення)(село Вістря (Монастириський р-н, Тернопільська область)): </text:h>
      <text:h text:style-name="Heading_20_6" text:outline-level="6">Изменились данные отделения Відділення №1: вул. Тернопільська, 2а (Вантажне відділення)(село Смиківці (Тернопільський р-н, Тернопільська область)): </text:h>
      <text:h text:style-name="Heading_20_6" text:outline-level="6">Изменились данные отделения Відділення №1: вул. Калініна, 70 (Вантажне відділення)(селище міського типу Миколаївка (Миколаївський р-н, Одеська область)): </text:h>
      <text:h text:style-name="Heading_20_6" text:outline-level="6">Изменились данные отделения Відділення №1: вул. Центральна, 103 (Вантажне відділення)(селище міського типу Великодолинське (Овідіопольський р-н, Одеська область)): </text:h>
      <text:h text:style-name="Heading_20_6" text:outline-level="6">Изменились данные отделения Відділення №1: вул. Генерала Плієва, 29/4 (Вантажне відділення)(село Знам'янка (Іванівський р-н, Одеська область)): </text:h>
      <text:h text:style-name="Heading_20_6" text:outline-level="6">Изменились данные отделения Пункт приймання - видачі (до 30 кг): вул. Тропініна, 3 (Поштове відділення)(село Кукавка (Могилів-Подільський р-н, Вінницька область)): </text:h>
      <text:h text:style-name="Heading_20_6" text:outline-level="6">Изменились данные отделения Пункт приймання-видачі (до 30 кг): вул. Шевченко,19 (Поштове відділення)(село Охіньки (Прилуцький р-н, Чернігівська область)): </text:h>
      <text:h text:style-name="Heading_20_6" text:outline-level="6">Изменились данные отделения Пункт приймання - видачі (до 30 кг): вул. Климака, 67 (Поштове відділення)(село Українка (Острозький р-н, Рівненська область)): </text:h>
      <text:h text:style-name="Heading_20_6" text:outline-level="6">Изменились данные отделения Пункт приймання-видачі (до 30 кг): вул. Постійненська, 7 (Поштове відділення)(село Майдан (Костопільський р-н, Рівненська область)): </text:h>
      <text:h text:style-name="Heading_20_6" text:outline-level="6">Изменились данные отделения Пункт приймання-видачі (до 30 кг): вул. Центральна, 124а (Поштове відділення)(село Комарники (Турківський р-н, Львівська область)): </text:h>
      <text:h text:style-name="Heading_20_6" text:outline-level="6">Изменились данные отделения Пункт приймання-видачі (до 30 кг): вул. Героїв України, 72 а (Поштове відділення)(село Хацьки (Черкаський р-н, Черкаська область)): </text:h>
      <text:h text:style-name="Heading_20_6" text:outline-level="6">Изменились данные отделения Пункт приймання-видачі (до 30 кг): вул. Шкільна, 19 (Поштове відділення)(село Бирюки (Рокитнянський р-н, Київська)): </text:h>
      <text:h text:style-name="Heading_20_6" text:outline-level="6">Изменились данные отделения Пункт приймання-видачі (до 30 кг): вул. Дружби, 1 (Поштове відділення)(село Холмець (Ужгородський р-н, Закарпатська область)): </text:h>
      <text:h text:style-name="Heading_20_6" text:outline-level="6">Изменились данные отделения Пункт приймання - видачі (до 30 кг): вул. Центральна, 2 (Поштове відділення)(село Сморжів (Радехівський р-н, Львівська область)): </text:h>
      <text:h text:style-name="Heading_20_6" text:outline-level="6">Изменились данные отделения Пункт приймання-видачі (до 30 кг): вул. Марка Вовчка, 15 (Поштове відділення)(село Бірки (Яворівський р-н, Львівська область)): </text:h>
      <text:h text:style-name="Heading_20_6" text:outline-level="6">Изменились данные отделения Відділення №1: вул. Броварська, 4 (Вантажне відділення)(село Проліски (Бориспільський р-н, Київська)): </text:h>
      <text:h text:style-name="Heading_20_6" text:outline-level="6">Изменились данные отделения Відділення №1: вул. Київська (ран. Кірова), 34 (Вантажне відділення)(місто Фастів (Фастівський р-н, Київська)): </text:h>
      <text:h text:style-name="Heading_20_6" text:outline-level="6"><text:soft-page-break/>Изменились данные отделения Пункт приймання - видачі (до 30 кг): вул. Романа Майтерюка б. 58 (Поштове відділення)(село Миколаївка (Кіровоградський р-н, Кіровоградська область)): </text:h>
      <text:h text:style-name="Heading_20_6" text:outline-level="6">Изменились данные отделения Пункт приймання-видачі (до 30 кг): вул. Шкільна, 1 (Поштове відділення)(село Срібне (Радивилівський р-н, Рівненська область)): </text:h>
      <text:h text:style-name="Heading_20_6" text:outline-level="6">Изменились данные отделения Пункт приймання-видачі (до 30 кг): вул. Центральна, 98 (Котеджне містечко Міжріччя) (Поштове відділення)(село Осещина (Вишгородський р-н, Київська)): </text:h>
      <text:h text:style-name="Heading_20_6" text:outline-level="6">Изменились данные отделения Мобільне відділення №1 (до 30 кг): вул. Матросова 65 (ВА 16 07 ВО) (Поштове відділення)(село Зелене (Компаніївський р-н, Кіровоградська область)): </text:h>
      <text:h text:style-name="Heading_20_6" text:outline-level="6">Изменились данные отделения Відділення №1: вул. Берегового, 46 (Вантажне відділення)(селище міського типу Губиниха (Новомосковський р-н, Дніпропетровська область)): </text:h>
      <text:h text:style-name="Heading_20_6" text:outline-level="6">Изменились данные отделения Пункт приймання-видачі (до 30 кг): вул. Центральна, 68Б (Поштове відділення)(село Острів (Червоноградский, Львівська область)): </text:h>
      <text:h text:style-name="Heading_20_6" text:outline-level="6">Изменились данные отделения Відділення №1: вул. Правденська, 1 (Вантажне відділення)(селище міського типу Кириківка (Великописарівський р-н, Сумська область)): </text:h>
      <text:h text:style-name="Heading_20_6" text:outline-level="6">Изменились данные отделения Пункт приймання-видачі (до 30 кг): вул. Січових Стрільців, 5 (Поштове відділення)(селище міського типу Дубляни (Самбірський р-н, Львівська область)): </text:h>
      <text:h text:style-name="Heading_20_6" text:outline-level="6">Изменились данные отделения Пункт приймання-видачі (до 30 кг): вул. Центральна, 77 (Поштове відділення)(селище міського типу Олександрівка (Чорноморська, Одеська область)): </text:h>
      <text:h text:style-name="Heading_20_6" text:outline-level="6">Изменились данные отделения Пункт приймання - видачі (до 30 кг): вул. Героїв Небесної Сотні ,1 (Поштове відділення)(село Устя (Кам'янець-Подільський р-н, Хмельницька область)): </text:h>
      <text:h text:style-name="Heading_20_6" text:outline-level="6">Изменились данные отделения Відділення №1: вул. Грищенко, 6а (Вантажне відділення)(селище міського типу Кулиничі (Харківський р-н, Харківська область)): </text:h>
      <text:h text:style-name="Heading_20_6" text:outline-level="6">Изменились данные отделения Пункт приймання-видачі (до 30 кг): вул. Шевченка, 15 (Поштове відділення)(село Вістовичі (Самбірський р-н, Львівська область)): </text:h>
      <text:h text:style-name="Heading_20_6" text:outline-level="6">Изменились данные отделения Пункт приймання-видачі (до 30 кг): вул. Центральна, 48 (Поштове відділення)(село Михайлівка (Шаргородський р-н, Вінницька область)): </text:h>
      <text:h text:style-name="Heading_20_6" text:outline-level="6">Изменились данные отделения Пункт приймання-видачі (до 30 кг): вул. Центральна, 8 (Поштове відділення)(село Трибусівка (Піщанський р-н, Вінницька область)): </text:h>
      <text:h text:style-name="Heading_20_6" text:outline-level="6">Изменились данные отделения Відділення №1: вул. Лисенка, 8/1 (Вантажне відділення)(місто Андрушівка (Андрушівський р-н, Житомирська область)): </text:h>
      <text:h text:style-name="Heading_20_6" text:outline-level="6">Изменились данные отделения Відділення №1: вул. Центральна, 86 (Вантажне відділення)(селище міського типу Арбузинка (Арбузинський р-н, Миколаївська область)): </text:h>
      <text:h text:style-name="Heading_20_6" text:outline-level="6">Изменились данные отделения Відділення №1(до 200 кг): вул. Свободи,102а (Вантажне відділення)(селище міського типу Білозерка (Білозерський р-н, Херсонська область)): </text:h>
      <text:h text:style-name="Heading_20_6" text:outline-level="6">Изменились данные отделения Мобільне відділення №1 (до 30 кг): вул. Молодіжна, 2, навпроти Сільської бібліотеки (АС4546АІ) (Поштове відділення)(село Возилів (Бучацький р-н, Тернопільська область)): </text:h>
      <text:h text:style-name="Heading_20_6" text:outline-level="6">Изменились данные отделения Пункт приймання - видачі (до 30 кг): вул. Шевченка, 10 (Поштове відділення)(село Котелянка (Полонський р-н, Хмельницька область)): </text:h>
      <text:h text:style-name="Heading_20_6" text:outline-level="6">Изменились данные отделения Пункт приймання-видачі (до 30 кг):вул. Чернігівська 30-А (Поштове відділення)(село Мньов (Чернігівський р-н, Чернігівська область)): </text:h>
      <text:h text:style-name="Heading_20_6" text:outline-level="6">Изменились данные отделения Пункт приймання - видачі (до 30 кг): вул. Кармелюка, 1 (Поштове відділення)(село Великозалісся (Кам'янець-Подільський р-н, Хмельницька область)): </text:h>
      <text:h text:style-name="Heading_20_6" text:outline-level="6">Изменились данные отделения Відділення №1 (до 30 кг): вул. Адмірала Левченка, 132 (Поштове відділення)(село Дубрівка (Баранівський р-н, Житомирська область)): </text:h>
      <text:h text:style-name="Heading_20_6" text:outline-level="6">Изменились данные отделения Пункт приймання-видачі (до 30 кг): вул. Центральна, 10 (Поштове відділення)(село Надточаївка (Шполянський р-н, Черкаська область)): </text:h>
      <text:h text:style-name="Heading_20_6" text:outline-level="6">Изменились данные отделения Пункт приймання-видачі (до 30 кг): вул. Центральна, 26 (Поштове відділення)(селище Вирішальний (Зміївський р-н, Харківська область)): </text:h>
      <text:h text:style-name="Heading_20_6" text:outline-level="6">Изменились данные отделения Пункт приймання - видачі (до 30 кг): вул. Центральна, 3 (Поштове відділення)(село Садове (Коростишівський р-н, Житомирська область)): </text:h>
      <text:h text:style-name="Heading_20_6" text:outline-level="6">Изменились данные отделения Пункт приймання-видачі (до 30 кг): вул. Українська, 92а (Поштове відділення)(село Гарасимів (Тлумацький р-н, Івано-Франківська область)): </text:h>
      <text:h text:style-name="Heading_20_6" text:outline-level="6">Изменились данные отделения Пункт приймання-видачі (до 30 кг): вул. Володимирська, 2а (Поштове відділення)(село Прибилів (Тлумацький р-н, Івано-Франківська область)): </text:h>
      <text:h text:style-name="Heading_20_6" text:outline-level="6">Изменились данные отделения Пункт приймання-видачі (до 30 кг): вул. Боженка, 16 (Поштове відділення)(село Бережинка (Кіровоградський р-н, Кіровоградська область)): </text:h>
      <text:h text:style-name="Heading_20_6" text:outline-level="6">Изменились данные отделения Відділення № 1: вул. Броварська,19 (Вантажне відділення)(село Требухів (Броварський р-н, Київська)): </text:h>
      <text:h text:style-name="Heading_20_6" text:outline-level="6">Изменились данные отделения Пункт приймання-видачі (до 30 кг): вул. Молодіжна, 24 (Поштове відділення)(село Войниха (Лубенський р-н, Полтавська область)): </text:h>
      <text:h text:style-name="Heading_20_6" text:outline-level="6">Изменились данные отделения Пункт приймання - видачі (до 30 кг): вул. Мирна, 1 (Поштове відділення)(село Бродів (Острозький р-н, Рівненська область)): </text:h>
      <text:h text:style-name="Heading_20_6" text:outline-level="6">Изменились данные отделения Мобільне відділення (до 30 кг): вул. Гвардійська, 6-н (Поштове відділення)(селище міського типу Раухівка (Березівський р-н, Одеська область)): </text:h>
      <text:h text:style-name="Heading_20_6" text:outline-level="6">Изменились данные отделения Відділення №1: вул. Вокзальна, 11 (Вантажне відділення)(село Шевченкове (Броварський р-н, Київська)): </text:h>
      <text:h text:style-name="Heading_20_6" text:outline-level="6"><text:soft-page-break/>Изменились данные отделения Пункт приймання - видачі (до 30 кг): вул. Центральна, 87 (Поштове відділення)(село Піщане (Камінь-Каширський р-н, Волинська область)): </text:h>
      <text:h text:style-name="Heading_20_6" text:outline-level="6">Изменились данные отделения Пункт приймання-видачі (до 30 кг): вул. Центральна, 71 (Поштове відділення)(село Росолівці (Красилівський р-н, Хмельницька область)): </text:h>
      <text:h text:style-name="Heading_20_6" text:outline-level="6">Изменились данные отделения Пункт приймання-видачі (до 30 кг): вул. Овлочинська, 5 (Поштове відділення)(село Олеськ (Любомльський р-н, Волинська область)): </text:h>
      <text:h text:style-name="Heading_20_6" text:outline-level="6">Изменились данные отделения Пункт приймання-видачі (до 30 кг): вул. Центральна, 66а (Поштове відділення)(село Новий Тагамлик (Машівський р-н, Полтавська область)): </text:h>
      <text:h text:style-name="Heading_20_6" text:outline-level="6">Изменились данные отделения Пункт приймання-видачі (до 30 кг): вул. Мурафське шосе, 19 (Поштове відділення)(село Гибалівка (Шаргородський р-н, Вінницька область)): </text:h>
      <text:h text:style-name="Heading_20_6" text:outline-level="6">Изменились данные отделения Пункт приймання - видачі (до 30 кг): вул. Головна, 51 (Поштове відділення)(село Балучин (Буський р-н, Львівська область)): </text:h>
      <text:h text:style-name="Heading_20_6" text:outline-level="6">Изменились данные отделения Пункт приймання - видачі (до 30 кг): вул. Перемоги, 1 (Поштове відділення)(село Довголука (Стрийський р-н, Львівська область)): </text:h>
      <text:h text:style-name="Heading_20_6" text:outline-level="6">Изменились данные отделения Відділення №1: вул. Декабристів, 2а (Вантажне відділення)(село Хомутець (Миргородський р-н, Полтавська область)): </text:h>
      <text:h text:style-name="Heading_20_6" text:outline-level="6">Изменились данные отделения Пункт приймання - видачі (до 30 кг): вул. Шкільна, 1а (Поштове відділення)(село Муроване (Старосамбірський р-н, Львівська область)): </text:h>
      <text:h text:style-name="Heading_20_6" text:outline-level="6">Изменились данные отделения Мобільне відділення №1 (до 30 кг): вул. Гагаріна 29 СА2005ЕА (Поштове відділення)(село Багачівка (Звенигородський р-н, Черкаська область)): </text:h>
      <text:h text:style-name="Heading_20_6" text:outline-level="6">Изменились данные отделения Пункт приймання-видачі (до 30 кг): вул. Шкільна, 16 (Поштове відділення)(село Піски (Житомирський р-н, Житомирська область)): </text:h>
      <text:h text:style-name="Heading_20_6" text:outline-level="6">Изменились данные отделения Пункт приймання-видачі (до 30 кг): вул. Фантераль, 81 (Поштове відділення)(село Зелена (Надвірнянський р-н, Івано-Франківська область)): </text:h>
      <text:h text:style-name="Heading_20_6" text:outline-level="6">Изменились данные отделения Відділення №1: вул. Горішня Брама, 183 (Вантажне відділення)(місто Дрогобич (Дрогобич, Львівська область)): </text:h>
      <text:h text:style-name="Heading_20_6" text:outline-level="6">Изменились данные отделения Пункт приймання-видачі (до 30 кг): вул. 255 (Поштове відділення)(село Гукливий (Воловецький р-н, Закарпатська область)): </text:h>
      <text:h text:style-name="Heading_20_6" text:outline-level="6">Изменились данные отделения Пункт приймання - видачі (до 30 кг): вул. б\н 156 (Поштове відділення)(село Репинне (Міжгірський р-н, Закарпатська область)): </text:h>
      <text:h text:style-name="Heading_20_6" text:outline-level="6">Изменились данные отделения Пункт приймання-видачі (до 30 кг): вул. Ковпака,39 (Поштове відділення)(село Мала Рублівка (Котелевський р-н, Полтавська область)): </text:h>
      <text:h text:style-name="Heading_20_6" text:outline-level="6">Изменились данные отделения Пункт приймання - видачі (до 30 кг): вул. Центральна, 30 (Поштове відділення)(село Машів (Любомльський р-н, Волинська область)): </text:h>
      <text:h text:style-name="Heading_20_6" text:outline-level="6">Изменились данные отделения Пункт приймання - видачі (до 30 кг): вул. Б. Хмельницького, 96 (Поштове відділення)(село Бугрин (Гощанський р-н, Рівненська область)): </text:h>
      <text:h text:style-name="Heading_20_6" text:outline-level="6">Изменились данные отделения Відділення №1: вул. Вокзальна, 2а (Вантажне відділення)(село Кам'янка (Кам'янець-Подільський р-н, Хмельницька область)): </text:h>
      <text:h text:style-name="Heading_20_6" text:outline-level="6">Изменились данные отделения Відділення №1: вул. Миру, 121 (Вантажне відділення)(село Загаття (Іршавський р-н, Закарпатська область)): </text:h>
      <text:h text:style-name="Heading_20_6" text:outline-level="6">Изменились данные отделения Відділення №1: вул. Центральна, 24а (Вантажне відділення)(селище міського типу Лопатин (Радехівський р-н, Львівська область)): </text:h>
      <text:h text:style-name="Heading_20_6" text:outline-level="6">Изменились данные отделения Пункт приймання-видачі (до 30 кг): вул. Паркова, 8 (Поштове відділення)(село Бричківка (Полтавський р-н, Полтавська область)): </text:h>
      <text:h text:style-name="Heading_20_6" text:outline-level="6">Изменились данные отделения Пункт приймання-видачі (до 30 кг): вул. Миру, 45а (Поштове відділення)(село Карпилівка (Срібнянський р-н, Чернігівська область)): </text:h>
      <text:h text:style-name="Heading_20_6" text:outline-level="6">Изменились данные отделения Відділення №1: вул. Рівненська, 1 (Вантажне відділення)(селище міського типу Квасилів (Рівненський р-н, Рівненська область)): </text:h>
      <text:h text:style-name="Heading_20_6" text:outline-level="6">Изменились данные отделения Пункт приймання-видачі (до 30 кг): вул. Шевченка, 11 (Поштове відділення)(село Тернопілля (Миколаївський р-н, Львівська область)): </text:h>
      <text:h text:style-name="Heading_20_6" text:outline-level="6">Изменились данные отделения Пункт приймання - видачі ( до 30 кг): вул. Карпатської Січі, 117 (Поштове відділення)(село Веряця (Виноградівський р-н, Закарпатська область)): </text:h>
      <text:h text:style-name="Heading_20_6" text:outline-level="6">Изменились данные отделения Мобільне відділення №1 (до 30 кг): вул. Лісна, 25 (ВІ5770ВМ) (Поштове відділення)(село Жуки (Кобеляцький р-н, Полтавська область)): </text:h>
      <text:h text:style-name="Heading_20_6" text:outline-level="6">Изменились данные отделения Пункт приймання - видачі (до 30 кг): вул. Сонячна , 30 (Поштове відділення)(село Максимівка (Збаразький р-н, Тернопільська область)): </text:h>
      <text:h text:style-name="Heading_20_6" text:outline-level="6">Изменились данные отделения Пункт приймання-видачі (до 30 кг): вул. В. Розкидного, 35 (Поштове відділення)(село Маложенівка (Єланецький р-н, Миколаївська область)): </text:h>
      <text:h text:style-name="Heading_20_6" text:outline-level="6">Изменились данные отделения Відділення №1: вул. Івана Франка, 2А (Вантажне відділення)(село Усатове (Біляївський р-н, Одеська область)): </text:h>
      <text:h text:style-name="Heading_20_6" text:outline-level="6">Изменились данные отделения Пункт приймання-видачі (до 30 кг): вул. Марії Малої, 33 (Поштове відділення)(село Красногірка (Голованівський р-н, Кіровоградська область)): </text:h>
      <text:h text:style-name="Heading_20_6" text:outline-level="6">Изменились данные отделения Пункт приймання-видачі (до 30 кг): вул. Київська, 26а (Поштове відділення)(село Березина (Житомирський р-н, Житомирська область)): </text:h>
      <text:h text:style-name="Heading_20_6" text:outline-level="6">Изменились данные отделения Пункт приймання-видачі (до 30 кг): вул. Дружби, 17 (Поштове відділення)(село Ярешки (Баришівський р-н, Київська)): </text:h>
      <text:h text:style-name="Heading_20_6" text:outline-level="6">Изменились данные отделения Пункт приймання-видачі (до 30 кг): вул. Маяковського, 17 (Поштове відділення)(селище міського типу Сад (Синельниківський р-н, Дніпропетровська область)): </text:h>
      <text:h text:style-name="Heading_20_6" text:outline-level="6"><text:soft-page-break/>Изменились данные отделения Мобільне відділення №1 (до 30 кг): вул. Леніна, 2 (ВА1050ЕМ) (Поштове відділення)(село Деріївка (Онуфріївський р-н, Кіровоградська область)): </text:h>
      <text:h text:style-name="Heading_20_6" text:outline-level="6">Изменились данные отделения Відділення №1: вул. Львівська, 33 (Вантажне відділення)(село Верба (Дубенський р-н, Рівненська область)): </text:h>
      <text:h text:style-name="Heading_20_6" text:outline-level="6">Изменились данные отделения Пункт приймання-видачі (до 30 кг): вул. Небесної Сотні, 1 (Поштове відділення)(село Серби (Кодимський р-н, Одеська область)): </text:h>
      <text:h text:style-name="Heading_20_6" text:outline-level="6">Изменились данные отделения Мобільне відділення №1 (до 30 кг): вул. Перемоги, 22 (АА3098КТ) (Поштове відділення)(село Середівка (Згурівський р-н, Київська)): </text:h>
      <text:h text:style-name="Heading_20_6" text:outline-level="6">Изменились данные отделения Пункт приймання - видачі (до 30 кг): вул. Головна, 1 (Поштове відділення)(село Ляхівці (Ужгородський р-н, Закарпатська область)): </text:h>
      <text:h text:style-name="Heading_20_6" text:outline-level="6">Изменились данные отделения Пункт приймання-видачі (до 30 кг): вул. Дружби, 26 (Поштове відділення)(село Кліщинці (Чорнобаївський р-н, Черкаська область)): </text:h>
      <text:h text:style-name="Heading_20_6" text:outline-level="6">Изменились данные отделения Пункт приймання-видачі (до 30 кг): вул. Ковельська, 55а (Поштове відділення)(село Кременець (Рожищенський р-н, Волинська область)): </text:h>
      <text:h text:style-name="Heading_20_6" text:outline-level="6">Изменились данные отделения Пункт приймання-видачі (до 30 кг): вул. Козловського, 12 (Поштове відділення)(село Гірське (Миколаївський р-н, Львівська область)): </text:h>
      <text:h text:style-name="Heading_20_6" text:outline-level="6">Изменились данные отделения Пункт приймання - видачі (до 30 кг): вул. Центральна 42 (Поштове відділення)(село Гута-Камінська (Камінь-Каширський р-н, Волинська область)): </text:h>
      <text:h text:style-name="Heading_20_6" text:outline-level="6">Изменились данные отделения Пункт приймання - видачі (до 30 кг): вул. Кутузова, 7 (Поштове відділення)(село Конева (Могилів-Подільський р-н, Вінницька область)): </text:h>
      <text:h text:style-name="Heading_20_6" text:outline-level="6">Изменились данные отделения Відділення №1: вул. Шевченка, 11а (Вантажне відділення)(місто Решетилівка (Решетилівський р-н, Полтавська область)): </text:h>
      <text:h text:style-name="Heading_20_6" text:outline-level="6">Изменились данные отделения Відділення №1: вул. Героїв Майдану, 12а (Вантажне відділення)(місто Корсунь-Шевченківський (Корсунь-Шевченківський р-н, Черкаська область)): </text:h>
      <text:h text:style-name="Heading_20_6" text:outline-level="6">Изменились данные отделения Відділення №1: вул. Героїв Чорнобиля, 19 (Вантажне відділення)(місто Городище (Городищенський р-н, Черкаська область)): </text:h>
      <text:h text:style-name="Heading_20_6" text:outline-level="6">Изменились данные отделения Пункт приймання-видачі (до 30 кг): вул. Мазорука 11 (Поштове відділення)(село Велика Клітна (Красилівський р-н, Хмельницька область)): </text:h>
      <text:h text:style-name="Heading_20_6" text:outline-level="6">Изменились данные отделения Пункт приймання-видачі (до 30 кг): вул. Дімітрова, 66а (Поштове відділення)(село Новоселівка (Кілійський р-н, Одеська область)): </text:h>
      <text:h text:style-name="Heading_20_6" text:outline-level="6">Изменились данные отделения Пункт приймання - видачі (до 30 кг): вул. Лесі Українки (Олега Кошового), 23 (Поштове відділення)(село Балинівка (Дунаєвецький р-н, Хмельницька область)): </text:h>
      <text:h text:style-name="Heading_20_6" text:outline-level="6">Изменились данные отделения Пункт приймання-видачі (до 30 кг): вул. Головна, 33б (Поштове відділення)(село Молодія (Глибо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5" text:outline-level="5">Загрузка страницы №10 (по 150 отделений на старнице) - True + </text:h>
      <text:p text:style-name="Text_20_body">&gt;</text:p>
      <text:h text:style-name="Heading_20_6" text:outline-level="6">Изменились данные отделения Пункт приймання-видачі (до 30 кг): вул. Примака, 1 (Поштове відділення)(село Сербичани (Сокирянс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 - видачі (до 30 кг): вул. Травнева, 13 (Поштове відділення)(село Бутини (Сокальський р-н, Львівська область)): </text:h>
      <text:h text:style-name="Heading_20_6" text:outline-level="6">Изменились данные отделения Пункт приймання -видачі (до 30 кг): вул. Центральна, 9 (Поштове відділення)(село Нивра (Борщівський р-н, Тернопільська область)): </text:h>
      <text:h text:style-name="Heading_20_6" text:outline-level="6">Изменились данные отделения Пункт приймання - видачі (до 30 кг): вул. Галицька, 14а (Поштове відділення)(село Нижні Гаї (Дрогобицький р-н, Львівська область)): </text:h>
      <text:h text:style-name="Heading_20_6" text:outline-level="6">Изменились данные отделения Пункт приймання-видачі (до 30 кг): вул. Грушевського, 80 (Поштове відділення)(село Смотрики (Пирятинський р-н, Полтавська область)): </text:h>
      <text:h text:style-name="Heading_20_6" text:outline-level="6">Изменились данные отделения Пункт приймання-видачі (до 30 кг): вул. Леніна,57 (Поштове відділення)(село Юр'ївка (Царичанський р-н, Дніпропетровська область)): </text:h>
      <text:h text:style-name="Heading_20_6" text:outline-level="6">Изменились данные отделения Відділення №1 (до 200 кг): вул. Першотравнева, 2Б (Вантажне відділення)(село Березове (Рокитнівський р-н, Рівненська область)): </text:h>
      <text:h text:style-name="Heading_20_6" text:outline-level="6">Изменились данные отделения Відділення №1: вул. Січових Стрільців, 4 (Вантажне відділення)(місто Копичинці (Гусятинський р-н, Тернопільська область)): </text:h>
      <text:h text:style-name="Heading_20_6" text:outline-level="6">Изменились данные отделения Мобільне відділення №1 (до 30 кг): вул. Центральна, 6 (ВА 1607 ВО) (Поштове відділення)(село Степове (Кіровоградський р-н, Кіровоградська область)): </text:h>
      <text:h text:style-name="Heading_20_6" text:outline-level="6">Изменились данные отделения Пункт приймання-видачі (до 30 кг): вул. Садова ,11 (Поштове відділення)(село Карабанове (Захарівський р-н, Одеська область)): </text:h>
      <text:h text:style-name="Heading_20_6" text:outline-level="6">Изменились данные отделения Пункт приймання-видачі (до 30 кг): вул. Центральна, 3 (Поштове відділення)(село Нова Еметівка (Біляївський р-н, Одеська область)): </text:h>
      <text:h text:style-name="Heading_20_6" text:outline-level="6">Изменились данные отделения Пункт приймання-видачі (до 30 кг): вул. Центральна, 57 (Поштове відділення)(село Сторожів (Корецький р-н, Рівненська область)): </text:h>
      <text:h text:style-name="Heading_20_6" text:outline-level="6">Изменились данные отделения Пункт приймання-видачі (до 30 кг): вул. Незалежності, 6а (Поштове відділення)(село Годи-Добровідка (Коломийський р-н, Івано-Франківська область)): </text:h>
      <text:h text:style-name="Heading_20_6" text:outline-level="6">Изменились данные отделения Пункт приймання-видачі (до 30 кг): вул. Миру, 14 (Поштове відділення)(селище Шахтарське (Синельниківський р-н, Дніпропетровська область)): </text:h>
      <text:h text:style-name="Heading_20_6" text:outline-level="6">Изменились данные отделения Пункт приймання-видачі (до 30 кг): вул. Подільська, 7 (Поштове відділення)(село Осламів (Віньковецький р-н, Хмельницька область)): </text:h>
      <text:h text:style-name="Heading_20_6" text:outline-level="6">Изменились данные отделения Пункт приймання-видачі (до 30 кг): вул. Незалежності, 7 (Поштове відділення)(село Мазурівка (Чернівецький р-н, Вінницька область)): </text:h>
      <text:h text:style-name="Heading_20_6" text:outline-level="6">Изменились данные отделения Пункт приймання-видачі (до 30 кг): вул. Жовтнева, 18 (Поштове відділення)(село Липкуватівка (Нововодолазький р-н, Харківська область)): </text:h>
      <text:h text:style-name="Heading_20_6" text:outline-level="6">Изменились данные отделения Пункт приймання-видачі (до 30 кг): вул. Центральна, 22 (Поштове відділення)(село Красносілка (Чуднівський р-н, Житомирська область)): </text:h>
      <text:h text:style-name="Heading_20_6" text:outline-level="6">Изменились данные отделения Пункт приймання-видачі (до 30 кг): вул. Шевченка, 11 (Поштове відділення)(село Шевченкове (Долин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Відділення №1: вул. Незалежності, 2 (Вантажне відділення)(селище міського типу Люблинець (Ковельський р-н, Волинська область)): </text:h>
      <text:h text:style-name="Heading_20_6" text:outline-level="6">Изменились данные отделения Мобільне відділення №1: вул. Жовтнева, 4 (АН3043СВ) (Поштове відділення)(село Лозуватка (Олександрійський р-н, Кіровоградська область)): </text:h>
      <text:h text:style-name="Heading_20_6" text:outline-level="6">Изменились данные отделения Відділення №1: вул. Нескорених, 13Б (Вантажне відділення)(село Довжик (Житомирський р-н, Житомирська область)): </text:h>
      <text:h text:style-name="Heading_20_6" text:outline-level="6">Изменились данные отделения Пункт приймання - видачі (до 30 кг): вул. Центральна, 4 (Поштове відділення)(село Медисівка (Теофіпольський р-н, Хмельницька область)): </text:h>
      <text:h text:style-name="Heading_20_6" text:outline-level="6">Изменились данные отделения Пункт приймання-видачі (до 30 кг): вул. Шкільна, 7 (Поштове відділення)(село Великий Жолудськ (Володимирецький р-н, Рівненська область)): </text:h>
      <text:h text:style-name="Heading_20_6" text:outline-level="6">Изменились данные отделения Пункт приймання - видачі (до 30 кг): вул. Бегми, 11 (Поштове відділення)(село Ясининичі (Рівненський р-н, Рівненська область)): </text:h>
      <text:h text:style-name="Heading_20_6" text:outline-level="6">Изменились данные отделения Пункт приймання-видачі (до 30 кг): вул. Кар'єрна, 5 (Поштове відділення)(село Жежелів (Козятинський р-н, Він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 - видачі (до 30 кг): вул. Центральна,192А (Поштове відділення)(село Вільхівчик (Тячівський р-н, Закарпатська область)): </text:h>
      <text:h text:style-name="Heading_20_6" text:outline-level="6">Изменились данные отделения Пункт приймання-видачі (до 30 кг): вул. Шевченка, 22 (Поштове відділення)(село Чернече (Балтський р-н, Одеська область)): </text:h>
      <text:h text:style-name="Heading_20_6" text:outline-level="6">Изменились данные отделения Пункт приймання - видачі ( до 30 кг): вул. Першотравнева, 1А (Поштове відділення)(село Антонівка (Томашпільський р-н, Вінницька область)): </text:h>
      <text:h text:style-name="Heading_20_6" text:outline-level="6">Изменились данные отделения Пункт приймання-видачі (до 30 кг): вул. Мостовська, 33 (Поштове відділення)(село Михайлівка (Веселинівський р-н, Миколаївська область)): </text:h>
      <text:h text:style-name="Heading_20_6" text:outline-level="6">Изменились данные отделения Пункт приймання-видачі (до 30 кг): вул. Сонячна, 9 (Поштове відділення)(село Долинка (Саратський р-н, Одеська область)): </text:h>
      <text:h text:style-name="Heading_20_6" text:outline-level="6">Изменились данные отделения Пункт приймання-видачі (до 30 кг): вул. Центральна, 2г (Поштове відділення)(селище Святовасилівка (Солонянський р-н, Дніпропетровська область)): </text:h>
      <text:h text:style-name="Heading_20_6" text:outline-level="6">Изменились данные отделения Мобільне відділення №1 (до 30 кг): вул. Центральна, 60 ВІ5505АМ (Поштове відділення)(село Тахтаулове (Полтавський р-н, Полтавська область)): </text:h>
      <text:h text:style-name="Heading_20_6" text:outline-level="6">Изменились данные отделения Пункт приймання-видачі (до 30 кг): вул. Бондаренка, 99 (Поштове відділення)(село Богданівка (Яготинський р-н, Київська)): </text:h>
      <text:h text:style-name="Heading_20_6" text:outline-level="6">Изменились данные отделения Пункт приймання-видачі (до 30 кг): вул. Центральна, 38 (Поштове відділення)(село Височанське (Тарутинський р-н, Одеська область)): </text:h>
      <text:h text:style-name="Heading_20_6" text:outline-level="6">Изменились данные отделения Пункт приймання-видачі (до 30 кг), вул. Центральна, 28 (Поштове відділення)(село Рокита (Старовижівський р-н, Волинська область)): </text:h>
      <text:h text:style-name="Heading_20_6" text:outline-level="6">Изменились данные отделения Мобільне відділення №1 (до 30 кг):вул. Центральна, 1 АХ4930ЕА (Поштове відділення)(село Світличне (Золочівський р-н, Харківська область)): </text:h>
      <text:h text:style-name="Heading_20_6" text:outline-level="6">Изменились данные отделения Пункт приймання-видачі (до 30 кг): вул. Гоголя, 9А (Поштове відділення)(село Хмелів (Володимир-Волинський р-н, Волинська область)): </text:h>
      <text:h text:style-name="Heading_20_6" text:outline-level="6">Изменились данные отделения Відділення №1: бул. Незалежності, 2а (Вантажне відділення)(місто Кам'янське (Кам'янська, Дніпропетровська область)): </text:h>
      <text:h text:style-name="Heading_20_6" text:outline-level="6">Изменились данные отделения Відділення №1: вул. Полтавська, 41 (Вантажне відділення)(місто Ромни (Ромни, Сумська область)): </text:h>
      <text:h text:style-name="Heading_20_6" text:outline-level="6">Изменились данные отделения Пункт приймання-видачі (до 30 кг): вул. Новоселицька, 9 (Поштове відділення)(село Ширівці (Хотинський р-н, Чернівецька область)): </text:h>
      <text:h text:style-name="Heading_20_6" text:outline-level="6">Изменились данные отделения Пункт приймання-видачі (до 30 кг): вул. Черняхівського 50 (Поштове відділення)(село Яришівка (Томашпільський р-н, Вінницька область)): </text:h>
      <text:h text:style-name="Heading_20_6" text:outline-level="6">Изменились данные отделения Відділення №1: вул. Незалежності, 10 (Вантажне відділення)(село Острожець (Млинівський р-н, Рівненська область)): </text:h>
      <text:h text:style-name="Heading_20_6" text:outline-level="6">Изменились данные отделения Пункт приймання-видачі (до 30 кг): вул. Центральна, 112 В (Поштове відділення)(село Есень (Ужгородський р-н, Закарпатська область)): </text:h>
      <text:h text:style-name="Heading_20_6" text:outline-level="6">Изменились данные отделения Пункт приймання-видачі (до 30 кг): вул. Зубко, 67 (Поштове відділення)(село Лісне (Тарутинський р-н, Одеська область)): </text:h>
      <text:h text:style-name="Heading_20_6" text:outline-level="6">Изменились данные отделения Пункт приймання-видачі (до 30 кг): вул. Центральний майдан, 1 (Поштове відділення)(село Ксаверівка (Васильківський р-н, Київська)): </text:h>
      <text:h text:style-name="Heading_20_6" text:outline-level="6">Изменились данные отделения Пункт приймання-видачі (до 30 кг): вул. Київська, 45 (Поштове відділення)(село Користь (Корецький р-н, Рівненська область)): </text:h>
      <text:h text:style-name="Heading_20_6" text:outline-level="6">Изменились данные отделения Пункт приймання - видачі (до 30 кг): вул. Молодіжна, 6 (Поштове відділення)(село Терешківці (Горохівський р-н, Волинська область)): </text:h>
      <text:h text:style-name="Heading_20_6" text:outline-level="6">Изменились данные отделения Пункт приймання-видачі (до 30 кг): вул. Шевченка, 37 (Поштове відділення)(село Вістова (Калуський р-н, Івано-Франківська область)): </text:h>
      <text:h text:style-name="Heading_20_6" text:outline-level="6">Изменились данные отделения Пункт приймання-видачі (до 30 кг): вул. Шевченка, 725 В (Поштове відділення)(село Тюдів (Косів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Перемоги, 3 (Поштове відділення)(село Красилівка (Бахмацький р-н, Чернігівська область)): </text:h>
      <text:h text:style-name="Heading_20_6" text:outline-level="6">Изменились данные отделения Пункт приймання-видачі (до 30 кг): вул. Миру, 81 (Поштове відділення)(село Великі Грибовичі (Жовківський р-н, Львівська область)): </text:h>
      <text:h text:style-name="Heading_20_6" text:outline-level="6">Изменились данные отделения Відділення №1: вул. 28 Червня, 4 (Вантажне відділення)(село Романківці (Сокирянський р-н, Чернівецька область)): </text:h>
      <text:h text:style-name="Heading_20_6" text:outline-level="6">Изменились данные отделения Пункт приймання-видачі (до 30 кг): вул. Кірова, 21А (Поштове відділення)(село Керносівка (Новомосковський р-н, Дніпропетровська область)): </text:h>
      <text:h text:style-name="Heading_20_6" text:outline-level="6">Изменились данные отделения Пункт приймання-видачі (до 30 кг): вул. Дрогобицька, 65 (Поштове відділення)(село Модричі (Дрогобицький р-н, Львівська область)): </text:h>
      <text:h text:style-name="Heading_20_6" text:outline-level="6">Изменились данные отделения Пункт приймання - видачі (до 30 кг): вул. Шевченка, 17Б (Поштове відділення)(село Звенячин (Заставнівський р-н, Чернівецька область)): </text:h>
      <text:h text:style-name="Heading_20_6" text:outline-level="6">Изменились данные отделения Відділення №1: вул. Ходорівська, 4-х (Вантажне відділення)(місто Новий Розділ (Новий Розділ, Львівська область)): </text:h>
      <text:h text:style-name="Heading_20_6" text:outline-level="6">Изменились данные отделения Відділення №1: вул. Січових Стрільців, 6В (Вантажне відділення)(місто Буськ (Буський р-н, Львівська область)): </text:h>
      <text:h text:style-name="Heading_20_6" text:outline-level="6">Изменились данные отделения Пункт приймання - видачі (до 30 кг): вул. Шевченка, 26 б (Поштове відділення)(село Кустин (Рівненський р-н, Рівненська область)): </text:h>
      <text:h text:style-name="Heading_20_6" text:outline-level="6">Изменились данные отделения Пункт приймання - видачі (до 30 кг): вул. Лісова, 2 (Поштове відділення)(село Охотин (Луцький р-н, Волинська область)): </text:h>
      <text:h text:style-name="Heading_20_6" text:outline-level="6">Изменились данные отделения Пункт приймання-видачі (до 30 кг): вул. Праці, 1а (Поштове відділення)(село Дубова (Уманський р-н, Черкаська область)): </text:h>
      <text:h text:style-name="Heading_20_6" text:outline-level="6">Изменились данные отделения Пункт приймання-видачі (до 30 кг), вул. Центральна, 1а (Поштове відділення)(село Вільхи (Золотоніський р-н, Черкаська область)): </text:h>
      <text:h text:style-name="Heading_20_6" text:outline-level="6">Изменились данные отделения Пункт приймання-видачі (до 30 кг): вул. Центральна, 29 (Поштове відділення)(село Великоолександрівка (Васильківський р-н, Дніпропетровська область)): </text:h>
      <text:h text:style-name="Heading_20_6" text:outline-level="6">Изменились данные отделения Відділення №1: вул. Київська (ран. просп. Жовтневої революції), 48а (Вантажне відділення)(місто Вознесенськ (Вознесенський р-н, Миколаївська область)): </text:h>
      <text:h text:style-name="Heading_20_6" text:outline-level="6">Изменились данные отделения Відділення №1: вул. Перспективна, 2 (Вантажне відділення)(село Щасливе (Бориспільський р-н, Київська)): </text:h>
      <text:h text:style-name="Heading_20_6" text:outline-level="6">Изменились данные отделения Пункт приймання-видачі (до 30 кг), вул. Івана Стаднюка, 5 (Поштове відділення)(село Кордишівка (Вінницький р-н, Вінницька область)): </text:h>
      <text:h text:style-name="Heading_20_6" text:outline-level="6">Изменились данные отделения Відділення №1: вул. Наукова, 1 (Вантажне відділення)(селище Дослідне (Дніпровський р-н, Дніпропетровська область)): </text:h>
      <text:h text:style-name="Heading_20_6" text:outline-level="6">Изменились данные отделения Пункт приймання-видачі (до 30 кг): вул. Центральна, 28 (Поштове відділення)(село Преображенка (Криничанський р-н, Дніпропетровська область)): </text:h>
      <text:h text:style-name="Heading_20_6" text:outline-level="6">Изменились данные отделения Пункт приймання - видачі (до 30 кг): вул. Центральна, 10 (Поштове відділення)(село Зруб-Комарівський (Сторожине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Попова, 30 (Поштове відділення)(село Семенівка (Арбузинський р-н, Миколаївська область)): </text:h>
      <text:h text:style-name="Heading_20_6" text:outline-level="6">Изменились данные отделения Пункт приймання-видачі (до 30 кг): вул. Меліоративна, 1 (Поштове відділення)(село Маріямпіль (Галицький р-н, Івано-Франківська область)): </text:h>
      <text:h text:style-name="Heading_20_6" text:outline-level="6">Изменились данные отделения Пункт приймання-видачі (до 30 кг): вул. Гагаріна, 2 (Поштове відділення)(село Данилівка (Берегівський р-н, Закарпатська область)): </text:h>
      <text:h text:style-name="Heading_20_6" text:outline-level="6">Изменились данные отделения Пункт приймання-видачі (до 30 кг): вул. Коростенська, 18 (Поштове відділення)(село Заріччя (Овруцький р-н, Житомирська область)): </text:h>
      <text:h text:style-name="Heading_20_6" text:outline-level="6">Изменились данные отделения Мобільне відділення №1: вул. Чумацький Шлях, 84 (ВІ 2024 ЕА) (Поштове відділення)(село Пироги (Глобинський р-н, Полтавська область)): </text:h>
      <text:h text:style-name="Heading_20_6" text:outline-level="6">Изменились данные отделения Пункт приймання - видачі (до 30 кг): вул. Миру, 16 (Поштове відділення)(село Рижанівка (Звенигородський р-н, Черкаська область)): </text:h>
      <text:h text:style-name="Heading_20_6" text:outline-level="6">Изменились данные отделения Відділення №1: вул. Патруся Карпатського, 13а (Вантажне відділення)(село Минай (Ужгородський р-н, Закарпатська область)): </text:h>
      <text:h text:style-name="Heading_20_6" text:outline-level="6">Изменились данные отделения Пункт приймання-видачі (до 30 кг): вул. Гагаріна, 10 (Поштове відділення)(село Китайгород (Іллінецький р-н, Вінницька область)): </text:h>
      <text:h text:style-name="Heading_20_6" text:outline-level="6">Изменились данные отделения Відділення №1 (до 30 кг): вул. Центральна, 5Б (Поштове відділення)(село Петропавлівське (Бориспільський р-н, Київська)): </text:h>
      <text:h text:style-name="Heading_20_6" text:outline-level="6">Изменились данные отделения Пункт приймання-видачі (до 30 кг): вул. Лесі Українки, 2 (Поштове відділення)(село Баланівка (Бершадський, Вінницька область)): </text:h>
      <text:h text:style-name="Heading_20_6" text:outline-level="6">Изменились данные отделения Пункт приймання-видачі (до 30 кг): вул. Центральна, 44а (Поштове відділення)(село Межиріччя (Сокальський р-н, Львівська область)): </text:h>
      <text:h text:style-name="Heading_20_6" text:outline-level="6">Изменились данные отделения Пункт приймання - видачі ( до 30 кг): вул. Шевченка,1 (Поштове відділення)(село Борщівка (Лановецький р-н, Тернопільська область)): </text:h>
      <text:h text:style-name="Heading_20_6" text:outline-level="6">Изменились данные отделения Пункт приймання-видачі (до 30 кг): вул. Вайди, 80 (Поштове відділення)(село Дулово (Тячівський р-н, Закарпатська область)): </text:h>
      <text:h text:style-name="Heading_20_6" text:outline-level="6">Изменились данные отделения Пункт приймання-видачі (до 30 кг): вул. Українська, 13а (Поштове відділення)(село Горбанівка (Вінницький р-н, Вінницька область)): </text:h>
      <text:h text:style-name="Heading_20_6" text:outline-level="6">Изменились данные отделения Пункт приймання-видачі (до 30 кг): вул. Головна, 159/3 (Поштове відділення)(село Неліпино (Свалявський р-н, Закарпатська область)): </text:h>
      <text:h text:style-name="Heading_20_6" text:outline-level="6">Изменились данные отделения Мобільне відділення №1 (до 30 кг): вул. Харківська, 90/11 (2760 FIAT) (Поштове відділення)(селище Максимівка (Богодухівський р-н, Харківська область)): </text:h>
      <text:h text:style-name="Heading_20_6" text:outline-level="6">Изменились данные отделения Пункт приймання-видачі (до 30 кг): вул. Центральна, 27 (Поштове відділення)(село Росішки (Тетіївський р-н, Київська)): </text:h>
      <text:h text:style-name="Heading_20_6" text:outline-level="6">Изменились данные отделения Пункт приймання-видачі (до 30 кг): вул. вул. Миру, 1 (Поштове відділення)(село Бобриця (Канівський р-н, Черкаська область)): </text:h>
      <text:h text:style-name="Heading_20_6" text:outline-level="6">Изменились данные отделения Пункт приймання-видачі (до 30 кг): вул. Лесі Українки, 3 (Поштове відділення)(село Варварівка (Карлівський р-н, Полтавська область)): </text:h>
      <text:h text:style-name="Heading_20_6" text:outline-level="6">Изменились данные отделения Пункт приймання-видачі (до 30 кг): вул. Миру, 3а (Поштове відділення)(село Тростянець (Роздільнянський р-н, Одеська область)): </text:h>
      <text:h text:style-name="Heading_20_6" text:outline-level="6">Изменились данные отделения Пункт приймання-видачі (до 30 кг): вул. Головна, 36 (Поштове відділення)(село Михальча (Сторожине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Відділення №1: вул. Шевченка, 8 (Вантажне відділення)(місто Ківерці (Ківерцівський р-н, Волинська область)): </text:h>
      <text:h text:style-name="Heading_20_6" text:outline-level="6">Изменились данные отделения Пункт приймання-видачі (до 30 кг): вул. Набережна, 82/1 (Поштове відділення)(село Воєводське (Арбузинський р-н, Миколаївська область)): </text:h>
      <text:h text:style-name="Heading_20_6" text:outline-level="6">Изменились данные отделения Пункт приймання - видачі (до 30 кг): вул. Миру, 5 (Поштове відділення)(село Польове (Миронівський р-н, Київська)): </text:h>
      <text:h text:style-name="Heading_20_6" text:outline-level="6">Изменились данные отделения Пункт приймання-видачі (до 30 кг): вул. Центральна, 3 (Поштове відділення)(село Вихрівка (Дунаєвецький р-н, Хмельницька область)): </text:h>
      <text:h text:style-name="Heading_20_6" text:outline-level="6">Изменились данные отделения Пункт приймання - видачі (до 30 кг): вул. Шкільна, 19 (Поштове відділення)(село Дорогичівка (Заліщицький р-н, Тернопільська область)): </text:h>
      <text:h text:style-name="Heading_20_6" text:outline-level="6">Изменились данные отделения Пункт приймання-видачі (до 30 кг):вул. Центральна, 1 (Поштове відділення)(село Промінь (Луцький р-н, Волинська область)): </text:h>
      <text:h text:style-name="Heading_20_6" text:outline-level="6">Изменились данные отделения Пункт приймання-видачі (до 30 кг): вул. Центральна, 44 (Поштове відділення)(село Орлик (Кобеляцький р-н, Полтавська область)): </text:h>
      <text:h text:style-name="Heading_20_6" text:outline-level="6">Изменились данные отделения Відділення №1: вул. Приморська, 54/1 (Вантажне відділення)(селище міського типу Затока (Білгород-Дністровський р-н, Одеська область)): </text:h>
      <text:h text:style-name="Heading_20_6" text:outline-level="6">Изменились данные отделения Пункт приймання-видачі (до 30 кг): вул. Виноградна,7 (Поштове відділення)(село Маркевичеве (Ширяївський р-н, Одеська область)): </text:h>
      <text:h text:style-name="Heading_20_6" text:outline-level="6">Изменились данные отделения Пункт приймання - видачі (до 30 кг): вул. Українська, 65 (Поштове відділення)(село Затисівка (Виноградівський р-н, Закарпатська область)): </text:h>
      <text:h text:style-name="Heading_20_6" text:outline-level="6">Изменились данные отделения Пункт приймання-видачі (до 30 кг): вул. Нижня 245/1 (Поштове відділення)(село Вороблевичі (Дрогобицький р-н, Львівська область)): </text:h>
      <text:h text:style-name="Heading_20_6" text:outline-level="6">Изменились данные отделения Пункт приймання-видачі (до 30 кг): вул. Кірешська, б/н (Поштове відділення)(село Кіреші (Хуст, Закарпатська область)): </text:h>
      <text:h text:style-name="Heading_20_6" text:outline-level="6">Изменились данные отделения Пункт приймання-видачі (до 30 кг): вул. Коневського, 60 (Поштове відділення)(село Маринопіль (Голованівський р-н, Кіровоградська область)): </text:h>
      <text:h text:style-name="Heading_20_6" text:outline-level="6">Изменились данные отделения Відділення №1: вул. Горького, 8 (Вантажне відділення)(місто Буча (Бучанська, Київська)): </text:h>
      <text:h text:style-name="Heading_20_6" text:outline-level="6">Изменились данные отделения Пункт приймання - видачі (до 30 кг): вул. Молодіжна, 420 (Поштове відділення)(село Колодіїв (Галицький р-н, Івано-Франківська область)): </text:h>
      <text:h text:style-name="Heading_20_6" text:outline-level="6">Изменились данные отделения Пункт приймання-видачі (до 30 кг): вул. Слабожанська, 76 (Поштове відділення)(село Утківка (Харківський р-н, Харківська область)): </text:h>
      <text:h text:style-name="Heading_20_6" text:outline-level="6">Изменились данные отделения Відділення №1: (м. Харків) вул. Академіка Вальтера, 3 (Вантажне відділення)(місто П'ятихатки (Харківський р-н, Харківська область)): </text:h>
      <text:h text:style-name="Heading_20_6" text:outline-level="6">Изменились данные отделения Пункт приймання-видачі (до 30 кг): вул. Молодіжна, 1 (Поштове відділення)(село Січинці (Дунаєвецький р-н, Хмельницька область)): </text:h>
      <text:h text:style-name="Heading_20_6" text:outline-level="6">Изменились данные отделения Відділення №1: вул. Шевченка, 30б (Вантажне відділення)(село Коршів (Коломийський р-н, Івано-Франківська область)): </text:h>
      <text:h text:style-name="Heading_20_6" text:outline-level="6">Изменились данные отделения Пункт приймання-видачі (до 30 кг): вул. Центральна, 21 (Поштове відділення)(село Суслівці (Летичівський р-н, Хмельницька область)): </text:h>
      <text:h text:style-name="Heading_20_6" text:outline-level="6">Изменились данные отделения Пункт приймання - видачі (до 30 кг): пров. Жовтневий, 14 (Поштове відділення)(село Залуччя (Чемеровецький р-н, Хмельницька область)): </text:h>
      <text:h text:style-name="Heading_20_6" text:outline-level="6">Изменились данные отделения Пункт приймання-видачі (до 30 кг), вул. Центральна, 129 (Поштове відділення)(село Борова (Зміївський р-н, Харківська область)): </text:h>
      <text:h text:style-name="Heading_20_6" text:outline-level="6">Изменились данные отделения Пункт приймання-видачі (до 30 кг): вул. Драчинецького, 9г (Поштове відділення)(село Товтри (Заставнівський р-н, Чернівецька область)): </text:h>
      <text:h text:style-name="Heading_20_6" text:outline-level="6">Изменились данные отделения Пункт приймання - видачі (до 30 кг): вул. Центральна 1 (Поштове відділення)(село Кукли (Маневицький р-н, Волинська область)): </text:h>
      <text:h text:style-name="Heading_20_6" text:outline-level="6">Изменились данные отделения Пункт приймання - видачі (до 30 кг): вул. Лісова,3 (Поштове відділення)(село Грабарівка (Могилів-Подільський р-н, Вінницька область)): </text:h>
      <text:h text:style-name="Heading_20_6" text:outline-level="6">Изменились данные отделения Відділення №1: вул. Зарічна, 5-А (Вантажне відділення)(село Бездрик (Сумський р-н, Сумська область)): </text:h>
      <text:h text:style-name="Heading_20_6" text:outline-level="6">Изменились данные отделения Пункт приймання-видачі (до 30 кг): вул. Центральна, 42 А (Поштове відділення)(село Лемешівка (Яготинський р-н, Київська)): </text:h>
      <text:h text:style-name="Heading_20_6" text:outline-level="6">Изменились данные отделения Пункт приймання - видачі (до 30 кг): вул. Церковна 18/а (Поштове відділення)(село Теснівка (Коростишівський р-н, Житомирська область)): </text:h>
      <text:h text:style-name="Heading_20_6" text:outline-level="6">Изменились данные отделения Пункт приймання - видачі (до 30 кг): вул. Колгоспна, 6б (Поштове відділення)(село Слобода-Дашковецька (Вінницький р-н, Вінницька область)): </text:h>
      <text:h text:style-name="Heading_20_6" text:outline-level="6">Изменились данные отделения Пункт приймання-видачі (до 30 кг): вул. Незалежності, 2а (Поштове відділення)(село Грем'яче (Острозький р-н, Рівненська область)): </text:h>
      <text:h text:style-name="Heading_20_6" text:outline-level="6">Изменились данные отделения Відділення №1 (до 100 кг): вул. Центральна, 14є (Вантажне відділення)(місто Барвінкове (Барвінківський р-н, Харківська область)): </text:h>
      <text:h text:style-name="Heading_20_6" text:outline-level="6">Изменились данные отделения Пункт приймання-видачі (до 30 кг): вул. Шевченка, 10 (Поштове відділення)(село Липівка (Миколаївський р-н, Львівська область)): </text:h>
      <text:h text:style-name="Heading_20_6" text:outline-level="6">Изменились данные отделения Пункт приймання-видачі (до 30 кг): вул. Українська, 3 (Поштове відділення)(село Саджавка (Надвірнянський р-н, Івано-Франківська область)): </text:h>
      <text:h text:style-name="Heading_20_6" text:outline-level="6">Изменились данные отделения Пункт приймання - видачі (до 30 кг): вул. Зарічанська, 34 (Поштове відділення)(село Заріччя (Турківський р-н, Львівська область)): </text:h>
      <text:h text:style-name="Heading_20_6" text:outline-level="6"><text:soft-page-break/>Изменились данные отделения Пункт приймання-видачі (до 30 кг): вул. Лютенка 19 (Поштове відділення)(село Товмач (Шполянський р-н, Черкаська область)): </text:h>
      <text:h text:style-name="Heading_20_6" text:outline-level="6">Изменились данные отделения Мобільне відділення №1 (до 30 кг): вул. Центральна, 10 (ВІ5770ВМ) (Поштове відділення)(село Вишневе (Кобеляцький р-н, Полтавська область)): </text:h>
      <text:h text:style-name="Heading_20_6" text:outline-level="6">Изменились данные отделения Пункт приймання - видачі ( до 30 кг): вул. Перемоги, 43 (Поштове відділення)(село Смодна (Косівський р-н, Івано-Франківська область)): </text:h>
      <text:h text:style-name="Heading_20_6" text:outline-level="6">Изменились данные отделения Пункт приймання - видачі (до 30 кг): вул. Коцюбинського, 21 (Поштове відділення)(село Малинівка (Літинський р-н, Вінницька область)): </text:h>
      <text:h text:style-name="Heading_20_6" text:outline-level="6">Изменились данные отделения Пункт приймання-видачі (до 30 кг): вул. вул. Шевченка, 51 А (Поштове відділення)(село Безпечна (Сквирський р-н, Київська)): </text:h>
      <text:h text:style-name="Heading_20_6" text:outline-level="6">Изменились данные отделения Пункт приймання - видачі (до 30 кг): вул. Українська 1А (Поштове відділення)(село Великі Крушлинці (Вінницький р-н, Він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Відділення №1: вул. Тернопільська, 5я (Вантажне відділення)(селище міського типу Гусятин (Гусятинський р-н, Тернопільська область)): </text:h>
      <text:h text:style-name="Heading_20_6" text:outline-level="6">Изменились данные отделения Пункт приймання-видачі (до 30 кг): вул. Центральна, 12а (Поштове відділення)(село Варварівка (Юр'ївський р-н, Дніпропетровська область)): </text:h>
      <text:h text:style-name="Heading_20_6" text:outline-level="6">Изменились данные отделения Пункт приймання - видачі (до 30 кг): вул. Тернопільська, 2А (Поштове відділення)(село Городище (Козівський р-н, Тернопільська область)): </text:h>
      <text:h text:style-name="Heading_20_6" text:outline-level="6">Изменились данные отделения Пункт приймання - видачі (до 30 кг): вул. Перемоги 57 (Поштове відділення)(село Велицьк (Ковельський р-н, Волинська область)): </text:h>
      <text:h text:style-name="Heading_20_6" text:outline-level="6">Изменились данные отделения Відділення №1: вул. Молодіжна, 8А (Вантажне відділення)(селище міського типу Меліоративне (Новомосковський р-н, Дніпропетровська область)): </text:h>
      <text:h text:style-name="Heading_20_6" text:outline-level="6">Изменились данные отделения Пункт приймання-видачі (до 30 кг): вул. Центральна, 66 (Поштове відділення)(село Листвин (Овруцький р-н, Житомирська область)): </text:h>
      <text:h text:style-name="Heading_20_6" text:outline-level="6">Изменились данные отделения Пункт приймання-видачі (до 30 кг): вул. Шоскинський шлях, 5 (Поштове відділення)(село Слоут (Глухівський р-н, Сумська область)): </text:h>
      <text:h text:style-name="Heading_20_6" text:outline-level="6">Изменились данные отделения Пункт приймання - видачі (до 30 кг): вул. Центральна, 1 б (Поштове відділення)(село Жовтий Яр (Татарбунарський р-н, Одеська область)): </text:h>
      <text:h text:style-name="Heading_20_6" text:outline-level="6">Изменились данные отделения Пункт приймання - видачі (до 30 кг): вул. Миру, 25 (Поштове відділення)(село Шипинки (Барський р-н, Вінницька область)): </text:h>
      <text:h text:style-name="Heading_20_6" text:outline-level="6">Изменились данные отделения Мобільне відділення №1 (до 30 кг): вул. Богданова, 7 ВІ1481СЕ (Поштове відділення)(село Хорішки (Козельщинський р-н, Полтавська область)): </text:h>
      <text:h text:style-name="Heading_20_6" text:outline-level="6">Изменились данные отделения Мобільне відділення №1 (до 30 кг): вул. Центральна, 97/2 (ВН 2657 ІХ) (Поштове відділення)(село Бурлача Балка (Чорноморська, Одеська область)): </text:h>
      <text:h text:style-name="Heading_20_5" text:outline-level="5">Загрузка страницы №11 (по 150 отделений на старнице) - True + </text:h>
      <text:p text:style-name="Text_20_body">&gt;</text:p>
      <text:h text:style-name="Heading_20_6" text:outline-level="6">Изменились данные отделения Пункт приймання-видачі (до 30 кг): вул. Першотравнева, 1а (Поштове відділення)(село Нападівка (Калинівський р-н, Він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Шкільна, 17а (Поштове відділення)(село Червоне (Тарутинський р-н, Одеська область)): </text:h>
      <text:h text:style-name="Heading_20_6" text:outline-level="6">Изменились данные отделения Пункт приймання-видачі (до 30 кг): вул. Центральна, 122 (Поштове відділення)(село Озеряни (Борщівський р-н, Тернопільська область)): </text:h>
      <text:h text:style-name="Heading_20_6" text:outline-level="6">Изменились данные отделения Пункт приймання-видачі (до 30 кг): вул. Перемоги, 9 (Поштове відділення)(село Ратнів (Луцький р-н, Волинська область)): </text:h>
      <text:h text:style-name="Heading_20_6" text:outline-level="6">Изменились данные отделения Пункт приймання - видачі (до 30 кг): вул. Шевченка, 1а (Поштове відділення)(село Гаї-Лев'ятинські (Радивилівський р-н, Рівненська область)): </text:h>
      <text:h text:style-name="Heading_20_6" text:outline-level="6">Изменились данные отделения Відділення №1: вул. Осіння, 2 (Вантажне відділення)(село Білогородка (Києво-Святошинський, Київська)): </text:h>
      <text:h text:style-name="Heading_20_6" text:outline-level="6">Изменились данные отделения Пункт приймання-видачі (до 30 кг): вул. Шевченка, 2 (Поштове відділення)(село Пустоіванне (Радивилівський р-н, Рівненська область)): </text:h>
      <text:h text:style-name="Heading_20_6" text:outline-level="6">Изменились данные отделения Мобільне відділення №1 (до 30 кг): вул. Центральна, 193а (6356 Peugeot Partner) (Поштове відділення)(село Онопріївка (Тальнівський р-н, Черкаська область)): </text:h>
      <text:h text:style-name="Heading_20_6" text:outline-level="6">Изменились данные отделения Мобільне відділення №1 (до 30 кг): вул. Нижня Руська 1, (авто 7758 ) (Поштове відділення)(село Забойки (Тернопільський р-н, Тернопільська область)): </text:h>
      <text:h text:style-name="Heading_20_6" text:outline-level="6">Изменились данные отделения Пункт приймання-видачі (до 30 кг): вул. Перемоги, 5 (Поштове відділення)(село Луги (Рожнятівський р-н, Івано-Франківська область)): </text:h>
      <text:h text:style-name="Heading_20_6" text:outline-level="6">Изменились данные отделения Мобільне відділення (до 30 кг), вул. Шевченка, 3 (Поштове відділення)(село Стрибіж (Пулинський р-н, Житомирська область)): </text:h>
      <text:h text:style-name="Heading_20_6" text:outline-level="6">Изменились данные отделения Пункт приймання-видачі (до 30 кг): вул. Перемоги, 82 (Поштове відділення)(село Ковпита (Чернігівський р-н, Чернігівська область)): </text:h>
      <text:h text:style-name="Heading_20_6" text:outline-level="6">Изменились данные отделения Пункт приймання-видачі (до 30 кг): вул. Центральна, 55 (Поштове відділення)(село Білин (Рахівський р-н, Закарпатська область)): </text:h>
      <text:h text:style-name="Heading_20_6" text:outline-level="6">Изменились данные отделения Пункт приймання-видачі (до 30 кг): вул. Міжлиманська, 10 (Поштове відділення)(село Іллінка (Біляївський р-н, Одеська область)): </text:h>
      <text:h text:style-name="Heading_20_6" text:outline-level="6">Изменились данные отделения Пункт приймання - видачі (до 30 кг): вул. Незалежності, 42 (Поштове відділення)(село Сокіл (Рожищенський р-н, Волинська область)): </text:h>
      <text:h text:style-name="Heading_20_6" text:outline-level="6">Изменились данные отделения Мобільне відділення №1 ( до 30 кг): вул. Шевченка ,10 (ВО2112АВ) (Поштове відділення)(село Угринів (Підгаєцький р-н, Тернопільська область)): </text:h>
      <text:h text:style-name="Heading_20_6" text:outline-level="6">Изменились данные отделения Пункт приймання - видачі (до 30 кг): вул. Островського, 5 (Поштове відділення)(село Вілія (Острозький р-н, Рівненська область)): </text:h>
      <text:h text:style-name="Heading_20_6" text:outline-level="6">Изменились данные отделения Пункт приймання-видачі (до 30 кг): вул. Урожайна, б\н (Поштове відділення)(село Нова Дмитрівка (Золотоніський р-н, Черкаська область)): </text:h>
      <text:h text:style-name="Heading_20_6" text:outline-level="6">Изменились данные отделения Відділення №1: вул. 16 липня, 267а (Вантажне відділення)(селище міського типу Делятин (Надвірнянський р-н, Івано-Франківська область)): </text:h>
      <text:h text:style-name="Heading_20_6" text:outline-level="6">Изменились данные отделения Пункт приймання-видачі (до 30 кг): вул. Керницького,104 (Поштове відділення)(село Відники (Пустомитівський р-н, Львівська область)): </text:h>
      <text:h text:style-name="Heading_20_6" text:outline-level="6">Изменились данные отделения Пункт приймання - видачі (до 30 кг): вул. Головна, 10 (Поштове відділення)(село Вовків (Пустомитівський р-н, Львівська область)): </text:h>
      <text:h text:style-name="Heading_20_6" text:outline-level="6">Изменились данные отделения Відділення №1: вул. Свободи, 18А (Вантажне відділення)(село Колоденка (Рівненський р-н, Рівненська область)): </text:h>
      <text:h text:style-name="Heading_20_6" text:outline-level="6">Изменились данные отделения Пункт приймання-видачі ( до 30 кг): вул. Каганова 33 (Поштове відділення)(село Сухий Єланець (Новоодеський р-н, Миколаївська область)): </text:h>
      <text:h text:style-name="Heading_20_6" text:outline-level="6">Изменились данные отделения Пункт приймання-видачі (до 30 кг): вул. Миру, 7 (Поштове відділення)(село Доробратово (Іршавський р-н, Закарпатська область)): </text:h>
      <text:h text:style-name="Heading_20_6" text:outline-level="6">Изменились данные отделения Відділення №1: вул. Київська, 4 б (Вантажне відділення)(село Красилівка (Броварський р-н, Київська)): </text:h>
      <text:h text:style-name="Heading_20_6" text:outline-level="6">Изменились данные отделения Пункт приймання-видачі (до 30 кг): вул. Січових Стрільців, 8а (Поштове відділення)(село Рогізно (Самбірський р-н, Львівська область)): </text:h>
      <text:h text:style-name="Heading_20_6" text:outline-level="6">Изменились данные отделения Пункт приймання - видачі (до 30 кг): вул. Шевченка, 88 (Поштове відділення)(село Тисалово (Тячівський р-н, Закарпатська область)): </text:h>
      <text:h text:style-name="Heading_20_6" text:outline-level="6">Изменились данные отделения Пункт приймання-видачі (до 30 кг): вул. Гагаріна, 100а (Поштове відділення)(село Баннівка (Болградський р-н, Одеська область)): </text:h>
      <text:h text:style-name="Heading_20_6" text:outline-level="6">Изменились данные отделения Пункт приймання-видачі (до 30 кг): вул. Радянська, 13 (Поштове відділення)(село Кузьмин (Красилівський р-н, Хмельницька область)): </text:h>
      <text:h text:style-name="Heading_20_6" text:outline-level="6">Изменились данные отделения Пункт приймання-видачі (до 30 кг): вул. Центральна, 23А (Поштове відділення)(село Петричанка (Глибо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вул. Центральна, 71 (Поштове відділення)(село Війниця (Локачинський р-н, Волинська область)): </text:h>
      <text:h text:style-name="Heading_20_6" text:outline-level="6">Изменились данные отделения Пункт приймання-видачі (до 30 кг): вул. Шкільна, 3 (Поштове відділення)(село Богинівка (Петропавлівський р-н, Дніпропетровська область)): </text:h>
      <text:h text:style-name="Heading_20_6" text:outline-level="6">Изменились данные отделения Пункт приймання - видачі (до 30 кг): вул. Центр, 15 (Поштове відділення)(село Чемеринці (Перемишлянський р-н, Львівська область)): </text:h>
      <text:h text:style-name="Heading_20_6" text:outline-level="6">Изменились данные отделения Пункт приймання-видачі (до 30 кг): вул. Січових Стрільців, 115 (Поштове відділення)(село Пороги (Богородчанський р-н, Івано-Франківська область)): </text:h>
      <text:h text:style-name="Heading_20_6" text:outline-level="6">Изменились данные отделения Пункт приймання - видачі (до 30 кг): вул. Центральна 21 (Поштове відділення)(село Кам'януха (Маневицький р-н, Волинська область)): </text:h>
      <text:h text:style-name="Heading_20_6" text:outline-level="6">Изменились данные отделения Пункт приймання - видачі ( до 30 кг): вул. Бродки, 4А (Поштове відділення)(село Заслуччя (Дубровицький р-н, Рівненська область)): </text:h>
      <text:h text:style-name="Heading_20_6" text:outline-level="6">Изменились данные отделения Пункт приймання-видачі (до 30 кг): вул. Центральна, 3б (Поштове відділення)(село Черепашинці (Калинівський р-н, Вінницька область)): </text:h>
      <text:h text:style-name="Heading_20_6" text:outline-level="6">Изменились данные отделения Мобільне відділення №1 ( до 30 кг): вул. Чкалова, 26 (ВА3432ВЕ) (Поштове відділення)(село Дівоче Поле (Олександрійський р-н, Кіровоградська область)): </text:h>
      <text:h text:style-name="Heading_20_6" text:outline-level="6">Изменились данные отделения Пункт приймання-видачі (до 30 кг): вул. Привокзальна 32/2 (Поштове відділення)(село Білине (Балтський р-н, Одеська область)): </text:h>
      <text:h text:style-name="Heading_20_6" text:outline-level="6">Изменились данные отделения Відділення №1 (до 30 кг): вул. Олександра Василенка, 4 (Поштове відділення)(село Медвин (Богуславський р-н, Київська)): </text:h>
      <text:h text:style-name="Heading_20_6" text:outline-level="6">Изменились данные отделения Відділення №1: вул. Раковці,132 (Вантажне відділення)(селище міського типу Вилок (Виноградівський р-н, Закарпатська область)): </text:h>
      <text:h text:style-name="Heading_20_6" text:outline-level="6">Изменились данные отделения Пункт приймання-видачі (до 30 кг): вул. Миру, 20 (Поштове відділення)(село Кузнецове (Доманівський р-н, Миколаївська область)): </text:h>
      <text:h text:style-name="Heading_20_6" text:outline-level="6">Изменились данные отделения Мобільне відділення (до 30 кг): вул. Центральна, 1 (Поштове відділення)(село Мала Рогань (Харківський р-н, Харківська область)): </text:h>
      <text:h text:style-name="Heading_20_6" text:outline-level="6">Изменились данные отделения Пункт приймання - видачі (до 30 кг): вул. Чеська, 5 (Поштове відділення)(село Високе (Черняхівський р-н, Житомирська область)): </text:h>
      <text:h text:style-name="Heading_20_6" text:outline-level="6">Изменились данные отделения Пункт приймання-видачі (до 30 кг): вул. Центральна, 85в (Поштове відділення)(село Клесів (село) (Сарненський р-н, Рівненська область)): </text:h>
      <text:h text:style-name="Heading_20_6" text:outline-level="6">Изменились данные отделения Пункт приймання-видачі (до 30 кг): вул. Центральна, 10 (Поштове відділення)(село Варяж (Сокальський р-н, Львівська область)): </text:h>
      <text:h text:style-name="Heading_20_6" text:outline-level="6">Изменились данные отделения Пункт приймання-видачі (до 30 кг): вул. Шевченка, 32 (Поштове відділення)(селище Розселенець (Біляївський р-н, Одеська область)): </text:h>
      <text:h text:style-name="Heading_20_6" text:outline-level="6">Изменились данные отделения Мобільне відділення №1 (до 30 кг): вул. Шкільна, 2 (ВІ4295ЕН) (Поштове відділення)(село Печини (Тростянецький р-н, Сумська область)): </text:h>
      <text:h text:style-name="Heading_20_6" text:outline-level="6">Изменились данные отделения Пункт приймання-видачі (до 30 кг): вул. Центральна, 5 (Поштове відділення)(село Лосятин (Васильківський р-н, Київська)): </text:h>
      <text:h text:style-name="Heading_20_6" text:outline-level="6">Изменились данные отделения Пункт приймання-видачі (до 30 кг): вул. Незалежності, 55 (Поштове відділення)(село Гайове (Ківерцівський р-н, Волинська область)): </text:h>
      <text:h text:style-name="Heading_20_6" text:outline-level="6">Изменились данные отделения Пункт приймання-видачі (до 30 кг): вул. Вовченка, 15 (Поштове відділення)(село Дибинці (Богуславський р-н, Київська)): </text:h>
      <text:h text:style-name="Heading_20_6" text:outline-level="6">Изменились данные отделения Відділення №1: вул. Тернопільська, 7 (Вантажне відділення)(селище міського типу Підволочиськ (Підволочиський р-н, Тернопільська область)): </text:h>
      <text:h text:style-name="Heading_20_6" text:outline-level="6">Изменились данные отделения Пункт приймання - видачі (до 30 кг): вул. Львівська, 53 (Поштове відділення)(село Березець (Городоцький р-н, Львівська область)): </text:h>
      <text:h text:style-name="Heading_20_6" text:outline-level="6">Изменились данные отделения Пункт приймання-видачі (до 30 кг): вул. Шкільна, 2 (Поштове відділення)(село Матвіївці (Шумський р-н, Тернопільська область)): </text:h>
      <text:h text:style-name="Heading_20_6" text:outline-level="6">Изменились данные отделения Пункт приймання - видачі (до 30 кг): вул. Шевченка, 6 (Поштове відділення)(село Переволока (Бучацький р-н, Тернопільська область)): </text:h>
      <text:h text:style-name="Heading_20_6" text:outline-level="6">Изменились данные отделения Пункт приймання - видачі ( до 30 кг): вул. Центральна, 1 (Поштове відділення)(село Подусільна (Перемишлянський р-н, Львівська область)): </text:h>
      <text:h text:style-name="Heading_20_6" text:outline-level="6">Изменились данные отделения Мобільне відділення №1 (до 30 кг): вул. Центральна (ВІ1434АХ) (Поштове відділення)(село Григорівка (Гребінківський р-н, Полтавська область)): </text:h>
      <text:h text:style-name="Heading_20_6" text:outline-level="6">Изменились данные отделения Пункт приймання-видачі (до 30 кг): вул. Шляхова, 65 (Поштове відділення)(село Корниця (Білогірський р-н, Хмель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Відділення №1: вул. Коперника, 1-1Б (Вантажне відділення)(місто Червоноград (Червоноградська, Львівська область)): </text:h>
      <text:h text:style-name="Heading_20_6" text:outline-level="6">Изменились данные отделения Відділення №1: просп. Іоанна Путивльського , 36 (Вантажне відділення)(місто Путивль (Путивльський р-н, Сумська область)): </text:h>
      <text:h text:style-name="Heading_20_6" text:outline-level="6">Изменились данные отделения Пункт приймання-видачі (до 30 кг), вул. Гагаріна, 4 (Поштове відділення)(село Губин (Іванківський р-н, Київська)): </text:h>
      <text:h text:style-name="Heading_20_6" text:outline-level="6">Изменились данные отделения Відділення №1: вул. Козацька, 17 (Вантажне відділення)(місто Горохів (Горохівський р-н, Волинська область)): </text:h>
      <text:h text:style-name="Heading_20_6" text:outline-level="6">Изменились данные отделения Пункт приймання - видачі (до 30 кг): вул. Центральна, 4 (Поштове відділення)(село Михайлівка (Ярмолинецький р-н, Хмельницька область)): </text:h>
      <text:h text:style-name="Heading_20_6" text:outline-level="6">Изменились данные отделения Пункт приймання - видачі (до 30 кг): вул. Почаївська, 145 (Поштове відділення)(село Лев'ятин (Радивилівський р-н, Рівненська область)): </text:h>
      <text:h text:style-name="Heading_20_6" text:outline-level="6">Изменились данные отделения Пункт приймання-видачі (до 30 кг): вул. Шевченка, 4А (Поштове відділення)(село Рудницьке (Баришівський р-н, Київська)): </text:h>
      <text:h text:style-name="Heading_20_6" text:outline-level="6">Изменились данные отделения Відділення №1: вул. Яковенка, 10 (Вантажне відділення)(село Стасі (Диканський р-н, Полтавська область)): </text:h>
      <text:h text:style-name="Heading_20_6" text:outline-level="6">Изменились данные отделения Пункт приймання - видачі (до 30 кг): вул. Лесі Українки, 1 (Поштове відділення)(село Спас (Старосамбірський р-н, Львівська область)): </text:h>
      <text:h text:style-name="Heading_20_6" text:outline-level="6">Изменились данные отделения Відділення №1: просп. Калнишевського, 59а (Вантажне відділення)(селище міського типу Петриківка (Петриківський р-н, Дніпропетровська область)): </text:h>
      <text:h text:style-name="Heading_20_6" text:outline-level="6">Изменились данные отделения Пункт приймання-видачі (до 30 кг): вул. Шкільна, 51 (Поштове відділення)(село Улянівка (Переяслав-Хмельницький р-н, Київська)): </text:h>
      <text:h text:style-name="Heading_20_6" text:outline-level="6">Изменились данные отделения Відділення №1: вул. Незалежності, 55а (Вантажне відділення)(місто Берестечко (Горохівський р-н, Волинська область)): </text:h>
      <text:h text:style-name="Heading_20_6" text:outline-level="6">Изменились данные отделения Відділення №1 (до 15 кг): вул. А. Шептицького, 8 "Д" (Поштове відділення)(село Старичі (Яворівський р-н, Львівська область)): </text:h>
      <text:h text:style-name="Heading_20_6" text:outline-level="6">Изменились данные отделения Відділення №1: вул. Липова, 44 (Вантажне відділення)(селище міського типу Отинія (Коломийський р-н, Івано-Франківська область)): </text:h>
      <text:h text:style-name="Heading_20_6" text:outline-level="6">Изменились данные отделения Пункт приймання - видачі (до 30 кг): вул. Центральна, 22 (Поштове відділення)(село Озеряни (Тлумацький р-н, Івано-Франківська область)): </text:h>
      <text:h text:style-name="Heading_20_6" text:outline-level="6">Изменились данные отделения Пункт приймання-видачі (до 30 кг): пров. Фіалковий, 3 (Поштове відділення)(село Соколова Балка (Новосанжарський р-н, Полтавська область)): </text:h>
      <text:h text:style-name="Heading_20_6" text:outline-level="6">Изменились данные отделения Відділення №1: вул. Трудова, 5/4 (за заправкою Shell) (Вантажне відділення)(місто Хмельницький (Хмельницька область)): </text:h>
      <text:h text:style-name="Heading_20_6" text:outline-level="6">Изменились данные отделения Відділення №1: вул. Повстанців, 68 (Вантажне відділення)(селище міського типу Володимирець (Володимирецький р-н, Рівненська область)): </text:h>
      <text:h text:style-name="Heading_20_6" text:outline-level="6">Изменились данные отделения Пункт приймання-видачі (до 30 кг): вул. Шкільна, 22 (Поштове відділення)(село Завадівка (Володарський р-н, Київська)): </text:h>
      <text:h text:style-name="Heading_20_6" text:outline-level="6">Изменились данные отделения Мобільне відділення №1 (до 30 кг): вул. Центральна, 27 ( школа) (1843 Fiat Ducato) (Поштове відділення)(село Конельська Попівка (Жашківський р-н, Черкаська область)): </text:h>
      <text:h text:style-name="Heading_20_6" text:outline-level="6">Изменились данные отделения Пункт приймання - видачі (до 30 кг): вул. Центральна 26/2 (Поштове відділення)(село Климашівка (Хмельницький р-н, Хмельницька область)): </text:h>
      <text:h text:style-name="Heading_20_6" text:outline-level="6">Изменились данные отделения Пункт приймання-видачі (до 30 кг): вул. Вигін, 14 (Поштове відділення)(село Делева (Тлумацький р-н, Івано-Франківська область)): </text:h>
      <text:h text:style-name="Heading_20_6" text:outline-level="6">Изменились данные отделения Пункт приймання-видачі (до 30 кг): вул. Дружби, 126 (Поштове відділення)(село Дальник (Овідіопольський р-н, Одеська область)): </text:h>
      <text:h text:style-name="Heading_20_6" text:outline-level="6">Изменились данные отделения Пункт приймання-видачі (до 30 кг): вул. Центральна, 11г (Поштове відділення)(село Филенкове (Чутівський р-н, Полта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 - видачі (до 30 кг): вул. Шевченка, 61а (Поштове відділення)(село Новоселиця (Виноградівський р-н, Закарпатська область)): </text:h>
      <text:h text:style-name="Heading_20_6" text:outline-level="6">Изменились данные отделения Відділення №1: вул. Центральна, 16 (Вантажне відділення)(селище міського типу Ратне (Ратнівський р-н, Волинська область)): </text:h>
      <text:h text:style-name="Heading_20_6" text:outline-level="6">Изменились данные отделения Відділення №1: вул. Героїв Майдану, 288 (Вантажне відділення)(місто Шаргород (Шаргородський р-н, Вінницька область)): </text:h>
      <text:h text:style-name="Heading_20_6" text:outline-level="6">Изменились данные отделения Пункт приймання-видачі (до 30 кг): вул. Гутянська, 60А (Поштове відділення)(село Губарівка (Богодухівський р-н, Харківська область)): </text:h>
      <text:h text:style-name="Heading_20_6" text:outline-level="6">Изменились данные отделения Пункт приймання - видачі (до 30 кг): вул. Шевченка, 98 (Поштове відділення)(село Лівчиці (Жидачівський р-н, Львівська область)): </text:h>
      <text:h text:style-name="Heading_20_6" text:outline-level="6">Изменились данные отделения Відділення №1: вул. Горького, 5 (Вантажне відділення)(селище міського типу Короп (Коропський р-н, Чернігівська область)): </text:h>
      <text:h text:style-name="Heading_20_6" text:outline-level="6">Изменились данные отделения Пункт приймання-видачі (до 30 кг): вул. Благоєва, 148 (Поштове відділення)(село Петрівськ (Тарутинський р-н, Одеська область)): </text:h>
      <text:h text:style-name="Heading_20_6" text:outline-level="6">Изменились данные отделения Пункт приймання-видачі (до 30 кг): вул. Шляхова,26 (Поштове відділення)(село Свиридівка (Лохвицький р-н, Полтавська область)): </text:h>
      <text:h text:style-name="Heading_20_6" text:outline-level="6">Изменились данные отделения Пункт приймання-видачі (до 30 кг): вул. Лебединська, 43 (Поштове відділення)(село Лантратівка (Охтирський р-н, Сумська область)): </text:h>
      <text:h text:style-name="Heading_20_6" text:outline-level="6">Изменились данные отделения Пункт приймання-видачі (до 30 кг): вул. Миру, 55б (Поштове відділення)(село Самгородок (Козятинський р-н, Вінницька область)): </text:h>
      <text:h text:style-name="Heading_20_6" text:outline-level="6">Изменились данные отделения Пункт приймання - видачі (до 30 кг): вул. Сліпого, 14а (Поштове відділення)(село Вишнівчик (Теребовлянський р-н, Тернопільська область)): </text:h>
      <text:h text:style-name="Heading_20_6" text:outline-level="6">Изменились данные отделения Пункт приймання-видачі (до 30 кг): вул. 40-річчя Перемоги, 14а (Поштове відділення)(село Мотовилівка (Любарський р-н, Житомирська область)): </text:h>
      <text:h text:style-name="Heading_20_6" text:outline-level="6">Изменились данные отделения Пункт приймання-видачі (до 30 кг): вул. Миру 56 (Поштове відділення)(село Петро-Михайлівка (Вільнянський р-н, Запорізька область)): </text:h>
      <text:h text:style-name="Heading_20_6" text:outline-level="6">Изменились данные отделения Пункт приймання - видачі (до 30 кг): вул. Незалежності, 1 (Поштове відділення)(село Вишнівці (Надвірнянський р-н, Івано-Франківська область)): </text:h>
      <text:h text:style-name="Heading_20_6" text:outline-level="6">Изменились данные отделения Пункт приймання - видачі (до 30 кг на одне місце): вул. Шевченка, 50 (Поштове відділення)(село Даничів (Корецький р-н, Рівненська область)): </text:h>
      <text:h text:style-name="Heading_20_6" text:outline-level="6">Изменились данные отделения Відділення №1 (до 30 кг): вул. Винниківська, 27а (Поштове відділення)(село Лисиничі (Пустомитівський р-н, Львівська область)): </text:h>
      <text:h text:style-name="Heading_20_6" text:outline-level="6">Изменились данные отделения Пункт приймання-видачі (до 30 кг): вул. Центральна, 5 (Поштове відділення)(село Шляхове (Балтський р-н, Одеська область)): </text:h>
      <text:h text:style-name="Heading_20_6" text:outline-level="6">Изменились данные отделения Відділення № 1 (до 30 кг на одне місце): вул. Іванова, 5а (Поштове відділення)(село Латівка (Біляївський р-н, Одеська область)): </text:h>
      <text:h text:style-name="Heading_20_6" text:outline-level="6">Изменились данные отделения Пункт приймання-видачі (до 30 кг): вул. Збаразька, 1а (Поштове відділення)(село Старий Вишнівець (Збаразький р-н, Тернопільська область)): </text:h>
      <text:h text:style-name="Heading_20_6" text:outline-level="6">Изменились данные отделения Пункт приймання-видачі (до 30 кг): вул. Грушевського, 2а (Поштове відділення)(село Погорілівка (Заставнівський р-н, Чернівецька область)): </text:h>
      <text:h text:style-name="Heading_20_6" text:outline-level="6">Изменились данные отделения Пункт приймання-видачі (до 30 кг): вул. Шкільна, 47 (Поштове відділення)(село Тридуби (Кривоозерський р-н, Миколаївська область)): </text:h>
      <text:h text:style-name="Heading_20_6" text:outline-level="6">Изменились данные отделения Пункт приймання - видачі ( до 30 кг): вул. Підбужна, 8 (Поштове відділення)(село Бендюга (Сокальський р-н, Львівська область)): </text:h>
      <text:h text:style-name="Heading_20_6" text:outline-level="6">Изменились данные отделения Пункт приймання-видачі (до 30 кг): вул. Центральна, 44а (Поштове відділення)(село Михайло-Лукашеве (Вільнянський р-н, Запорізька область)): </text:h>
      <text:h text:style-name="Heading_20_6" text:outline-level="6">Изменились данные отделения Пункт приймання - видачі (до 30 кг): вул. Центральна,1 (Поштове відділення)(село Долинівка (Арцизький р-н, Одеська область)): </text:h>
      <text:h text:style-name="Heading_20_6" text:outline-level="6">Изменились данные отделения Пункт приймання-видачі (до 30 кг): вул. Залізнична, 4 (Поштове відділення)(село Верхні Гаї (Дрогобицький р-н, Львівська область)): </text:h>
      <text:h text:style-name="Heading_20_6" text:outline-level="6">Изменились данные отделения Пункт приймання - видачі (до 30 кг): вул. Кути, 16 (Поштове відділення)(село Нараїв (Бережанський р-н, Тернопільська область)): </text:h>
      <text:h text:style-name="Heading_20_6" text:outline-level="6">Изменились данные отделения Пункт приймання - видачі (до 30 кг): вул. Грушевського, 48 (Поштове відділення)(село Нові Кривотули (Тисменицький р-н, Івано-Франківська область)): </text:h>
      <text:h text:style-name="Heading_20_6" text:outline-level="6">Изменились данные отделения Пункт приймання-видачі (до 30 кг): вул. Центральна, 27 (Поштове відділення)(село Нестерівці (Дунаєвецький р-н, Хмельницька область)): </text:h>
      <text:h text:style-name="Heading_20_6" text:outline-level="6">Изменились данные отделения Пункт приймання-видачі (до 30 кг): вул. Грубріна, 28 (Поштове відділення)(село Русанівка (Липоводолинський р-н, Сумська область)): </text:h>
      <text:h text:style-name="Heading_20_6" text:outline-level="6">Изменились данные отделения Мобільне відділення (до 30 кг): Центральна, 11 (Поштове відділення)(село Ланівці (Борщівський р-н, Тернопільська область)): </text:h>
      <text:h text:style-name="Heading_20_6" text:outline-level="6">Изменились данные отделения Пункт приймання-видачі (до 15 кг): вул. Михайлівська, 2 (Поштове відділення)(село Велика Березянка (Таращанський р-н, Київська)): </text:h>
      <text:h text:style-name="Heading_20_6" text:outline-level="6">Изменились данные отделения Пункт приймання-видачі (до 30 кг): вул. Садова, 9 (Поштове відділення)(село Пантазіївка (Знам'янський р-н, Кіровоградська область)): </text:h>
      <text:h text:style-name="Heading_20_6" text:outline-level="6">Изменились данные отделения Відділення №1: вул. Шевченка, 74а (Вантажне відділення)(село Літки (Броварський р-н, Київська)): </text:h>
      <text:h text:style-name="Heading_20_6" text:outline-level="6"><text:soft-page-break/>Изменились данные отделения Пункт приймання - видачі (до 30 кг): вул. Шевченка, 7 (Поштове відділення)(село Драгасимів (Снятинський р-н, Івано-Франківська область)): </text:h>
      <text:h text:style-name="Heading_20_6" text:outline-level="6">Изменились данные отделения Пункт приймання-видачі (до 30 кг): вул. Перемоги,20 (Поштове відділення)(село Гарбузин (Корсунь-Шевченківський р-н, Черкаська область)): </text:h>
      <text:h text:style-name="Heading_20_5" text:outline-level="5">Загрузка страницы №12 (по 150 отделений на старнице) - True + </text:h>
      <text:p text:style-name="Text_20_body">&gt;</text:p>
      <text:h text:style-name="Heading_20_6" text:outline-level="6">Изменились данные отделения Пункт приймання-видачі (до 30 кг): вул. Головна, 106 (Поштове відділення)(село Дихтинець (Путильс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 - видачі ( до 30 кг): вул. Шевченка, 31 (Поштове відділення)(село Яблунів (Галицький р-н, Івано-Франківська область)): </text:h>
      <text:h text:style-name="Heading_20_6" text:outline-level="6">Изменились данные отделения Пункт приймання - видачі (до 30 кг): вул. Дружби Народів 35г (Поштове відділення)(село Бахматівці (Хмельницький р-н, Хмельницька область)): </text:h>
      <text:h text:style-name="Heading_20_6" text:outline-level="6">Изменились данные отделения Пункт приймання - видачі ( до 30 кг): вул. Данила Галицького, 4 (Поштове відділення)(село Віжомля (Яворівський р-н, Львівська область)): </text:h>
      <text:h text:style-name="Heading_20_6" text:outline-level="6">Изменились данные отделения Відділення №1: вул. Молодіжна, 21 (Вантажне відділення)(село Терново (Тячівський р-н, Закарпатська область)): </text:h>
      <text:h text:style-name="Heading_20_6" text:outline-level="6">Изменились данные отделения Відділення №1: вул. Шевченка, 38 (Вантажне відділення)(село Великий Раковець (Іршавський р-н, Закарпатська область)): </text:h>
      <text:h text:style-name="Heading_20_6" text:outline-level="6">Изменились данные отделения Мобільне відділення №1 (до 30 кг): вул. Чехова, 117 (ВХ2159ЕН) (Поштове відділення)(село Карижин (Віньковецький р-н, Хмельницька область)): </text:h>
      <text:h text:style-name="Heading_20_6" text:outline-level="6">Изменились данные отделения Пункт приймання - видачі (до 30 кг): вул. Івана Франка, 1 (Поштове відділення)(село Забужжя (Сокальський р-н, Львівська область)): </text:h>
      <text:h text:style-name="Heading_20_6" text:outline-level="6">Изменились данные отделения Пункт приймання-видачі (до 30 кг): вул. Нова,3 (Поштове відділення)(село Вовча Гора (Хмельницький р-н, Хмельницька область)): </text:h>
      <text:h text:style-name="Heading_20_6" text:outline-level="6">Изменились данные отделения Відділення №1: вул. Слобідська, 8 (Вантажне відділення)(селище міського типу Черняхів (Черняхівський р-н, Житомирська область)): </text:h>
      <text:h text:style-name="Heading_20_6" text:outline-level="6">Изменились данные отделения Пункт приймання-видачі (до 30 кг): вул. Дрогобицька 1 (Поштове відділення)(село Рихтичі (Дрогобицький р-н, Львівська область)): </text:h>
      <text:h text:style-name="Heading_20_6" text:outline-level="6">Изменились данные отделения Пункт приймання-видачі (до 30 кг): вул. Переяславська, 9а (Поштове відділення)(село Мала Каратуль (Переяслав-Хмельницький р-н, Київська)): </text:h>
      <text:h text:style-name="Heading_20_6" text:outline-level="6">Изменились данные отделения Відділення №1: вул. Сергія Цимбала 48 Б (Вантажне відділення)(селище міського типу Ставище (Ставищенський р-н, Київська)): </text:h>
      <text:h text:style-name="Heading_20_6" text:outline-level="6">Изменились данные отделения Пункт приймання - видачі (до 30 кг): вул. Лісова, 1 в (Поштове відділення)(село Немирівка (Радивилівський р-н, Рівненська область)): </text:h>
      <text:h text:style-name="Heading_20_6" text:outline-level="6">Изменились данные отделения Пункт приймання-видачі (до 30 кг): вул. Галицька, 213 А (Поштове відділення)(село Станькова (Калуський р-н, Івано-Франківська область)): </text:h>
      <text:h text:style-name="Heading_20_6" text:outline-level="6">Изменились данные отделения Пункт приймання - видачі (до 30 кг): вул. Центральна, 6а (Поштове відділення)(село Рівне (Мурованокуриловецький р-н, Вінницька область)): </text:h>
      <text:h text:style-name="Heading_20_6" text:outline-level="6">Изменились данные отделения Відділення №1: вул. Васильківського Сергія, 16-А (Вантажне відділення)(селище міського типу Нова Водолага (Нововодолазький р-н, Харківська область)): </text:h>
      <text:h text:style-name="Heading_20_6" text:outline-level="6">Изменились данные отделения Відділення №1: вул. Українська, 36 (Вантажне відділення)(місто Шумськ (Шумський р-н, Тернопільська область)): </text:h>
      <text:h text:style-name="Heading_20_6" text:outline-level="6">Изменились данные отделения Відділення №1: вул. 1-ше Травня,96 (Вантажне відділення)(селище міського типу Березнегувате (Березнегуватський р-н, Миколаївська область)): </text:h>
      <text:h text:style-name="Heading_20_6" text:outline-level="6">Изменились данные отделения Пункт приймання-видачі (до 30 кг): вул. Центральна, 230 (Поштове відділення)(село Правдівка (Ярмолинецький р-н, Хмельницька область)): </text:h>
      <text:h text:style-name="Heading_20_6" text:outline-level="6">Изменились данные отделения Пункт приймання-видачі (до 30 кг): вул. Полтавська, 1 (Поштове відділення)(село Зеленківка (Чутівський р-н, Полтавська область)): </text:h>
      <text:h text:style-name="Heading_20_6" text:outline-level="6">Изменились данные отделения Пункт приймання - видачі (до 30 кг): вул. Володимира Козака, 1 (Поштове відділення)(село Мала Антонівка (Білоцерківський р-н, Київська)): </text:h>
      <text:h text:style-name="Heading_20_6" text:outline-level="6">Изменились данные отделения Пункт приймання-видачі (до 30 кг): вул. Центральна, 90 (Поштове відділення)(село Яришівка (Тиврівський р-н, Вінницька область)): </text:h>
      <text:h text:style-name="Heading_20_6" text:outline-level="6">Изменились данные отделения Пункт приймання-видачі (до 30 кг): вул. Львівська 3 (Поштове відділення)(село Басівка (Пустомитівський р-н, Львівська область)): </text:h>
      <text:h text:style-name="Heading_20_6" text:outline-level="6">Изменились данные отделения Відділення № 1: вул. Центральна, 85а (Вантажне відділення)(село Сокирниця (Хустський р-н, Закарпатська область)): </text:h>
      <text:h text:style-name="Heading_20_6" text:outline-level="6">Изменились данные отделения Мобільне відділення №1 (до 30 кг): вул. Адрусенка, 16 (ВІ5165СХ) (Поштове відділення)(село Токарі (Лохвицький р-н, Полтавська область)): </text:h>
      <text:h text:style-name="Heading_20_6" text:outline-level="6">Изменились данные отделения Пункт приймання-видачі (до 30 кг): вул. Тернопільська, 2а (Поштове відділення)(село Великий Глибочок (Тернопільський р-н, Тернопільська область)): </text:h>
      <text:h text:style-name="Heading_20_6" text:outline-level="6">Изменились данные отделения Відділення №1: вул. Історична, 1 (Вантажне відділення)(село Мачухи (Полтавський р-н, Полтавська область)): </text:h>
      <text:h text:style-name="Heading_20_6" text:outline-level="6">Изменились данные отделения Пункт приймання-видачі (до 30 кг): вул. Мічуріна, 90а (Поштове відділення)(село Олексіївка (Первомайський р-н, Харківська область)): </text:h>
      <text:h text:style-name="Heading_20_6" text:outline-level="6">Изменились данные отделения Пункт приймання-видачі (до 30 кг): вул. Центральна, 1 (Поштове відділення)(село Михайлівка (Драбівський р-н, Черкаська область)): </text:h>
      <text:h text:style-name="Heading_20_6" text:outline-level="6">Изменились данные отделения Пункт приймання - видачі (до 30 кг): вул. Лесі Українки,78 (Поштове відділення)(село Іванівка (Житомирський р-н, Житомирська область)): </text:h>
      <text:h text:style-name="Heading_20_6" text:outline-level="6">Изменились данные отделения Пункт приймання-видачі (до 30 кг): вул. Підгорянська, 15 А (Поштове відділення)(село М'якеньківка (Решетилівський р-н, Полтавська область)): </text:h>
      <text:h text:style-name="Heading_20_6" text:outline-level="6">Изменились данные отделения Пункт приймання - видачі (до 30 кг): вул. Ленінградська, 27а (Поштове відділення)(село Пудлівці (Кам'янець-Подільський р-н, Хмельницька область)): </text:h>
      <text:h text:style-name="Heading_20_6" text:outline-level="6">Изменились данные отделения Мобільне відділення №1 (до 30 кг): вул. Чіковані, 2 СА4190ІЕ (Поштове відділення)(село Яблунівка (Корсунь-Шевченківський р-н, Черкаська область)): </text:h>
      <text:h text:style-name="Heading_20_6" text:outline-level="6">Изменились данные отделения Пункт приймання - видачі (до 30 кг): вул. В.Котика, 9 (Поштове відділення)(село Іванівка (Славутський р-н, Хмельницька область)): </text:h>
      <text:h text:style-name="Heading_20_6" text:outline-level="6">Изменились данные отделения Відділення №1: вул. Чорновола, 5Б (Вантажне відділення)(місто Свалява (Свалявський р-н, Закарпатська область)): </text:h>
      <text:h text:style-name="Heading_20_6" text:outline-level="6"><text:soft-page-break/>Изменились данные отделения Пункт приймання-видачі (до 30 кг): вул. Центральна, 20 (Поштове відділення)(село Сулимів (Жовківський р-н, Львівська область)): </text:h>
      <text:h text:style-name="Heading_20_6" text:outline-level="6">Изменились данные отделения Пункт приймання-видачі (до 30 кг): вул. Центральна,4 (Поштове відділення)(село Бузьке (Новоодеський р-н, Миколаївська область)): </text:h>
      <text:h text:style-name="Heading_20_6" text:outline-level="6">Изменились данные отделения Пункт приймання-видачі (до 30 кг): вул. Центральна, 100 (Поштове відділення)(село Стара Пісочна (Городоцький р-н, Хмельницька область)): </text:h>
      <text:h text:style-name="Heading_20_6" text:outline-level="6">Изменились данные отделения Пункт приймання - видачі (до 30 кг): вул. Центральна 3 (Поштове відділення)(село Усок (Ямпільський р-н, Сумська область)): </text:h>
      <text:h text:style-name="Heading_20_6" text:outline-level="6">Изменились данные отделения Пункт приймання-видачі (до 30 кг): вул. Весела, 32 (Поштове відділення)(село Тетевчиці (Радехівський р-н, Львівська область)): </text:h>
      <text:h text:style-name="Heading_20_6" text:outline-level="6">Изменились данные отделения Пункт приймання-видачі (до 30 кг): вул. Благодатна, 1 (Поштове відділення)(село Каленики (Решетилівський р-н, Полтавська область)): </text:h>
      <text:h text:style-name="Heading_20_6" text:outline-level="6">Изменились данные отделения Пункт приймання-видачі (до 30 кг): вул. Залізнична, 37 (Поштове відділення)(село Калантаївка (Роздільнянський р-н, Одеська область)): </text:h>
      <text:h text:style-name="Heading_20_6" text:outline-level="6">Изменились данные отделения Пункт приймання - видачі (до 30 кг): вул. Бердичівська,1 (Поштове відділення)(селище міського типу Гуйва (Житомирський р-н, Житомирська область)): </text:h>
      <text:h text:style-name="Heading_20_6" text:outline-level="6">Изменились данные отделения Пункт приймання - видачі (до 30 кг): вул. Центральна, 29 (маг. "Катерина) (Поштове відділення)(село Звенигород (Пустомитівський р-н, Львівська область)): </text:h>
      <text:h text:style-name="Heading_20_6" text:outline-level="6">Изменились данные отделения Мобільне відділення (до 30 кг), вул. Центральна (Поштове відділення)(село Дяків (Славутський р-н, Хмельницька область)): </text:h>
      <text:h text:style-name="Heading_20_6" text:outline-level="6">Изменились данные отделения Мобільне відділення №1 (до 30 кг): вул. Юзерпільська,18 (ВА1784АВ) (Поштове відділення)(село Бугове (Гайворонський р-н, Кіровоградська область)): </text:h>
      <text:h text:style-name="Heading_20_6" text:outline-level="6">Изменились данные отделения Пункт приймання-видачі (до 30 кг): вул. Незалежності, 46 (Поштове відділення)(село Даничі (Ріпкинський р-н, Чернігівська область)): </text:h>
      <text:h text:style-name="Heading_20_6" text:outline-level="6">Изменились данные отделения Пункт приймання - видачі ( до 30 кг): пров. Шевченка, 2 (Поштове відділення)(село Родниківка (Уманський р-н, Черкаська область)): </text:h>
      <text:h text:style-name="Heading_20_6" text:outline-level="6">Изменились данные отделения Відділення №1: вул. Чумацький шлях (ран. Жовтнева), 14а (Вантажне відділення)(місто Обухів (Обухів, Київська)): </text:h>
      <text:h text:style-name="Heading_20_6" text:outline-level="6">Изменились данные отделения Пункт приймання - видачі (до 30 кг): вул. Першотравнева, 100 (Поштове відділення)(село Старий Кропивник (Дрогобицький р-н, Львівська область)): </text:h>
      <text:h text:style-name="Heading_20_6" text:outline-level="6">Изменились данные отделения Пункт приймання - видачі ( до 30 кг): вул. Головна, 4 (Поштове відділення)(село Лекечі (Вижницький р-н, Чернівецька область)): </text:h>
      <text:h text:style-name="Heading_20_6" text:outline-level="6">Изменились данные отделения Відділення №1: вул. Садова, 2з (Вантажне відділення)(село Любимівка (Дніпровський р-н, Дніпропетровська область)): </text:h>
      <text:h text:style-name="Heading_20_6" text:outline-level="6">Изменились данные отделения Пункт приймання - видачі (до 30 кг): вул. Незалежності, 50 (Поштове відділення)(село Гальжбіївка (Ямпільський р-н, Вінницька область)): </text:h>
      <text:h text:style-name="Heading_20_6" text:outline-level="6">Изменились данные отделения Відділення №1: вул. Гостинець, 61 (Вантажне відділення)(село Банилів (Вижницький р-н, Чернівецька область)): </text:h>
      <text:h text:style-name="Heading_20_6" text:outline-level="6">Изменились данные отделения Пункт приймання - видачі (до 30 кг): вул. Нова, 2 (Поштове відділення)(село Станимир (Перемишлянський р-н, Львівська область)): </text:h>
      <text:h text:style-name="Heading_20_6" text:outline-level="6">Изменились данные отделения Пункт приймання-видачі (до 30 кг): ділянка Село, 2 (Поштове відділення)(село Річка (Косів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Івана Франка, 13 (Поштове відділення)(село Шилівка (Решетилівський р-н, Полтавська область)): </text:h>
      <text:h text:style-name="Heading_20_6" text:outline-level="6">Изменились данные отделения Пункт приймання-видачі (до 30 кг): вул. Паркова, 1 (Поштове відділення)(село Антонове (Братський р-н, Миколаївська область)): </text:h>
      <text:h text:style-name="Heading_20_6" text:outline-level="6">Изменились данные отделения Пункт приймання - видачі (до 30 кг): вул. Преображенська, 3 (Поштове відділення)(село Залом (Хустський р-н, Закарпатська область)): </text:h>
      <text:h text:style-name="Heading_20_6" text:outline-level="6">Изменились данные отделения Пункт приймання-видачі (до 30 кг): вул. Шевченка, 82Б (Поштове відділення)(село Братківці (Тисменицький р-н, Івано-Франківська область)): </text:h>
      <text:h text:style-name="Heading_20_6" text:outline-level="6">Изменились данные отделения Пункт приймання-видачі (до 30 кг): вул. Центральна, 17б (Поштове відділення)(село Варварівка (Ємільчинський р-н, Житомирська область)): </text:h>
      <text:h text:style-name="Heading_20_6" text:outline-level="6">Изменились данные отделения Пункт приймання-видачі (до 30 кг): вул. Маринича Павла, 1 (Поштове відділення)(село Байтали (Ананьївський р-н, Одеська область)): </text:h>
      <text:h text:style-name="Heading_20_6" text:outline-level="6">Изменились данные отделения Пункт приймання-видачі (до 30 кг): вул. Шевченка, 107 (Поштове відділення)(село Бурилове (Кривоозерський р-н, Миколаївська область)): </text:h>
      <text:h text:style-name="Heading_20_6" text:outline-level="6">Изменились данные отделения Пункт приймання-видачі (до 30 кг): вул. Пришкільна, 9 (Поштове відділення)(село Печихвости (Горохівський р-н, Волинська область)): </text:h>
      <text:h text:style-name="Heading_20_6" text:outline-level="6">Изменились данные отделения Пункт приймання-видачі (до 30 кг): вул. Центральна, 350 (Поштове відділення)(село Арданово (Іршавський р-н, Закарпатська область)): </text:h>
      <text:h text:style-name="Heading_20_6" text:outline-level="6">Изменились данные отделения Пункт приймання - видачі (до 30 кг): вул. Центральна, 48 (Поштове відділення)(село Хорошів (Білогірський р-н, Хмельницька область)): </text:h>
      <text:h text:style-name="Heading_20_6" text:outline-level="6">Изменились данные отделения Пункт приймання-видачі (до 30 кг): вул. Богдана Хмельницького, 65 (Поштове відділення)(село Білоусівка (Драбівський р-н, Черкаська область)): </text:h>
      <text:h text:style-name="Heading_20_6" text:outline-level="6">Изменились данные отделения Відділення №1 (до 30 кг): вул. Незалежності, 11 (Поштове відділення)(селище міського типу Іванопіль (Чуднівський р-н, Житомирська область)): </text:h>
      <text:h text:style-name="Heading_20_6" text:outline-level="6">Изменились данные отделения Мобільне відділення №1 (до 30 кг): вул. Миру, 58 (АО3389СВ) (Поштове відділення)(село Худльово (Ужгородський р-н, Закарпатська область)): </text:h>
      <text:h text:style-name="Heading_20_6" text:outline-level="6">Изменились данные отделения Пункт приймання-видачі (до 30 кг): вул. Кар'єрна, 46 (Поштове відділення)(село Кам'яний Міст (Новоукраїнський р-н, Кіровоградська область)): </text:h>
      <text:h text:style-name="Heading_20_6" text:outline-level="6">Изменились данные отделения Пункт приймання-видачі (до 30 кг): вул. Героїв Майдану, 145а (Поштове відділення)(село Лукавці (Вижницький р-н, Чернівецька область)): </text:h>
      <text:h text:style-name="Heading_20_6" text:outline-level="6">Изменились данные отделения Пункт приймання - видачі ( до 30 кг): вул. Центральна,1 (Поштове відділення)(село Ванів (Сокальський р-н, Львівська область)): </text:h>
      <text:h text:style-name="Heading_20_6" text:outline-level="6">Изменились данные отделения Пункт приймання-видачі (до 30 кг): вул. Центральна,13 (Поштове відділення)(село Дмитрівка (Казанківський р-н, Миколаївська область)): </text:h>
      <text:h text:style-name="Heading_20_6" text:outline-level="6">Изменились данные отделения Відділення №1: вул. Центральна, 121 (Вантажне відділення)(село Копашново (Хустський р-н, Закарпатська область)): </text:h>
      <text:h text:style-name="Heading_20_6" text:outline-level="6">Изменились данные отделения Відділення №1: вул. Центральна, 39 (Вантажне відділення)(селище міського типу Драбів (Драбівський р-н, Черкаська область)): </text:h>
      <text:h text:style-name="Heading_20_6" text:outline-level="6">Изменились данные отделения Відділення №1: вул. Каракая, 32а (Вантажне відділення)(місто Калуш (Калуський р-н, Івано-Франківська область)): </text:h>
      <text:h text:style-name="Heading_20_6" text:outline-level="6">Изменились данные отделения Відділення №1: вул. Батуринська, 22а (Вантажне відділення)(місто Конотоп (Конотопська, Сумська область)): </text:h>
      <text:h text:style-name="Heading_20_6" text:outline-level="6">Изменились данные отделения Відділення №1: вул. Хоменка, 15 (Вантажне відділення)(місто Черкаси (Черкаська область)): </text:h>
      <text:h text:style-name="Heading_20_6" text:outline-level="6">Изменились данные отделения Пункт приймання-видачі (до 30 кг): вул. Центральна, 5/1 (Поштове відділення)(село Настасіївка (Миколаївський р-н, Одеська область)): </text:h>
      <text:h text:style-name="Heading_20_6" text:outline-level="6">Изменились данные отделения Пункт приймання-видачі (до 30 кг): вул. Центральна, 3 (Поштове відділення)(село Тарасівка (Первомайський р-н, Миколаївська область)): </text:h>
      <text:h text:style-name="Heading_20_6" text:outline-level="6">Изменились данные отделения Пункт приймання - видачі (до 30 кг): вул. Лесі Українки, 49 А (Поштове відділення)(село Яворівка (Калуський р-н, Івано-Франківська область)): </text:h>
      <text:h text:style-name="Heading_20_6" text:outline-level="6">Изменились данные отделения Пункт приймання-видачі (до 30 кг): вул. Лесі Українки, 5а (Поштове відділення)(село Савинки (Корюківський р-н, Чернігівська область)): </text:h>
      <text:h text:style-name="Heading_20_6" text:outline-level="6">Изменились данные отделения Пункт приймання-видачі (до 30 кг): вул. Січових Стрільців, 48 (Поштове відділення)(село Велика Кам'янка (Коломийський р-н, Івано-Франківська область)): </text:h>
      <text:h text:style-name="Heading_20_6" text:outline-level="6">Изменились данные отделения Пункт приймання-видачі (до 30 кг): вул. Галицька, 38 (Поштове відділення)(село Олієво-Королівка (Городенківський р-н, Івано-Франківська область)): </text:h>
      <text:h text:style-name="Heading_20_6" text:outline-level="6">Изменились данные отделения Пункт приймання - видачі (до 30 кг): вул. Шевченка 45А (Поштове відділення)(село Тхорівка (Сквирський р-н, Київська)): </text:h>
      <text:h text:style-name="Heading_20_6" text:outline-level="6">Изменились данные отделения Пункт приймання-видачі (до 30 кг): вул. Ковтуна, 103 (Поштове відділення)(селище міського типу Зідьки (Зміївський р-н, Харківська область)): </text:h>
      <text:h text:style-name="Heading_20_6" text:outline-level="6">Изменились данные отделения Пункт приймання-видачі (до 30 кг): вул. Шевченка, 3 (Поштове відділення)(село Братківці (Стрийський р-н, Львівська область)): </text:h>
      <text:h text:style-name="Heading_20_6" text:outline-level="6">Изменились данные отделения Пункт приймання-видачі (до 30 кг): вул. Шевченка, 1 (Поштове відділення)(село Лохово (Мукачівський р-н, Закарпатська область)): </text:h>
      <text:h text:style-name="Heading_20_6" text:outline-level="6">Изменились данные отделения Пункт приймання-видачі (до 30 кг): вул. Центральна, 145 (Поштове відділення)(село Хмільник (Іршавський р-н, Закарпатська область)): </text:h>
      <text:h text:style-name="Heading_20_6" text:outline-level="6">Изменились данные отделения Пункт приймання-видачі (до 30 кг): вул. Перемоги, 23а (Поштове відділення)(село Кумейки (Черкаський р-н, Черкаська область)): </text:h>
      <text:h text:style-name="Heading_20_6" text:outline-level="6"><text:soft-page-break/>Изменились данные отделения Пункт приймання-видачі (до 30 кг): вул. Центральна, 126 (Поштове відділення)(село Костичани (Новоселицький р-н, Чернівецька область)): </text:h>
      <text:h text:style-name="Heading_20_6" text:outline-level="6">Изменились данные отделения Пункт приймання - видачі (до 30 кг): вул. Центральна, 4 (Поштове відділення)(село Жашковичі (Іваничівський р-н, Волинська область)): </text:h>
      <text:h text:style-name="Heading_20_6" text:outline-level="6">Изменились данные отделения Пункт приймання - видачі (до 30 кг): вул. Центральна, 39 (Поштове відділення)(село Грусятичі (Жидачівський р-н, Львівська область)): </text:h>
      <text:h text:style-name="Heading_20_6" text:outline-level="6">Изменились данные отделения Пункт приймання - видачі (до 30 кг): вул. Гагаріна 53 (Поштове відділення)(село Дешковиця (Іршавський р-н, Закарпатська область)): </text:h>
      <text:h text:style-name="Heading_20_6" text:outline-level="6">Изменились данные отделения Пункт приймання - видачі (до 30 кг): вул. Миру, 44а (Поштове відділення)(село Рачинці (Дунаєвецький р-н, Хмельницька область)): </text:h>
      <text:h text:style-name="Heading_20_6" text:outline-level="6">Изменились данные отделения Пункт приймання-видачі (до 30 кг): вул. Шкільна, 15 (Поштове відділення)(село Шпанів (Рівненський р-н, Рівненська область)): </text:h>
      <text:h text:style-name="Heading_20_6" text:outline-level="6">Изменились данные отделения Пункт приймання-видачі (до 30 кг): вул. Майдан Михайлівський, 1 (Поштове відділення)(село Вищий Булатець (Лубенський р-н, Полтавська область)): </text:h>
      <text:h text:style-name="Heading_20_6" text:outline-level="6">Изменились данные отделения Відділення №1: вул. Центральна, 51 (Вантажне відділення)(селище міського типу Дашів (Іллінецький р-н, Вінницька область)): </text:h>
      <text:h text:style-name="Heading_20_6" text:outline-level="6">Изменились данные отделения Пункт приймання-видачі (до 30 кг): вул. Українська, 44А (Поштове відділення)(село Сувид (Вишгородський р-н, Київська)): </text:h>
      <text:h text:style-name="Heading_20_6" text:outline-level="6">Изменились данные отделения Пункт приймання-видачі (до 30 кг): вул. Центральна, 80 (Поштове відділення)(село Велика Слобідка (Кам'янець-Подільський р-н, Хмельницька область)): </text:h>
      <text:h text:style-name="Heading_20_6" text:outline-level="6">Изменились данные отделения Відділення №1: пл. Центральна, 5 (Вантажне відділення)(село Олександрівка (Лиманський р-н, Одеська область)): </text:h>
      <text:h text:style-name="Heading_20_6" text:outline-level="6">Изменились данные отделения Пункт приймання-видачі (до 30 кг): вул. Перемоги, 4 (Поштове відділення)(село Волосківці (Менський р-н, Чернігівська область)): </text:h>
      <text:h text:style-name="Heading_20_6" text:outline-level="6">Изменились данные отделения Пункт приймання - видачі (до 30 кг): вул. Шевченка, 1 (Поштове відділення)(село Довжок (Шаргородський р-н, Вінницька область)): </text:h>
      <text:h text:style-name="Heading_20_6" text:outline-level="6">Изменились данные отделения Пункт приймання - видачі ( до 30 кг): вул. Білути, 12 (Поштове відділення)(село Липник (Жовківський р-н, Львівська область)): </text:h>
      <text:h text:style-name="Heading_20_6" text:outline-level="6">Изменились данные отделения Пункт приймання-видачі (до 30 кг): вул. Жовтнева, 71а (Поштове відділення)(село Бужанка (Лисянський р-н, Черкаська область)): </text:h>
      <text:h text:style-name="Heading_20_6" text:outline-level="6">Изменились данные отделения Пункт приймання - видачі ( до 30 кг): вул. Грушевського, 28 (Поштове відділення)(село Гереженівка (Уманський р-н, Черкаська область)): </text:h>
      <text:h text:style-name="Heading_20_6" text:outline-level="6">Изменились данные отделения Пункт приймання - видачі (до 30 кг): вул. Грушевського,87 (Поштове відділення)(село Саф'яни (Ізмаїльський р-н, Одеська область)): </text:h>
      <text:h text:style-name="Heading_20_6" text:outline-level="6">Изменились данные отделения Пункт приймання-видачі (до 30 кг): вул. Леніна, 67 (Поштове відділення)(село Білолісся (Татарбунарський р-н, Одеська область)): </text:h>
      <text:h text:style-name="Heading_20_6" text:outline-level="6">Изменились данные отделения Пункт приймання - видачі (до 30 кг): вул. Марії Терезії, 78 (Поштове відділення)(село Німецька Мокра (Тячівський р-н, Закарпатська область)): </text:h>
      <text:h text:style-name="Heading_20_6" text:outline-level="6">Изменились данные отделения Пункт приймання-видачі (до 30 кг): вул. Степана Олійника,60а (Поштове відділення)(село Пасицели (Балтський р-н, Одеська область)): </text:h>
      <text:h text:style-name="Heading_20_6" text:outline-level="6">Изменились данные отделения Пункт приймання-видачі (до 30 кг): вул. Вишнева, 8 (Поштове відділення)(село Ромейки (Володимирецький р-н, Рівненська область)): </text:h>
      <text:h text:style-name="Heading_20_6" text:outline-level="6">Изменились данные отделения Пункт приймання-видачі (до 30 кг): вул. Леніна, 169 (Поштове відділення)(село Плахтіївка (Саратський р-н, Одеська область)): </text:h>
      <text:h text:style-name="Heading_20_6" text:outline-level="6">Изменились данные отделения Пункт приймання-видачі (до 30 кг): вул. Центральна, 4 (Поштове відділення)(село Трительники (Волочиський р-н, Хмельницька область)): </text:h>
      <text:h text:style-name="Heading_20_6" text:outline-level="6">Изменились данные отделения Пункт приймання-видачі (до 30 кг): вул. Садова, 63А (Поштове відділення)(село Григорівка (Барвінківський р-н, Харківська область)): </text:h>
      <text:h text:style-name="Heading_20_6" text:outline-level="6">Изменились данные отделения Пункт приймання-видачі (до 30 кг): вул. Шкільна, 3 (Поштове відділення)(село Хрінники (Демидівський р-н, Рівненська область)): </text:h>
      <text:h text:style-name="Heading_20_6" text:outline-level="6">Изменились данные отделения Пункт приймання-видачі (до 30 кг): вул. Тараса Шевченка, 20 (Поштове відділення)(село Перв'ятичі (Сокальський р-н, Львівська область)): </text:h>
      <text:h text:style-name="Heading_20_6" text:outline-level="6">Изменились данные отделения Пункт приймання-видачі (до 30 кг): вул. Грушевського, 52 (Поштове відділення)(село Верхній Майдан (Надвірнянський р-н, Івано-Франківська область)): </text:h>
      <text:h text:style-name="Heading_20_6" text:outline-level="6">Изменились данные отделения Відділення №1: Київське шосе (ран. Ленінградське шосе), 27 (Вантажне відділення)(місто Одеса (Одеська область)): </text:h>
      <text:h text:style-name="Heading_20_6" text:outline-level="6">Изменились данные отделения Пункт приймання-видачі (до 30 кг): вул. Миру, 4А (Поштове відділення)(село Боянчук (Заставнівський р-н, Чернівецька область)): </text:h>
      <text:h text:style-name="Heading_20_6" text:outline-level="6">Изменились данные отделения Пункт приймання - видачі (до 30 кг): вул. Центральна, 15 (Поштове відділення)(село Думанів (Кам'янець-Подільський р-н, Хмельницька область)): </text:h>
      <text:h text:style-name="Heading_20_6" text:outline-level="6">Изменились данные отделения Пункт приймання-видачі (до 30 кг): вул. Миру, 16а (Поштове відділення)(село Райгород (Немирівський р-н, Вінницька область)): </text:h>
      <text:h text:style-name="Heading_20_6" text:outline-level="6">Изменились данные отделения Пункт приймання - видачі (до 30 кг): вул. Центральна 24 (Поштове відділення)(село Креничі (Обухівський р-н, Київська)): </text:h>
      <text:h text:style-name="Heading_20_6" text:outline-level="6">Изменились данные отделения Пункт приймання-видачі (до 30 кг): вул. Кірова, 29 (Поштове відділення)(село Ларжанка (Ізмаїльський р-н, Одеська область)): </text:h>
      <text:h text:style-name="Heading_20_6" text:outline-level="6"><text:soft-page-break/>Изменились данные отделения Пункт приймання-видачі (до 30 кг): вул. Миру, 2 (Поштове відділення)(село Новокостянтинівка (Братський р-н, Миколаївська область)): </text:h>
      <text:h text:style-name="Heading_20_6" text:outline-level="6">Изменились данные отделения Пункт приймання-видачі (до 30 кг): вул. Львівська,1 (Поштове відділення)(село Бартатів (Городоцький р-н, Львівська область)): </text:h>
      <text:h text:style-name="Heading_20_6" text:outline-level="6">Изменились данные отделения Пункт приймання-видачі (до 30 кг): вул. Дружби, 30 (Поштове відділення)(село Пустинки (Чернігівський р-н, Чернігівська область)): </text:h>
      <text:h text:style-name="Heading_20_6" text:outline-level="6">Изменились данные отделения Відділення №1: вул. Індустріальна, 14а (Вантажне відділення)(місто Умань (Уманський р-н, Черкаська область)): </text:h>
      <text:h text:style-name="Heading_20_6" text:outline-level="6">Изменились данные отделения Пункт приймання-видачі (до 30 кг): вул. Центральна, 63 (Поштове відділення)(село Великий Мидськ (Костопільський р-н, Рівненська область)): </text:h>
      <text:h text:style-name="Heading_20_6" text:outline-level="6">Изменились данные отделения Пункт приймання - видачі ( до 30 кг): вул. Шевченка 44 (Поштове відділення)(село Замулинці (Коломий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Січових Стрільців, 1 (Поштове відділення)(село Нові Скоморохи (Галицький р-н, Івано-Франківська область)): </text:h>
      <text:h text:style-name="Heading_20_6" text:outline-level="6">Изменились данные отделения Пункт приймання - видачі (до 30 кг): вул. Вербова, 11 (Поштове відділення)(село Пересопниця (Рівненський р-н, Рівненська область)): </text:h>
      <text:h text:style-name="Heading_20_6" text:outline-level="6">Изменились данные отделения Пункт приймання-видачі (до 30 кг): вул. Лучка, 1а (Поштове відділення)(село Наумівка (Корюківський р-н, Чернігівська область)): </text:h>
      <text:h text:style-name="Heading_20_6" text:outline-level="6">Изменились данные отделения Пункт приймання - видачі (до 30 кг): вул. Центральна, 40 (Поштове відділення)(село Щедрогір (Ратнівський р-н, Волинська область)): </text:h>
      <text:h text:style-name="Heading_20_6" text:outline-level="6">Изменились данные отделения Пункт приймання-видачі (до 30 кг): вул. Стрижака, 114а (Поштове відділення)(село Опарипси (Радивилівський р-н, Рівненська область)): </text:h>
      <text:h text:style-name="Heading_20_6" text:outline-level="6">Изменились данные отделения Відділення №1: вул. Самгородецька, 9 (Вантажне відділення)(місто Сквира (Сквирський р-н, Київська)): </text:h>
      <text:h text:style-name="Heading_20_6" text:outline-level="6">Изменились данные отделения Пункт приймання-видачі (до 30 кг): вул. Центральна, 75 (Поштове відділення)(село Пасіка (Свалявський р-н, Закарпатська область)): </text:h>
      <text:h text:style-name="Heading_20_6" text:outline-level="6">Изменились данные отделения Пункт приймання-видачі (до 30 кг): вул. Київська, 27 (Поштове відділення)(село Вертокиївка (Житомирський р-н, Житомирська область)): </text:h>
      <text:h text:style-name="Heading_20_6" text:outline-level="6">Изменились данные отделения Пункт приймання-видачі (до 30 кг): вул. Ювілейна, 21 (Поштове відділення)(село Чернин (Таращанський р-н, Київська)): </text:h>
      <text:h text:style-name="Heading_20_6" text:outline-level="6">Изменились данные отделения Пункт приймання-видачі (до 30 кг): вул. Липинського, 59 (Поштове відділення)(село Затурці (Локачинський р-н, Волинська область)): </text:h>
      <text:h text:style-name="Heading_20_6" text:outline-level="6">Изменились данные отделения Пункт приймання - видачі (до 30 кг): вул. б\н 6 (Поштове відділення)(село Лопушанка (Свалявський р-н, Закарпатська область)): </text:h>
      <text:h text:style-name="Heading_20_6" text:outline-level="6">Изменились данные отделения Пункт приймання-видачі (до 30 кг), вул. Центральна, 72 б (Поштове відділення)(село Велике (Вижницький р-н, Чернівецька область)): </text:h>
      <text:h text:style-name="Heading_20_6" text:outline-level="6">Изменились данные отделения Відділення №1: вул. Соборна, 2а (Вантажне відділення)(селище міського типу Бабанка (Уманський р-н, Черкаська область)): </text:h>
      <text:h text:style-name="Heading_20_6" text:outline-level="6">Изменились данные отделения Пункт приймання - видачі (до 30 кг): вул. Центральна, 26 (Поштове відділення)(село Березівка (Радехівський р-н, Львівська область)): </text:h>
      <text:h text:style-name="Heading_20_6" text:outline-level="6">Изменились данные отделения Пункт приймання-видачі (до 30 кг): вул. Центральна, 35А (Поштове відділення)(село Фастівці (Бахмацький р-н, Чернігівська область)): </text:h>
      <text:h text:style-name="Heading_20_6" text:outline-level="6">Изменились данные отделения Пункт приймання - видачі (до 30 кг): вул. Лісова, 6 (Поштове відділення)(село Цміни (Маневицький р-н, Волинська область)): </text:h>
      <text:h text:style-name="Heading_20_6" text:outline-level="6">Изменились данные отделения Пункт приймання - видачі ( до 30 кг): вул. Миру, 1а (Поштове відділення)(село Старий Косів (Косівський р-н, Івано-Франківська область)): </text:h>
      <text:h text:style-name="Heading_20_6" text:outline-level="6">Изменились данные отделения Мобільне відділення №1 (до 30 кг): вул. Центральна, 1 (ВХ4660ЕН) (Поштове відділення)(село Попівці (Летичівський р-н, Хмель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Калініна, 10 (Поштове відділення)(село Нова Павлівка (Кіровоградський р-н, Кіровоградська область)): </text:h>
      <text:h text:style-name="Heading_20_6" text:outline-level="6">Изменились данные отделения Відділення №1: вул. Юності, 1 (Вантажне відділення)(село Немія (Могилів-Подільський р-н, Вінницька область)): </text:h>
      <text:h text:style-name="Heading_20_5" text:outline-level="5">Загрузка страницы №13 (по 150 отделений на старнице) - True + </text:h>
      <text:p text:style-name="Text_20_body">&gt;</text:p>
      <text:h text:style-name="Heading_20_6" text:outline-level="6"><text:soft-page-break/>Изменились данные отделения Пункт приймання-видачі (до 30 кг): вул. Незалежності, 88 (Поштове відділення)(село Ошихліби (Кіцманс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Центральна, 100а (Поштове відділення)(село Конюхи (Козівський р-н, Тернопільська область)): </text:h>
      <text:h text:style-name="Heading_20_6" text:outline-level="6">Изменились данные отделения Пункт приймання-видачі (до 30 кг): вул. Центральна, 37 (Поштове відділення)(село Сатанівка (Монастирищенський р-н, Черкаська область)): </text:h>
      <text:h text:style-name="Heading_20_6" text:outline-level="6">Изменились данные отделения Пункт приймання-видачі (до 30 кг): вул. Центральна, 9 (Поштове відділення)(село Михайлівка (Машівський р-н, Полтавська область)): </text:h>
      <text:h text:style-name="Heading_20_6" text:outline-level="6">Изменились данные отделения Відділення №1: вул. Нафтовиків, 11в (Вантажне відділення)(село Супрунівка (Полтавський р-н, Полтавська область)): </text:h>
      <text:h text:style-name="Heading_20_6" text:outline-level="6">Изменились данные отделения Мобільне відділення №1 (до 30 кг): вул. Кошута 37/1, корпус А (АО 3840 ЕХ) (Поштове відділення)(село Перехрестя (Виноградівський р-н, Закарпатська область)): </text:h>
      <text:h text:style-name="Heading_20_6" text:outline-level="6">Изменились данные отделения Пункт приймання-видачі (до 30 кг): вул. Незалежності, 168 (Поштове відділення)(село Пульмо (Шацький р-н, Волин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Відділення №1 (до 30 кг): вул. Ліченка, 136-Я (Поштове відділення)(село Сошників (Бориспільський р-н, Київська)): </text:h>
      <text:h text:style-name="Heading_20_6" text:outline-level="6">Изменились данные отделения Пункт приймання - видачі (до 30 кг): вул. Андрійчука, 67а (Поштове відділення)(село Рохманів (Кременецький р-н, Тернопільська область)): </text:h>
      <text:h text:style-name="Heading_20_6" text:outline-level="6">Изменились данные отделения Пункт приймання-видачі (до 30 кг): вул. Центральна 1а (Поштове відділення)(село Раково (Перечинський р-н, Закарпатська область)): </text:h>
      <text:h text:style-name="Heading_20_6" text:outline-level="6">Изменились данные отделения Відділення №1: вул. Енгельса, 1а (Вантажне відділення)(село Судилків (Шепетівський р-н, Хмельницька область)): </text:h>
      <text:h text:style-name="Heading_20_6" text:outline-level="6">Изменились данные отделения Пункт приймання-видачі (до 30 кг): вул. Центральна, 13 (Поштове відділення)(село Велике Устя (Сосницький р-н, Чернігівська область)): </text:h>
      <text:h text:style-name="Heading_20_6" text:outline-level="6">Изменились данные отделения Відділення №1: вул. Шкільна, 15/1 (Вантажне відділення)(село Михайлівка-Рубежівка (Києво-Святошинський, Київська)): </text:h>
      <text:h text:style-name="Heading_20_6" text:outline-level="6">Изменились данные отделения Пункт приймання-видачі (до 30 кг), вул. Булиги, 32 (Поштове відділення)(село Великі Прицьки (Кагарлицький р-н, Київська)): </text:h>
      <text:h text:style-name="Heading_20_6" text:outline-level="6">Изменились данные отделения Пункт приймання-видачі (до 30 кг): вул. Незалежності, 56 (Поштове відділення)(село Богуші (Березнівський р-н, Рівненська область)): </text:h>
      <text:h text:style-name="Heading_20_6" text:outline-level="6">Изменились данные отделения Пункт приймання - видачі (до 30 кг): вул. Кольчака, 22 (Поштове відділення)(село Філянівка (Новоушицький р-н, Хмельницька область)): </text:h>
      <text:h text:style-name="Heading_20_6" text:outline-level="6">Изменились данные отделения Пункт приймання-видачі (до 30 кг): вул. Рудківська, 10 (Поштове відділення)(село Підгайчики (Самбірський р-н, Львівська область)): </text:h>
      <text:h text:style-name="Heading_20_6" text:outline-level="6">Изменились данные отделения Пункт приймання-видачі (до 30 кг): вул. Соборна, 82 (Поштове відділення)(село Княгининок (Луцький р-н, Волинська область)): </text:h>
      <text:h text:style-name="Heading_20_6" text:outline-level="6">Изменились данные отделения Відділення №1: вул. Барона Штейнгеля, 4 а (Вантажне відділення)(село Городок (Рівненський р-н, Рівненська область)): </text:h>
      <text:h text:style-name="Heading_20_6" text:outline-level="6">Изменились данные отделения Мобільне відділення №1 (до 30 кг): вул. Центральна, 1а (СА9678ВВ) (Поштове відділення)(село Городецьке (Уманський р-н, Черкаська область)): </text:h>
      <text:h text:style-name="Heading_20_6" text:outline-level="6">Изменились данные отделения Відділення №1 (до 30 кг): вул. Ковельська, 79 (Поштове відділення)(село Сошичне (Камінь-Каширський р-н, Волинська область)): </text:h>
      <text:h text:style-name="Heading_20_6" text:outline-level="6">Изменились данные отделения Пункт приймання-видачі (до 30 кг): вул. Кооперативна, 15 (Поштове відділення)(село Августівка (Біляївський р-н, Одеська область)): </text:h>
      <text:h text:style-name="Heading_20_6" text:outline-level="6">Изменились данные отделения Відділення №1: вул. Соборна, 49 (Вантажне відділення)(село Андріяшівка (Роменський р-н, Сумська область)): </text:h>
      <text:h text:style-name="Heading_20_6" text:outline-level="6">Изменились данные отделения Пункт приймання-видачі (до 30 кг): вул. Садова, 1 (Поштове відділення)(село Бабин (Кельменецький р-н, Чернівецька область)): </text:h>
      <text:h text:style-name="Heading_20_6" text:outline-level="6">Изменились данные отделения Пункт приймання - видачі (до 30 кг): вул. Центральна, 21 (Поштове відділення)(село Медведівці (Бучацький р-н, Тернопіль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Дружби, 1 (Поштове відділення)(село Осички (Савранський р-н, Одеська область)): </text:h>
      <text:h text:style-name="Heading_20_6" text:outline-level="6">Изменились данные отделения Відділення №1: вул. Дубрівська, 12/4 (Вантажне відділення)(село Старі Петрівці (Вишгородський р-н, Київська)): </text:h>
      <text:h text:style-name="Heading_20_6" text:outline-level="6">Изменились данные отделения Пункт приймання - видачі (до 30 кг): вул. Олександра Олеся, 1 (Поштове відділення)(село Малі Баранівці (Самбірський р-н, Львівська область)): </text:h>
      <text:h text:style-name="Heading_20_6" text:outline-level="6">Изменились данные отделения Пункт приймання-видачі (до 30 кг): вул. 67 А (Поштове відділення)(село Нижній Студений (Міжгірський р-н, Закарпатська область)): </text:h>
      <text:h text:style-name="Heading_20_6" text:outline-level="6">Изменились данные отделения Пункт приймання-видачі (до 30 кг): вул. Центральна, 98 (Поштове відділення)(село Новомильськ (Здолбунівський р-н, Рівненська область)): </text:h>
      <text:h text:style-name="Heading_20_6" text:outline-level="6">Изменились данные отделения Мобільне відділення №1 (до 30 кг): вул. Набережна, 20а CА0093СМ (Поштове відділення)(село Шестеринці (Лисянський р-н, Черкаська область)): </text:h>
      <text:h text:style-name="Heading_20_6" text:outline-level="6">Изменились данные отделения Пункт приймання-видачі (до 30 кг): вул. Центральна, 2 (Поштове відділення)(село Жадень (Дубровицький р-н, Рівненська область)): </text:h>
      <text:h text:style-name="Heading_20_6" text:outline-level="6">Изменились данные отделения Пункт приймання-видачі (до 30 кг): вул. Центральна, 152 (Поштове відділення)(село Уличне (Дрогобицький р-н, Львівська область)): </text:h>
      <text:h text:style-name="Heading_20_6" text:outline-level="6">Изменились данные отделения Пункт приймання-видачі (до 30 кг): вул. Центральна, 1 (Поштове відділення)(село Жданівка (Магдалинівський р-н, Дніпропетровська область)): </text:h>
      <text:h text:style-name="Heading_20_6" text:outline-level="6">Изменились данные отделения Пункт приймання-видачі (до 30 кг): вул. М.Підгірянки, 150д (Поштове відділення)(село Білі Ослави (Надвірнянський р-н, Івано-Франківська область)): </text:h>
      <text:h text:style-name="Heading_20_6" text:outline-level="6">Изменились данные отделения Пункт приймання-видачі (до 30 кг): вул. Будильська, 35 (Поштове відділення)(село Оленинське (Охтирський р-н, Сумська область)): </text:h>
      <text:h text:style-name="Heading_20_6" text:outline-level="6">Изменились данные отделения Пункт приймання-видачі (до 30 кг): вул. Колгоспна, 1А (Поштове відділення)(село Лаврів (Луцький р-н, Волинська область)): </text:h>
      <text:h text:style-name="Heading_20_6" text:outline-level="6">Изменились данные отделения Пункт приймання - видачі (до 30 кг): вул. Незалежності, 1 (Поштове відділення)(село Грабовець (Богородчанський р-н, Івано-Франківська область)): </text:h>
      <text:h text:style-name="Heading_20_6" text:outline-level="6">Изменились данные отделения Пункт приймання - видачі (до 30 кг): вул. Драчинська, 86 (Поштове відділення)(село Драчино (Свалявський р-н, Закарпатська область)): </text:h>
      <text:h text:style-name="Heading_20_6" text:outline-level="6">Изменились данные отделения Відділення №1: пл. Привокзальна, 10/3 (Вантажне відділення)(місто Прилуки (Прилуцький р-н, Чернігівська область)): </text:h>
      <text:h text:style-name="Heading_20_6" text:outline-level="6">Изменились данные отделения Пункт приймання-видачі (до 30 кг): вул. Шевченка, 24Б (Поштове відділення)(село Верхній Вербіж (Коломий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Молодіжна, 31 (Поштове відділення)(село Покровка (Новоархангельський р-н, Кіровоградська область)): </text:h>
      <text:h text:style-name="Heading_20_6" text:outline-level="6">Изменились данные отделения Пункт приймання-видачі (до 30 кг): вул. Шкільна, 13 (Поштове відділення)(село Кулажинці (Гребінківський р-н, Полтавська область)): </text:h>
      <text:h text:style-name="Heading_20_6" text:outline-level="6">Изменились данные отделения Пункт приймання - видачі (до 30 кг): вул. Героїв Майдану 80 (Поштове відділення)(село Липівка (Томашпільський р-н, Вінницька область)): </text:h>
      <text:h text:style-name="Heading_20_6" text:outline-level="6">Изменились данные отделения Пункт приймання-видачі (до 30 кг): вул. Миронова, 84 (Поштове відділення)(село Петрівка (Красноградський р-н, Харківська область)): </text:h>
      <text:h text:style-name="Heading_20_6" text:outline-level="6">Изменились данные отделения Пункт приймання-видачі (до 30 кг): вул. Київська, 20А (Поштове відділення)(село Савинці (Рокитнянський р-н, Київська)): </text:h>
      <text:h text:style-name="Heading_20_6" text:outline-level="6">Изменились данные отделения Відділення №1: вул. Незалежності, 60 (Вантажне відділення)(місто Хоростків (Гусятинський р-н, Тернопільська область)): </text:h>
      <text:h text:style-name="Heading_20_6" text:outline-level="6">Изменились данные отделения Відділення №1: вул. Успенська, 18г (Вантажне відділення)(село Кубей (Болградський р-н, Одеська область)): </text:h>
      <text:h text:style-name="Heading_20_6" text:outline-level="6">Изменились данные отделения Пункт приймання-видачі (до 30 кг): вул. Лугова, 44 (Поштове відділення)(село Над'ярне (Саратський р-н, Одеська область)): </text:h>
      <text:h text:style-name="Heading_20_6" text:outline-level="6">Изменились данные отделения Пункт приймання - видачі (до 30 кг): вул. Шевченка,5А (Поштове відділення)(село Переселення (Кагарлицький р-н, Київська)): </text:h>
      <text:h text:style-name="Heading_20_6" text:outline-level="6">Изменились данные отделения Пункт приймання-видачі (до 30 кг): вул. Шевченка, 26 (Поштове відділення)(село Коцюри (Любомльський р-н, Волинська область)): </text:h>
      <text:h text:style-name="Heading_20_6" text:outline-level="6">Изменились данные отделения Пункт приймання-видачі (до 30 кг): вул. Покровська, 13 (Поштове відділення)(село Стовбина Долина (Новосанжарський р-н, Полтавська область)): </text:h>
      <text:h text:style-name="Heading_20_6" text:outline-level="6">Изменились данные отделения Пункт приймання-видачі (до 30 кг): вул. Центральна, 2а (Поштове відділення)(село Ставкове (Березівський р-н, Одеська область)): </text:h>
      <text:h text:style-name="Heading_20_6" text:outline-level="6">Изменились данные отделения Відділення №1: вул. Театральна, 8а (Вантажне відділення)(селище міського типу Борова (Фастівський р-н, Київська)): </text:h>
      <text:h text:style-name="Heading_20_6" text:outline-level="6">Изменились данные отделения Пункт приймання-видачі (до 30 кг): вул. Київський шлях, 16А (Поштове відділення)(село Великий Крупіль (Згурівський р-н, Київська)): </text:h>
      <text:h text:style-name="Heading_20_6" text:outline-level="6">Изменились данные отделения Пункт приймання-видачі (до 30 кг): вул. Партизанська, 10 (Поштове відділення)(село Копище (Олевський р-н, Житомирська область)): </text:h>
      <text:h text:style-name="Heading_20_6" text:outline-level="6">Изменились данные отделения Відділення № 1: вул. Центральна, 20 (Вантажне відділення)(селище міського типу Буки (Маньківський р-н, Черкаська область)): </text:h>
      <text:h text:style-name="Heading_20_6" text:outline-level="6">Изменились данные отделения Пункт приймання-видачі (до 30 кг): вул. б/н (Поштове відділення)(село Лозянський (Міжгірський р-н, Закарпатська область)): </text:h>
      <text:h text:style-name="Heading_20_6" text:outline-level="6">Изменились данные отделения Пункт приймання-видачі (до 30 кг): вул. Рибацька, 15а (Поштове відділення)(село Вільне (Апостолівський р-н, Дніпропетровська область)): </text:h>
      <text:h text:style-name="Heading_20_6" text:outline-level="6">Изменились данные отделения Пункт приймання - видачі (до 30 кг): вул. Ковельська, 45 (Поштове відділення)(село Зелена (Ковельський р-н, Волинська область)): </text:h>
      <text:h text:style-name="Heading_20_6" text:outline-level="6">Изменились данные отделения Відділення №1 Пункт приймання-видачі (до 30 кг): вул. Миру, 158 (Поштове відділення)(село Зоря (Саратський р-н, Одеська область)): </text:h>
      <text:h text:style-name="Heading_20_6" text:outline-level="6">Изменились данные отделения Пункт приймання-видачі (до 30 кг): вул. Українська, 69А (Поштове відділення)(село Озеряни (Варвинський р-н, Чернігівська область)): </text:h>
      <text:h text:style-name="Heading_20_6" text:outline-level="6">Изменились данные отделения Пункт приймання-видачі (до 30 кг): вул. Івана Франка, 20 (Поштове відділення)(село Головецько (Старосамбірський р-н, Львівська область)): </text:h>
      <text:h text:style-name="Heading_20_6" text:outline-level="6">Изменились данные отделения Відділення №1: вул. Грушевського, 112 (прим. Побуткомбінату) (Вантажне відділення)(місто Красилів (Красилівський р-н, Хмельницька область)): </text:h>
      <text:h text:style-name="Heading_20_6" text:outline-level="6">Изменились данные отделения Пункт приймання-видачі (до 30 кг): вул. Франка, 9а (Поштове відділення)(село Жилівка (Новоселицький р-н, Чернівецька область)): </text:h>
      <text:h text:style-name="Heading_20_6" text:outline-level="6">Изменились данные отделения Пункт приймання-видачі (до 30 кг): вул. Центральна, 6Б (Поштове відділення)(село Нова Дофінівка (Лиманський р-н, Оде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Мобільне відділення №1: вул. Центральна, 17 (ВА3432ВЕ) (Поштове відділення)(село Добронадіївка (Олександрійський р-н, Кіровоградська область)): </text:h>
      <text:h text:style-name="Heading_20_6" text:outline-level="6">Изменились данные отделения Пункт приймання-видачі (до 30 кг): вул. Центральна, 7 (Поштове відділення)(село Нетреба (Рокитнівський р-н, Рівненська область)): </text:h>
      <text:h text:style-name="Heading_20_6" text:outline-level="6">Изменились данные отделения Пункт приймання - видачі (до 30 кг): вул. Б. Хмельницького, 37 (Поштове відділення)(село Купче (Буський р-н, Львівська область)): </text:h>
      <text:h text:style-name="Heading_20_6" text:outline-level="6">Изменились данные отделения Відділення №1: вул. Миру, 8 (Вантажне відділення)(селище міського типу Цебрикове (Великомихайлівський р-н, Одеська область)): </text:h>
      <text:h text:style-name="Heading_20_6" text:outline-level="6">Изменились данные отделения Відділення №1: вул. Горького, 1 (Вантажне відділення)(селище міського типу Немішаєве (Бородянський р-н, Київська)): </text:h>
      <text:h text:style-name="Heading_20_6" text:outline-level="6">Изменились данные отделения Пункт приймання-видачі (до 30 кг): вул. Центральна, 12А (Поштове відділення)(село Черепин (Тетіївський р-н, Київська)): </text:h>
      <text:h text:style-name="Heading_20_6" text:outline-level="6">Изменились данные отделения Пункт приймання - видачі ( до 30 кг): вул. Подільська, 44 (Поштове відділення)(село Браїлівка (Новоушицький р-н, Хмель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Центральна, 2 (Поштове відділення)(село Новоіванівське (Юр'ївський р-н, Дніпропетровська область)): </text:h>
      <text:h text:style-name="Heading_20_6" text:outline-level="6">Изменились данные отделения Пункт приймання - видачі (до 30 кг): вул. Миру, 93 (Поштове відділення)(село Мирогоща Друга (Дубенський р-н, Рівненська область)): </text:h>
      <text:h text:style-name="Heading_20_6" text:outline-level="6">Изменились данные отделения Пункт приймання-видачі (до 30 кг): вул. Шкільна, 7б (Поштове відділення)(село Копиткове (Здолбунівський р-н, Рівненська область)): </text:h>
      <text:h text:style-name="Heading_20_6" text:outline-level="6">Изменились данные отделения Пункт приймання-видачі (до 30 кг): вул. Шкільна, 1 (Поштове відділення)(селище Слобожанське (Нововодолазький р-н, Харківська область)): </text:h>
      <text:h text:style-name="Heading_20_6" text:outline-level="6">Изменились данные отделения Мобільне відділення №1 (до 30 кг): вул. Павловського 1а (СА 9206 ВС) (Поштове відділення)(село Соснівка (Олександрівський р-н, Кіровоградська область)): </text:h>
      <text:h text:style-name="Heading_20_6" text:outline-level="6">Изменились данные отделения Пункт приймання-видачі (до 30 кг): вул. Максимовича, б/н (Поштове відділення)(село Богуславець (Золотоніський р-н, Черкаська область)): </text:h>
      <text:h text:style-name="Heading_20_6" text:outline-level="6">Изменились данные отделения Відділення №1: вул. Центральна,18г (Вантажне відділення)(село Сурсько-Литовське (Дніпровський р-н, Дніпропетровська область)): </text:h>
      <text:h text:style-name="Heading_20_6" text:outline-level="6">Изменились данные отделения Відділення №1: вул. Шевченка, 8а (Вантажне відділення)(село Товстолуг (Тернопільський р-н, Тернопільська область)): </text:h>
      <text:h text:style-name="Heading_20_6" text:outline-level="6">Изменились данные отделения Відділення № 1: вул. Героїв України, 9а (Вантажне відділення)(село Сенча (Лохвицький р-н, Полтавська область)): </text:h>
      <text:h text:style-name="Heading_20_6" text:outline-level="6">Изменились данные отделения Пункт приймання-видачі (до 30 кг): вул. Центральна, 24 (Поштове відділення)(село Великі Загайці (Шумський р-н, Тернопільська область)): </text:h>
      <text:h text:style-name="Heading_20_6" text:outline-level="6">Изменились данные отделения Пункт приймання-видачі (до 30 кг):вул. Центральна,1 (Поштове відділення)(село Велика Бушинка (Немирівський р-н, Він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Миру, 10 (Поштове відділення)(село Клюки (Тетіївський р-н, Київська)): </text:h>
      <text:h text:style-name="Heading_20_6" text:outline-level="6">Изменились данные отделения Пункт приймання - видачі (до 30 кг): вул. Лісова, 5 (Поштове відділення)(село Медвин (Іванківський р-н, Київська)): </text:h>
      <text:h text:style-name="Heading_20_6" text:outline-level="6">Изменились данные отделения Пункт приймання-видачі (до 30 кг): вул. Березюка, 1 (Поштове відділення)(село Ушомир (Коростенський р-н, Житомирська область)): </text:h>
      <text:h text:style-name="Heading_20_6" text:outline-level="6">Изменились данные отделения Пункт приймання-видачі (до 30 кг): вул. Свободи, 13 (Поштове відділення)(селище міського типу Базалія (Теофіпольський р-н, Хмель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Ів. Франка, 70 (Поштове відділення)(село Колодруби (Миколаївський р-н, Львівська область)): </text:h>
      <text:h text:style-name="Heading_20_6" text:outline-level="6">Изменились данные отделения Пункт приймання - видачі (до 30 кг): вул. Шевченка, 73 (Поштове відділення)(село Кліщівна (Рогатинський р-н, Івано-Франківська область)): </text:h>
      <text:h text:style-name="Heading_20_6" text:outline-level="6">Изменились данные отделения Пункт приймання-видачі (до 30 кг): вул. Центральна 9а (Поштове відділення)(село Шамраївка (Сквирський р-н, Київська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Відділення №1: вул. Шкільна, 23 (Вантажне відділення)(селище міського типу Смига (Дубенський р-н, Рівненська область)): </text:h>
      <text:h text:style-name="Heading_20_6" text:outline-level="6">Изменились данные отделения Пункт приймання - видачі (до 30 кг): вул. Миру, 85а (Поштове відділення)(село Федорівка (Шаргородський р-н, Вінницька область)): </text:h>
      <text:h text:style-name="Heading_20_6" text:outline-level="6">Изменились данные отделения Пункт приймання - видачі (до 30 кг): вул. Коцюбинського, 3 (Поштове відділення)(село Торчин (Хмільницький р-н, Вінницька область)): </text:h>
      <text:h text:style-name="Heading_20_6" text:outline-level="6">Изменились данные отделения Пункт приймання-видачі (до 30 кг): вул. Шевченка, 94 (Поштове відділення)(село Керниця (Городоцький р-н, Львівська область)): </text:h>
      <text:h text:style-name="Heading_20_6" text:outline-level="6">Изменились данные отделения Пункт приймання-видачі (до 30 кг): вул. Бєляєва, 63 (Поштове відділення)(село Верблюжка (Новгородківський р-н, Кіровоградська область)): </text:h>
      <text:h text:style-name="Heading_20_6" text:outline-level="6">Изменились данные отделения Пункт приймання-видачі (до 30 кг): вул. Соборна, 11в (Поштове відділення)(село Заболоття (Володимирецький р-н, Рівненська область)): </text:h>
      <text:h text:style-name="Heading_20_6" text:outline-level="6">Изменились данные отделения Пункт приймання-видачі (до 30 кг): вул. Івана Франка, 56 (Поштове відділення)(село Церковна (Долин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 - видачі ( до 30 кг): вул. 24-го серпня 7 (Поштове відділення)(село Вербіж (Миколаївський р-н, Львівська область)): </text:h>
      <text:h text:style-name="Heading_20_6" text:outline-level="6">Изменились данные отделения Пункт приймання-видачі (до 30 кг): вул. Йосипа Косюка, 22 (Поштове відділення)(село Кордишівка (Козятинський р-н, Вінницька область)): </text:h>
      <text:h text:style-name="Heading_20_6" text:outline-level="6">Изменились данные отделения Пункт приймання-видачі (до 30 кг): вул. Центральна, 4а (Поштове відділення)(село Пнівне (Камінь-Каширський р-н, Волинська область)): </text:h>
      <text:h text:style-name="Heading_20_6" text:outline-level="6">Изменились данные отделения Відділення №1: вул. Пономарьова, 30 (Вантажне відділення)(селище міського типу Коцюбинське (Бучанський, Київська)): </text:h>
      <text:h text:style-name="Heading_20_6" text:outline-level="6">Изменились данные отделения Пункт приймання-видачі (до 30 кг): вул. Перемоги, 2А (Поштове відділення)(селище Відрадне (Запорізький р-н, Запорізька область)): </text:h>
      <text:h text:style-name="Heading_20_6" text:outline-level="6">Изменились данные отделения Пункт приймання-видачі (до 30 кг): вул. Зої Космодемянської, 3 (Поштове відділення)(село Війтівці (Хмільницький р-н, Він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Відділення №1: вул. Садова, 4в (Вантажне відділення)(місто Узин (Білоцерківський р-н, Київська)): </text:h>
      <text:h text:style-name="Heading_20_6" text:outline-level="6">Изменились данные отделения Відділення №1: вул. Центральна, 4а (Вантажне відділення)(селище міського типу Шевченкове (Шевченківський р-н, Харківська область)): </text:h>
      <text:h text:style-name="Heading_20_6" text:outline-level="6">Изменились данные отделения Відділення №1: вул. Миру, 132в (Вантажне відділення)(селище міського типу Краснокутськ (Краснокутський р-н, Харківська область)): </text:h>
      <text:h text:style-name="Heading_20_6" text:outline-level="6">Изменились данные отделения Пункт приймання - видачі (до 30 кг): вул. Набережна, 5 (Поштове відділення)(село Годомичі (Маневицький р-н, Волинська область)): </text:h>
      <text:h text:style-name="Heading_20_6" text:outline-level="6">Изменились данные отделения Пункт приймання-видачі (до 30 кг): вул. Голондія, 150 (Поштове відділення)(село Шевченкове (Васильківський р-н, Дніпропетровська область)): </text:h>
      <text:h text:style-name="Heading_20_6" text:outline-level="6">Изменились данные отделения Пункт приймання - видачі (до 30 кг): вул. Л.Українки, 10 (Поштове відділення)(село Заброди (Ратнівський р-н, Волинська область)): </text:h>
      <text:h text:style-name="Heading_20_6" text:outline-level="6">Изменились данные отделения Пункт приймання-видачі (до 30 кг): вул. Шахтарська, 16 (Поштове відділення)(село Сілець (Сокальський р-н, Львівська область)): </text:h>
      <text:h text:style-name="Heading_20_6" text:outline-level="6">Изменились данные отделения Пункт приймання-видачі (до 30 кг): вул. Молодіжна, 15 (Поштове відділення)(селище Зоря (П'ятихатський р-н, Дніпропетровська область)): </text:h>
      <text:h text:style-name="Heading_20_6" text:outline-level="6">Изменились данные отделения Пункт приймання - видачі (до 30 кг): вул. Центральна, 19 (Поштове відділення)(село Жовчів (Рогатинський р-н, Івано-Франківська область)): </text:h>
      <text:h text:style-name="Heading_20_6" text:outline-level="6">Изменились данные отделения Пункт приймання-видачі (до 30 кг): вул. Незалежності, 10 (Поштове відділення)(село Білашки (Тальнівський р-н, Черкаська область)): </text:h>
      <text:h text:style-name="Heading_20_6" text:outline-level="6">Изменились данные отделения Пункт приймання-видачі (до 30 кг): вул. Шевченка, 1 (Поштове відділення)(село Ожеве (Сокирянс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74 (Поштове відділення)(село Мала Мартинка (Свалявський р-н, Закарпатська область)): </text:h>
      <text:h text:style-name="Heading_20_6" text:outline-level="6">Изменились данные отделения Пункт приймання-видачі (до 30 кг): вул. Шевченка, 3 (Поштове відділення)(село Почапинці (Лисянський р-н, Черкаська область)): </text:h>
      <text:h text:style-name="Heading_20_6" text:outline-level="6">Изменились данные отделения Пункт приймання-видачі (до 30 кг): вул. Степаняка, 27А (Поштове відділення)(село Дзвиняч (Богородчанський р-н, Івано-Франківська область)): </text:h>
      <text:h text:style-name="Heading_20_6" text:outline-level="6">Изменились данные отделения Мобільне відділення №1: вул. Олександрійська, 3 (ВА3432ВЕ) (Поштове відділення)(село Звенигородка (Олександрійська, Кіровоградська область)): </text:h>
      <text:h text:style-name="Heading_20_6" text:outline-level="6">Изменились данные отделения Пункт приймання-видачі (до 30 кг): вул. Зелена, 8а (Поштове відділення)(село Древині (Іваничівський р-н, Волинська область)): </text:h>
      <text:h text:style-name="Heading_20_6" text:outline-level="6">Изменились данные отделения Пункт приймання-видачі (до 30 кг): вул. Широка,12 (Поштове відділення)(село Горинка (Кременецький р-н, Тернопільська область)): </text:h>
      <text:h text:style-name="Heading_20_6" text:outline-level="6">Изменились данные отделения Пункт приймання - видачі (до 30 кг): вул. Петрука, 11 (Поштове відділення)(село Кузьмин (Городоцький р-н, Хмельницька область)): </text:h>
      <text:h text:style-name="Heading_20_6" text:outline-level="6">Изменились данные отделения Пункт приймання - видачі ( до 30 кг): вул. Залозецька, 35а (Поштове відділення)(село Млинівці (Зборівський р-н, Тернопільська область)): </text:h>
      <text:h text:style-name="Heading_20_6" text:outline-level="6">Изменились данные отделения Відділення №1: вул. Терешкової, 1 (Вантажне відділення)(село Нове Давидково (Мукачівський р-н, Закарпатська область)): </text:h>
      <text:h text:style-name="Heading_20_6" text:outline-level="6">Изменились данные отделения Пункт приймання-видачі (до 30 кг): вул. Єлісєєва, 16 (Поштове відділення)(селище Набережне (Біляївський р-н, Одеська область)): </text:h>
      <text:h text:style-name="Heading_20_6" text:outline-level="6">Изменились данные отделения Пункт приймання-видачі (до 30 кг): вул. Центральна, 43 (Поштове відділення)(село Морозовичі (Старосамбірський р-н, Львівська область)): </text:h>
      <text:h text:style-name="Heading_20_6" text:outline-level="6">Изменились данные отделения Пункт приймання - видачі (до 30 кг): вул. Миру, 22 (Поштове відділення)(село Ганьківці (Снятинський р-н, Івано-Франківська область)): </text:h>
      <text:h text:style-name="Heading_20_6" text:outline-level="6">Изменились данные отделения Відділення №1: вул. Князів Острозьких, 3 (Вантажне відділення)(місто Острог (Острозький р-н, Рівненська область)): </text:h>
      <text:h text:style-name="Heading_20_6" text:outline-level="6">Изменились данные отделения Відділення №1: вул. Героїв Врадіївщини, 162 (Вантажне відділення)(селище міського типу Врадіївка (Врадіївський р-н, Миколаївська область)): </text:h>
      <text:h text:style-name="Heading_20_6" text:outline-level="6">Изменились данные отделения Пункт приймання-видачі (до 30 кг): вул. Незалежності, 164 (Поштове відділення)(село Городище (Березнівський р-н, Рівненська область)): </text:h>
      <text:h text:style-name="Heading_20_6" text:outline-level="6">Изменились данные отделения Пункт приймання - видачі (до 30 кг): вул. Центральна 25 (Поштове відділення)(село Козівка (Тернопільський р-н, Тернопільська область)): </text:h>
      <text:h text:style-name="Heading_20_6" text:outline-level="6">Изменились данные отделения Пункт приймання-видачі (до 30 кг): вул. Центральна ,59 Б (Поштове відділення)(село Паліївка (Біляївський р-н, Одеська область)): </text:h>
      <text:h text:style-name="Heading_20_6" text:outline-level="6">Изменились данные отделения Відділення №1: вул. Шевченка, 31б (Вантажне відділення)(село Веренчанка (Заставнівський р-н, Чернівецька область)): </text:h>
      <text:h text:style-name="Heading_20_6" text:outline-level="6">Изменились данные отделения Пункт приймання - видачі (до 30 кг): вул. Центральна 10 (Поштове відділення)(село Залісся (Борщівський р-н, Тернопільська область)): </text:h>
      <text:h text:style-name="Heading_20_6" text:outline-level="6">Изменились данные отделения Мобільне відділення №1 (до 30 кг): вул. Центральна,1 (ВН7463НО) (Поштове відділення)(село Лиманка (Овідіопольський р-н, Одеська область)): </text:h>
      <text:h text:style-name="Heading_20_6" text:outline-level="6">Изменились данные отделения Пункт приймання-видачі (до 30 кг): вул. Центральна, 2/1 (Поштове відділення)(село Олешин (Хмельницький р-н, Хмельницька область)): </text:h>
      <text:h text:style-name="Heading_20_6" text:outline-level="6">Изменились данные отделения Пункт приймання - видачі (до 30 кг): вул. Центральна, 88Б (Поштове відділення)(село Кислицьке (Томашпільський р-н, Вінницька область)): </text:h>
      <text:h text:style-name="Heading_20_6" text:outline-level="6">Изменились данные отделения Мобільне відділення №1 (до 30 кг): вул. Центр (ВК 1568НЕ) (Поштове відділення)(село Кам'янка (Славутський р-н, Хмельницька область)): </text:h>
      <text:h text:style-name="Heading_20_6" text:outline-level="6">Изменились данные отделения Пункт приймання-видачі (до 30 кг): вул. Василя Александрі, 2 (Поштове відділення)(село Цурень (Герцаївський р-н, Чернівецька область)): </text:h>
      <text:h text:style-name="Heading_20_6" text:outline-level="6">Изменились данные отделения Відділення №1 (до 30 кг): вул. Центральна, 33а (Поштове відділення)(село Любарці (Бориспільський р-н, Київська)): </text:h>
      <text:h text:style-name="Heading_20_6" text:outline-level="6">Изменились данные отделения Мобільне відділення №1 (до 30 кг): вул. Ювілейна, 10а (СА5252СЕ) (Поштове відділення)(село Криві Коліна (Тальнівський р-н, Черкаська область)): </text:h>
      <text:h text:style-name="Heading_20_5" text:outline-level="5">Загрузка страницы №14 (по 150 отделений на старнице) - True + </text:h>
      <text:p text:style-name="Text_20_body">&gt;</text:p>
      <text:h text:style-name="Heading_20_6" text:outline-level="6">Изменились данные отделения Пункт приймання-видачі (до 30 кг): вул. Миколайчука, 3 (Поштове відділення)(село Старі Бросківці (Сторожине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Миру, 12 (Поштове відділення)(село Качанівка (Хмільницький р-н, Вінницька область)): </text:h>
      <text:h text:style-name="Heading_20_6" text:outline-level="6">Изменились данные отделения Пункт приймання-видачі (до 30 кг): вул. Центральна, 22 (Поштове відділення)(село Степове (Чорнобаївський р-н, Черкаська область)): </text:h>
      <text:h text:style-name="Heading_20_6" text:outline-level="6">Изменились данные отделения Пункт приймання - видачі (до 30 кг): вул. Шевченка, 1а (Поштове відділення)(село Стара Скварява (Жовківський р-н, Львівська область)): </text:h>
      <text:h text:style-name="Heading_20_6" text:outline-level="6">Изменились данные отделения Пункт приймання-видачі (до 30 кг): вул. Миру 22а (Поштове відділення)(село Верхня Визниця (Мукачівський р-н, Закарпатська область)): </text:h>
      <text:h text:style-name="Heading_20_6" text:outline-level="6">Изменились данные отделения Відділення №1: вул. Садовий бульвар (ран. Леніна), 28 (Вантажне відділення)(місто Шостка (Шосткинський р-н, Сумська область)): </text:h>
      <text:h text:style-name="Heading_20_6" text:outline-level="6">Изменились данные отделения Пункт приймання - видачі (до 30 кг): вул. Шевченка, 6 (Поштове відділення)(село Плотича (Козівський р-н, Тернопільська область)): </text:h>
      <text:h text:style-name="Heading_20_6" text:outline-level="6">Изменились данные отделения Пункт приймання - видачі (до 30 кг): вул. Шевченка, 43а (Поштове відділення)(село Улашківці (Чортківський р-н, Тернопільська область)): </text:h>
      <text:h text:style-name="Heading_20_6" text:outline-level="6">Изменились данные отделения Пункт приймання-видачі (до 30 кг): вул. Дрогобицька, 40 (Поштове відділення)(село Михайлевичі (Дрогобицький р-н, Львівська область)): </text:h>
      <text:h text:style-name="Heading_20_6" text:outline-level="6">Изменились данные отделения Пункт приймання - видачі (до 30 кг): вул. Молодіжна, 1 (Поштове відділення)(село Юрівка (Білогірський р-н, Хмельницька область)): </text:h>
      <text:h text:style-name="Heading_20_6" text:outline-level="6">Изменились данные отделения Пункт приймання - видачі (до 30 кг): вул. Головна, 41 а (Поштове відділення)(село Дібрівка (Сторожине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 - видачі (до 30 кг): вул. Молодіжна, 2б (Поштове відділення)(селище Чемерне (Сарненський р-н, Рівненська область)): </text:h>
      <text:h text:style-name="Heading_20_6" text:outline-level="6">Изменились данные отделения Пункт приймання - видачі (до 30 кг): вул. Молодіжна, 22 (Поштове відділення)(село Перекоринці (Мурованокуриловецький р-н, Вінницька область)): </text:h>
      <text:h text:style-name="Heading_20_6" text:outline-level="6">Изменились данные отделения Відділення №1: вул. Чехова, 3а (територія МРЕВ ДАІ) (Вантажне відділення)(місто Васильків (Васильківський р-н, Київська)): </text:h>
      <text:h text:style-name="Heading_20_6" text:outline-level="6">Изменились данные отделения Пункт приймання-видачі (до 30 кг): вул. Незалежності, 56 (Поштове відділення)(село Шубків (Рівненський р-н, Рівненська область)): </text:h>
      <text:h text:style-name="Heading_20_6" text:outline-level="6">Изменились данные отделения Пункт приймання-видачі (до 30 кг): вул. Центральна, 257 (Поштове відділення)(село Летківка (Тростянецький р-н, Вінницька область)): </text:h>
      <text:h text:style-name="Heading_20_6" text:outline-level="6">Изменились данные отделения Пункт приймання-видачі (до 30 кг): вул. Декабристів, 11 (Поштове відділення)(село Мар'янівка (Васильківський р-н, Київська)): </text:h>
      <text:h text:style-name="Heading_20_6" text:outline-level="6">Изменились данные отделения Пункт приймання-видачі (до 30 кг): вул. Шевченка, 81 (Поштове відділення)(село Чернявщина (Юр'ївський р-н, Дніпропетровська область)): </text:h>
      <text:h text:style-name="Heading_20_6" text:outline-level="6">Изменились данные отделения Пункт приймання-видачі (до 30 кг на одне місце): вул. Центральна, 17 (Поштове відділення)(село Чернилява (Яворівський р-н, Львівська область)): </text:h>
      <text:h text:style-name="Heading_20_6" text:outline-level="6">Изменились данные отделения Пункт приймання - видачі (до 30 кг): вул. Проста, 68 а (Поштове відділення)(село Сестрятин (Радивилівський р-н, Рівненська область)): </text:h>
      <text:h text:style-name="Heading_20_6" text:outline-level="6">Изменились данные отделения Пункт приймання - видачі (до 30 кг): вул. Гагаріна, 41 (Поштове відділення)(село Вазлуївка (Чернівецький р-н, Вінницька область)): </text:h>
      <text:h text:style-name="Heading_20_6" text:outline-level="6">Изменились данные отделения Пункт приймання-видачі (до 30 кг): вул. Довженка, 12 (Поштове відділення)(село Шептаки (Новгород-Сіверський р-н, Чернігівська область)): </text:h>
      <text:h text:style-name="Heading_20_6" text:outline-level="6">Изменились данные отделения Пункт приймання-видачі (до 30 кг): вул. Дільниці, 1 (Поштове відділення)(село Тяпче (Долин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 - видачі (до 30 кг): вул. Незалежності, 23 (Поштове відділення)(село Кип'ячка (Миронівський р-н, Київська)): </text:h>
      <text:h text:style-name="Heading_20_6" text:outline-level="6">Изменились данные отделения Пункт приймання-видачі (до 30 кг): вул. Чеська, 51 (Поштове відділення)(село Гільча Друга (Здолбунівський р-н, Рівненська область)): </text:h>
      <text:h text:style-name="Heading_20_6" text:outline-level="6">Изменились данные отделения Відділення №1: вул. Галицька, 50с (Вантажне відділення)(місто Рогатин (Рогатинський р-н, Івано-Франківська область)): </text:h>
      <text:h text:style-name="Heading_20_6" text:outline-level="6">Изменились данные отделения Відділення №1: вул. Мічуріна,10 (Вантажне відділення)(село Першотравневе (Лиманський р-н, Одеська область)): </text:h>
      <text:h text:style-name="Heading_20_6" text:outline-level="6">Изменились данные отделения Пункт приймання-видачі (до 30 кг): вул. Степана Марущака, 1 (Поштове відділення)(село Мала Буда (Герцаївський р-н, Чернівецька область)): </text:h>
      <text:h text:style-name="Heading_20_6" text:outline-level="6">Изменились данные отделения Відділення № 1: вул. Заводська, 29а (Вантажне відділення)(село Партизанське (Дніпровський р-н, Дніпропетровська область)): </text:h>
      <text:h text:style-name="Heading_20_6" text:outline-level="6">Изменились данные отделения Відділення №1: вул. Миру, 17 (Вантажне відділення)(село Семиполки (Броварський р-н, Київська)): </text:h>
      <text:h text:style-name="Heading_20_6" text:outline-level="6">Изменились данные отделения Пункт приймання-видачі (до 30 кг): вул. Свободи, 1 (Поштове відділення)(село Кодаки (Васильківський р-н, Київська)): </text:h>
      <text:h text:style-name="Heading_20_6" text:outline-level="6">Изменились данные отделения Пункт приймання-видачі (до 30 кг): вул. Шевченка, 45А (Поштове відділення)(село Вельбівно (Острозький р-н, Рівненська область)): </text:h>
      <text:h text:style-name="Heading_20_6" text:outline-level="6">Изменились данные отделения Пункт приймання-видачі (до 30 кг): вул. Адажія, 65 (Поштове відділення)(село Ставчани (Хотинс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Мобільне відділення №1 (до 30 кг): вул. Суворова,70 (АЕ6147ІР) (Поштове відділення)(село Любопіль (Лиманський р-н, Одеська область)): </text:h>
      <text:h text:style-name="Heading_20_6" text:outline-level="6">Изменились данные отделения Пункт приймання-видачі (до 30 кг): вул. Галицька, 2 (Поштове відділення)(село Малі Мокряни (Мостиський р-н, Львівська область)): </text:h>
      <text:h text:style-name="Heading_20_6" text:outline-level="6">Изменились данные отделения Відділення №1 (до 30 кг): вул. Соборна, 23А (Поштове відділення)(село Рожівка (Броварський р-н, Київська)): </text:h>
      <text:h text:style-name="Heading_20_6" text:outline-level="6">Изменились данные отделения Пункт приймання-видачі (до 30 кг): вул. Кобилянської, 5а (Поштове відділення)(село Нагірянка (Чортківський р-н, Тернопіль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Відділення №1: вул. Центральна, 3а (Вантажне відділення)(село Верхнє Водяне (Рахівський р-н, Закарпатська область)): </text:h>
      <text:h text:style-name="Heading_20_6" text:outline-level="6">Изменились данные отделения Пункт приймання-видачі (до 30 кг): вул. Гуторова, 6 (Поштове відділення)(селище Троїцьке (Первомайський р-н, Харківська область)): </text:h>
      <text:h text:style-name="Heading_20_6" text:outline-level="6">Изменились данные отделения Пункт приймання-видачі (до 30 кг): вул. Шевченка, 64 (Поштове відділення)(село Пекарі (Канівський р-н, Черкаська область)): </text:h>
      <text:h text:style-name="Heading_20_6" text:outline-level="6">Изменились данные отделения Пункт приймання-видачі (до 30 кг): вул. Данила Галицького, 375А (Поштове відділення)(село Завій (Калуський р-н, Івано-Франківська область)): </text:h>
      <text:h text:style-name="Heading_20_6" text:outline-level="6">Изменились данные отделения Мобільне відділення №1 (до 30 кг): вул. Перемоги, 1 (ВА 7211 ВО) (Поштове відділення)(село Листопадове (Новомиргородський р-н, Кіровоградська область)): </text:h>
      <text:h text:style-name="Heading_20_6" text:outline-level="6">Изменились данные отделения Пункт приймання-видачі (до 30 кг): вул. Дружби, 3 (Поштове відділення)(село Володимирівка (Знам'янський р-н, Кіровоградська область)): </text:h>
      <text:h text:style-name="Heading_20_6" text:outline-level="6">Изменились данные отделения Мобільне відділення №1 (до 30 кг): вул. Золочівська,10 (ВС3146КР) (Поштове відділення)(село Сновичі (Золочівський р-н, Львівська область)): </text:h>
      <text:h text:style-name="Heading_20_6" text:outline-level="6">Изменились данные отделения Пункт приймання-видачі (до 30 кг): вул. Центральна, 3 (Поштове відділення)(село Деркачівка (Недригайлівський р-н, Сумська область)): </text:h>
      <text:h text:style-name="Heading_20_6" text:outline-level="6">Изменились данные отделения Пункт приймання-видачі (до 30 кг): вул. Хмельницьке шосе 79а (Поштове відділення)(село Слобідка-Рахнівська (Дунаєвецький р-н, Хмельницька область)): </text:h>
      <text:h text:style-name="Heading_20_6" text:outline-level="6">Изменились данные отделения Пункт приймання-видачі (до 30 кг): вул. Миру, 8а (Поштове відділення)(село Войтове (Згурівський р-н, Київська)): </text:h>
      <text:h text:style-name="Heading_20_6" text:outline-level="6">Изменились данные отделения Пункт приймання-видачі (до 30 кг): вул. Шевченка, 33а (Поштове відділення)(село Гранівка (Радивилівський р-н, Рівненська область)): </text:h>
      <text:h text:style-name="Heading_20_6" text:outline-level="6">Изменились данные отделения Пункт приймання-видачі (до 30 кг): вул. Братів Соловйових, 5 (Поштове відділення)(село Вербівка (Городищенський р-н, Черкаська область)): </text:h>
      <text:h text:style-name="Heading_20_6" text:outline-level="6">Изменились данные отделения Пункт приймання - видачі (до 30 кг): вул. Гвардійців Кантемирівців, 92 (Поштове відділення)(село Юрівка (Любарський р-н, Житомирська область)): </text:h>
      <text:h text:style-name="Heading_20_6" text:outline-level="6">Изменились данные отделения Пункт приймання - видачі (до 30 кг): вул. Шкільна,1а (Поштове відділення)(село Мишів (Іваничівський р-н, Волинська область)): </text:h>
      <text:h text:style-name="Heading_20_6" text:outline-level="6">Изменились данные отделения Відділення №1: вул. Набережна, 1 (Вантажне відділення)(місто Жовква (Жовківський р-н, Львівська область)): </text:h>
      <text:h text:style-name="Heading_20_6" text:outline-level="6">Изменились данные отделения Пункт приймання-видачі (до 30 кг): вул. Українська, 2 (Поштове відділення)(село Старі Бабани (Уманський р-н, Черкаська область)): </text:h>
      <text:h text:style-name="Heading_20_6" text:outline-level="6">Изменились данные отделения Мобільне відділення №1 (до 30 кг): вул. Центральна, 18 ВО3819СВ (Поштове відділення)(село Сороки (Бучацький р-н, Тернопільська область)): </text:h>
      <text:h text:style-name="Heading_20_6" text:outline-level="6">Изменились данные отделения Відділення №1: вул. Шевченка, 29К (Вантажне відділення)(село Слобода (Буринський р-н, Сумська область)): </text:h>
      <text:h text:style-name="Heading_20_6" text:outline-level="6">Изменились данные отделения Пункт приймання - видачі ( до 30 кг): вул. Центральна, 60 (Поштове відділення)(село Гуща (Любомльський р-н, Волинська область)): </text:h>
      <text:h text:style-name="Heading_20_6" text:outline-level="6">Изменились данные отделения Пункт приймання-видачі (до 30 кг): вул. Центральна, 35 (Поштове відділення)(село Улянівка (Петриківський р-н, Дніпропетровська область)): </text:h>
      <text:h text:style-name="Heading_20_6" text:outline-level="6">Изменились данные отделения Пункт приймання-видачі (до 30 кг): вул. Фесуна, б/н (Поштове відділення)(село Бубнівська Слобідка (Золотоніський р-н, Черкаська область)): </text:h>
      <text:h text:style-name="Heading_20_6" text:outline-level="6">Изменились данные отделения Пункт приймання - видачі (до 30 кг): вул. Головна, 72 (Поштове відділення)(село Мала Добронь (Ужгородський р-н, Закарпатська область)): </text:h>
      <text:h text:style-name="Heading_20_6" text:outline-level="6">Изменились данные отделения Пункт приймання - видачі ( до 30 кг): вул. Корольова 2 (Поштове відділення)(село Сліди (Могилів-Подільський р-н, Вінницька область)): </text:h>
      <text:h text:style-name="Heading_20_6" text:outline-level="6">Изменились данные отделения Пункт приймання - видачі (до 30 кг): вул. Центральна 20А (Поштове відділення)(село Чайки (Богуславський р-н, Київська)): </text:h>
      <text:h text:style-name="Heading_20_6" text:outline-level="6">Изменились данные отделения Відділення №1 Пункт приймання-видачі (до 30 кг): вул. Богдана Хмельницкого 15 Б (Поштове відділення)(село Мирне (Біляївський р-н, Одеська область)): </text:h>
      <text:h text:style-name="Heading_20_6" text:outline-level="6">Изменились данные отделения Пункт приймання-видачі (до 30 кг): вул. Молодіжна, 21г (Поштове відділення)(село Франківка (Чорнобаївський р-н, Черкаська область)): </text:h>
      <text:h text:style-name="Heading_20_6" text:outline-level="6">Изменились данные отделения Відділення №1 (до 30 кг на одне місце): вул. Миру, 6 (Поштове відділення)(селище міського типу Першотравенськ (Баранівський р-н, Житомирська область)): </text:h>
      <text:h text:style-name="Heading_20_6" text:outline-level="6">Изменились данные отделения Мобільне відділення (до 30 кг): Центральна, 1 (Поштове відділення)(село Орішанка (Золочівський р-н, Харківська область)): </text:h>
      <text:h text:style-name="Heading_20_6" text:outline-level="6">Изменились данные отделения Пункт приймання-видачі (до 30 кг): вул. Леніна, 94а (Поштове відділення)(село Гущинці (Калинівський р-н, Вінницька область)): </text:h>
      <text:h text:style-name="Heading_20_6" text:outline-level="6">Изменились данные отделения Пункт приймання-видачі (до 30 кг): вул. Центральна, 9 (Поштове відділення)(село Катеринівка (Покровський р-н, Дніпропетровська область)): </text:h>
      <text:h text:style-name="Heading_20_6" text:outline-level="6">Изменились данные отделения Пункт приймання-видачі (до 30 кг): вул. Центральна, 26а (Поштове відділення)(село Пільний Олексинець (Городоцький р-н, Хмельницька область)): </text:h>
      <text:h text:style-name="Heading_20_6" text:outline-level="6">Изменились данные отделения Пункт приймання-видачі (до 30 кг): вул. Леніна, 66 (Поштове відділення)(село Добрянка (Вільшанський р-н, Кіровоградська область)): </text:h>
      <text:h text:style-name="Heading_20_6" text:outline-level="6">Изменились данные отделения Мобільне відділення №1 (до 30 кг): вул. Космонавтів, 17 (Поштове відділення)(село Сигнал (Козятинський р-н, Вінницька область)): </text:h>
      <text:h text:style-name="Heading_20_6" text:outline-level="6">Изменились данные отделения Мобільне відділення №1 (до 30 кг): вул. Свободи, 48 (АО9748ВС) (Поштове відділення)(село Холмок (Ужгородський р-н, Закарпатська область)): </text:h>
      <text:h text:style-name="Heading_20_6" text:outline-level="6"><text:soft-page-break/>Изменились данные отделения Пункт приймання-видачі (до 30 кг): вул. Я. Арань, 4 (Поштове відділення)(село Ратівці (Ужгородський р-н, Закарпатська область)): </text:h>
      <text:h text:style-name="Heading_20_6" text:outline-level="6">Изменились данные отделения Пункт приймання-видачі (до 30 кг): вул. Корецька, 15 (Поштове відділення)(село Ганнопіль (Шепетівський р-н, Хмельницька область)): </text:h>
      <text:h text:style-name="Heading_20_6" text:outline-level="6">Изменились данные отделения Пункт приймання-видачі (до 30 кг): вул. Центральна, 1 (Поштове відділення)(село Новоселівка (Ананьївський р-н, Одеська область)): </text:h>
      <text:h text:style-name="Heading_20_6" text:outline-level="6">Изменились данные отделения Мобільне відділення №1 (до 30 кг): вул. Леніна, 36 (АМ 6804 АМ) (Поштове відділення)(село Вишківці (Немирівський р-н, Вінницька область)): </text:h>
      <text:h text:style-name="Heading_20_6" text:outline-level="6">Изменились данные отделения Пункт приймання-видачі (до 30 кг): вул. Дружби, 1/1 (Поштове відділення)(село Дивізія (Татарбунарський р-н, Одеська область)): </text:h>
      <text:h text:style-name="Heading_20_6" text:outline-level="6">Изменились данные отделения Пункт приймання - видачі (до 30 кг): вул. Леніна, 36 (Поштове відділення)(село Поляни (Волочиський р-н, Хмельницька область)): </text:h>
      <text:h text:style-name="Heading_20_6" text:outline-level="6">Изменились данные отделения Мобільне відділення (до 30 кг): вул. Центральна, 13А (Поштове відділення)(село Ведильці (Чернігівський р-н, Чернігівська область)): </text:h>
      <text:h text:style-name="Heading_20_6" text:outline-level="6">Изменились данные отделения Відділення №1: вул. Миру, 3 (Вантажне відділення)(селище міського типу Війтівці (Волочиський р-н, Хмельницька область)): </text:h>
      <text:h text:style-name="Heading_20_6" text:outline-level="6">Изменились данные отделения Пункт приймання - видачі (до 30 кг): вул. Польова, 1а (Поштове відділення)(село Орадівка (Христинівський р-н, Черкаська область)): </text:h>
      <text:h text:style-name="Heading_20_6" text:outline-level="6">Изменились данные отделения Пункт приймання-видачі (до 30 кг): вул. Центральна, 15 (Поштове відділення)(село Галайки (Тетіївський р-н, Київська)): </text:h>
      <text:h text:style-name="Heading_20_6" text:outline-level="6">Изменились данные отделения Пункт приймання-видачі (до 30 кг): вул. Незалежності 23а (Поштове відділення)(село Павлівка (Іваничівський р-н, Волинська область)): </text:h>
      <text:h text:style-name="Heading_20_6" text:outline-level="6">Изменились данные отделения Відділення №1: вул. Петровського,93 (Вантажне відділення)(село Новий Биків (Бобровицький р-н, Чернігівська область)): </text:h>
      <text:h text:style-name="Heading_20_6" text:outline-level="6">Изменились данные отделения Відділення № 1: пл. Революції, 3 (Вантажне відділення)(селище міського типу Березна (Менський р-н, Чернігівська область)): </text:h>
      <text:h text:style-name="Heading_20_6" text:outline-level="6">Изменились данные отделения Мобільне відділення №1 (до 30 кг): вул. Корчагіна, 11 ВХ3684АК (Поштове відділення)(село Заставці (Старосинявський р-н, Хмельницька область)): </text:h>
      <text:h text:style-name="Heading_20_6" text:outline-level="6">Изменились данные отделения Пункт приймання-видачі (до 30 кг): вул. Центральна, 71а (Поштове відділення)(село Соснівка (Шумський р-н, Тернопільська область)): </text:h>
      <text:h text:style-name="Heading_20_6" text:outline-level="6">Изменились данные отделения Пункт приймання - видачі (до 30 кг): вул. Шевченка, 3 (Поштове відділення)(село Завалів (Підгаєцький р-н, Тернопільська область)): </text:h>
      <text:h text:style-name="Heading_20_6" text:outline-level="6">Изменились данные отделения Пункт приймання-видачі (до 30 кг): вул. Центральна, 34 (Поштове відділення)(село Кузьмівка (Сарненський р-н, Рівненська область)): </text:h>
      <text:h text:style-name="Heading_20_6" text:outline-level="6">Изменились данные отделения Пункт приймання - видачі (до 30 кг): вул. Незалежності, 27 (Поштове відділення)(село Глибока Долина (Демидівський р-н, Рівненська область)): </text:h>
      <text:h text:style-name="Heading_20_6" text:outline-level="6">Изменились данные отделения Мобільне відділення №1 (до 30 кг): вул. Центральна 1 (Поштове відділення)(село Помазани (Кілійський р-н, Одеська область)): </text:h>
      <text:h text:style-name="Heading_20_6" text:outline-level="6">Изменились данные отделения Пункт приймання-видачі ( до 30 кг): вул. Театральна, 1-Д (Поштове відділення)(село Бабайківка (Царичанський р-н, Дніпропетровська область)): </text:h>
      <text:h text:style-name="Heading_20_6" text:outline-level="6">Изменились данные отделения Пункт приймання - видачі (до 30 кг): вул. Миклуxи Маклая 8А (Поштове відділення)(село Гамарня (Малинський р-н, Житомирська область)): </text:h>
      <text:h text:style-name="Heading_20_6" text:outline-level="6">Изменились данные отделения Пункт приймання - видачі (до 30 кг): вул. Центральна, 31 (Поштове відділення)(село Очеретня (Погребищенський р-н, Вінницька область)): </text:h>
      <text:h text:style-name="Heading_20_6" text:outline-level="6">Изменились данные отделения Відділення №1 (до 30 кг на 1 місце): вул. Писаренка, 46 (Поштове відділення)(село Зіньків (Віньковецький р-н, Хмельницька область)): </text:h>
      <text:h text:style-name="Heading_20_6" text:outline-level="6">Изменились данные отделения Відділення №1: вул. Маршала Малиновського, 114 (Вантажне відділення)(місто Дніпро (Дніпропетровська область)): </text:h>
      <text:h text:style-name="Heading_20_6" text:outline-level="6">Изменились данные отделения Відділення №1: вул. Привокзальна,3а (Вантажне відділення)(селище міського типу Турійськ (Турійський р-н, Волинська область)): </text:h>
      <text:h text:style-name="Heading_20_6" text:outline-level="6">Изменились данные отделения Відділення №1: вул. Центральна, 121/11 (Вантажне відділення)(селище міського типу Магдалинівка (Магдалинівський р-н, Дніпропетровська область)): </text:h>
      <text:h text:style-name="Heading_20_6" text:outline-level="6">Изменились данные отделения Пункт приймання-видачі (до 30 кг): вул. Михайла Калачевського, 34 (Поштове відділення)(село Семимогили (Глобинський р-н, Полтавська область)): </text:h>
      <text:h text:style-name="Heading_20_6" text:outline-level="6">Изменились данные отделения Відділення №1 (до 30 кг на одне місце): вул. Миру 22/вул. 1-го Травня 1 (Поштове відділення)(село Хорошеве (Харківський р-н, Харківська область)): </text:h>
      <text:h text:style-name="Heading_20_6" text:outline-level="6">Изменились данные отделения Пункт приймання-видачі (до 30 кг): вул. Ставкова 3Б (Поштове відділення)(селище Дублянка (Краснокутський р-н, Харківська область)): </text:h>
      <text:h text:style-name="Heading_20_6" text:outline-level="6">Изменились данные отделения Пункт приймання-видачі (до 30 кг): вул. Бігунська, 67 (Поштове відділення)(село Бігунь (Овруцький р-н, Житомирська область)): </text:h>
      <text:h text:style-name="Heading_20_6" text:outline-level="6">Изменились данные отделения Пункт приймання-видачі (до 30 кг): вул. Незалежності, 25а (Поштове відділення)(село Гриціївка (Срібнянський р-н, Чернігівська область)): </text:h>
      <text:h text:style-name="Heading_20_6" text:outline-level="6">Изменились данные отделения Мобільне відділення (до 30 кг): вул. Центральна, 193а (6356 Peugeot Partner) (Поштове відділення)(село Заліське (Тальнівський р-н, Черкаська область)): </text:h>
      <text:h text:style-name="Heading_20_6" text:outline-level="6">Изменились данные отделения Пункт приймання - видачі (до 30 кг): вул. Європейська, 38 (Поштове відділення)(село Березівка (Житомирський р-н, Житомирська область)): </text:h>
      <text:h text:style-name="Heading_20_6" text:outline-level="6"><text:soft-page-break/>Изменились данные отделения Пункт приймання-видачі (до 30 кг): вул. Гагаріна, 27Д (Поштове відділення)(село Секретарка (Кривоозерський р-н, Миколаївська область)): </text:h>
      <text:h text:style-name="Heading_20_6" text:outline-level="6">Изменились данные отделения Пункт приймання-видачі (до 30 кг): вул. Бродівська, 25 (Поштове відділення)(село Ясенів (Бродівський р-н, Львівська область)): </text:h>
      <text:h text:style-name="Heading_20_6" text:outline-level="6">Изменились данные отделения Пункт приймання-видачі (до 30 кг): вул. Л. Українки, 1 (Поштове відділення)(село Насташине (Галицький р-н, Івано-Франківська область)): </text:h>
      <text:h text:style-name="Heading_20_6" text:outline-level="6">Изменились данные отделения Пункт приймання-видачі (до 30 кг): вул. Лісова, 10б (Поштове відділення)(село Прилуки (Овруцький р-н, Житомирська область)): </text:h>
      <text:h text:style-name="Heading_20_6" text:outline-level="6">Изменились данные отделения Пункт приймання-видачі (до 30 кг): вул. Черняховського, 1А (Поштове відділення)(село Подібна (Маньківський р-н, Черкаська область)): </text:h>
      <text:h text:style-name="Heading_20_6" text:outline-level="6">Изменились данные отделения Пункт приймання-видачі (до 30 кг): вул. Жовтнева, 51 (Поштове відділення)(село Топільне (Рожищенський р-н, Волинська область)): </text:h>
      <text:h text:style-name="Heading_20_6" text:outline-level="6">Изменились данные отделения Пункт приймання-видачі (до 30 кг): вул. Центральна, 19/1 (Поштове відділення)(село Нове Мажарове (Зачепилівський р-н, Харківська область)): </text:h>
      <text:h text:style-name="Heading_20_6" text:outline-level="6">Изменились данные отделения Відділення №1 (до 30 кг): вул. Травнева, 64а (Поштове відділення)(селище міського типу Бабинці (Бородянський р-н, Київська)): </text:h>
      <text:h text:style-name="Heading_20_6" text:outline-level="6">Изменились данные отделения Пункт приймання - видачі (до 30 кг): вул. Центральна 74 - Б (Поштове відділення)(село Мітлинці (Гайсинський р-н, Вінницька область)): </text:h>
      <text:h text:style-name="Heading_20_6" text:outline-level="6">Изменились данные отделения Пункт приймання - видачі (до 30 кг): вул. Миру, 16 (Поштове відділення)(село Сульжин (Шепетівський р-н, Хмельницька область)): </text:h>
      <text:h text:style-name="Heading_20_6" text:outline-level="6">Изменились данные отделения Пункт приймання-видачі (до 30 кг): вул. 8 Березня, 1 (Поштове відділення)(село Каскада (Новоушицький р-н, Хмель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Центральна, 27/1 (Поштове відділення)(село Бубнівка (Волочиський р-н, Хмельницька область)): </text:h>
      <text:h text:style-name="Heading_20_6" text:outline-level="6">Изменились данные отделения Мобільне відділення №1 (до 30 кг): вул. Поповича, 4 (ВА3432ВЕ) (Поштове відділення)(село Михайлівка (Олександрійський р-н, Кіровоградська область)): </text:h>
      <text:h text:style-name="Heading_20_6" text:outline-level="6">Изменились данные отделения Пункт приймання - видачі (до 30 кг): вул. Центральна, 1 (Поштове відділення)(село Глезне (Любарський р-н, Житомирська область)): </text:h>
      <text:h text:style-name="Heading_20_6" text:outline-level="6">Изменились данные отделения Пункт приймання-видачі (до 30 кг): вул. Центральна, 84 (Поштове відділення)(село Северинівка (Іванівський р-н, Одеська область)): </text:h>
      <text:h text:style-name="Heading_20_6" text:outline-level="6">Изменились данные отделения Відділення №1: вул. Миколи Вороного, 90 (Вантажне відділення)(місто Новоукраїнка (Новоукраїнський р-н, Кіровоградська область)): </text:h>
      <text:h text:style-name="Heading_20_6" text:outline-level="6">Изменились данные отделения Відділення №1: вул. Євгенія Присяжного, 21/56 (Вантажне відділення)(місто Новомиргород (Новомиргородський р-н, Кіровоградська область)): </text:h>
      <text:h text:style-name="Heading_20_6" text:outline-level="6">Изменились данные отделения Пункт приймання-видачі (до 30 кг): вул. Преображенська, 103 (Поштове відділення)(село Великий Буялик (Іванівський р-н, Одеська область)): </text:h>
      <text:h text:style-name="Heading_20_6" text:outline-level="6">Изменились данные отделения Пункт приймання-видачі (до 30 кг): вул. Головна, 181 (Поштове відділення)(село Валя Кузьмина (Глибоцький р-н, Чернівецька область)): </text:h>
      <text:h text:style-name="Heading_20_6" text:outline-level="6">Изменились данные отделения Відділення №1: вул. Широка, 17-А (Вантажне відділення)(село Зазим'я (Броварський р-н, Київська)): </text:h>
      <text:h text:style-name="Heading_20_6" text:outline-level="6">Изменились данные отделения Пункт приймання-видачі (до 30 кг): вул. Довгий Куток, 2а (Поштове відділення)(село Бочаниця (Гощанський р-н, Рівненська область)): </text:h>
      <text:h text:style-name="Heading_20_6" text:outline-level="6">Изменились данные отделения Мобільне відділення №1: вул. Центральна, 10 (ВЕ 9736 ЕІ) (Поштове відділення)(село Кам'яна Балка (Первомайський р-н, Миколаївська область)): </text:h>
      <text:h text:style-name="Heading_20_6" text:outline-level="6">Изменились данные отделения Пункт приймання - видачі ( до 30 кг):вул. Рад, 87 б (Поштове відділення)(село Степанівка (Ємільчинський р-н, Житомирська область)): </text:h>
      <text:h text:style-name="Heading_20_6" text:outline-level="6">Изменились данные отделения Відділення №1 (до 30 кг): вул. Лесі Українки, 30а (Поштове відділення)(село Червона Слобода (Макарівський р-н, Київська)): </text:h>
      <text:h text:style-name="Heading_20_6" text:outline-level="6">Изменились данные отделения Відділення №1: вул. Миру, 1Р (Вантажне відділення)(село Котляри (Харківський р-н, Харківська область)): </text:h>
      <text:h text:style-name="Heading_20_6" text:outline-level="6">Изменились данные отделения Відділення №1 (до 30 кг): вул. Гетьмана Мазепи, 15 (Поштове відділення)(село Мостове (Доманівський р-н, Миколаївська область)): </text:h>
      <text:h text:style-name="Heading_20_6" text:outline-level="6">Изменились данные отделения Пункт приймання-видачі (до 30 кг): вул. Головна, 47 (Поштове відділення)(село Ожидів (Буський р-н, Львівська область)): </text:h>
      <text:h text:style-name="Heading_20_6" text:outline-level="6">Изменились данные отделения Відділення №1: вул. Миру, 60а (Вантажне відділення)(село Пеньківка (Шаргородський р-н, Вінницька область)): </text:h>
      <text:h text:style-name="Heading_20_6" text:outline-level="6">Изменились данные отделения Пункт приймання-видачі (до 30 кг): вул. Центральна, 15 (Поштове відділення)(село Новий Глібів (Новоушицький р-н, Хмельницька область)): </text:h>
      <text:h text:style-name="Heading_20_6" text:outline-level="6">Изменились данные отделения Відділення №1 (до 30 кг): вул. Головна, 3 (Поштове відділення)(село Кам'яна (Сторожинецький р-н, Чернівецька область)): </text:h>
      <text:h text:style-name="Heading_20_6" text:outline-level="6">Изменились данные отделения Відділення №1: вул. Центральна, 5 (Вантажне відділення)(село Піщанка (Новомосковський р-н, Дніпропетровська область)): </text:h>
      <text:h text:style-name="Heading_20_6" text:outline-level="6">Изменились данные отделения Пункт приймання-видачі (до 30 кг): вул. Шкільна, 2 (Поштове відділення)(село Новоолександрівка (Єланецький р-н, Миколаївська область)): </text:h>
      <text:h text:style-name="Heading_20_6" text:outline-level="6">Изменились данные отделения Пункт приймання - видачі (до 30 кг): вул. Мирна, 9 (Поштове відділення)(село Неслухів (Кам'янка-Бузький р-н, Львівська область)): </text:h>
      <text:h text:style-name="Heading_20_6" text:outline-level="6">Изменились данные отделения Пункт приймання-видачі (до 30 кг): вул. Центральна, 22 (Поштове відділення)(село Синьків (Заліщицький р-н, Тернопільська область)): </text:h>
      <text:h text:style-name="Heading_20_6" text:outline-level="6">Изменились данные отделения Пункт приймання-видачі (до 30 кг): вул. Рівненська, 1 (Поштове відділення)(село Судче (Любешівський р-н, Волинська область)): </text:h>
      <text:h text:style-name="Heading_20_6" text:outline-level="6">Изменились данные отделения Пункт приймання-видачі (до 30 кг): вул. Миру, 65 (Поштове відділення)(село Будище (Лисянський р-н, Черкаська область)): </text:h>
      <text:h text:style-name="Heading_20_6" text:outline-level="6">Изменились данные отделения Мобільне відділення №1 (до 30 кг): вул. Центральна, 4 (Поштове відділення)(село Білки (Романівський р-н, Житомирська область)): </text:h>
      <text:h text:style-name="Heading_20_6" text:outline-level="6">Изменились данные отделения Пункт приймання-видачі (до 30 кг): вул. Центральна, 47 (Поштове відділення)(село Виноград (Лисянський р-н, Черкаська область)): </text:h>
      <text:h text:style-name="Heading_20_6" text:outline-level="6">Изменились данные отделения Відділення №1: вул. Дрогобицька, 35а (Вантажне відділення)(село Лішня (Дрогобицький р-н, Львівська область)): </text:h>
      <text:h text:style-name="Heading_20_6" text:outline-level="6">Изменились данные отделения Пункт приймання -видачі (до 30 кг): вул. Центральна, 56 Г (Поштове відділення)(село Городжів (Жовківський р-н, Львівська область)): </text:h>
      <text:h text:style-name="Heading_20_6" text:outline-level="6">Изменились данные отделения Пункт приймання - видачі ( до 30 кг): вул. Центральна, 65 (Поштове відділення)(село Ямпільчик (Чемеровецький р-н, Хмельницька область)): </text:h>
      <text:h text:style-name="Heading_20_6" text:outline-level="6">Изменились данные отделения Пункт приймання-видачі (до 30 кг): вул. Перемоги, 128 (Поштове відділення)(село Горішнє Залуччя (Снятинський р-н, Івано-Франківська область)): </text:h>
      <text:h text:style-name="Heading_20_6" text:outline-level="6">Изменились данные отделения Пункт приймання-видачі (до 30 кг): вул. Б.Хмельницького, 101 (Поштове відділення)(село Ташлик (Смілянський р-н, Черкаська область)): </text:h>
      <text:h text:style-name="Heading_20_5" text:outline-level="5">Загрузка страницы №15 (по 150 отделений на старнице) - True + </text:h>
      <text:p text:style-name="Text_20_body">&gt;</text:p>
      <text:h text:style-name="Heading_20_6" text:outline-level="6"><text:soft-page-break/>Изменились данные отделения Пункт приймання-видачі (до 30 кг): вул. Коляджина, 91 (Поштове відділення)(село Яворів (Долин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Польова, 2б (Поштове відділення)(село Грубна (Сокирянс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Центральна, 1а (Поштове відділення)(село Кулачківці (Снятин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Відділення №1: пл. Авіації, 24/11 (Вантажне відділення)(місто Новий Калинів (Самбірський р-н, Львівська область)): </text:h>
      <text:h text:style-name="Heading_20_6" text:outline-level="6">Изменились данные отделения Пункт приймання - видачі (до 30 кг): вул. Підрічна, 1 (Поштове відділення)(село Галина Воля (Старовижівський р-н, Волинська область)): </text:h>
      <text:h text:style-name="Heading_20_6" text:outline-level="6">Изменились данные отделения Мобільне відділення №1 (до 30 кг): вул. Заводська, 2 (ВА 1784 АР) (Поштове відділення)(селище міського типу Салькове (Гайворонський р-н, Кіровоградська область)): </text:h>
      <text:h text:style-name="Heading_20_6" text:outline-level="6">Изменились данные отделения Пункт приймання-видачі (до 30 кг): вул. Загір'я 1 (Поштове відділення)(село Новичка (Долинський р-н, Івано-Франківська область)): </text:h>
      <text:h text:style-name="Heading_20_6" text:outline-level="6">Изменились данные отделения Пункт приймання-видачі (до 30 кг):вул. Центральна, 28 (Поштове відділення)(село Велика Лука (Тернопільський р-н, Тернопільська область)): </text:h>
      <text:h text:style-name="Heading_20_6" text:outline-level="6">Изменились данные отделения Пункт приймання - видачі ( до 30 кг): вул. Центральна 37Д (Поштове відділення)(село Вернигородок (Козятинський р-н, Вінницька область)): </text:h>
      <text:h text:style-name="Heading_20_6" text:outline-level="6">Изменились данные отделения Пункт приймання-видачі (до 30 кг): вул. Незалежності, 56 (Поштове відділення)(село Четвертня (Маневицький р-н, Волинська область)): </text:h>
      <text:h text:style-name="Heading_20_6" text:outline-level="6">Изменились данные отделения Пункт приймання-видачі (до 30 кг): вул. Андріївська, 17 (Поштове відділення)(село Хотин (Березнівський р-н, Рівненська область)): </text:h>
      <text:h text:style-name="Heading_20_6" text:outline-level="6">Изменились данные отделения Пункт приймання-видачі (до 30 кг): вул. Зелений Гай, 1 (Поштове відділення)(село Васловівці (Заставнівський р-н, Чернівецька область)): </text:h>
      <text:h text:style-name="Heading_20_6" text:outline-level="6">Изменились данные отделения Пункт приймання-видачі (до 30 кг): вул. Героїв України, 72/3 (Поштове відділення)(село Моївка (Чернівецький р-н, Вінницька область)): </text:h>
      <text:h text:style-name="Heading_20_6" text:outline-level="6">Изменились данные отделения Відділення №1: вул. Кордуби, 100 (Вантажне відділення)(село Острів (Тернопільський р-н, Тернопільська область)): </text:h>
      <text:h text:style-name="Heading_20_6" text:outline-level="6">Изменились данные отделения Відділення №1: вул. Центральна, 75в (Вантажне відділення)(селище міського типу Билбасівка (Слов'янський р-н, Донецька область)): </text:h>
      <text:h text:style-name="Heading_20_6" text:outline-level="6">Изменились данные отделения Пункт приймання-видачі (до 30 кг): вул. Агрошкільна, 9 (Поштове відділення)(село Лозова (Богодухівський р-н, Харківська область)): </text:h>
      <text:h text:style-name="Heading_20_6" text:outline-level="6">Изменились данные отделения Пункт приймання-видачі (до 30 кг): вул. Центральна, 114 (Поштове відділення)(село Новоградківка (Овідіопольський р-н, Одеська область)): </text:h>
      <text:h text:style-name="Heading_20_6" text:outline-level="6">Изменились данные отделения Пункт приймання-видачі (до 30 кг): вул. Лісова (Поштове відділення)(село Савранське (Балтський р-н, Одеська область)): </text:h>
      <text:h text:style-name="Heading_20_6" text:outline-level="6">Изменились данные отделения Відділення №1: вул. Першотравнева, 17 (Вантажне відділення)(селище міського типу Рокитне (Рокитнянський р-н, Київська)): </text:h>
      <text:h text:style-name="Heading_20_6" text:outline-level="6">Изменились данные отделения Відділення №1: вул. Роменська, 13 (Вантажне відділення)(селище міського типу Липова Долина (Липоводолинський р-н, Сумська область)): </text:h>
      <text:h text:style-name="Heading_20_6" text:outline-level="6">Изменились данные отделения Відділення №1: вул. Миру, 92а (Вантажне відділення)(селище міського типу Срібне (Срібнянський р-н, Чернігівська область)): </text:h>
      <text:h text:style-name="Heading_20_6" text:outline-level="6">Изменились данные отделения Відділення №1: вул. Грушева, 28 (Вантажне відділення)(місто Курахове (Мар'їнський р-н, Донецька область)): </text:h>
      <text:h text:style-name="Heading_20_6" text:outline-level="6">Изменились данные отделения Пункт приймання-видачі (до 30 кг): вул. Модестова, 52а (Поштове відділення)(село Косарі (Кам'янський р-н, Черкаська область)): </text:h>
      <text:h text:style-name="Heading_20_6" text:outline-level="6">Изменились данные отделения Мобільне відділення №1 (до 30 кг): вул. Садова (ВМ8868ВК) (Поштове відділення)(село Московське (Липоводолинський р-н, Сумська область)): </text:h>
      <text:h text:style-name="Heading_20_6" text:outline-level="6">Изменились данные отделения Мобільне відділення (до 30 кг): Центральна, 1 (Поштове відділення)(село Петрівське (Краснокутський р-н, Харківська область)): </text:h>
      <text:h text:style-name="Heading_20_6" text:outline-level="6">Изменились данные отделения Пункт приймання - видачі (до 30 кг): вул. Богдана Хмельницького, 20 (Поштове відділення)(село Цикова (Чемеровецький р-н, Хмельницька область)): </text:h>
      <text:h text:style-name="Heading_20_6" text:outline-level="6">Изменились данные отделения Пункт приймання - видачі (до 30 кг): вул. Котовського, 34 (Поштове відділення)(село Черешенька (Деражнянський р-н, Хмельницька область)): </text:h>
      <text:h text:style-name="Heading_20_6" text:outline-level="6">Изменились данные отделения Пункт приймання-видачі (до 30 кг): вул. Центральна, 85 (Поштове відділення)(село Привітне (Локачинський р-н, Волинська область)): </text:h>
      <text:h text:style-name="Heading_20_6" text:outline-level="6">Изменились данные отделения Пункт приймання-видачі (до 30 кг): вул. Франка, 2 (Поштове відділення)(село Бовшів (Галицький р-н, Івано-Франківська область)): </text:h>
      <text:h text:style-name="Heading_20_6" text:outline-level="6">Изменились данные отделения Пункт приймання - видачі (до 30 кг): вул. Центральна, 37 (Поштове відділення)(село Майдан-Олександрівський (Віньковецький р-н, Хмельницька область)): </text:h>
      <text:h text:style-name="Heading_20_6" text:outline-level="6">Изменились данные отделения Пункт приймання-видачі (до 30 кг): вул. Шевченка, 114 (Поштове відділення)(село Липовиця (Рожнятівський р-н, Івано-Франківська область)): </text:h>
      <text:h text:style-name="Heading_20_6" text:outline-level="6">Изменились данные отделения Пункт приймання-видачі (до 30 кг): вул. Глушка, 1Б (Поштове відділення)(село Гаврилівці (Кам'янець-Подільський р-н, Хмельницька область)): </text:h>
      <text:h text:style-name="Heading_20_6" text:outline-level="6">Изменились данные отделения Пункт приймання-видачі (до 30 кг): вул. Івана Франка, 38в (Поштове відділення)(село Красник (Верховинський р-н, Івано-Франківська область)): </text:h>
      <text:h text:style-name="Heading_20_6" text:outline-level="6">Изменились данные отделения Відділення №1: вул. Чайковського, 32 (Вантажне відділення)(селище міського типу Клесів (Сарненський р-н, Рівненська область)): </text:h>
      <text:h text:style-name="Heading_20_6" text:outline-level="6">Изменились данные отделения Відділення №1: вул. Зарогатка, 1 (Вантажне відділення)(село Крупець (Радивилівський р-н, Рівненська область)): </text:h>
      <text:h text:style-name="Heading_20_6" text:outline-level="6">Изменились данные отделения Пункт приймання-видачі (до 30 кг): вул. Шкільна, 3а (Поштове відділення)(село Берестя (Новоселицький р-н, Чернівецька область)): </text:h>
      <text:h text:style-name="Heading_20_6" text:outline-level="6">Изменились данные отделения Пункт приймання - видачі (до 30 кг): вул. Шкільна, 11 (Поштове відділення)(село Стовпин (Корецький р-н, Рівненська область)): </text:h>
      <text:h text:style-name="Heading_20_6" text:outline-level="6"><text:soft-page-break/>Изменились данные отделения Пункт приймання-видачі (до 30 кг): вул. Чаповського, 40 (Поштове відділення)(село Грушів (Дрогобицький р-н, Львівська область)): </text:h>
      <text:h text:style-name="Heading_20_6" text:outline-level="6">Изменились данные отделения Пункт приймання-видачі (до 30 кг): вул. Шляхова, 14 (Поштове відділення)(село Красногорівка (Великобагачанський р-н, Полтавська область)): </text:h>
      <text:h text:style-name="Heading_20_6" text:outline-level="6">Изменились данные отделения Відділення №1 Пункт приймання-видачі (до 30 кг): вул. Свято-Покровська, 16 (Поштове відділення)(село Ясенове Друге (Любашівський р-н, Одеська область)): </text:h>
      <text:h text:style-name="Heading_20_6" text:outline-level="6">Изменились данные отделения Пункт приймання-видачі (до 30 кг): вул. Шевченка,14 (Поштове відділення)(селище міського типу Рудниця (Піщанський р-н, Вінницька область)): </text:h>
      <text:h text:style-name="Heading_20_6" text:outline-level="6">Изменились данные отделения Пункт приймання-видачі (до 30 кг): вул. Центральна, 32 (Поштове відділення)(село Михайло-Олександрівка (Березівський р-н, Оде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 - видачі (до 30 кг): вул. б/н 46 (Поштове відділення)(село Абранка (Воловецький р-н, Закарпатська область)): </text:h>
      <text:h text:style-name="Heading_20_6" text:outline-level="6">Изменились данные отделения Пункт приймання-видачі (до 30 кг): вул. Шевченка, 28 (Поштове відділення)(село Блюдники (Галицький р-н, Івано-Франківська область)): </text:h>
      <text:h text:style-name="Heading_20_6" text:outline-level="6">Изменились данные отделения Пункт приймання-видачі (до 30 кг): вул. Незалежності, 67 (Поштове відділення)(село Маслівка (Миронівський р-н, Київська)): </text:h>
      <text:h text:style-name="Heading_20_6" text:outline-level="6">Изменились данные отделения Пункт приймання-видачі (до 30 кг): вул. Шевченка, 101 (Поштове відділення)(село Красноставці (Снятинський р-н, Івано-Франківська область)): </text:h>
      <text:h text:style-name="Heading_20_6" text:outline-level="6">Изменились данные отделения Пункт приймання-видачі (до 30 кг): вул. Дорожня,1 (Поштове відділення)(село Семихатки (Березівський р-н, Одеська область)): </text:h>
      <text:h text:style-name="Heading_20_6" text:outline-level="6">Изменились данные отделения Відділення №1: вул. Гомельська,15 (Вантажне відділення)(місто Сновськ (Сновський, Чернігівська область)): </text:h>
      <text:h text:style-name="Heading_20_6" text:outline-level="6">Изменились данные отделения Відділення №1: вул. Виноградського, 24 (Вантажне відділення)(селище міського типу Сосниця (Сосницький р-н, Чернігівська область)): </text:h>
      <text:h text:style-name="Heading_20_6" text:outline-level="6">Изменились данные отделения Пункт приймання - видачі (до 30 кг): вул. Незалежності, 19 (Поштове відділення)(село Химчин (Косівський р-н, Івано-Франківська область)): </text:h>
      <text:h text:style-name="Heading_20_6" text:outline-level="6">Изменились данные отделения Пункт приймання-видачі (до 30 кг): вул. Південна, 31 (Поштове відділення)(село Завидовичі (Городоцький р-н, Львівська область)): </text:h>
      <text:h text:style-name="Heading_20_6" text:outline-level="6">Изменились данные отделения Пункт приймання-видачі (до 30 кг): вул. Первомайська, 1 (Поштове відділення)(село Грушине (Первомайський р-н, Харківська область)): </text:h>
      <text:h text:style-name="Heading_20_6" text:outline-level="6">Изменились данные отделения Відділення №1: площа Соборна, 22 (Вантажне відділення)(селище Костянтинівка (Арбузинський р-н, Миколаївська область)): </text:h>
      <text:h text:style-name="Heading_20_6" text:outline-level="6">Изменились данные отделения Відділення №1: вул. Аккерманська, 1 (Вантажне відділення)(місто Арциз (Арцизький р-н, Одеська область)): </text:h>
      <text:h text:style-name="Heading_20_6" text:outline-level="6">Изменились данные отделения Відділення №1: вул. Вокзальна, 10д (Вантажне відділення)(місто Носівка (Носівський р-н, Чернігівська область)): </text:h>
      <text:h text:style-name="Heading_20_6" text:outline-level="6">Изменились данные отделения Відділення №1: вул. Миру, 2 (Вантажне відділення)(селище міського типу Покровське (Покровський р-н, Дніпропетровська область)): </text:h>
      <text:h text:style-name="Heading_20_6" text:outline-level="6">Изменились данные отделения Відділення №1: вул. Райдужна, 101 прим. 90 (Вантажне відділення)(село Березина (Вінницький р-н, Вінницька область)): </text:h>
      <text:h text:style-name="Heading_20_6" text:outline-level="6">Изменились данные отделения Пункт приймання-видачі (до 30 кг): вул. Центральна, 45 (Поштове відділення)(село Молниця (Герцаївський р-н, Чернівецька область)): </text:h>
      <text:h text:style-name="Heading_20_6" text:outline-level="6">Изменились данные отделения Пункт приймання-видачі (до 30 кг): вул. Д.Синяка 45а, крамниця «Карамелька» (Поштове відділення)(село Гвізд (Надвірнянський р-н, Івано-Франківська область)): </text:h>
      <text:h text:style-name="Heading_20_6" text:outline-level="6">Изменились данные отделения Відділення №1: вул. Молодіжна, 19Б (Вантажне відділення)(село Цепцевичі (Сарненський р-н, Рівненська область)): </text:h>
      <text:h text:style-name="Heading_20_6" text:outline-level="6">Изменились данные отделения Пункт приймання-видачі (до 30 кг): вул. Хліборобів, 12 (Поштове відділення)(село Ільпінь (Здолбунівський р-н, Рівненська область)): </text:h>
      <text:h text:style-name="Heading_20_6" text:outline-level="6">Изменились данные отделения Відділення №1: вул. Центральна, 46 (Вантажне відділення)(село Кінецьпіль (Первомайський р-н, Миколаївська область)): </text:h>
      <text:h text:style-name="Heading_20_6" text:outline-level="6">Изменились данные отделения Пункт приймання-видачі (до 30 кг): вул. Арнаутська, 97 (Поштове відділення)(село Каракурт (Болградський р-н, Одеська область)): </text:h>
      <text:h text:style-name="Heading_20_6" text:outline-level="6">Изменились данные отделения Відділення №1: вул. Якова Шепеля, 1 (Вантажне відділення)(місто Вінниця (Вінницька область)): </text:h>
      <text:h text:style-name="Heading_20_6" text:outline-level="6">Изменились данные отделения Пункт приймання-видачі (до 30 кг): вул. Соборна, 155 (Поштове відділення)(село Будеї (Кодимський р-н, Одеська область)): </text:h>
      <text:h text:style-name="Heading_20_6" text:outline-level="6">Изменились данные отделения Пункт приймання - видачі (до 30 кг): вул. Галицька, 24 (Поштове відділення)(село Скоморохи (Тернопільський р-н, Тернопільська область)): </text:h>
      <text:h text:style-name="Heading_20_6" text:outline-level="6">Изменились данные отделения Пункт приймання-видачі (до 30 кг): вул. Шевченка, 1Б (Поштове відділення)(село Вербівка (Рожнятів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<text:soft-page-break/>Новое значение: None</text:p>
      <text:h text:style-name="Heading_20_6" text:outline-level="6">Изменились данные отделения Відділення №1: вул. Олександрівська, 9 (Вантажне відділення)(село Гнідин (Бориспільський р-н, Київська)): </text:h>
      <text:h text:style-name="Heading_20_6" text:outline-level="6">Изменились данные отделения Пункт приймання-видачі (до 30 кг): вул. Центральна, 79а (Поштове відділення)(село Ставки (Веселинівський р-н, Миколаївська область)): </text:h>
      <text:h text:style-name="Heading_20_6" text:outline-level="6">Изменились данные отделения Пункт приймання - видачі (до 30 кг): вул. Л.Українки, 2 (Поштове відділення)(село Остриня (Тлумацький р-н, Івано-Франківська область)): </text:h>
      <text:h text:style-name="Heading_20_6" text:outline-level="6">Изменились данные отделения Пункт приймання-видачі (до 30 кг): вул. Тиха,1 (Поштове відділення)(село Брониця (Камінь-Каширський р-н, Волинська область)): </text:h>
      <text:h text:style-name="Heading_20_6" text:outline-level="6">Изменились данные отделения Пункт приймання-видачі (до 30 кг): вул. Незалежності, 34 (Поштове відділення)(село Князівка (Березнівський р-н, Рівненська область)): </text:h>
      <text:h text:style-name="Heading_20_6" text:outline-level="6">Изменились данные отделения Пункт приймання-видачі (до 30 кг):вул. Центральна, 1 (Поштове відділення)(село Білосток (Луцький р-н, Волинська область)): </text:h>
      <text:h text:style-name="Heading_20_6" text:outline-level="6">Изменились данные отделения Пункт прийманн-видачі (до 30 кг): вул. Вишнева, 27 (Поштове відділення)(село Іванівка (Арбузинський р-н, Миколаївська область)): </text:h>
      <text:h text:style-name="Heading_20_6" text:outline-level="6">Изменились данные отделения Відділення №1: вул. Центральна, 48 (Вантажне відділення)(село Миколаївка (Новомосковський р-н, Дніпропетровська область)): </text:h>
      <text:h text:style-name="Heading_20_6" text:outline-level="6">Изменились данные отделения Пункт приймання - видачі (до 30 кг): вул. Марка Каганця, 39 (Поштове відділення)(селище міського типу Коропець (Монастириський р-н, Тернопільська область)): </text:h>
      <text:h text:style-name="Heading_20_6" text:outline-level="6">Изменились данные отделения Пункт приймання-видачі (до 30 кг): вул. Українська, 68 (Поштове відділення)(село Ценява (Коломийський р-н, Івано-Франківська область)): </text:h>
      <text:h text:style-name="Heading_20_6" text:outline-level="6">Изменились данные отделения Пункт приймання - видачі (до 30 кг): вул. Шкільна, 10б (Поштове відділення)(село Лозовий Яр (Яготинський р-н, Київська)): </text:h>
      <text:h text:style-name="Heading_20_6" text:outline-level="6">Изменились данные отделения Відділення №1: вул. Шевченка, 134а (Вантажне відділення)(селище міського типу Жденієво (Воловецький р-н, Закарпатська область)): </text:h>
      <text:h text:style-name="Heading_20_6" text:outline-level="6">Изменились данные отделения Пункт приймання-видачі (до 30 кг): вул. Козацька, 34 (Поштове відділення)(село Степове (Миколаївський р-н, Миколаївська область)): </text:h>
      <text:h text:style-name="Heading_20_6" text:outline-level="6">Изменились данные отделения Пункт приймання-видачі (до 30 кг):вул. Центральна, 24 (Поштове відділення)(село Полянецьке (Уманський р-н, Черкаська область)): </text:h>
      <text:h text:style-name="Heading_20_6" text:outline-level="6">Изменились данные отделения Пункт приймання-видачі (до 30 кг): вул. Б. Хмельницького, 1а (Поштове відділення)(село Копанки (Калуський р-н, Івано-Франківська область)): </text:h>
      <text:h text:style-name="Heading_20_6" text:outline-level="6">Изменились данные отделения Пункт приймання-видачі (до 30 кг): вул. Садова, 26а (Поштове відділення)(село Зірне (Березнівський р-н, Рівненська область)): </text:h>
      <text:h text:style-name="Heading_20_6" text:outline-level="6">Изменились данные отделения Пункт приймання-видачі (до 30 кг): вул. Січових Стрільців, 73 (Поштове відділення)(село Марківка (Коломий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Мобільне відділення №1 (до 30 кг): вул. Шевченка, 47 (АМ 6804 АМ) (Поштове відділення)(село Гриненки (Немирівський р-н, Він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Куйбишівська,25 (Поштове відділення)(село Нововолодимирівка (Єланецький р-н, Миколаївська область)): </text:h>
      <text:h text:style-name="Heading_20_6" text:outline-level="6">Изменились данные отделения Пункт приймання - видачі (до 30 кг): вул. Богдана Яцківа, 132 (Поштове відділення)(село Гринівка (Богородчанський р-н, Івано-Франківська область)): </text:h>
      <text:h text:style-name="Heading_20_6" text:outline-level="6">Изменились данные отделения Мобільне відділення (до 30 кг), вул. Лесі Українки,17 (Поштове відділення)(село Підлісся (Бучацький р-н, Тернопільська область)): </text:h>
      <text:h text:style-name="Heading_20_6" text:outline-level="6">Изменились данные отделения Пункт приймання-видачі (до 30 кг), вул. Шкільна, 51 (Поштове відділення)(село Бодячів (Ківерцівський р-н, Волинська область)): </text:h>
      <text:h text:style-name="Heading_20_6" text:outline-level="6">Изменились данные отделения Пункт приймання-видачі (до 30 кг): вул. Бесарабська 81 (Поштове відділення)(село Залізничне (Болградський р-н, Одеська область)): </text:h>
      <text:h text:style-name="Heading_20_6" text:outline-level="6">Изменились данные отделения Пункт приймання - видачі (до 30 кг): вул. Грушевського, 25 (Поштове відділення)(село Заруддя (Збаразький р-н, Тернопільська область)): </text:h>
      <text:h text:style-name="Heading_20_6" text:outline-level="6">Изменились данные отделения Відділення №1: вул. Київський Шлях, 38 (Вантажне відділення)(місто Ржищів (Ржищів, Київська)): </text:h>
      <text:h text:style-name="Heading_20_6" text:outline-level="6">Изменились данные отделения Відділення №1: вул. Південновокзальна, 3 (Вантажне відділення)(селище міського типу Сахновщина (Сахновщинський р-н, Харківська область)): </text:h>
      <text:h text:style-name="Heading_20_6" text:outline-level="6">Изменились данные отделения Мобільне відділення №1 (до 10 кг): вул. Шевченка, 71 (Поштове відділення)(місто Святогірськ (Слов'янськ, Донецька область)): </text:h>
      <text:h text:style-name="Heading_20_6" text:outline-level="6">Изменились данные отделения Відділення №1: вул. Покровська, 5а (Вантажне відділення)(селище міського типу Чабани (Києво-Святошинський, Київська)): </text:h>
      <text:h text:style-name="Heading_20_6" text:outline-level="6">Изменились данные отделения Пункт приймання - видачі (до 30 кг): вул. Центральна, 47 (Поштове відділення)(село Видраниця (Ратнівський р-н, Волинська область)): </text:h>
      <text:h text:style-name="Heading_20_6" text:outline-level="6">Изменились данные отделения Пункт приймання-видачі (до 30 кг): вул. Шевченка, 30А (Поштове відділення)(село Стриганці (Тисменицький р-н, Івано-Франківська область)): </text:h>
      <text:h text:style-name="Heading_20_6" text:outline-level="6">Изменились данные отделения Пункт приймання - видачі (до 30 кг): вул. Лановецька, 2 (Поштове відділення)(село Піщатинці (Шумський р-н, Тернопільська область)): </text:h>
      <text:h text:style-name="Heading_20_6" text:outline-level="6">Изменились данные отделения Пункт приймання-видачі (до 30 кг): вул. Радянська, 5А (Поштове відділення)(село Чуйківка (Ямпільський р-н, Сумська область)): </text:h>
      <text:h text:style-name="Heading_20_6" text:outline-level="6">Изменились данные отделения Пункт приймання -видачі (до 30 кг): вул. Івана Франка, 50 (Поштове відділення)(село Добростани (Яворівський р-н, Львівська область)): </text:h>
      <text:h text:style-name="Heading_20_6" text:outline-level="6">Изменились данные отделения Відділення №1: вул. Тараса Дороша , 20а (Вантажне відділення)(село Малехів (Жовківський р-н, Львівська область)): </text:h>
      <text:h text:style-name="Heading_20_6" text:outline-level="6">Изменились данные отделения Пункт приймання-видачі (до 30 кг): вул. Центральна, 1 (Поштове відділення)(село Кривоносівка (Золотоніський р-н, Черкаська область)): </text:h>
      <text:h text:style-name="Heading_20_6" text:outline-level="6">Изменились данные отделения Пункт приймання-видачі (до 30 кг): вул. Шевченка, 3 (Поштове відділення)(село Великі Бережці (Кременецький р-н, Тернопільська область)): </text:h>
      <text:h text:style-name="Heading_20_6" text:outline-level="6">Изменились данные отделения Відділення №1 (до 30 кг): вул. Хмельницького Богдана, 2-Б (Поштове відділення)(село Северинівка (Макарівський р-н, Київська)): </text:h>
      <text:h text:style-name="Heading_20_6" text:outline-level="6">Изменились данные отделения Пункт приймання - видачі (до 30 кг): вул. Стуса, 2 (Поштове відділення)(місто Угнів (Сокальський р-н, Львівська область)): </text:h>
      <text:h text:style-name="Heading_20_6" text:outline-level="6">Изменились данные отделения Відділення №1: вул. Довженка, 25В (Вантажне відділення)(місто Крихівці (Івано-Франківська, Івано-Франківська область)): </text:h>
      <text:h text:style-name="Heading_20_6" text:outline-level="6">Изменились данные отделения Пункт приймання-видачі (до 30 кг): вул. Верхній кінець, 108 (Поштове відділення)(село Хащів (Турківський р-н, Львівська область)): </text:h>
      <text:h text:style-name="Heading_20_6" text:outline-level="6">Изменились данные отделения Мобільне відділення №1 (до 30 кг): вул. Першотравнева, 22 (АА 3099 ЕВ) (Поштове відділення)(село Павлівка (Погребищенський р-н, Він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Центральна, 31 (Поштове відділення)(село Лосинець (Турківський р-н, Львівська область)): </text:h>
      <text:h text:style-name="Heading_20_6" text:outline-level="6">Изменились данные отделения Пункт приймання-видачі (до 30 кг): вул. Кожедуба, 26 (Поштове відділення)(село Араповичі (Новгород-Сіверський р-н, Чернігівська область)): </text:h>
      <text:h text:style-name="Heading_20_6" text:outline-level="6">Изменились данные отделения Пункт приймання - видачі (до 30 кг): вул. Набережна, 68б (Поштове відділення)(село Ільківка (Вінницький р-н, Вінницька область)): </text:h>
      <text:h text:style-name="Heading_20_6" text:outline-level="6">Изменились данные отделения Пункт приймання - видачі (до 30 кг): вул. Торгова, 66 (Поштове відділення)(село Оленине (Камінь-Каширський р-н, Волинська область)): </text:h>
      <text:h text:style-name="Heading_20_6" text:outline-level="6">Изменились данные отделения Пункт приймання - видачі (до 30 кг): вул. Центральна, 30а (Поштове відділення)(село Олексіївка (Сарненський р-н, Рівненська область)): </text:h>
      <text:h text:style-name="Heading_20_6" text:outline-level="6">Изменились данные отделения Мобільне відділення (до 30 кг), вул. Привокзальна, 6 (Поштове відділення)(село Станційне (Лугинський р-н, Житомирська область)): </text:h>
      <text:h text:style-name="Heading_20_6" text:outline-level="6">Изменились данные отделения Пункт приймання-видачі (до 30 кг): вул. Котовського, 71 (Поштове відділення)(село Плавні (Ренійський р-н, Одеська область)): </text:h>
      <text:h text:style-name="Heading_20_6" text:outline-level="6">Изменились данные отделения Пункт приймання-видачі (до 30 кг): вул. Центральна, 56 (Поштове відділення)(село Селище (Корсунь-Шевченківський р-н, Черкаська область)): </text:h>
      <text:h text:style-name="Heading_20_6" text:outline-level="6">Изменились данные отделения Пункт приймання-видачі (до 30 кг): вул. Головна, 49а (Поштове відділення)(село Владична (Хотинський р-н, Чернівецька область)): </text:h>
      <text:h text:style-name="Heading_20_6" text:outline-level="6">Изменились данные отделения Відділення №1: вул. Мирна, 21 (Вантажне відділення)(село Оженин (Острозький р-н, Рівненська область)): </text:h>
      <text:h text:style-name="Heading_20_5" text:outline-level="5">Загрузка страницы №16 (по 150 отделений на старнице) - True + </text:h>
      <text:p text:style-name="Text_20_body">&gt;</text:p>
      <text:h text:style-name="Heading_20_6" text:outline-level="6">Изменились данные отделения Пункт приймання-видачі (до 30 кг): вул. Головна, 13 (Поштове відділення)(село Бернове (Кельмене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Центральна, 121 (Поштове відділення)(село Лошківці (Дунаєвецький р-н, Хмельницька область)): </text:h>
      <text:h text:style-name="Heading_20_6" text:outline-level="6">Изменились данные отделения Пункт приймання-видачі (до 30 кг): вул. Незалежності, 33 (Поштове відділення)(село Плиски (Борзнянський р-н, Чернігівська область)): </text:h>
      <text:h text:style-name="Heading_20_6" text:outline-level="6">Изменились данные отделения Мобільне відділення №1 (до 30 кг): вул. Центральная (ВІ1852АТ) (Поштове відділення)(селище Криниця (Лохвицький р-н, Полтавська область)): </text:h>
      <text:h text:style-name="Heading_20_6" text:outline-level="6">Изменились данные отделения Пункт приймання-видачі (до 30 кг): вул. Центральна 84 (Поштове відділення)(село Новостав (Луцький р-н, Волинська область)): </text:h>
      <text:h text:style-name="Heading_20_6" text:outline-level="6">Изменились данные отделения Пункт приймання - видачі (до 30 кг): вул. Миру, 26 (Поштове відділення)(село Копані (Знам'янський р-н, Кіровоградська область)): </text:h>
      <text:h text:style-name="Heading_20_6" text:outline-level="6">Изменились данные отделения Відділення №1: вул. Центральна, 1а (Вантажне відділення)(село Іванове (Лиманський р-н, Одеська область)): </text:h>
      <text:h text:style-name="Heading_20_6" text:outline-level="6">Изменились данные отделения Пункт приймання - видачі ( до 30 кг): вул. Центральна,24 (Поштове відділення)(село Нова Некрасівка (Ізмаїльський р-н, Одеська область)): </text:h>
      <text:h text:style-name="Heading_20_6" text:outline-level="6">Изменились данные отделения Пункт приймання-видачі (до 30 кг): вул. Головна, 19 (Поштове відділення)(село Яришів (Могилів-Подільський р-н, Вінницька область)): </text:h>
      <text:h text:style-name="Heading_20_6" text:outline-level="6">Изменились данные отделения Пункт приймання-видачі (до 30 кг): вул. Шевченка, 75 (Поштове відділення)(село Слобода-Болехівська (Долинський р-н, Івано-Франківська область)): </text:h>
      <text:h text:style-name="Heading_20_6" text:outline-level="6">Изменились данные отделения Відділення №1: вул. Гагаріна, 10 (Вантажне відділення)(місто Перечин (Перечинський р-н, Закарпатська область)): </text:h>
      <text:h text:style-name="Heading_20_6" text:outline-level="6">Изменились данные отделения Відділення №1: вул. Харківська 100д (Вантажне відділення)(селище міського типу Печеніги (Печенізький р-н, Харківська область)): </text:h>
      <text:h text:style-name="Heading_20_6" text:outline-level="6">Изменились данные отделения Відділення №1: вул. Центральна, 73 (Вантажне відділення)(селище міського типу Піщанка (Піщанський р-н, Вінницька область)): </text:h>
      <text:h text:style-name="Heading_20_6" text:outline-level="6">Изменились данные отделения Відділення №1: вул. Шевченка, 28 (Вантажне відділення)(місто Погребище (Погребищенський р-н, Вінницька область)): </text:h>
      <text:h text:style-name="Heading_20_6" text:outline-level="6">Изменились данные отделения Відділення №1: вул. Українська, 178 (Вантажне відділення)(селище міського типу Путила (Путильський р-н, Чернівецька область)): </text:h>
      <text:h text:style-name="Heading_20_6" text:outline-level="6">Изменились данные отделения Відділення №1: вул. Карпатська, 12 (Вантажне відділення)(місто Рахів (Рахівський р-н, Закарпатська область)): </text:h>
      <text:h text:style-name="Heading_20_6" text:outline-level="6">Изменились данные отделения Мобільне відділення №1 (до 30 кг): вул. Ігната Миколенка, 15 (Поштове відділення)(село Мошняги (Балтський р-н, Одеська область)): </text:h>
      <text:h text:style-name="Heading_20_6" text:outline-level="6">Изменились данные отделения Відділення №1: вул. Народна, 7 (Вантажне відділення)(село Горького (Дніпровський р-н, Дніпропетровська область)): </text:h>
      <text:h text:style-name="Heading_20_6" text:outline-level="6">Изменились данные отделения Пункт приймання - видачі (до 30 кг): вул. Івана Франка, 4В (Поштове відділення)(село Михайлевичі (Самбірський р-н, Львівська область)): </text:h>
      <text:h text:style-name="Heading_20_6" text:outline-level="6">Изменились данные отделения Пункт приймання - видачі (до 30 кг): вул. Ходорівська , 44 (Поштове відділення)(село Піддністряни (Жидачівський р-н, Львівська область)): </text:h>
      <text:h text:style-name="Heading_20_6" text:outline-level="6">Изменились данные отделения Пункт приймання-видачі (до 30 кг): вул. Шкільна 1Г (Поштове відділення)(село Крупа (Луцький р-н, Волинська область)): </text:h>
      <text:h text:style-name="Heading_20_6" text:outline-level="6">Изменились данные отделения Пункт приймання - видачі (до 30 кг): вул. Івана Франка, 37 (Поштове відділення)(село Покрівці (Жидачівський р-н, Львівська область)): </text:h>
      <text:h text:style-name="Heading_20_6" text:outline-level="6">Изменились данные отделения Пункт приймання-видачі (до 30 кг): вул. Шевченка, 124 (Поштове відділення)(село Шешори (Косів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Київська, 84 (Поштове відділення)(село Коровинці (Недригайлівський р-н, Сумська область)): </text:h>
      <text:h text:style-name="Heading_20_6" text:outline-level="6">Изменились данные отделения Відділення №1: вул. Подільська, 10/2 (Вантажне відділення)(селище міського типу Нова Ушиця (Новоушицький р-н, Хмельницька область)): </text:h>
      <text:h text:style-name="Heading_20_6" text:outline-level="6">Изменились данные отделения Пункт приймання - видачі (до 30 кг): вул. Нововолинська, 12а (Поштове відділення)(село Суходоли (Володимир-Волинський р-н, Волинська область)): </text:h>
      <text:h text:style-name="Heading_20_6" text:outline-level="6">Изменились данные отделения Пункт приймання-видачі (до 30 кг): вул. Центральна, 269 (Поштове відділення)(село Камбурліївка (Онуфріївський р-н, Кіровоградська область)): </text:h>
      <text:h text:style-name="Heading_20_6" text:outline-level="6">Изменились данные отделения Відділення №1 (до 30 кг на одне місце): вул. Центральна, 5а (Поштове відділення)(селище міського типу Андріївка (Балаклійський р-н, Харківська область)): </text:h>
      <text:h text:style-name="Heading_20_6" text:outline-level="6">Изменились данные отделения Відділення №1: вул. Енгельса, 5 (Вантажне відділення)(селище міського типу Брацлав (Немирівський р-н, Вінницька область)): </text:h>
      <text:h text:style-name="Heading_20_6" text:outline-level="6">Изменились данные отделения Відділення №1: вул. Ярослава Мудрого, 1 (Вантажне відділення)(село Лисогора (Вінницький р-н, Вінницька область)): </text:h>
      <text:h text:style-name="Heading_20_6" text:outline-level="6">Изменились данные отделения Пункт приймання-видачі (до 30 кг), вул. Вереси,21 (Поштове відділення)(село Сімаківка (Ємільчинський р-н, Житомирська область)): </text:h>
      <text:p text:style-name="Text_20_body">Изменилось поле Долгота </text:p>
      <text:p text:style-name="Text_20_body">Старое значение: 0E-15</text:p>
      <text:p text:style-name="Text_20_body"><text:soft-page-break/>Новое значение: 0.000000000000000</text:p>
      <text:p text:style-name="Text_20_body">Изменилось поле Широта </text:p>
      <text:p text:style-name="Text_20_body">Старое значение: 0E-15</text:p>
      <text:p text:style-name="Text_20_body">Новое значение: 0.000000000000000</text:p>
      <text:h text:style-name="Heading_20_6" text:outline-level="6">Изменились данные отделения Відділення № 1: вул. Незалежності, 1 (Вантажне відділення)(село Сигнаївка (Шполянський р-н, Черкаська область)): </text:h>
      <text:h text:style-name="Heading_20_6" text:outline-level="6">Изменились данные отделения Пункт приймання-видачі (до 30 кг): вул. Шевченка, 26 (Поштове відділення)(село Ключарки (Мукачівський р-н, Закарпатська область)): </text:h>
      <text:h text:style-name="Heading_20_6" text:outline-level="6">Изменились данные отделения Пункт приймання - видачі (до 30 кг): вул. Шевченка,19 (Поштове відділення)(село Турівка (Корюківський р-н, Чернігівська область)): </text:h>
      <text:h text:style-name="Heading_20_6" text:outline-level="6">Изменились данные отделения Відділення №1: вул. Промислова, 11 (Вантажне відділення)(селище міського типу Капітанівка (Новомиргородський р-н, Кіровоградська область)): </text:h>
      <text:h text:style-name="Heading_20_6" text:outline-level="6">Изменились данные отделения Пункт приймання - видачі (до 30 кг): вул. Сонячна 105а (Поштове відділення)(село Ваньовичі (Самбірський р-н, Львівська область)): </text:h>
      <text:h text:style-name="Heading_20_6" text:outline-level="6">Изменились данные отделения Пункт приймання-видачі (до 30 кг): вул. Головна, 75а (Поштове відділення)(село Кобаки (Косівський р-н, Івано-Франківська область)): </text:h>
      <text:h text:style-name="Heading_20_6" text:outline-level="6">Изменились данные отделения Відділення №1: вул. Привокзальна, 55 (Вантажне відділення)(місто Моршин (Моршин, Львівська область)): </text:h>
      <text:h text:style-name="Heading_20_6" text:outline-level="6">Изменились данные отделения Пункт приймання - видачі (до 30 кг): вул. Осередок, 1 (Поштове відділення)(село Буща (Здолбунівський р-н, Рівненська область)): </text:h>
      <text:h text:style-name="Heading_20_6" text:outline-level="6">Изменились данные отделения Пункт приймання-видачі (до 30 кг): вул. Шевченка, 35/2 (Поштове відділення)(село Покровська Багачка (Хорольський р-н, Полта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Визволителів, 25а (Поштове відділення)(село Борохів (Ківерцівський р-н, Волинська область)): </text:h>
      <text:h text:style-name="Heading_20_6" text:outline-level="6">Изменились данные отделения Пункт приймання - видачі (до 30 кг): вул. Шевченка, 1 (Поштове відділення)(село Слобода (Коломийський р-н, Івано-Франківська область)): </text:h>
      <text:h text:style-name="Heading_20_6" text:outline-level="6">Изменились данные отделения Пункт приймання-видачі (до 30 кг): вул. Мілованова, 13 (Поштове відділення)(село Ротмістрівка (Смілянський р-н, Черкаська область)): </text:h>
      <text:h text:style-name="Heading_20_6" text:outline-level="6">Изменились данные отделения Пункт приймання - видачі (до 30 кг): вул. Стрийська, 58 (Поштове відділення)(село Мельнич (Жидачівський р-н, Львівська область)): </text:h>
      <text:h text:style-name="Heading_20_6" text:outline-level="6">Изменились данные отделения Відділення №1: вул. Л.Українки, 7 б (Вантажне відділення)(селище міського типу Дружба (Теребовлянський р-н, Тернопільська область)): </text:h>
      <text:h text:style-name="Heading_20_6" text:outline-level="6">Изменились данные отделения Пункт приймання - видачі ( до 30 кг): вул. Шевченко 13 (Поштове відділення)(село Мухівці (Немирівський р-н, Вінницька область)): </text:h>
      <text:h text:style-name="Heading_20_6" text:outline-level="6">Изменились данные отделения Мобільне відділення (до 30 кг), вул. Центральна, 4 (Поштове відділення)(село Високі Байраки (Кіровоградський р-н, Кіровоградська область)): </text:h>
      <text:h text:style-name="Heading_20_6" text:outline-level="6">Изменились данные отделения Пункт приймання-видачі (до 30 кг): вул. Вишнева, 105 (Поштове відділення)(село Хутори (Черкаський р-н, Черка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 - видачі ( до 30 кг на одне місце): вул. Зелена, 53 (Поштове відділення)(село Яринівка (Сарненський р-н, Рівненська область)): </text:h>
      <text:h text:style-name="Heading_20_6" text:outline-level="6">Изменились данные отделения Пункт приймання-видачі (до 30 кг): вул. Центральна, 34 (Поштове відділення)(село Вишневе (Широківський р-н, Дніпропетровська область)): </text:h>
      <text:h text:style-name="Heading_20_6" text:outline-level="6">Изменились данные отделения Пункт приймання - видачі (до 30 кг): вул. Шкільна, 1 (Поштове відділення)(село Рахнівка (Дунаєвецький р-н, Хмельницька область)): </text:h>
      <text:h text:style-name="Heading_20_6" text:outline-level="6">Изменились данные отделения Пункт приймання-видачі (до 30 кг): вул. Центральна, 32 (Поштове відділення)(село Сучевени (Глибо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<text:soft-page-break/>Новое значение: None</text:p>
      <text:h text:style-name="Heading_20_6" text:outline-level="6">Изменились данные отделения Пункт приймання-видачі (до 30 кг): вул. Київська, 7а (Поштове відділення)(село Ситне (Радивилівський р-н, Рівненська область)): </text:h>
      <text:h text:style-name="Heading_20_6" text:outline-level="6">Изменились данные отделения Відділення №1 (до 30 кг): вул. Шкільна, 19 (Поштове відділення)(місто Петропавлівська Борщагівка (Бучанський, Київська)): </text:h>
      <text:h text:style-name="Heading_20_6" text:outline-level="6">Изменились данные отделения Мобільне відділення №1 (до 30 кг): вул. Незалежності, 36 (АМ 6804 АМ) (Поштове відділення)(село Тарасівка (Тульчинський р-н, Він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Підкоритова, 8 (Поштове відділення)(село Печанівка (Романівський р-н, Житомирська область)): </text:h>
      <text:h text:style-name="Heading_20_6" text:outline-level="6">Изменились данные отделения Відділення №1: вул. Миру, 17 (Вантажне відділення)(селище міського типу Балабине (Запорізький р-н, Запорізька область)): </text:h>
      <text:h text:style-name="Heading_20_6" text:outline-level="6">Изменились данные отделения Пункт приймання-видачі (до 30 кг): вул. Миру, 2 (Поштове відділення)(село Кантемирівка (Чутівський р-н, Полтавська область)): </text:h>
      <text:h text:style-name="Heading_20_6" text:outline-level="6">Изменились данные отделения Пункт приймання - видачі (до 30 кг): вул. Центральна, 3 (Поштове відділення)(село Сидорів (Гусятинський р-н, Тернопільська область)): </text:h>
      <text:h text:style-name="Heading_20_6" text:outline-level="6">Изменились данные отделения Пункт приймання-видачі (до 30 кг): вул. Нова, 1 (Поштове відділення)(село Доброводи (Збаразький р-н, Тернопільська область)): </text:h>
      <text:h text:style-name="Heading_20_6" text:outline-level="6">Изменились данные отделения Відділення №1: вул. Бердичівське шосе, 4 (Вантажне відділення)(село Зарічани (Житомирський р-н, Житомирська область)): </text:h>
      <text:h text:style-name="Heading_20_6" text:outline-level="6">Изменились данные отделения Пункт приймання-видачі (до 30 кг): вул. Незалежності, 1 (Поштове відділення)(село Користова (Волочиський р-н, Хмельницька область)): </text:h>
      <text:h text:style-name="Heading_20_6" text:outline-level="6">Изменились данные отделения Пункт приймання-видачі (до 30 кг): вул. Центральна, 11 (Поштове відділення)(село Олексинці (Борщівський р-н, Тернопільська область)): </text:h>
      <text:h text:style-name="Heading_20_6" text:outline-level="6">Изменились данные отделения Пункт приймання - видачі (до 30 кг): вул. Шкільна, 2 (Поштове відділення)(село Литячі (Заліщицький р-н, Тернопільська область)): </text:h>
      <text:h text:style-name="Heading_20_6" text:outline-level="6">Изменились данные отделения Пункт приймання-видачі (до 30 кг): вул. Шевченка, 72 (Поштове відділення)(село Вовчківці (Снятинський р-н, Івано-Франківська область)): </text:h>
      <text:h text:style-name="Heading_20_6" text:outline-level="6">Изменились данные отделения Пункт приймання-видачі (до 30 кг): вул. Медична, 5 (Поштове відділення)(село Колодниця (Стрийський р-н, Львівська область)): </text:h>
      <text:h text:style-name="Heading_20_6" text:outline-level="6">Изменились данные отделения Відділення №1: вул. Центральна, 50А (Вантажне відділення)(село Омельник (Кременчуцький р-н, Полтавська область)): </text:h>
      <text:h text:style-name="Heading_20_6" text:outline-level="6">Изменились данные отделения Мобільне відділення №1 (до 30 кг): вул. Центральна, 16 (ВА 6700 СА) (Поштове відділення)(село Оникієве (Маловисківський р-н, Кіровоградська область)): </text:h>
      <text:h text:style-name="Heading_20_6" text:outline-level="6">Изменились данные отделения Пункт приймання-видачі (до 30 кг): вул. Франка, 53 (Поштове відділення)(село Киданці (Збаразький р-н, Тернопільська область)): </text:h>
      <text:h text:style-name="Heading_20_6" text:outline-level="6">Изменились данные отделения Відділення №1: вул. Київська, 1з (Вантажне відділення)(село Старі Безрадичі (Обухівський р-н, Київська)): </text:h>
      <text:h text:style-name="Heading_20_6" text:outline-level="6">Изменились данные отделения Пункт приймання - видачі ( до 30 кг): вул. Центральна,10 (Поштове відділення)(село Росохач (Чортківський р-н, Тернопільська область)): </text:h>
      <text:h text:style-name="Heading_20_6" text:outline-level="6">Изменились данные отделения Пункт приймання - видачі (до 30 кг): вул. Заводська, 30а (Поштове відділення)(село Пугач (Сарненський р-н, Рівненська область)): </text:h>
      <text:h text:style-name="Heading_20_6" text:outline-level="6">Изменились данные отделения Пункт приймання-видачі (до 30 кг): вул. Шевченка, 80а (Поштове відділення)(село Грушуватка (П'ятихатський р-н, Дніпропетровська область)): </text:h>
      <text:h text:style-name="Heading_20_6" text:outline-level="6">Изменились данные отделения Пункт приймання-видачі (до 30 кг): вул. Шкільна, 27 (Поштове відділення)(село Коростівці (Жмеринський р-н, Вінницька область)): </text:h>
      <text:h text:style-name="Heading_20_6" text:outline-level="6">Изменились данные отделения Пункт приймання - видачі ( до 30 кг): вул. Центральна,6 (Поштове відділення)(село Коропуж (Городоцький р-н, Львівська область)): </text:h>
      <text:h text:style-name="Heading_20_6" text:outline-level="6">Изменились данные отделения Пункт приймання-видачі (до 30 кг): вул. 40-річчя Перемоги,1а (Поштове відділення)(село Колубаївці (Кам'янець-Подільський р-н, Хмельницька область)): </text:h>
      <text:h text:style-name="Heading_20_6" text:outline-level="6">Изменились данные отделения Пункт приймання - видачі (до 30 кг): вул. Мариновича, 130 (Поштове відділення)(село Оселя (Яворівський р-н, Львівська область)): </text:h>
      <text:h text:style-name="Heading_20_6" text:outline-level="6">Изменились данные отделения Пункт приймання-видачі (до 30 кг): вул. Комарова 1 (Поштове відділення)(село Саїнка (Чернівецький р-н, Вінницька область)): </text:h>
      <text:h text:style-name="Heading_20_6" text:outline-level="6">Изменились данные отделения Пункт приймання-видачі (до 30 кг): вул. Шкільна, 25 (Поштове відділення)(село Василівка (Кілійський р-н, Одеська область)): </text:h>
      <text:h text:style-name="Heading_20_6" text:outline-level="6">Изменились данные отделения Пункт приймання - видачі (до 30 кг): вул. Молодіжна 16 (Поштове відділення)(село Шум'яч (Турківський р-н, Львівська область)): </text:h>
      <text:h text:style-name="Heading_20_6" text:outline-level="6">Изменились данные отделения Пункт приймання-видачі (до 30 кг): вул. Шкільна, 1а (Поштове відділення)(село Біленьке (Білгород-Дністровський р-н, Одеська область)): </text:h>
      <text:h text:style-name="Heading_20_6" text:outline-level="6">Изменились данные отделения Пункт приймання-видачі (до 30 кг), вул. Яготинська, 18 (Поштове відділення)(село Супоївка (Яготинський р-н, Київська)): </text:h>
      <text:h text:style-name="Heading_20_6" text:outline-level="6">Изменились данные отделения Пункт приймання-видачі (до 30 кг): вул. Центральна, 84 (Поштове відділення)(село Куропатники (Бережанський р-н, Тернопільська область)): </text:h>
      <text:h text:style-name="Heading_20_6" text:outline-level="6">Изменились данные отделения Пункт приймання-видачі (до 30 кг): вул. Центральна, 29 (Поштове відділення)(село Городниця (Підволочиський р-н, Тернопільська область)): </text:h>
      <text:h text:style-name="Heading_20_6" text:outline-level="6">Изменились данные отделения Пункт приймання - видачі (до 30 кг): вул. Зелена 8 (Поштове відділення)(село Богданівка (Підволочиський р-н, Тернопільська область)): </text:h>
      <text:h text:style-name="Heading_20_6" text:outline-level="6">Изменились данные отделения Пункт приймання-видачі (до 30 кг): вул. Головна, 2 (Поштове відділення)(село Комарів (Кельмене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<text:soft-page-break/>Новое значение: None</text:p>
      <text:h text:style-name="Heading_20_6" text:outline-level="6"><text:soft-page-break/>Изменились данные отделения Пункт приймання - видачі (до 30 кг): вул. Лісна,7 (Поштове відділення)(село Самоволя (Іваничівський р-н, Волинська область)): </text:h>
      <text:h text:style-name="Heading_20_6" text:outline-level="6">Изменились данные отделения Відділення №1 (до 30 кг): вул. Шевченка, 72 (Поштове відділення)(село Драчинці (Кіцманський р-н, Чернівецька область)): </text:h>
      <text:h text:style-name="Heading_20_6" text:outline-level="6">Изменились данные отделения Пункт приймання-видачі (до 30 кг): вул. Шевченка, 12А (Поштове відділення)(село Ясногород (Романівський р-н, Житомирська область)): </text:h>
      <text:h text:style-name="Heading_20_6" text:outline-level="6">Изменились данные отделения Пункт приймання-видачі (до 30 кг): вул. Гагаріна, 7 (Поштове відділення)(селище міського типу Кочеток (Чугуївський р-н, Харківська область)): </text:h>
      <text:h text:style-name="Heading_20_6" text:outline-level="6">Изменились данные отделения Пункт приймання-видачі (до 30 кг): вул. Шевченка, 28 (Поштове відділення)(село Федунка (Шишацький р-н, Полтавська область)): </text:h>
      <text:h text:style-name="Heading_20_6" text:outline-level="6">Изменились данные отделения Пункт приймання-видачі (до 30 кг): вул. Центральна, 12 (Поштове відділення)(село Лукашеве (Запорізький р-н, Запорізька область)): </text:h>
      <text:h text:style-name="Heading_20_6" text:outline-level="6">Изменились данные отделения Пункт приймання-видачі (до 30 кг): вул. Гребінківська, 3 (Поштове відділення)(село Тарасівка (Гребінківський р-н, Полтавська область)): </text:h>
      <text:h text:style-name="Heading_20_6" text:outline-level="6">Изменились данные отделения Пункт приймання-видачі (до 30 кг): вул. Поштова, 1 (Поштове відділення)(селище Кононівка (Драбівський р-н, Черкаська область)): </text:h>
      <text:h text:style-name="Heading_20_6" text:outline-level="6">Изменились данные отделения Пункт приймання-видачі (до 30 кг): вул. Центральна, 17 (Поштове відділення)(село Малоандріївка (Магдалинівський р-н, Дніпропетровська область)): </text:h>
      <text:h text:style-name="Heading_20_6" text:outline-level="6">Изменились данные отделения Пункт приймання - видачі (до 30 кг): вул. Головна, 1 (Поштове відділення)(село Артищів (Городоцький р-н, Львівська область)): </text:h>
      <text:h text:style-name="Heading_20_6" text:outline-level="6">Изменились данные отделения Пункт приймання - видачі (до 30 кг): вул. Центральна, 5 (Поштове відділення)(село Сокиринці (Чемеровецький р-н, Хмельницька область)): </text:h>
      <text:h text:style-name="Heading_20_6" text:outline-level="6">Изменились данные отделения Пункт приймання - видачі (до 30 кг): вул. Шевченка, 15 (Поштове відділення)(село Великий Карабчіїв (Городоцький р-н, Хмельницька область)): </text:h>
      <text:h text:style-name="Heading_20_6" text:outline-level="6">Изменились данные отделения Пункт приймання-видачі (до 30 кг): вул. Леніна, 11 (Поштове відділення)(село Приморське (Кілійський р-н, Одеська область)): </text:h>
      <text:h text:style-name="Heading_20_6" text:outline-level="6">Изменились данные отделения Пункт приймання - видачі (до 30 кг): вул. Заньковецької, 4 (Поштове відділення)(село Шабельня (Жовківський р-н, Львівська область)): </text:h>
      <text:h text:style-name="Heading_20_6" text:outline-level="6">Изменились данные отделения Пункт приймання-видачі (до 30 кг): вул. Молодіжна, 41 (Поштове відділення)(село Воскодави (Гощанський р-н, Рівненська область)): </text:h>
      <text:h text:style-name="Heading_20_6" text:outline-level="6">Изменились данные отделения Пункт приймання-видачі (до 30 кг): вул. Корятовича, 106/а (Поштове відділення)(село Кленовець (Мукачівський р-н, Закарпатська область)): </text:h>
      <text:h text:style-name="Heading_20_6" text:outline-level="6">Изменились данные отделения Відділення №1: вул. Миру, 154 (Вантажне відділення)(село Велика Копаня (Виноградівський р-н, Закарпатська область)): </text:h>
      <text:h text:style-name="Heading_20_6" text:outline-level="6">Изменились данные отделения Пункт приймання-видачі (до 30 кг): вул. Центральна, 25а (Поштове відділення)(село Сухий (Міжгірський р-н, Закарпатська область)): </text:h>
      <text:h text:style-name="Heading_20_6" text:outline-level="6">Изменились данные отделения Пункт приймання-видачі (до 30 кг): вул. Шевченка, 28а (Поштове відділення)(село Гребля (Переяслав-Хмельницький р-н, Київська)): </text:h>
      <text:h text:style-name="Heading_20_6" text:outline-level="6">Изменились данные отделения Мобільне відділення №1 (до 30 кг): вул. Шкільна, 5а ВО4979ВК (Поштове відділення)(село Іванівка (Підволочиський р-н, Тернопільська область)): </text:h>
      <text:h text:style-name="Heading_20_6" text:outline-level="6">Изменились данные отделения Пункт приймання-видачі (до 30 кг): вул. Вознесенська, 106 (Поштове відділення)(село Мельники (Чорнобаївський р-н, Черкаська область)): </text:h>
      <text:h text:style-name="Heading_20_6" text:outline-level="6">Изменились данные отделения Пункт приймання - видачі (до 30 кг): вул. Лесі Українки, 100 (Поштове відділення)(село Горбачі (Пустомитівський р-н, Львівська область)): </text:h>
      <text:h text:style-name="Heading_20_6" text:outline-level="6">Изменились данные отделения Пункт приймання-видачі (до 30 кг): вул. Центральна, 18 (Поштове відділення)(село Кивачівка (Теплицький р-н, Вінницька область)): </text:h>
      <text:h text:style-name="Heading_20_6" text:outline-level="6">Изменились данные отделения Мобільне відділення №1 (до 30 кг): вул. Остапенка, 31 (ВМ5067СА) (Поштове відділення)(село Залізняк (Сумський р-н, Сумська область)): </text:h>
      <text:h text:style-name="Heading_20_6" text:outline-level="6">Изменились данные отделения Пункт приймання-видачі (до 30 кг): вул. Штефан Челмарі, 55 (Поштове відділення)(село Їжівці (Сторожинецький р-н, Чернівецька область)): </text:h>
      <text:h text:style-name="Heading_20_6" text:outline-level="6">Изменились данные отделения Пункт приймання-видачі (до 30 кг): вул. Миру, 46 (Поштове відділення)(село Стара Лішня (Іваничівський р-н, Волинська область)): </text:h>
      <text:h text:style-name="Heading_20_6" text:outline-level="6">Изменились данные отделения Відділення №1 (до 30 кг): вул. Миру, 23а (Поштове відділення)(село Мар'янівка (Макарівський р-н, Київська)): </text:h>
      <text:h text:style-name="Heading_20_6" text:outline-level="6">Изменились данные отделения Пункт приймання-видачі (до 30 кг): вул. Центральна, 80 (Поштове відділення)(село Високе (Борзнянський р-н, Чернігівська область)): </text:h>
      <text:h text:style-name="Heading_20_6" text:outline-level="6">Изменились данные отделения Пункт приймання-видачі (до 30 кг), вул. Миру, 12а (Поштове відділення)(село Богушівка (Луцький р-н, Волинська область)): </text:h>
      <text:h text:style-name="Heading_20_6" text:outline-level="6">Изменились данные отделения Пункт приймання-видачі (до 30 кг): вул. Зелена, 2 (Поштове відділення)(село Загір'я (Захарівський р-н, Одеська область)): </text:h>
      <text:h text:style-name="Heading_20_6" text:outline-level="6">Изменились данные отделения Пункт приймання-видачі (до 30 кг): вул. Незалежності, 176 (Поштове відділення)(село Будки (Смілянський р-н, Черкаська область)): </text:h>
      <text:h text:style-name="Heading_20_6" text:outline-level="6">Изменились данные отделения Пункт приймання-видачі (до 30 кг): вул. Дубини, 1а (Поштове відділення)(село Соколівка (Крижопільський р-н, Вінницька область)): </text:h>
      <text:h text:style-name="Heading_20_6" text:outline-level="6">Изменились данные отделения Пункт приймання - видачі (до 30 кг): вул. Головна,153 (Поштове відділення)(село Оросієво (Берегівський р-н, Закарпатська область)): </text:h>
      <text:h text:style-name="Heading_20_6" text:outline-level="6"><text:soft-page-break/>Изменились данные отделения Мобільне відділення №1 (до 30 кг): вул. Пушкіна (ВІ0585СК) (Поштове відділення)(село Копили (Полтавський р-н, Полтавська область)): </text:h>
      <text:h text:style-name="Heading_20_6" text:outline-level="6">Изменились данные отделения Пункт приймання - видачі (до 30 кг): вул. Подільська 20/5 (Поштове відділення)(село Новосілка (Деражнянський р-н, Хмельницька область)): </text:h>
      <text:h text:style-name="Heading_20_6" text:outline-level="6">Изменились данные отделения Відділення №1 (до 30 кг): вул. Замкова, 3 (Поштове відділення)(селище міського типу Олесько (Буський р-н, Львівська область)): </text:h>
      <text:h text:style-name="Heading_20_6" text:outline-level="6">Изменились данные отделения Пункт приймання-видачі (до 30 кг): вул. Вишнева, 74 (Поштове відділення)(село Першотравневе (Ізмаїльський р-н, Одеська область)): </text:h>
      <text:h text:style-name="Heading_20_6" text:outline-level="6">Изменились данные отделения Пункт приймання-видачі (до 30 кг): вул. Лісова, 27 (Поштове відділення)(село Лозуватка (Шполянський р-н, Черкаська область)): </text:h>
      <text:h text:style-name="Heading_20_6" text:outline-level="6">Изменились данные отделения Пункт приймання-видачі (до 30 кг): вул. Шевченка, 2 (Поштове відділення)(село Чижиків (Пустомитівський р-н, Львівська область)): </text:h>
      <text:h text:style-name="Heading_20_6" text:outline-level="6">Изменились данные отделения Пункт приймання-видачі (до 30 кг): вул. Петропавлівська, 8 (Поштове відділення)(село Петровірівка (Ширяївський р-н, Одеська область)): </text:h>
      <text:h text:style-name="Heading_20_6" text:outline-level="6">Изменились данные отделения Пункт приймання-видачі (до 30 кг): вул. Миру, 65а (Поштове відділення)(село Олександрівка (Покровський р-н, Дніпропетровська область)): </text:h>
      <text:h text:style-name="Heading_20_6" text:outline-level="6">Изменились данные отделения Пункт приймання - видачі (до 30 кг): вул. Стрийська 1 (Поштове відділення)(село Межиброди (Сколівський р-н, Львівська область)): </text:h>
      <text:h text:style-name="Heading_20_6" text:outline-level="6">Изменились данные отделения Пункт приймання-видачі (до 30 кг): вул. Миру, 136А/3 (Поштове відділення)(село Жнятино (Мукачівський р-н, Закарпатська область)): </text:h>
      <text:h text:style-name="Heading_20_6" text:outline-level="6">Изменились данные отделения Пункт приймання-видачі (до 30 кг): вул. Центральна, 11 (Поштове відділення)(село Тритузне (Солонянський р-н, Дніпропетровська область)): </text:h>
      <text:h text:style-name="Heading_20_6" text:outline-level="6">Изменились данные отделения Мобільне відділення №1 (до 30 кг): вул. Перемоги, 1 (АІ8542ІІ) (Поштове відділення)(село Зоря (Броварський р-н, Київська)): </text:h>
      <text:h text:style-name="Heading_20_6" text:outline-level="6">Изменились данные отделения Відділення №1: вул. Незалежності, 168а (Вантажне відділення)(село Білозір'я (Черкаський р-н, Черкаська область)): </text:h>
      <text:h text:style-name="Heading_20_6" text:outline-level="6">Изменились данные отделения Пункт приймання-видачі (до 30 кг), вул. Джерельна, 12 (Поштове відділення)(село Кривовілька (Теофіпольський р-н, Хмельницька область)): </text:h>
      <text:h text:style-name="Heading_20_6" text:outline-level="6">Изменились данные отделения Мобільне відділення №1 (до 30 кг): вул. Нагірна, 5 (Поштове відділення)(село Заможне (Глобинський р-н, Полтавська область)): </text:h>
      <text:h text:style-name="Heading_20_6" text:outline-level="6">Изменились данные отделения Пункт приймання - видачі (до 30 кг): вул. Центральна, 72б (Поштове відділення)(село Довге (Сарненський р-н, Рівненська область)): </text:h>
      <text:h text:style-name="Heading_20_6" text:outline-level="6">Изменились данные отделения Пункт приймання-видачі (до 30 кг): вул. Нова, 2 (Поштове відділення)(село Андріївка (Покровський р-н, Дніпропетровська область)): </text:h>
      <text:h text:style-name="Heading_20_6" text:outline-level="6">Изменились данные отделения Пункт приймання - видачі (до 30 кг): вул. Перемоги, 15 (Поштове відділення)(село Дунаїв (Перемишлянський р-н, Львівська область)): </text:h>
      <text:h text:style-name="Heading_20_6" text:outline-level="6">Изменились данные отделения Відділення №1 (до 30 кг): вул. Рудяківська, 68 (Поштове відділення)(село Мирне (Бориспільський р-н, Київська)): </text:h>
      <text:h text:style-name="Heading_20_6" text:outline-level="6">Изменились данные отделения Відділення №1 (до 30 кг): вул. Пушкіна, 2 (Поштове відділення)(селище міського типу Коротич (Харківський р-н, Харківська область)): </text:h>
      <text:h text:style-name="Heading_20_6" text:outline-level="6">Изменились данные отделения Пункт приймання-видачі (до 30 кг): вул. Бічна, 45а (Поштове відділення)(село Переможне (Городоцький р-н, Львівська область)): </text:h>
      <text:h text:style-name="Heading_20_6" text:outline-level="6">Изменились данные отделения Пункт приймання-видачі (до 30 кг): вул. Івана Франка, 86 (Поштове відділення)(село Тухля (Сколівський р-н, Львівська область)): </text:h>
      <text:h text:style-name="Heading_20_6" text:outline-level="6">Изменились данные отделения Пункт приймання-видачі (до 30 кг): вул. Степана Бандери, 1 (Поштове відділення)(село Гериня (Долин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Преображенська, 2Б (Поштове відділення)(село Милорадове (Котелевський р-н, Полтавська область)): </text:h>
      <text:h text:style-name="Heading_20_6" text:outline-level="6">Изменились данные отделения Відділення №1: вул. 40-річчя Перемоги, 8 (Вантажне відділення)(село Глибочиця (Житомирський р-н, Житомирська область)): </text:h>
      <text:h text:style-name="Heading_20_6" text:outline-level="6">Изменились данные отделения Пункт приймання - видачі (до 30 кг): вул. Центральна, 9 а (Поштове відділення)(село Малушка (Березнівський р-н, Рівненська область)): </text:h>
      <text:h text:style-name="Heading_20_6" text:outline-level="6">Изменились данные отделения Пункт приймання-видачі (до 30 кг): вул. Миру, 30 (Поштове відділення)(село Ярунь (Новоград-Волинський р-н, Житомирська область)): </text:h>
      <text:h text:style-name="Heading_20_6" text:outline-level="6">Изменились данные отделения Пункт приймання - видачі (до 30 кг): вул. Центральна, 15 (Поштове відділення)(село Пищатинці (Борщівський р-н, Тернопільська область)): </text:h>
      <text:h text:style-name="Heading_20_5" text:outline-level="5">Загрузка страницы №17 (по 150 отделений на старнице) - True + </text:h>
      <text:p text:style-name="Text_20_body">&gt;</text:p>
      <text:h text:style-name="Heading_20_6" text:outline-level="6"><text:soft-page-break/>Изменились данные отделения Пункт приймання-видачі (до 30 кг): вул. Бойцуна, 26 (Поштове відділення)(село Поляхова (Теофіпольський р-н, Хмель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Відділення №1: вул. Ставніцера Олексія, 11 (Вантажне відділення)(село Визирка (Лиманський р-н, Одеська область)): </text:h>
      <text:h text:style-name="Heading_20_6" text:outline-level="6">Изменились данные отделения Пункт приймання-видачі (до 30 кг): вул. Вереснева, 23а (Поштове відділення)(село Власівка (Баришівський р-н, Київська)): </text:h>
      <text:h text:style-name="Heading_20_6" text:outline-level="6">Изменились данные отделения Пункт приймання-видачі (до 30 кг): вул. Бринського, 63 (Поштове відділення)(село Андріївка (Чемеровецький р-н, Хмельницька область)): </text:h>
      <text:h text:style-name="Heading_20_6" text:outline-level="6">Изменились данные отделения Пункт приймання-видачі (до 30 кг): вул. Богдана Хмельницького, 4а (Поштове відділення)(село Суботів (Чигиринський р-н, Черкаська область)): </text:h>
      <text:h text:style-name="Heading_20_6" text:outline-level="6">Изменились данные отделения Відділення №1: вул. Київська, 46 (Вантажне відділення)(село Махнівка (Козятинський р-н, Вінницька область)): </text:h>
      <text:h text:style-name="Heading_20_6" text:outline-level="6">Изменились данные отделения Мобільне відділення №1: вул. Шкільна, 2 (ВІ 3008 СІ) (Поштове відділення)(село Василівка (Полтавський р-н, Полтавська область)): </text:h>
      <text:h text:style-name="Heading_20_6" text:outline-level="6">Изменились данные отделения Пункт приймання - видачі (до 30 кг): вул. Центральна, 17 (Поштове відділення)(село Буда (Рокитнівський р-н, Рівненська область)): </text:h>
      <text:h text:style-name="Heading_20_6" text:outline-level="6">Изменились данные отделения Пункт приймання - видачі (до 30 кг): вул. Грушевського,51 а (Поштове відділення)(село Раковець (Збаразький р-н, Тернопільська область)): </text:h>
      <text:h text:style-name="Heading_20_6" text:outline-level="6">Изменились данные отделения Пункт приймання-видачі (до 30 кг): вул. Головна, 91 (Поштове відділення)(село Валява (Кіцманський р-н, Чернівецька область)): </text:h>
      <text:h text:style-name="Heading_20_6" text:outline-level="6">Изменились данные отделения Пункт приймання - видачі (до 30 кг): вул. Молодіжна, 13 (Поштове відділення)(село Хмелівка (Березнівський р-н, Рівненська область)): </text:h>
      <text:h text:style-name="Heading_20_6" text:outline-level="6">Изменились данные отделения Пункт приймання-видачі (до 30 кг): вул. Калинова 51а (Поштове відділення)(село Калинівка (Солонянський р-н, Дніпропетровська область)): </text:h>
      <text:h text:style-name="Heading_20_6" text:outline-level="6">Изменились данные отделения Пункт приймання-видачі (до 30 кг): вул. Горького, 20А (Поштове відділення)(село Іванівка (Кобеляцький р-н, Полтавська область)): </text:h>
      <text:h text:style-name="Heading_20_6" text:outline-level="6">Изменились данные отделения Пункт приймання-видачі (до 30 кг): вул. Головна, 125а (Поштове відділення)(село Троїця (Снятин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Генерала Білого, 66 (Поштове відділення)(село Сядрине (Корюківський р-н, Чернігівська область)): </text:h>
      <text:h text:style-name="Heading_20_6" text:outline-level="6">Изменились данные отделения Пункт приймання-видачі (до 30 кг): вул. Гагаріна, 1 (Поштове відділення)(село Четвертинівка (Тростянецький р-н, Вінницька область)): </text:h>
      <text:h text:style-name="Heading_20_6" text:outline-level="6">Изменились данные отделения Пункт приймання-видачі (до 30 кг): вул. Центральна, 117 (Поштове відділення)(село Катеринка (Первомайський р-н, Миколаївська область)): </text:h>
      <text:h text:style-name="Heading_20_6" text:outline-level="6">Изменились данные отделения Відділення №1 (до 150 кг): пров. Севастопольський, 2б (Вантажне відділення)(місто Лозова (Лозівський р-н, Харківська область)): </text:h>
      <text:h text:style-name="Heading_20_6" text:outline-level="6">Изменились данные отделения Пункт приймання-видачі (до 30 кг): вул. Центральна, 62а (Поштове відділення)(село Мацошин (Жовківський р-н, Львівська область)): </text:h>
      <text:h text:style-name="Heading_20_6" text:outline-level="6">Изменились данные отделения Пункт приймання-видачі (до 30 кг): вул. Незалежності, 19 (Поштове відділення)(село Базилівщина (Машівський р-н, Полтавська область)): </text:h>
      <text:h text:style-name="Heading_20_6" text:outline-level="6">Изменились данные отделения Пункт приймання-видачі (до 30 кг): вул. Центральна, 9в (Поштове відділення)(село Осницьк (Рокитнівський р-н, Рівненська область)): </text:h>
      <text:h text:style-name="Heading_20_6" text:outline-level="6">Изменились данные отделения Відділення № 1: вул. Центральна, 44а (Вантажне відділення)(селище міського типу Обухівка (Дніпровський р-н, Дніпропетровська область)): </text:h>
      <text:h text:style-name="Heading_20_6" text:outline-level="6">Изменились данные отделения Відділення №1: вул. Графа Львова, 8а (Вантажне відділення)(село Чернятин (Жмеринський р-н, Вінницька область)): </text:h>
      <text:h text:style-name="Heading_20_6" text:outline-level="6">Изменились данные отделения Пункт приймання - видачі ( до 30 кг): вул. Великорігська, 52 г (Поштове відділення)(село Сопачів (Володимирецький р-н, Рівненська область)): </text:h>
      <text:h text:style-name="Heading_20_6" text:outline-level="6">Изменились данные отделения Пункт приймання-видачі (до 30 кг): вул. Ракоці Ференца, 89 (Поштове відділення)(село Серне (Мукачівський р-н, Закарпатська область)): </text:h>
      <text:h text:style-name="Heading_20_6" text:outline-level="6">Изменились данные отделения Пункт приймання-видачі (до 30 кг): вул. Головна, 1 (Поштове відділення)(село Люча (Косівський р-н, Івано-Франківська область)): </text:h>
      <text:h text:style-name="Heading_20_6" text:outline-level="6">Изменились данные отделения Пункт приймання-видачі (до 30 кг): вул. Галицька, 43 (Поштове відділення)(село Ямниця (Тисменицький р-н, Івано-Франківська область)): </text:h>
      <text:h text:style-name="Heading_20_6" text:outline-level="6">Изменились данные отделения Пункт приймання - видачі ( до 30 кг): вул. Лесі Українки, 11а (Поштове відділення)(село Збруч (Кам'янець-Подільський р-н, Хмельницька область)): </text:h>
      <text:h text:style-name="Heading_20_6" text:outline-level="6">Изменились данные отделения Відділення №1: вул. Степна, 4 (Вантажне відділення)(село Коблеве (Березанський р-н, Миколаївська область)): </text:h>
      <text:h text:style-name="Heading_20_6" text:outline-level="6">Изменились данные отделения Пункт приймання-видачі (до 30 кг): вул. Л. Галайчука, 147 (Поштове відділення)(село Обжиле (Балтський р-н, Одеська область)): </text:h>
      <text:h text:style-name="Heading_20_6" text:outline-level="6">Изменились данные отделения Пункт приймання-видачі (до 30 кг): вул. Миру, 132 (Поштове відділення)(село Копачівка (Деражнянський р-н, Хмельницька область)): </text:h>
      <text:h text:style-name="Heading_20_6" text:outline-level="6">Изменились данные отделения Пункт приймання-видачі (до 30 кг): вул. Молодіжна, 10а (Поштове відділення)(село Сергіївка (Юр'ївський р-н, Дніпропетровська область)): </text:h>
      <text:h text:style-name="Heading_20_6" text:outline-level="6">Изменились данные отделения Пункт приймання-видачі (до 30 кг): вул. Шкільна, 33 (Поштове відділення)(село Холмське (Арцизький р-н, Одеська область)): </text:h>
      <text:h text:style-name="Heading_20_6" text:outline-level="6">Изменились данные отделения Пункт приймання - видачі (до 30 кг): вул. Січових Стрільців, 27 (Поштове відділення)(село Копачинці (Городенків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Відділення №1: вул. Свято-Преображенська, 113-б (Вантажне відділення)(село Олександрія (Рівненський р-н, Рівненська область)): </text:h>
      <text:h text:style-name="Heading_20_6" text:outline-level="6">Изменились данные отделения Пункт приймання-видачі (до 30 кг): вул. Леніна, 22а (Поштове відділення)(село Софіївка (Первомайський р-н, Миколаївська область)): </text:h>
      <text:h text:style-name="Heading_20_6" text:outline-level="6">Изменились данные отделения Пункт приймання-видачі (до 30 кг): вул. Ігоря Щербини, 12 (Поштове відділення)(село Іваньки (Маньківський р-н, Черкаська область)): </text:h>
      <text:h text:style-name="Heading_20_6" text:outline-level="6">Изменились данные отделения Відділення №1: вул. Миколи Юнкерова, 29а (Київ) (Вантажне відділення)(місто Пуща-Водиця (Києво-Святошинський, Київська)): </text:h>
      <text:h text:style-name="Heading_20_6" text:outline-level="6">Изменились данные отделения Пункт приймання-видачі (до 30 кг): вул. Шкільна, 1а (Поштове відділення)(село Чухелі (Волочиський р-н, Хмельницька область)): </text:h>
      <text:h text:style-name="Heading_20_6" text:outline-level="6">Изменились данные отделения Пункт приймання-видачі (до 30 кг): вул. Центральна,134 (Поштове відділення)(село Теребля (Тячівський р-н, Закарпатська область)): </text:h>
      <text:h text:style-name="Heading_20_6" text:outline-level="6">Изменились данные отделения Пункт приймання-видачі (до 30 кг): вул. Лесі Українки, 1 (Поштове відділення)(село Гаврилівка (Покровський р-н, Дніпропетровська область)): </text:h>
      <text:h text:style-name="Heading_20_6" text:outline-level="6">Изменились данные отделения Пункт приймання-видачі (до 30 кг): вул. Гагаріна,7 (Поштове відділення)(село Лисківка (Царичанський р-н, Дніпропетровська область)): </text:h>
      <text:h text:style-name="Heading_20_6" text:outline-level="6">Изменились данные отделения Відділення №1: вул. Свободи, 17А (Вантажне відділення)(село Озерна (Білоцерківський р-н, Київська)): </text:h>
      <text:h text:style-name="Heading_20_6" text:outline-level="6">Изменились данные отделения Пункт приймання-видачі (до 30 кг): вул. Центральна , 277 (Поштове відділення)(село Нижня Яблунька (Турківський р-н, Львівська область)): </text:h>
      <text:h text:style-name="Heading_20_6" text:outline-level="6">Изменились данные отделения Відділення №1: вул. Одеська, 18 (Вантажне відділення)(село Крюківщина (Києво-Святошинський, Київська)): </text:h>
      <text:h text:style-name="Heading_20_6" text:outline-level="6">Изменились данные отделения Відділення №1: вул. Сагайдачного, 47 (Вантажне відділення)(місто Великі Мости (Сокальський р-н, Львівська область)): </text:h>
      <text:h text:style-name="Heading_20_6" text:outline-level="6">Изменились данные отделения Пункт приймання-видачі (до 30 кг): вул. Січових Стрільців, 32 (Поштове відділення)(село Станків (Стрийський р-н, Львівська область)): </text:h>
      <text:h text:style-name="Heading_20_6" text:outline-level="6">Изменились данные отделения Пункт приймання-видачі (до 30 кг): вул. Ковальчука, 6н (Поштове відділення)(село Вільховець (Новоушицький р-н, Хмель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Центральна, 6 (Поштове відділення)(село Бушеве (Рокитнянський р-н, Київська)): </text:h>
      <text:h text:style-name="Heading_20_6" text:outline-level="6">Изменились данные отделения Пункт приймання-видачі (до 30 кг): вул. Терешкової, 15 (Поштове відділення)(село Чорниводи (Городоцький р-н, Хмельницька область)): </text:h>
      <text:h text:style-name="Heading_20_6" text:outline-level="6">Изменились данные отделения Мобільне відділення №1 (до 30 кг): вул. Шевченка, 4 (ВО9883ВС) (Поштове відділення)(село Підлуби (Ємільчинський р-н, Житомирська область)): </text:h>
      <text:h text:style-name="Heading_20_6" text:outline-level="6">Изменились данные отделения Відділення №1: вул. Визволителів, 64а (Вантажне відділення)(село Лютіж (Вишгородський р-н, Київська)): </text:h>
      <text:h text:style-name="Heading_20_6" text:outline-level="6">Изменились данные отделения Пункт приймання-видачі (до 30 кг): вул. Шкільна 7а/2 (Поштове відділення)(село Бреч (Корюківський р-н, Чернігівська область)): </text:h>
      <text:h text:style-name="Heading_20_6" text:outline-level="6">Изменились данные отделения Пункт приймання - видачі (до 30 кг): вул. Левицького 5 (Поштове відділення)(село Іванківці (Хмельницький р-н, Хмельницька область)): </text:h>
      <text:h text:style-name="Heading_20_6" text:outline-level="6">Изменились данные отделения Пункт приймання-видачі (до 30 кг): вул. Шевченка, 20 (Поштове відділення)(село Селець (Дубровицький р-н, Рівненська область)): </text:h>
      <text:h text:style-name="Heading_20_6" text:outline-level="6">Изменились данные отделения Відділення №1: вул. Буковинська, 11 (Вантажне відділення)(селище міського типу Кельменці (Кельменецький р-н, Чернівецька область)): </text:h>
      <text:h text:style-name="Heading_20_6" text:outline-level="6">Изменились данные отделения Пункт приймання-видачі (до 30 кг): вул. Незалежності, 37 (Поштове відділення)(село Уїздці (Здолбунівський р-н, Рівненська область)): </text:h>
      <text:h text:style-name="Heading_20_6" text:outline-level="6">Изменились данные отделения Пункт приймання-видачі (до 30 кг): вул. Чорновола, 39 (Поштове відділення)(село Мединя (Галицький р-н, Івано-Франківська область)): </text:h>
      <text:h text:style-name="Heading_20_6" text:outline-level="6">Изменились данные отделения Відділення №1: вул. Миру, 4а (Вантажне відділення)(село Ділове (Рахівський р-н, Закарпатська область)): </text:h>
      <text:h text:style-name="Heading_20_6" text:outline-level="6">Изменились данные отделения Пункт приймання-видачі (до 30 кг): присілок Горби, 317а (Поштове відділення)(село Соколівка (Косівський р-н, Івано-Франківська область)): </text:h>
      <text:h text:style-name="Heading_20_6" text:outline-level="6">Изменились данные отделения Пункт приймання-видачі (до 30 кг): вул. Незалежності, 12а (Поштове відділення)(село Халаїдове (Монастирищенський р-н, Черкаська область)): </text:h>
      <text:h text:style-name="Heading_20_6" text:outline-level="6">Изменились данные отделения Пункт приймання-видачі (до 30 кг): вул. Ярослава Мудрого, 5 (Поштове відділення)(село Бісковичі (Самбірський р-н, Львівська область)): </text:h>
      <text:h text:style-name="Heading_20_6" text:outline-level="6">Изменились данные отделения Пункт приймання - видачі (до 30 кг): вул. Шевченка, 36 (Поштове відділення)(село Угорники (Коломийський р-н, Івано-Франківська область)): </text:h>
      <text:h text:style-name="Heading_20_6" text:outline-level="6">Изменились данные отделения Відділення №1: вул. Дніпрова, 22а (Вантажне відділення)(село Старе (Бориспільський р-н, Київська)): </text:h>
      <text:h text:style-name="Heading_20_6" text:outline-level="6">Изменились данные отделения Пункт приймання - видачі (до 30 кг): вул. Центральна, 3 (Поштове відділення)(село Петрашівка (Герцаївський р-н, Чернівецька область)): </text:h>
      <text:h text:style-name="Heading_20_6" text:outline-level="6">Изменились данные отделения Відділення №1: вул. Шевченка, 17 (Вантажне відділення)(село Колочава (Міжгірський р-н, Закарпатська область)): </text:h>
      <text:h text:style-name="Heading_20_6" text:outline-level="6">Изменились данные отделения Пункт приймання-видачі (до 30 кг): вул. Центральна, 42 (Поштове відділення)(село Руданське (Шаргородський р-н, Вінницька область)): </text:h>
      <text:h text:style-name="Heading_20_6" text:outline-level="6">Изменились данные отделения Пункт приймання-видачі (до 30 кг): вул. Шевченка, 61 (Поштове відділення)(село Похівка (Богородчанський р-н, Івано-Франківська область)): </text:h>
      <text:h text:style-name="Heading_20_6" text:outline-level="6">Изменились данные отделения Пункт приймання - видачі (до 30 кг): вул. Шевченка, 1 (Поштове відділення)(село Зарваниця (Золочівський р-н, Львівська область)): </text:h>
      <text:h text:style-name="Heading_20_6" text:outline-level="6">Изменились данные отделения Пункт приймання - видачі (до 30 кг): вул. Олександрія, 4 (Поштове відділення)(село Круп'янське (Герцаївський р-н, Чернівецька область)): </text:h>
      <text:h text:style-name="Heading_20_6" text:outline-level="6">Изменились данные отделения Пункт приймання-видачі (до 30 кг): вул. Скаржинського, 30 (Поштове відділення)(село Трикрати (Вознесенський р-н, Миколаївська область)): </text:h>
      <text:h text:style-name="Heading_20_6" text:outline-level="6">Изменились данные отделения Пункт приймання-видачі (до 30 кг): вул. Морозова, 33 (Поштове відділення)(село Миколаївка-Новоросійська (Саратський р-н, Одеська область)): </text:h>
      <text:h text:style-name="Heading_20_6" text:outline-level="6">Изменились данные отделения Пункт приймання-видачі (до 30 кг): вул. Шевченка, 1а (Поштове відділення)(село Дорожне (Вінницький р-н, Вінницька область)): </text:h>
      <text:h text:style-name="Heading_20_6" text:outline-level="6">Изменились данные отделения Пункт приймання-видачі (до 30 кг): вул. Лісова, 19 (Поштове відділення)(село Узруй (Новгород-Сіверський р-н, Чернігівська область)): </text:h>
      <text:h text:style-name="Heading_20_6" text:outline-level="6">Изменились данные отделения Пункт приймання - видачі (до 30 кг): вул. Садова, 1в (Поштове відділення)(село Іванівка (Сарненський р-н, Рівненська область)): </text:h>
      <text:h text:style-name="Heading_20_6" text:outline-level="6">Изменились данные отделения Пункт приймання-видачі (до 30 кг): вул. Богдана Хмельницького, 107 (Поштове відділення)(село Водяники (Звенигородський р-н, Черкаська область)): </text:h>
      <text:h text:style-name="Heading_20_6" text:outline-level="6">Изменились данные отделения Пункт приймання-видачі (до 30 кг): вул. Центральна, 46 (Поштове відділення)(село Берізки (Кривоозерський р-н, Миколаївська область)): </text:h>
      <text:h text:style-name="Heading_20_6" text:outline-level="6">Изменились данные отделения Пункт приймання-видачі (до 30 кг): вул. Шевченка, 16 (Поштове відділення)(село Нова Василівка (Житомирський р-н, Житомирська область)): </text:h>
      <text:h text:style-name="Heading_20_6" text:outline-level="6">Изменились данные отделения Пункт приймання-видачі (до 30 кг): вул. Садова, 3 (Поштове відділення)(селище Слобідське (Первомайський р-н, Харківська область)): </text:h>
      <text:h text:style-name="Heading_20_6" text:outline-level="6">Изменились данные отделения Пункт приймання-видачі (до 30 кг): вул. Автоливмашівська, 179 (Поштове відділення)(село Хриплин (Івано-Франківська, Івано-Франківська область)): </text:h>
      <text:h text:style-name="Heading_20_6" text:outline-level="6">Изменились данные отделения Пункт приймання-видачі (до 30 кг): вул. Шкільна, 15 (Поштове відділення)(село Маразліївка (Білгород-Дністровський р-н, Одеська область)): </text:h>
      <text:h text:style-name="Heading_20_6" text:outline-level="6">Изменились данные отделения Пункт приймання-видачі (до 30 кг): вул. Байка, 31 (Поштове відділення)(село Левків (Житомирський р-н, Житомирська область)): </text:h>
      <text:h text:style-name="Heading_20_6" text:outline-level="6">Изменились данные отделения Відділення №1: вул. Центральна, 97 (Вантажне відділення)(село Іза (Хустський р-н, Закарпатська область)): </text:h>
      <text:h text:style-name="Heading_20_6" text:outline-level="6"><text:soft-page-break/>Изменились данные отделения Пункт приймання-видачі (до 30 кг): вул. Центральна 78 (Поштове відділення)(село Новосілка (Підволочиський р-н, Тернопіль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Відділення №1: вул. Миру, 40 (Вантажне відділення)(селище міського типу Калита (Броварський р-н, Київська)): </text:h>
      <text:h text:style-name="Heading_20_6" text:outline-level="6">Изменились данные отделения Пункт приймання-видачі (до 30 кг): вул. Центральна, 16 (Поштове відділення)(село Бачина (Старосамбірський р-н, Львівська область)): </text:h>
      <text:h text:style-name="Heading_20_6" text:outline-level="6">Изменились данные отделения Пункт приймання - видачі (до 30 кг): вул. Шкільна, 1Б (Поштове відділення)(село Сапожин (Корецький р-н, Рівненська область)): </text:h>
      <text:h text:style-name="Heading_20_6" text:outline-level="6">Изменились данные отделения Мобільне відділення №1 (до 30 кг): вул. Польова, 100 (МВ8642АР) (Поштове відділення)(село Чалищівка (Буринський р-н, Сумська область)): </text:h>
      <text:h text:style-name="Heading_20_6" text:outline-level="6">Изменились данные отделения Мобільне відділення №1 (до 30 кг): вул. Центральна,1 (АО1335НВ) (Поштове відділення)(село Палло (Ужгородський р-н, Закарпатська область)): </text:h>
      <text:h text:style-name="Heading_20_6" text:outline-level="6">Изменились данные отделения Пункт приймання-видачі (до 30 кг): вул. Кірова, 2 (Поштове відділення)(село Рівне (Березівський р-н, Одеська область)): </text:h>
      <text:h text:style-name="Heading_20_6" text:outline-level="6">Изменились данные отделения Пункт приймання-видачі (до 30 кг): вул. Шкільна, 1 (Поштове відділення)(село Іваниця (Недригайлівський р-н, Сумська область)): </text:h>
      <text:h text:style-name="Heading_20_6" text:outline-level="6">Изменились данные отделения Пункт приймання-видачі (до 30 кг): вул. Центральна, 35 (Поштове відділення)(село Красносілля (Володимирецький р-н, Рівненська область)): </text:h>
      <text:h text:style-name="Heading_20_6" text:outline-level="6">Изменились данные отделения Пункт приймання-видачі (до 30 кг): вул. Хмельницького, 39 (Поштове відділення)(село Людвище (Шумський р-н, Тернопільська область)): </text:h>
      <text:h text:style-name="Heading_20_6" text:outline-level="6">Изменились данные отделения Пункт приймання - видачі (до 30 кг): вул. Лесі Українки, 81 (Поштове відділення)(село Буянів (Жидачівський р-н, Львівська область)): </text:h>
      <text:h text:style-name="Heading_20_6" text:outline-level="6">Изменились данные отделения Пункт приймання-видачі (до 30 кг): вул. Петрушівська, 35 (Поштове відділення)(село Петрушів (Тячівський р-н, Закарпатська область)): </text:h>
      <text:h text:style-name="Heading_20_6" text:outline-level="6">Изменились данные отделения Пункт приймання-видачі (до 30 кг): вул. Володимирівська, 14а (Поштове відділення)(село Радовичі (Іваничівський р-н, Волинська область)): </text:h>
      <text:h text:style-name="Heading_20_6" text:outline-level="6">Изменились данные отделения Відділення №1: вул. Воздвиженська, 59 (Вантажне відділення)(селище міського типу Чупахівка (Охтирський р-н, Сумська область)): </text:h>
      <text:h text:style-name="Heading_20_6" text:outline-level="6">Изменились данные отделения Пункт приймання - видачі (до 30 кг): вул. Коломийська, 22 (Поштове відділення)(село Глибока (Коломийський р-н, Івано-Франківська область)): </text:h>
      <text:h text:style-name="Heading_20_6" text:outline-level="6">Изменились данные отделения Пункт приймання-видачі (до 30 кг): вул. Франка, 1 (Поштове відділення)(село Добряни (Миколаївський р-н, Львівська область)): </text:h>
      <text:h text:style-name="Heading_20_6" text:outline-level="6">Изменились данные отделения Відділення №1: вул. Незалежності, 82 (Вантажне відділення)(місто Рожище (Рожищенський р-н, Волинська область)): </text:h>
      <text:h text:style-name="Heading_20_6" text:outline-level="6">Изменились данные отделения Відділення №1: вул. Соборна, 43 (Вантажне відділення)(місто Гнівань (Тиврівський р-н, Вінницька область)): </text:h>
      <text:h text:style-name="Heading_20_6" text:outline-level="6">Изменились данные отделения Відділення № 1: вул. Духновича, 92 (Вантажне відділення)(село Поляна (Свалявський р-н, Закарпатська область)): </text:h>
      <text:h text:style-name="Heading_20_6" text:outline-level="6">Изменились данные отделения Пункт приймання - видачі (до 30 кг): вул. Сонячна, 9А (Поштове відділення)(село Глибочок (Тростянецький р-н, Вінницька область)): </text:h>
      <text:h text:style-name="Heading_20_6" text:outline-level="6">Изменились данные отделения Пункт приймання - видачі (до 30 кг): вул. Гринцишина, 10 (Поштове відділення)(село Потік (Рогатинський р-н, Івано-Франківська область)): </text:h>
      <text:h text:style-name="Heading_20_6" text:outline-level="6">Изменились данные отделения Відділення №1: вул. Олени Теліги, 2а (Вантажне відділення)(селище міського типу Гоща (Гощанський р-н, Рівненська область)): </text:h>
      <text:h text:style-name="Heading_20_6" text:outline-level="6">Изменились данные отделения Відділення №1: вул. Міцкевича, 1 (Вантажне відділення)(селище міського типу Рокитне (Рокитнівський р-н, Рівненська область)): </text:h>
      <text:h text:style-name="Heading_20_6" text:outline-level="6">Изменились данные отделения Відділення №1: вул. Луцька, 10 (Вантажне відділення)(селище міського типу Демидівка (Демидівський р-н, Рівненська область)): </text:h>
      <text:h text:style-name="Heading_20_6" text:outline-level="6">Изменились данные отделения Відділення №1: вул. Аерофлотська, 2б (Вантажне відділення)(селище міського типу Зарічне (Зарічненський р-н, Рівненська область)): </text:h>
      <text:h text:style-name="Heading_20_6" text:outline-level="6">Изменились данные отделения Відділення №1: вул. Залізнична, 85 (Вантажне відділення)(місто Чортків (Чортківський р-н, Тернопільська область)): </text:h>
      <text:h text:style-name="Heading_20_6" text:outline-level="6">Изменились данные отделения Пункт приймання - видачі (до 30 кг): вул. Степана Руданького 52а (Поштове відділення)(село Слобідка (Калинівський р-н, Вінницька область)): </text:h>
      <text:h text:style-name="Heading_20_6" text:outline-level="6">Изменились данные отделения Мобільне відділення №1 (до 30 кг): вул. Центральна, 22а ( АІ9002КХ) (Поштове відділення)(село Лук'янівка (Таращанський р-н, Київська)): </text:h>
      <text:h text:style-name="Heading_20_6" text:outline-level="6">Изменились данные отделения Пункт приймання - видачі (до 30 кг): вул. У.Кармелюка, 15 (Східницька ОТГ) (Поштове відділення)(село Винники (Дрогобицький р-н, Львівська область)): </text:h>
      <text:h text:style-name="Heading_20_6" text:outline-level="6">Изменились данные отделения Пункт приймання-видачі (до 30 кг): вул. Лисого, 50 (Поштове відділення)(село Підлипне (Конотопська, Сумська область)): </text:h>
      <text:h text:style-name="Heading_20_6" text:outline-level="6">Изменились данные отделения Пункт приймання - видачі (до 30 кг): вул. Лесі Українки, 3 (Поштове відділення)(село Ліщин (Житомирський р-н, Житомирська область)): </text:h>
      <text:h text:style-name="Heading_20_6" text:outline-level="6">Изменились данные отделения Пункт приймання-видачі (до 30 кг): вул. Козацька, 83 (Поштове відділення)(село Івангород (Христинівський р-н, Черкаська область)): </text:h>
      <text:h text:style-name="Heading_20_6" text:outline-level="6">Изменились данные отделения Пункт приймання-видачі (до 30 кг), вул. Дачна, 18 (Поштове відділення)(село Кугуки (Корюківський р-н, Чернігівська область)): </text:h>
      <text:h text:style-name="Heading_20_6" text:outline-level="6">Изменились данные отделения Відділення №1: вул. Ковельська, 52 (Вантажне відділення)(село Дубове (Ковельський р-н, Волинська область)): </text:h>
      <text:h text:style-name="Heading_20_6" text:outline-level="6">Изменились данные отделения Пункт приймання - видачі (до 30 кг): вул. Стрийська, 15а (Поштове відділення)(село Мазурівка (Жидачівський р-н, Львівська область)): </text:h>
      <text:h text:style-name="Heading_20_6" text:outline-level="6">Изменились данные отделения Пункт приймання - видачі (до 30 кг): вул. Центральна, 6 (Поштове відділення)(село Хоросниця (Мостиський р-н, Львівська область)): </text:h>
      <text:h text:style-name="Heading_20_6" text:outline-level="6"><text:soft-page-break/>Изменились данные отделения Пункт приймання-видачі (до 30 кг): вул. Першотравнева 38 (Поштове відділення)(село Романів (Луцький р-н, Волинська область)): </text:h>
      <text:h text:style-name="Heading_20_6" text:outline-level="6">Изменились данные отделения Пункт приймання-видачі (до 30 кг): вул. Незалежності, 10 (Поштове відділення)(селище Новий Коротич (Харківський р-н, Харківська область)): </text:h>
      <text:h text:style-name="Heading_20_6" text:outline-level="6">Изменились данные отделения Мобільне відділення №1 ( до 30 кг): вул. Миру, 20 ВХ3684АК (Поштове відділення)(село Іванківці (Старосинявський р-н, Хмельницька область)): </text:h>
      <text:h text:style-name="Heading_20_6" text:outline-level="6">Изменились данные отделения Пункт приймання - видачі (до 30 кг): вул. 40-річчя Перемоги, 5 (Поштове відділення)(село Москалівка (Ярмолинецький р-н, Хмельницька область)): </text:h>
      <text:h text:style-name="Heading_20_6" text:outline-level="6">Изменились данные отделения Пункт приймання-видачі (до 30 кг): вул. Грушевського, 1А (Поштове відділення)(село Назавизів (Надвірнянський р-н, Івано-Франківська область)): </text:h>
      <text:h text:style-name="Heading_20_6" text:outline-level="6">Изменились данные отделения Мобільне відділення №1 (до 30 кг): вул. Центральна, 68 ВО4559СС (Поштове відділення)(село Глибочок (Борщівський р-н, Тернопільська область)): </text:h>
      <text:h text:style-name="Heading_20_6" text:outline-level="6">Изменились данные отделения Пункт приймання-видачі (до 30 кг): вул. Центральна,8 (Поштове відділення)(село Погірці (Самбірський р-н, Львівська область)): </text:h>
      <text:h text:style-name="Heading_20_6" text:outline-level="6">Изменились данные отделения Відділення №1: вул. Гагаріна, 6с (Вантажне відділення)(селище міського типу Вапнярка (Томашпільський р-н, Вінницька область)): </text:h>
      <text:h text:style-name="Heading_20_6" text:outline-level="6">Изменились данные отделения Пункт приймання-видачі (до 30 кг): вул. Незалежності,2 (Поштове відділення)(село Демня (Миколаївський р-н, Львівська область)): </text:h>
      <text:h text:style-name="Heading_20_6" text:outline-level="6">Изменились данные отделения Пункт приймання - видачі (до 30 кг): вул. Перемоги, 4 (Поштове відділення)(село Пединка (Любарський р-н, Житомирська область)): </text:h>
      <text:h text:style-name="Heading_20_6" text:outline-level="6">Изменились данные отделения Пункт приймання-видачі (до 30 кг): вул. Центральна, 57 (Поштове відділення)(село Котловина (Ренійський р-н, Одеська область)): </text:h>
      <text:h text:style-name="Heading_20_6" text:outline-level="6">Изменились данные отделения Мобільне відділення №1 (до 30 кг): вул. Печенюка,1 (ВХ4660ЕН) (Поштове відділення)(село Терлівка (Летичівський р-н, Хмель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Шевченка, 67 (Поштове відділення)(село Дмитрашківка (Піщанський р-н, Вінницька область)): </text:h>
      <text:h text:style-name="Heading_20_6" text:outline-level="6">Изменились данные отделения Пункт приймання - видачі (до 30 кг):вул. Гайова 8 (Поштове відділення)(село Підкормілля (Любешівський р-н, Волинська область)): </text:h>
      <text:h text:style-name="Heading_20_6" text:outline-level="6">Изменились данные отделения Пункт приймання-видачі (до 30 кг): вул. І. Франка, 48 (Поштове відділення)(село Ладичин (Теребовлянський р-н, Тернопільська область)): </text:h>
      <text:h text:style-name="Heading_20_6" text:outline-level="6">Изменились данные отделения Пункт приймання-видачі (до 30 кг): вул. Підлісна, 29б (Поштове відділення)(село Підгайчики (Золочівський р-н, Львівська область)): </text:h>
      <text:h text:style-name="Heading_20_6" text:outline-level="6">Изменились данные отделения Пункт приймання-видачі (до 30 кг): вул. Нікітченко, 12 (Поштове відділення)(село Агрономія (Арбузинський р-н, Миколаївська область)): </text:h>
      <text:h text:style-name="Heading_20_6" text:outline-level="6">Изменились данные отделения Пункт приймання-видачі (до 30 кг): вул. Гагаріна, 10-А (Поштове відділення)(село Веселий Поділ (Семенівський р-н, Полта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Шевченка, 37 (Поштове відділення)(село Дубівці (Кіцманс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б\н 530 (Поштове відділення)(село Торунь (Міжгірський р-н, Закарпатська область)): </text:h>
      <text:h text:style-name="Heading_20_6" text:outline-level="6">Изменились данные отделения Пункт приймання-видачі (до 30 кг): вул. Шевченка, 24 (Поштове відділення)(село Добряни (Стрийський р-н, Львівська область)): </text:h>
      <text:h text:style-name="Heading_20_6" text:outline-level="6">Изменились данные отделения Пункт приймання-видачі (до 30 кг): вул. Українська, 15б (Поштове відділення)(село Нова Олександрівка (Згурівський р-н, Київська)): </text:h>
      <text:h text:style-name="Heading_20_5" text:outline-level="5">Загрузка страницы №18 (по 150 отделений на старнице) - True + </text:h>
      <text:p text:style-name="Text_20_body">&gt;</text:p>
      <text:h text:style-name="Heading_20_6" text:outline-level="6"><text:soft-page-break/>Изменились данные отделения Пункт приймання-видачі (до 30 кг): вул. Головна, 48 (Поштове відділення)(село Подвірне (Новосели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Галицька, 55 (Поштове відділення)(село Чистилів (Тернопільський р-н, Тернопільська область)): </text:h>
      <text:h text:style-name="Heading_20_6" text:outline-level="6">Изменились данные отделения Відділення № 1: вул. Центральна, 166/а (Вантажне відділення)(село Лебедин (Шполянський р-н, Черкаська область)): </text:h>
      <text:h text:style-name="Heading_20_6" text:outline-level="6">Изменились данные отделения Пункт приймання - видачі (до 30 кг): вул. Центральна ,7 (Поштове відділення)(село Довгополе (Верховинський р-н, Івано-Франківська область)): </text:h>
      <text:h text:style-name="Heading_20_6" text:outline-level="6">Изменились данные отделения Пункт приймання-видачі (до 30 кг): вул. Лесі Українки, 10а (Поштове відділення)(село Литвинівка (Вишгородський р-н, Київська)): </text:h>
      <text:h text:style-name="Heading_20_6" text:outline-level="6">Изменились данные отделения Пункт приймання-видачі (до 30 кг): вул. Шевченка 181 (Поштове відділення)(село Чишки (Пустомитівський р-н, Львівська область)): </text:h>
      <text:h text:style-name="Heading_20_6" text:outline-level="6">Изменились данные отделения Пункт приймання-видачі (до 30 кг): вул. Центральна, 61/2 (Поштове відділення)(село Сусково (Свалявський р-н, Закарпатська область)): </text:h>
      <text:h text:style-name="Heading_20_6" text:outline-level="6">Изменились данные отделения Пункт приймання - видачі (до 30 кг): вул. Л.Українки, 1 (Поштове відділення)(село Ставрів (Млинівський р-н, Рівненська область)): </text:h>
      <text:h text:style-name="Heading_20_6" text:outline-level="6">Изменились данные отделения Пункт приймання - видачі ( до 30 кг): вул. Привокзальна, 28 (Поштове відділення)(село Колбаєвичі (Самбірський р-н, Львівська область)): </text:h>
      <text:h text:style-name="Heading_20_6" text:outline-level="6">Изменились данные отделения Пункт приймання-видачі (до 30 кг): вул. БОС2, 9а (Поштове відділення)(селище Мартинівське (селище) (Вознесенський р-н, Миколаївська область)): </text:h>
      <text:h text:style-name="Heading_20_6" text:outline-level="6">Изменились данные отделения Відділення №1: вул. Одеська, 4а (Вантажне відділення)(селище міського типу Овідіополь (Овідіопольський р-н, Одеська область)): </text:h>
      <text:h text:style-name="Heading_20_6" text:outline-level="6">Изменились данные отделения Пункт приймання-видачі (до 30 кг): вул. Шкільна, 1а (Поштове відділення)(село Гудзівка (Звенигородський р-н, Черкаська область)): </text:h>
      <text:h text:style-name="Heading_20_6" text:outline-level="6">Изменились данные отделения Пункт приймання-видачі (до 30 кг), вул. Шевченка, 52 (Поштове відділення)(село Коржівка (Старокостянтинівський р-н, Хмельницька область)): </text:h>
      <text:h text:style-name="Heading_20_6" text:outline-level="6">Изменились данные отделения Пункт приймання-видачі (до 30 кг): вул. Центральна, 33 (Поштове відділення)(село Нехаївка (Коропський р-н, Чернігівська область)): </text:h>
      <text:h text:style-name="Heading_20_6" text:outline-level="6">Изменились данные отделения Пункт приймання-видачі (до 30 кг): вул. Маковійчука, 56 (Поштове відділення)(село Шилівці (Хотинський р-н, Чернівецька область)): </text:h>
      <text:h text:style-name="Heading_20_6" text:outline-level="6">Изменились данные отделения Пункт приймання - видачі (до 30 кг): вул. Центральна, 23 (Поштове відділення)(село Мізочок (Здолбунівський р-н, Рівненська область)): </text:h>
      <text:h text:style-name="Heading_20_6" text:outline-level="6">Изменились данные отделения Пункт приймання-видачі (до 30 кг): вул. Горького 51 (Поштове відділення)(село Пустоварівка (Сквирський р-н, Київська)): </text:h>
      <text:h text:style-name="Heading_20_6" text:outline-level="6">Изменились данные отделения Пункт приймання-видачі (до 30 кг): вул. Вишнева, 50 (Поштове відділення)(село Панкратове (Арбузинський р-н, Миколаївська область)): </text:h>
      <text:h text:style-name="Heading_20_6" text:outline-level="6">Изменились данные отделения Пункт приймання-видачі (до 30 кг): вул. Центральна,187а (Поштове відділення)(село Волосянка (Великоберезнянський р-н, Закарпатська область)): </text:h>
      <text:h text:style-name="Heading_20_6" text:outline-level="6">Изменились данные отделения Пункт приймання-видачі (до 30 кг): вул. Центральна, 2 (біля Народного дому) (Поштове відділення)(село Вовчищовичі (Мостиський р-н, Львівська область)): </text:h>
      <text:h text:style-name="Heading_20_6" text:outline-level="6">Изменились данные отделения Пункт приймання-видачі (до 30 кг): вул. Ковельська, 2 (Поштове відділення)(село Соловичі (Турійський р-н, Волинська область)): </text:h>
      <text:h text:style-name="Heading_20_6" text:outline-level="6">Изменились данные отделения Пункт приймання-видачі (до 30 кг): вул. Дружби, 4 (Поштове відділення)(село Огіївка (Сахновщинський р-н, Харківська область)): </text:h>
      <text:h text:style-name="Heading_20_6" text:outline-level="6">Изменились данные отделения Пункт приймання - видачі (до 30 кг): вул. Лугова, 1А (Поштове відділення)(село Македони (Миронівський р-н, Київська)): </text:h>
      <text:h text:style-name="Heading_20_6" text:outline-level="6">Изменились данные отделения Пункт приймання-видачі (до 30 кг): вул. Мічуріна, 18/3а (Поштове відділення)(село Красна Коса (Білгород-Дністровський р-н, Одеська область)): </text:h>
      <text:h text:style-name="Heading_20_6" text:outline-level="6">Изменились данные отделения Відділення № 1: вул. Незалежності, 112 — В (Вантажне відділення)(село Великі Кринки (Глобинський р-н, Полтавська область)): </text:h>
      <text:h text:style-name="Heading_20_6" text:outline-level="6">Изменились данные отделения Пункт приймання-видачі (до 30 кг): вул. Незалежності, 18 (Поштове відділення)(село Бутівка (Сосницький р-н, Чернігівська область)): </text:h>
      <text:h text:style-name="Heading_20_6" text:outline-level="6">Изменились данные отделения Пункт приймання-видачі (до 30 кг): вул. Холодноярська, 112 (Поштове відділення)(село Мельники (Чигиринський р-н, Черкаська область)): </text:h>
      <text:h text:style-name="Heading_20_6" text:outline-level="6">Изменились данные отделения Відділення №1: вул. Хоменка, 28 (Вантажне відділення)(село Богданівка (Броварський р-н, Київська)): </text:h>
      <text:h text:style-name="Heading_20_6" text:outline-level="6">Изменились данные отделения Пункт приймання-видачі (до 30 кг): вул. Зоряна, 61 (Поштове відділення)(село Лозувата (Благовіщенський р-н, Кіровоградська область)): </text:h>
      <text:h text:style-name="Heading_20_6" text:outline-level="6">Изменились данные отделения Пункт приймання-видачі (до 30 кг): вул. Заводська, 2б (Поштове відділення)(село Перемога (Броварський р-н, Київська)): </text:h>
      <text:h text:style-name="Heading_20_6" text:outline-level="6">Изменились данные отделения Пункт приймання-видачі (до 30 кг): вул. Привокзальна , 13 (Поштове відділення)(селище Привокзальне (Валківський р-н, Харківська область)): </text:h>
      <text:h text:style-name="Heading_20_6" text:outline-level="6">Изменились данные отделения Відділення №1: вул. Покровська, 21 (Вантажне відділення)(селище міського типу Котельва (Котелевський р-н, Полтавська область)): </text:h>
      <text:h text:style-name="Heading_20_6" text:outline-level="6">Изменились данные отделения Відділення №1: вул. Володимирська, 21б (Вантажне відділення)(місто Малин (Малинський р-н, Житомирська область)): </text:h>
      <text:h text:style-name="Heading_20_6" text:outline-level="6">Изменились данные отделения Відділення №1 (до 1000 кг ): вул. 8-го Березня,3Б (Вантажне відділення)(місто Балаклія (Балаклійський р-н, Харківська область)): </text:h>
      <text:h text:style-name="Heading_20_6" text:outline-level="6"><text:soft-page-break/>Изменились данные отделения Пункт приймання-видачі (до 30 кг): вул. Шевченка, 14 (Поштове відділення)(село Тростянець (Снятин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Івана Франка, 7 (Поштове відділення)(село Запруддя (Рокитнянський р-н, Київська)): </text:h>
      <text:h text:style-name="Heading_20_6" text:outline-level="6">Изменились данные отделения Мобільне відділення №1 (до 30 кг): вул. Шкільна, 9 (СА9206ВС) (Поштове відділення)(село Кримки (Олександрівський р-н, Кіровоградська область)): </text:h>
      <text:h text:style-name="Heading_20_6" text:outline-level="6">Изменились данные отделения Пункт приймання-видачі (до 30 кг): вул. Садова,1 (Поштове відділення)(село Бакша (Савранський р-н, Одеська область)): </text:h>
      <text:h text:style-name="Heading_20_6" text:outline-level="6">Изменились данные отделения Пункт приймання-видачі (до 30 кг): вул. Виноградна, 58 маг "Юлія" (Поштове відділення)(село Михайлівка (Ямпільський р-н, Вінницька область)): </text:h>
      <text:h text:style-name="Heading_20_6" text:outline-level="6">Изменились данные отделения Мобільне відділення №1 (до 30 кг): вул. Карла Маркса,1 (АМ4329ЕА) (Поштове відділення)(село Улашанівка (Пулинський р-н, Житомирська область)): </text:h>
      <text:h text:style-name="Heading_20_6" text:outline-level="6">Изменились данные отделения Пункт приймання-видачі (до 30 кг): вул. Трудова, 40 (Поштове відділення)(село Ширмівка (Погребищенський р-н, Вінницька область)): </text:h>
      <text:h text:style-name="Heading_20_6" text:outline-level="6">Изменились данные отделения Мобільне відділення №1 (до 30 кг): вул. Садова, 43 АХ4930ЕА (Поштове відділення)(село Сковородинівка (Золочівський р-н, Харківська область)): </text:h>
      <text:h text:style-name="Heading_20_6" text:outline-level="6">Изменились данные отделения Пункт приймання-видачі (до 30 кг): вул. Шевченка, 30 (Поштове відділення)(село Бринь (Галицький р-н, Івано-Франківська область)): </text:h>
      <text:h text:style-name="Heading_20_6" text:outline-level="6">Изменились данные отделения Пункт приймання-видачі (до 30 кг): вул. Лесі Українки, 13 (Поштове відділення)(село Крачківка (Маньківський р-н, Черкаська область)): </text:h>
      <text:h text:style-name="Heading_20_6" text:outline-level="6">Изменились данные отделения Відділення №1: вул. Центральна, 104 Г (Вантажне відділення)(селище міського типу Юр'ївка (Юр'ївський р-н, Дніпропетровська область)): </text:h>
      <text:h text:style-name="Heading_20_6" text:outline-level="6">Изменились данные отделения Мобільне відділення №1 (до 30 кг): вул. Лесі Українки, 55Б (АІ8542ІІ) (Поштове відділення)(село Крехаїв (Козелецький р-н, Чернігівська область)): </text:h>
      <text:h text:style-name="Heading_20_6" text:outline-level="6">Изменились данные отделения Пункт приймання-видачі (до 30 кг): вул. Соборна, 1а (Поштове відділення)(село Прибірськ (Іванківський р-н, Київська)): </text:h>
      <text:h text:style-name="Heading_20_6" text:outline-level="6">Изменились данные отделения Пункт приймання - видачі (до 30 кг): вул. Центральна, 87 а (Поштове відділення)(село Збраньки (Овруцький р-н, Житомирська область)): </text:h>
      <text:h text:style-name="Heading_20_6" text:outline-level="6">Изменились данные отделения Пункт приймання - видачі (до 30 кг): вул. Олімпійського вогню 54 (Поштове відділення)(село Прибузьке (Хмельницький р-н, Хмельницька область)): </text:h>
      <text:h text:style-name="Heading_20_6" text:outline-level="6">Изменились данные отделения Пункт приймання - видачі (до 30 кг): вул. Ів. Франка , 29 б (Поштове відділення)(село Лисовичі (Стрийський р-н, Львівська область)): </text:h>
      <text:h text:style-name="Heading_20_6" text:outline-level="6">Изменились данные отделения Пункт приймання-видачі (до 30 кг): вул. Гоголя, 1а (Поштове відділення)(село Селичівка (Баришівський р-н, Київська)): </text:h>
      <text:h text:style-name="Heading_20_6" text:outline-level="6">Изменились данные отделения Відділення №1: вул. Шкільна, 2 (Вантажне відділення)(село Бобриця (Києво-Святошинський, Київська)): </text:h>
      <text:h text:style-name="Heading_20_6" text:outline-level="6">Изменились данные отделения Пункт приймання-видачі (до 30 кг): вул. Шевченка, 1 (Поштове відділення)(село Болехівці (Дрогобицький р-н, Львівська область)): </text:h>
      <text:h text:style-name="Heading_20_6" text:outline-level="6">Изменились данные отделения Пункт приймання-видачі (до 30 кг): вул. Миру,1 (Поштове відділення)(село Миколаївка (Тарутинський р-н, Одеська область)): </text:h>
      <text:h text:style-name="Heading_20_6" text:outline-level="6">Изменились данные отделения Пункт приймання-видачі (до 30 кг):вул. Зелена, 26 (Поштове відділення)(село Братковичі (Городоцький р-н, Львівська область)): </text:h>
      <text:h text:style-name="Heading_20_6" text:outline-level="6">Изменились данные отделения Пункт приймання-видачі (до 30 кг): вул. Троїцька, 91 (Поштове відділення)(село Виблі (Куликівський р-н, Чернігівська область)): </text:h>
      <text:h text:style-name="Heading_20_6" text:outline-level="6">Изменились данные отделения Пункт приймання-видачі (до 30 кг): вул. участок Бистриця, магазин «Магазин №3» (Поштове відділення)(село Бистриця (Надвірнянський р-н, Івано-Франківська область)): </text:h>
      <text:h text:style-name="Heading_20_6" text:outline-level="6">Изменились данные отделения Пункт приймання - видачі (до 30 кг): вул. 8го Березня 10А (Поштове відділення)(село Журавлівка (Барський р-н, Вінницька область)): </text:h>
      <text:h text:style-name="Heading_20_6" text:outline-level="6">Изменились данные отделения Пункт приймання-видачі (до 30 кг): вул. Клубна ,1 (Поштове відділення)(село Михайлівка (Казанківський р-н, Миколаївська область)): </text:h>
      <text:h text:style-name="Heading_20_6" text:outline-level="6">Изменились данные отделения Пункт приймання - видачі (до 30 кг): вул. Грушевського, 9 (Поштове відділення)(село Стриївка (Збаразький р-н, Тернопільська область)): </text:h>
      <text:h text:style-name="Heading_20_6" text:outline-level="6">Изменились данные отделения Пункт приймання - видачі ( до 30 кг): вул. Центральна,1а (Поштове відділення)(село Радівка (Калинівський р-н, Вінницька область)): </text:h>
      <text:h text:style-name="Heading_20_6" text:outline-level="6">Изменились данные отделения Пункт приймання - видачі (до 30 кг): вул. Шашкевича, 22 (Поштове відділення)(село Котівка (Гусятинський р-н, Тернопільська область)): </text:h>
      <text:h text:style-name="Heading_20_6" text:outline-level="6">Изменились данные отделения Відділення №1: вул. Центральна, 210 б (Вантажне відділення)(село Чорна Тиса (Рахівський р-н, Закарпатська область)): </text:h>
      <text:h text:style-name="Heading_20_6" text:outline-level="6">Изменились данные отделения Пункт приймання - видачі (до 30 кг): вул. Першотравнева, 55А (Поштове відділення)(село Велике Вербче (Сарненський р-н, Рівненська область)): </text:h>
      <text:h text:style-name="Heading_20_6" text:outline-level="6">Изменились данные отделения Пункт приймання-видачі (до 30 кг): вул. Центральна,187б (Поштове відділення)(селище міського типу Добрянка (Ріпкинський р-н, Чернігівська область)): </text:h>
      <text:h text:style-name="Heading_20_6" text:outline-level="6">Изменились данные отделения Пункт приймання-видачі (до 30 кг): вул. Соціалістична, 3а (Поштове відділення)(селище Голобородьківське (Карлівський р-н, Полтавська область)): </text:h>
      <text:h text:style-name="Heading_20_6" text:outline-level="6">Изменились данные отделения Пункт приймання-видачі (до 30 кг): вул. Леніна, 200 (Поштове відділення)(село Острівне (Арцизький р-н, Одеська область)): </text:h>
      <text:h text:style-name="Heading_20_6" text:outline-level="6">Изменились данные отделения Відділення №1: вул. Центральна, 84 (Вантажне відділення)(селище міського типу Холми (Корюківський р-н, Чернігівська область)): </text:h>
      <text:h text:style-name="Heading_20_6" text:outline-level="6"><text:soft-page-break/>Изменились данные отделения Пункт приймання-видачі (до 30 кг): вул. Івана Франка, 90 (Поштове відділення)(село Серафинці (Городенківський р-н, Івано-Франківська область)): </text:h>
      <text:h text:style-name="Heading_20_6" text:outline-level="6">Изменились данные отделения Відділення №1: вул. Івана Франка, 76 (Вантажне відділення)(місто Хуст (Хуст, Закарпатська область)): </text:h>
      <text:h text:style-name="Heading_20_6" text:outline-level="6">Изменились данные отделения Пункт приймання-видачі (до 30 кг): вул. Шевченка, 112а (Поштове відділення)(село Пісочна (Миколаївський р-н, Львівська область)): </text:h>
      <text:h text:style-name="Heading_20_6" text:outline-level="6">Изменились данные отделения Пункт приймання-видачі (до 30 кг), вул. Садова, 23 (Поштове відділення)(село Мала Колибань (Хмельницький р-н, Хмельницька область)): </text:h>
      <text:h text:style-name="Heading_20_6" text:outline-level="6">Изменились данные отделения Пункт приймання - видачі (до 30 кг): вул. Центральна,39 (Поштове відділення)(село Голосковичі (Бродівський р-н, Льв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 - видачі (до 30 кг): вул. Розенкова, 15 (Поштове відділення)(село Крива (Таращанський р-н, Київська)): </text:h>
      <text:h text:style-name="Heading_20_6" text:outline-level="6">Изменились данные отделения Пункт приймання - видачі ( до 30 кг): вул. Косівська, 26 (Поштове відділення)(село Черганівка (Косів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Сергієва, 1-В (Поштове відділення)(село Салиха (Таращанський р-н, Київська)): </text:h>
      <text:h text:style-name="Heading_20_6" text:outline-level="6">Изменились данные отделения Пункт приймання - видачі (до 30 кг): вул. Олександра Колівошка, 148 (Поштове відділення)(село Гарячківка (Крижопільський р-н, Вінницька область)): </text:h>
      <text:h text:style-name="Heading_20_6" text:outline-level="6">Изменились данные отделения Пункт приймання-видачі (до 30 кг): вул. Базарна,1 (Поштове відділення)(село Глинськ (Роменський р-н, Сумська область)): </text:h>
      <text:h text:style-name="Heading_20_6" text:outline-level="6">Изменились данные отделения Відділення №1: вул. Грушевського, 3 (Вантажне відділення)(селище міського типу Вишнівець (Збаразький р-н, Тернопільська область)): </text:h>
      <text:h text:style-name="Heading_20_6" text:outline-level="6">Изменились данные отделения Пункт приймання - видачі (до 30 кг): вул. Центральна, 29 (Поштове відділення)(село Мости (Здолбунівський р-н, Рівненська область)): </text:h>
      <text:h text:style-name="Heading_20_6" text:outline-level="6">Изменились данные отделения Пункт приймання-видачі (до 30 кг): вул. Ковельська, 36а (Поштове відділення)(село Переспа (Рожищенський р-н, Волинська область)): </text:h>
      <text:h text:style-name="Heading_20_6" text:outline-level="6">Изменились данные отделения Пункт приймання-видачі (до 30 кг): вул. Молодіжна, 31 (Поштове відділення)(село Чорна (Окнянський р-н, Одеська область)): </text:h>
      <text:h text:style-name="Heading_20_6" text:outline-level="6">Изменились данные отделения Пункт приймання - видачі (до 30 кг): вул. Миру 2 (Поштове відділення)(село Колоденка (Томашпільський р-н, Вінницька область)): </text:h>
      <text:h text:style-name="Heading_20_6" text:outline-level="6">Изменились данные отделения Пункт приймання-видачі (до 30 кг): вул. Гамбієвського, 69 (Поштове відділення)(село Велика Мечетня (Кривоозерський р-н, Миколаївська область)): </text:h>
      <text:h text:style-name="Heading_20_6" text:outline-level="6">Изменились данные отделения Пункт приймання-видачі (до 30 кг): вул. Центральна,1 (Поштове відділення)(село Вергуни (Хорольський р-н, Полтавська область)): </text:h>
      <text:h text:style-name="Heading_20_6" text:outline-level="6">Изменились данные отделения Пункт приймання - видачі ( до 30 кг): вул. Воз'єднання, 76 (Поштове відділення)(село Корчин (Радехівський р-н, Львівська область)): </text:h>
      <text:h text:style-name="Heading_20_6" text:outline-level="6">Изменились данные отделения Мобільне відділення №1 (до 30 кг): вул. Центральна, 1 АХ4930ЕА (Поштове відділення)(село Цапівка (Золочівський р-н, Харківська область)): </text:h>
      <text:h text:style-name="Heading_20_6" text:outline-level="6">Изменились данные отделения Пункт приймання-видачі (до 30 кг): вул. Чигиринська, 2 (Поштове відділення)(село Худоліївка (Чигиринський р-н, Черкаська область)): </text:h>
      <text:h text:style-name="Heading_20_6" text:outline-level="6">Изменились данные отделения Пункт приймання-видачі (до 30 кг): вул. Центральна, 24 (Поштове відділення)(село Ярославка (Летичівський р-н, Хмельницька область)): </text:h>
      <text:h text:style-name="Heading_20_6" text:outline-level="6">Изменились данные отделения Пункт приймання-видачі (до 30 кг): вул. Слобожанська, 4 (Поштове відділення)(село Хворостове (Валківський р-н, Харківська область)): </text:h>
      <text:h text:style-name="Heading_20_6" text:outline-level="6">Изменились данные отделения Пункт приймання-видачі (до 30 кг), вул. Лесі Українки, 22 (Поштове відділення)(село Калитинка (Шаргородський р-н, Вінницька область)): </text:h>
      <text:h text:style-name="Heading_20_6" text:outline-level="6">Изменились данные отделения Пункт приймання-видачі (до 30 кг): вул. Шевченка, 924 (Поштове відділення)(село Уторопи (Косів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Мобільне відділення (до 30 кг): Центральна, 8 (Поштове відділення)(село Наливайка (Голованівський р-н, Кіровоградська область)): </text:h>
      <text:h text:style-name="Heading_20_6" text:outline-level="6">Изменились данные отделения Відділення №1: пров. Радянський, 6 (Вантажне відділення)(село Велика Чернеччина (Сумський р-н, Сумська область)): </text:h>
      <text:h text:style-name="Heading_20_6" text:outline-level="6">Изменились данные отделения Пункт приймання-видачі (до 30 кг): вул. Центральна, 21 (Поштове відділення)(село Новогніде (Синельниківський р-н, Дніпропетровська область)): </text:h>
      <text:h text:style-name="Heading_20_6" text:outline-level="6">Изменились данные отделения Відділення №1: вул. Вошут, 110 (Вантажне відділення)(селище міського типу Батьово (Берегівський р-н, Закарпатська область)): </text:h>
      <text:h text:style-name="Heading_20_6" text:outline-level="6">Изменились данные отделения Пункт приймання-видачі (до 30 кг): вул. Молодіжна, 27 (Поштове відділення)(село Високопілля (Валківський р-н, Харківська область)): </text:h>
      <text:h text:style-name="Heading_20_6" text:outline-level="6">Изменились данные отделения Пункт приймання-видачі (до 30 кг): вул. Шкільна, 28а (Поштове відділення)(село Товмачик (Коломийський р-н, Івано-Франківська область)): </text:h>
      <text:h text:style-name="Heading_20_6" text:outline-level="6">Изменились данные отделения Пункт приймання-видачі (до 30 кг): вул. Травнева, 33а (Поштове відділення)(село Кунин (Здолбунівський р-н, Рівненська область)): </text:h>
      <text:h text:style-name="Heading_20_6" text:outline-level="6">Изменились данные отделения Пункт приймання-видачі (до 30 кг): вул. Центральна, 92а (Поштове відділення)(село Явора (Турківський р-н, Львівська область)): </text:h>
      <text:h text:style-name="Heading_20_6" text:outline-level="6">Изменились данные отделения Мобільне відділення (до 30 кг), вул. Миру,1 (Поштове відділення)(село Олено-Косогорівка (Кіровоградський р-н, Кіровоградська область)): </text:h>
      <text:h text:style-name="Heading_20_6" text:outline-level="6">Изменились данные отделения Пункт приймання - видачі (до 30 кг): вул. Польова, 2 (Поштове відділення)(село Торчин (Коростишівський р-н, Житомирська область)): </text:h>
      <text:h text:style-name="Heading_20_6" text:outline-level="6">Изменились данные отделения Пункт приймання-видачі (до 30 кг): вул. Б.Хмельницького, 106 (Поштове відділення)(село Миротин (Здолбунівський р-н, Рівненська область)): </text:h>
      <text:h text:style-name="Heading_20_6" text:outline-level="6">Изменились данные отделения Пункт приймання-видачі (до 30 кг): вул. Центральна, 1А (Поштове відділення)(село Мисайлівка (Богуславський р-н, Київська)): </text:h>
      <text:h text:style-name="Heading_20_6" text:outline-level="6">Изменились данные отделения Пункт приймання-видачі (до 30 кг): вул. Шевченка, 7 (Поштове відділення)(село Ставок (Костопільський р-н, Рівненська область)): </text:h>
      <text:h text:style-name="Heading_20_6" text:outline-level="6">Изменились данные отделения Пункт приймання - видачі (до 30 кг): вул. Центральна, 51 (Поштове відділення)(село Межирічка (Радомишльський р-н, Житомирська область)): </text:h>
      <text:h text:style-name="Heading_20_6" text:outline-level="6">Изменились данные отделения Мобільне відділення №1 (до 30 кг): вул. Лісна, 1 ВІ6257ЕЕ (Поштове відділення)(село Зачепилівка (Новосанжарський р-н, Полтавська область)): </text:h>
      <text:h text:style-name="Heading_20_6" text:outline-level="6">Изменились данные отделения Відділення №1: ул. Шевченка, 2Б (Вантажне відділення)(село Денихівка (Тетіївський р-н, Київська)): </text:h>
      <text:h text:style-name="Heading_20_6" text:outline-level="6">Изменились данные отделения Пункт приймання-видачі (до 30 кг): вул. Центральна, 35б (Поштове відділення)(село Оленівка (Магдалинівський р-н, Дніпропетровська область)): </text:h>
      <text:h text:style-name="Heading_20_6" text:outline-level="6">Изменились данные отделения Відділення № 1: вул. Незалежності, 102 (Вантажне відділення)(селище міського типу Ланчин (Надвірнянський р-н, Івано-Франківська область)): </text:h>
      <text:h text:style-name="Heading_20_6" text:outline-level="6">Изменились данные отделения Пункт приймання-видачі (до 30 кг), вул. Центральна, 1 (Поштове відділення)(село Вільхівка (Харківський р-н, Харківська область)): </text:h>
      <text:h text:style-name="Heading_20_6" text:outline-level="6">Изменились данные отделения Відділення № 1: вул. Свято-Покровська, 18 (Вантажне відділення)(село Тальянки (Тальнівський р-н, Черкаська область)): </text:h>
      <text:h text:style-name="Heading_20_6" text:outline-level="6">Изменились данные отделения Пункт приймання - видачі ( до 30 кг): вул. Центральна, 17 (Поштове відділення)(село Білоскірка (Тернопільський р-н, Тернопільська область)): </text:h>
      <text:h text:style-name="Heading_20_6" text:outline-level="6">Изменились данные отделения Відділення №1: вул. Європейська, 177 (Вантажне відділення)(село Ракошино (Мукачівський р-н, Закарпатська область)): </text:h>
      <text:h text:style-name="Heading_20_6" text:outline-level="6">Изменились данные отделения Пункт приймання-видачі (до 30 кг): вул. Шевченка, 7а (Поштове відділення)(село Уріж (Дрогобицький р-н, Львівська область)): </text:h>
      <text:h text:style-name="Heading_20_6" text:outline-level="6">Изменились данные отделения Пункт приймання-видачі (до 30 кг): вул. Січових Стрільців, 24 (Поштове відділення)(село Бережниця (Калуський р-н, Івано-Франківська область)): </text:h>
      <text:h text:style-name="Heading_20_6" text:outline-level="6">Изменились данные отделения Пункт приймання - видачі (до 30 кг): вул. Центральна, 18 (Поштове відділення)(село Кукули (Піщанський р-н, Вінницька область)): </text:h>
      <text:h text:style-name="Heading_20_6" text:outline-level="6">Изменились данные отделения Відділення №1: вул. Маяковського, 59а (Вантажне відділення)(місто Білгород-Дністровський (Білгород-Дністровська, Одеська область)): </text:h>
      <text:h text:style-name="Heading_20_6" text:outline-level="6">Изменились данные отделения Пункт приймання-видачі (до 30 кг): вул. Федика, 257я (Поштове відділення)(село Вікторів (Галицький р-н, Івано-Франківська область)): </text:h>
      <text:h text:style-name="Heading_20_6" text:outline-level="6">Изменились данные отделения Пункт приймання - видачі (до 30 кг): вул. Шевченка, 48 (Поштове відділення)(село Бережниця (Жидачівський р-н, Львівська область)): </text:h>
      <text:h text:style-name="Heading_20_6" text:outline-level="6">Изменились данные отделения Пункт приймання - видачі (до 30 кг): вул. Лесі Українки 1 (Поштове відділення)(село Стегниківці (Тернопільський р-н, Тернопільська область)): </text:h>
      <text:h text:style-name="Heading_20_6" text:outline-level="6">Изменились данные отделения Пункт приймання-видачі (до 30 кг): вул. Заводська, 6 (Поштове відділення)(село Нелипівці (Кельмене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Миру, 6а (Поштове відділення)(село Глинськ (Калинівський р-н, Він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Відділення №1: вул. Соборна , 9а (Вантажне відділення)(селище міського типу Стара Ушиця (Кам'янець-Подільський р-н, Хмельницька область)): </text:h>
      <text:h text:style-name="Heading_20_6" text:outline-level="6">Изменились данные отделения Пункт приймання - видачі (до 30 кг): вул. Січових Стрільців, 9 (Поштове відділення)(село Слобідка-Мушкатівська (Борщівський р-н, Тернопільська область)): </text:h>
      <text:h text:style-name="Heading_20_6" text:outline-level="6">Изменились данные отделения Пункт приймання-видачі (до 30 кг): вул. Центральна, 106 (Поштове відділення)(село Вельбівка (Гадяцький р-н, Полтавська область)): </text:h>
      <text:h text:style-name="Heading_20_6" text:outline-level="6">Изменились данные отделения Мобільне відділення №1 (до 30 кг): вул. Дружби, 23 (ВА1050ЕМ) (Поштове відділення)(село Павлівка (Світловодський р-н, Кіровоградська область)): </text:h>
      <text:h text:style-name="Heading_20_6" text:outline-level="6">Изменились данные отделения Пункт приймання-видачі (до 30 кг): вул. Центральна, 1 (Поштове відділення)(село Великі Деревичі (Любарський р-н, Житомирська область)): </text:h>
      <text:h text:style-name="Heading_20_6" text:outline-level="6">Изменились данные отделения Пункт приймання - видачі (до 30 кг): вул. Шевченка, 9 (Поштове відділення)(село Конюхи (Локачинський р-н, Волинська область)): </text:h>
      <text:h text:style-name="Heading_20_6" text:outline-level="6">Изменились данные отделения Відділення №1: вул. Свободи, 71 (Вантажне відділення)(село Калинівка (Вітовський р-н, Миколаївська область)): </text:h>
      <text:h text:style-name="Heading_20_6" text:outline-level="6">Изменились данные отделения Пункт приймання-видачі (до 30 кг): вул. Центральна, 41 а (Поштове відділення)(село Чехівка (Чорнобаївський р-н, Черкаська область)): </text:h>
      <text:h text:style-name="Heading_20_6" text:outline-level="6">Изменились данные отделения Пункт приймання-видачі (до 30 кг): вул. Головна, 17 (Поштове відділення)(село Банилів-Підгірний (Сторожине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 - видачі (до 30 кг): вул. Грабовського 34 (Поштове відділення)(село Новий Став (Кам'янка-Бузький р-н, Львівська область)): </text:h>
      <text:h text:style-name="Heading_20_6" text:outline-level="6">Изменились данные отделения Пункт приймання-видачі (до 30 кг): вул. Центральна, 1 (Поштове відділення)(село Івашківці (Новоушицький р-н, Хмель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Відділення №1: вул. Незалежності, 67-Б (Вантажне відділення)(місто Бобровиця (Бобровицький р-н, Чернігівська область)): </text:h>
      <text:h text:style-name="Heading_20_6" text:outline-level="6">Изменились данные отделения Відділення №1: вул. Гоголя, 45д (Вантажне відділення)(село Дударків (Бориспільський р-н, Київська)): </text:h>
      <text:h text:style-name="Heading_20_6" text:outline-level="6">Изменились данные отделения Пункт приймання-видачі (до 30 кг): вул. Незалежності, 5 (Поштове відділення)(село Морозівка (Корецький р-н, Рівнен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Відділення №1:(до 200 кг) вул. Східна, 17 (Вантажне відділення)(селище міського типу Райгородок (Слов'янський р-н, Донецька область)): </text:h>
      <text:h text:style-name="Heading_20_6" text:outline-level="6">Изменились данные отделения Пункт приймання-видачі (до 30 кг): пров. Морський, 1 (Поштове відділення)(селище міського типу Залізничне (Козятинська, Він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5" text:outline-level="5"><text:soft-page-break/>Загрузка страницы №19 (по 150 отделений на старнице) - True + </text:h>
      <text:p text:style-name="Text_20_body">&gt;</text:p>
      <text:h text:style-name="Heading_20_6" text:outline-level="6">Изменились данные отделения Пункт приймання-видачі (до 30 кг): вул. Шевченка, 91А (Поштове відділення)(село Кропивник (Долин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 - видачі (до 30 кг): вул. Центральна, 8 (Поштове відділення)(село Котюжани (Мурованокуриловецький р-н, Вінницька область)): </text:h>
      <text:h text:style-name="Heading_20_6" text:outline-level="6">Изменились данные отделения Пункт приймання - видачі (до 30 кг): вул. Нірешська, 14 (Поштове відділення)(село Чертіж (Хуст, Закарпатська область)): </text:h>
      <text:h text:style-name="Heading_20_6" text:outline-level="6">Изменились данные отделения Відділення №1: вул. Залізнична, 18 (Вантажне відділення)(місто Болехів (Болехівська, Івано-Франківська область)): </text:h>
      <text:h text:style-name="Heading_20_6" text:outline-level="6">Изменились данные отделения Відділення №1: вул. Незалежності, 107 а (Вантажне відділення)(місто Кіцмань (Кіцманський р-н, Чернівецька область)): </text:h>
      <text:h text:style-name="Heading_20_6" text:outline-level="6">Изменились данные отделения Пункт приймання-видачі (до 30 кг): вул. Миру, 10 (Поштове відділення)(село Михля (Ізяславський р-н, Хмель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Самосенків, 151 (Поштове відділення)(село Новогригорівка (Вознесенський р-н, Миколаївська область)): </text:h>
      <text:h text:style-name="Heading_20_6" text:outline-level="6">Изменились данные отделения Пункт приймання-видачі (до 30 кг): вул. Леніна, 63 (Поштове відділення)(село Виноградне (Березівський р-н, Оде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Відділення №1 Пункт приймання-видачі (до 30 кг): вул. Шкільна, 59 (Поштове відділення)(село Крива Балка (Саратський р-н, Одеська область)): </text:h>
      <text:h text:style-name="Heading_20_6" text:outline-level="6">Изменились данные отделения Пункт приймання - видачі (до 30 кг): вул. Горбок, 55а (Поштове відділення)(село Лопушанка (Турківський р-н, Львівська область)): </text:h>
      <text:h text:style-name="Heading_20_6" text:outline-level="6">Изменились данные отделения Пункт приймання-видачі (до 30 кг): вул. Тимошенко, 89 (Поштове відділення)(село Ярове (Тарутинський р-н, Одеська область)): </text:h>
      <text:h text:style-name="Heading_20_6" text:outline-level="6">Изменились данные отделения Пункт приймання-видачі (до 30 кг): вул. Центральна, 37 (Поштове відділення)(село Тимченки (Чорнобаївський р-н, Черкаська область)): </text:h>
      <text:h text:style-name="Heading_20_6" text:outline-level="6">Изменились данные отделения Пункт приймання-видачі (до 30 кг): вул. Тараса Шевченко, 62а (Поштове відділення)(село Перельоти (Балтський р-н, Одеська область)): </text:h>
      <text:h text:style-name="Heading_20_6" text:outline-level="6">Изменились данные отделения Пункт приймання-видачі (до 30 кг): вул. Соборна, 26 (Поштове відділення)(село Степанівка (Вінницький р-н, Вінницька область)): </text:h>
      <text:h text:style-name="Heading_20_6" text:outline-level="6">Изменились данные отделения Відділення №1: вул. Комплекс будівль і споруд 1, буд. 11а (Вантажне відділення)(село Полиці (Володимирецький р-н, Рівненська область)): </text:h>
      <text:h text:style-name="Heading_20_6" text:outline-level="6">Изменились данные отделения Пункт приймання - видачі (до 30 кг): вул. Ординського, 2 (Поштове відділення)(село Чемериси-Барські (Барський р-н, Вінницька область)): </text:h>
      <text:h text:style-name="Heading_20_6" text:outline-level="6">Изменились данные отделения Пункт приймання-видачі (до 30 кг): вул. Незалежності, 54 (Поштове відділення)(село Велика Вільшаниця (Золочівський р-н, Львівська область)): </text:h>
      <text:h text:style-name="Heading_20_6" text:outline-level="6">Изменились данные отделения Пункт приймання-видачі (до 30 кг): вул. Центральна, 13 (Поштове відділення)(село Верхній Лужок (Старосамбірський р-н, Львівська область)): </text:h>
      <text:h text:style-name="Heading_20_6" text:outline-level="6">Изменились данные отделения Мобільне відділення №1 (до 30 кг): вул. Івана Гончара, 20 (АЕ9134КР) (Поштове відділення)(село Лип'янка (Шполянський р-н, Черкаська область)): </text:h>
      <text:h text:style-name="Heading_20_6" text:outline-level="6">Изменились данные отделения Пункт приймання - видачі (до 30 кг): вул. Миру, 13 (Поштове відділення)(село Добринівці (Заставнівський р-н, Чернівецька область)): </text:h>
      <text:h text:style-name="Heading_20_6" text:outline-level="6">Изменились данные отделения Відділення №1: вул. Ватутіна, 44 (Вантажне відділення)(місто Заводське (Лохвицький р-н, Полтавська область)): </text:h>
      <text:h text:style-name="Heading_20_6" text:outline-level="6">Изменились данные отделения Відділення №1: вул. Комарова, 1 (Вантажне відділення)(селище міського типу Муровані Курилівці (Мурованокуриловецький р-н, Вінницька область)): </text:h>
      <text:h text:style-name="Heading_20_6" text:outline-level="6">Изменились данные отделения Відділення №1: вул. Перемоги, 120 (Вантажне відділення)(місто Помічна (Добровеличківський р-н, Кіровоградська область)): </text:h>
      <text:h text:style-name="Heading_20_6" text:outline-level="6">Изменились данные отделения Відділення №1: вул. Соборна,29/7 (Вантажне відділення)(місто Ананьїв (Ананьївський р-н, Одеська область)): </text:h>
      <text:h text:style-name="Heading_20_6" text:outline-level="6">Изменились данные отделения Пункт приймання - видачі ( до 30 кг): вул. Жовтнева, 63 (Поштове відділення)(село Кожухів (Літинський р-н, Вінницька область)): </text:h>
      <text:h text:style-name="Heading_20_6" text:outline-level="6">Изменились данные отделения Пункт приймання - видачі (до 30 кг): вул. Центральна, 45 (Поштове відділення)(село Сусідовичі (Старосамбірський р-н, Львівська область)): </text:h>
      <text:h text:style-name="Heading_20_6" text:outline-level="6">Изменились данные отделения Пункт приймання-видачі (до 30 кг): вул. Центральна, 66 (Поштове відділення)(село Гаї-Дітковецькі (Бродівський р-н, Львівська область)): </text:h>
      <text:h text:style-name="Heading_20_6" text:outline-level="6">Изменились данные отделения Пункт приймання-видачі (до 30 кг): вул. Грушевського, 12 (Поштове відділення)(село Берлоги (Рожнятів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Шевченка, 31 (Поштове відділення)(село Надіїв (Долин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Набережна, 28/1 (Поштове відділення)(село Погреби (Драбівський р-н, Черкаська область)): </text:h>
      <text:h text:style-name="Heading_20_6" text:outline-level="6">Изменились данные отделения Пункт приймання - видачі (до 30 кг): вул. Першотравнева, 2 (Поштове відділення)(село Волосівці (Летичівський р-н, Хмельницька область)): </text:h>
      <text:h text:style-name="Heading_20_6" text:outline-level="6">Изменились данные отделения Пункт приймання-видачі (до 30 кг): вул. Центральна, 3 (Поштове відділення)(село Западинці (Летичівський р-н, Хмельницька область)): </text:h>
      <text:h text:style-name="Heading_20_6" text:outline-level="6">Изменились данные отделения Пункт приймання - видачі (до 30 кг): вул. Центральна, 33 (Поштове відділення)(село Лугове (Ярмолинецький р-н, Хмельницька область)): </text:h>
      <text:h text:style-name="Heading_20_6" text:outline-level="6">Изменились данные отделения Відділення №1: вул. Берестецька, 128 (Вантажне відділення)(село Козин (Радивилівський р-н, Рівненська область)): </text:h>
      <text:h text:style-name="Heading_20_6" text:outline-level="6">Изменились данные отделения Відділення №1: вул. Партизанської слави, 28А (Вантажне відділення)(село Курісове (Лиманський р-н, Одеська область)): </text:h>
      <text:h text:style-name="Heading_20_6" text:outline-level="6">Изменились данные отделения Пункт приймання-видачі (до 30 кг): вул. Гошівська, 422 (Поштове відділення)(село Великі Дідушичі (Стрийський р-н, Львівська область)): </text:h>
      <text:h text:style-name="Heading_20_6" text:outline-level="6">Изменились данные отделения Мобільне відділення №1 (до 30 кг): вул. Миру, 59а (ВА1607ВО) (Поштове відділення)(село Першотравенка (Компаніївський р-н, Кіровоградська область)): </text:h>
      <text:h text:style-name="Heading_20_6" text:outline-level="6">Изменились данные отделения Пункт приймання-видачі (до 30 кг): вул. Маєвського, 13а (Поштове відділення)(село Куна (Гайсинський р-н, Вінницька область)): </text:h>
      <text:h text:style-name="Heading_20_6" text:outline-level="6">Изменились данные отделения Пункт приймання-видачі (до 30 кг): вул. Залізнична, 4 (Поштове відділення)(село Чорний Потік (Виноградівський р-н, Закарпатська область)): </text:h>
      <text:h text:style-name="Heading_20_6" text:outline-level="6">Изменились данные отделения Відділення №1: вул. Черкаська, 18 (Вантажне відділення)(селище міського типу Чорнобай (Чорнобаївський р-н, Черкаська область)): </text:h>
      <text:h text:style-name="Heading_20_6" text:outline-level="6">Изменились данные отделения Відділення №1: вул. Кутаїська, 20 (Вантажне відділення)(місто Жихор (Харківський р-н, Харківська область)): </text:h>
      <text:h text:style-name="Heading_20_6" text:outline-level="6">Изменились данные отделения Мобільне відділення №1 (до 30 кг): вул. Миру, 160 (АО7507НН) (Поштове відділення)(село Старе Давидково (Мукачівський р-н, Закарпатська область)): </text:h>
      <text:h text:style-name="Heading_20_6" text:outline-level="6">Изменились данные отделения Пункт приймання - видачі (до 30 кг): вул. Поліська, 164 (Поштове відділення)(село Велика Рача (Радомишльський р-н, Житомирська область)): </text:h>
      <text:h text:style-name="Heading_20_6" text:outline-level="6">Изменились данные отделения Відділення №1: вул. Центральна, 1 (Вантажне відділення)(село Гельмязів (Золотоніський р-н, Черкаська область)): </text:h>
      <text:h text:style-name="Heading_20_6" text:outline-level="6">Изменились данные отделения Пункт приймання-видачі (до 30 кг): вул. Первомайська, 60 (Поштове відділення)(село Мигія (Первомайський р-н, Миколаївська область)): </text:h>
      <text:h text:style-name="Heading_20_6" text:outline-level="6">Изменились данные отделения Пункт приймання-видачі (до 30 кг): вул. Донія,20 (Поштове відділення)(село Підлісне (Новоодеський р-н, Миколаївська область)): </text:h>
      <text:h text:style-name="Heading_20_6" text:outline-level="6">Изменились данные отделения Пункт приймання-видачі (до 30 кг): вул. Ламброва, 42 (Поштове відділення)(село Стрюкове (Миколаївський р-н, Одеська область)): </text:h>
      <text:h text:style-name="Heading_20_6" text:outline-level="6">Изменились данные отделения Пункт приймання - видачі (до 30 кг): вул. Свободи, 5 (Поштове відділення)(село Ковалівка (Драбівський р-н, Черкаська область)): </text:h>
      <text:h text:style-name="Heading_20_6" text:outline-level="6">Изменились данные отделения Пункт приймання-видачі (до 30 кг): вул. Ринок, 24 (Поштове відділення)(село Іванівка (Теребовлянський р-н, Тернопільська область)): </text:h>
      <text:h text:style-name="Heading_20_6" text:outline-level="6">Изменились данные отделения Відділення №1: вул. Леніна, 1а (Вантажне відділення)(село Боромля (Тростянецький р-н, Сумська область)): </text:h>
      <text:h text:style-name="Heading_20_6" text:outline-level="6">Изменились данные отделения Пункт приймання - видачі (до 30 кг): вул. Зарічна 11А (Поштове відділення)(село Довгів (Горохівський р-н, Волинська область)): </text:h>
      <text:h text:style-name="Heading_20_6" text:outline-level="6">Изменились данные отделения Пункт приймання-видачі (до 30 кг): вул. Гагаріна,1 (Поштове відділення)(село Пушкове (Голованівський р-н, Кіровоградська область)): </text:h>
      <text:h text:style-name="Heading_20_6" text:outline-level="6">Изменились данные отделения Пункт приймання-видачі (до 30 кг): вул. Грушевського, 25 (Поштове відділення)(село Оришківці (Гусятинський р-н, Тернопільська область)): </text:h>
      <text:h text:style-name="Heading_20_6" text:outline-level="6">Изменились данные отделения Пункт приймання-видачі (до 30 кг): вул. Центральна, 25 (Поштове відділення)(село Демидове (Березівський р-н, Одеська область)): </text:h>
      <text:h text:style-name="Heading_20_6" text:outline-level="6">Изменились данные отделения Пункт приймання-видачі (до 30 кг): вул. Центральна , 117 (Поштове відділення)(село Здвижівка (Бородянський р-н, Київська)): </text:h>
      <text:h text:style-name="Heading_20_6" text:outline-level="6">Изменились данные отделения Пункт приймання-видачі (до 30 кг): вул. Шевченка, 22 (Поштове відділення)(село Черепин (Корсунь-Шевченківський р-н, Черкаська область)): </text:h>
      <text:h text:style-name="Heading_20_6" text:outline-level="6">Изменились данные отделения Пункт приймання-видачі (до 30 кг): вул. Партизанський, 1 (Поштове відділення)(село Шубині Стави (Лисянський р-н, Черкаська область)): </text:h>
      <text:h text:style-name="Heading_20_6" text:outline-level="6">Изменились данные отделения Відділення №1: вул. Казакова, 41 (Вантажне відділення)(селище міського типу Смоліне (Маловисківський р-н, Кіровоградська область)): </text:h>
      <text:h text:style-name="Heading_20_6" text:outline-level="6">Изменились данные отделения Пункт приймання-видачі (до 30 кг): вул. Головна, 12 (Поштове відділення)(село Ярівка (Хотинський р-н, Чернівецька область)): </text:h>
      <text:h text:style-name="Heading_20_6" text:outline-level="6">Изменились данные отделения Пункт приймання -видачі (до 30 кг): вул. Центральна, 14 (Поштове відділення)(село Подільське (Жмеринський р-н, Вінницька область)): </text:h>
      <text:h text:style-name="Heading_20_6" text:outline-level="6">Изменились данные отделения Пункт приймання-видачі (до 30 кг): вул. Центральна, 49 (Поштове відділення)(село Малинівка (Новосели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<text:soft-page-break/>Новое значение: None</text:p>
      <text:h text:style-name="Heading_20_6" text:outline-level="6">Изменились данные отделения Відділення №1: вул. Патріарха Володимира, 49 (Вантажне відділення)(село Рожнів (Косівський р-н, Івано-Франківська область)): </text:h>
      <text:h text:style-name="Heading_20_6" text:outline-level="6">Изменились данные отделения Пункт приймання-видачі (до 30 кг): вул. Центральна, 53 (Поштове відділення)(село Тетерівка (Жашківський р-н, Черкаська область)): </text:h>
      <text:h text:style-name="Heading_20_6" text:outline-level="6">Изменились данные отделения Пункт приймання-видачі (до 30 кг): вул. Шевченка, 89 (Поштове відділення)(село Сокіл (Галицький р-н, Івано-Франківська область)): </text:h>
      <text:h text:style-name="Heading_20_6" text:outline-level="6">Изменились данные отделения Пункт приймання - видачі (до 30 кг): вул. Центральна, 3а (Поштове відділення)(село Калиня (Кам'янець-Подільський р-н, Хмельницька область)): </text:h>
      <text:h text:style-name="Heading_20_6" text:outline-level="6">Изменились данные отделения Пункт приймання-видачі (до 30 кг), вул. Центральна ,36 (Поштове відділення)(село Старі Червища (Камінь-Каширський р-н, Волинська область)): </text:h>
      <text:h text:style-name="Heading_20_6" text:outline-level="6">Изменились данные отделения Пункт приймання-видачі (до 30 кг): просп. Миру, 1а (Поштове відділення)(селище міського типу Молодіжне (Долинський р-н, Кіровоградська область)): </text:h>
      <text:h text:style-name="Heading_20_6" text:outline-level="6">Изменились данные отделения Відділення №1: вул. Миру, б/н (перехрестя вул. Миру та вул. Шаянської) (Вантажне відділення)(село Велятино (Хустський р-н, Закарпатська область)): </text:h>
      <text:h text:style-name="Heading_20_6" text:outline-level="6">Изменились данные отделения Мобільне відділення №1 (до 30 кг): вул. Польова, 1 (ВХ4660ЕН) (Поштове відділення)(село Антонівка (Летичівський р-н, Хмель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 - видачі ( до 30 кг): вул. Шкільна,18 (Поштове відділення)(село Городище (Луцький р-н, Волинська область)): </text:h>
      <text:h text:style-name="Heading_20_6" text:outline-level="6">Изменились данные отделения Пункт приймання-видачі (до 30 кг): вул. Центральна, 65А (Поштове відділення)(село Маща (Костопільський р-н, Рівненська область)): </text:h>
      <text:h text:style-name="Heading_20_6" text:outline-level="6">Изменились данные отделения Пункт приймання-видачі (до 30 кг): вул. Шкільна, 20а (Поштове відділення)(село Хомутець (Брусилівський р-н, Житомирська область)): </text:h>
      <text:h text:style-name="Heading_20_6" text:outline-level="6">Изменились данные отделения Пункт приймання-видачі (до 30 кг): вул. Відродження, 5 (Поштове відділення)(село Зібранівка (Снятинський р-н, Івано-Франківська область)): </text:h>
      <text:h text:style-name="Heading_20_6" text:outline-level="6">Изменились данные отделения Відділення №1: вул. Центральна, 30-А (Вантажне відділення)(село Косівщина (Сумський р-н, Сумська область)): </text:h>
      <text:h text:style-name="Heading_20_6" text:outline-level="6">Изменились данные отделения Пункт приймання-видачі (до 30 кг): вул. Нагірна, 44 (Поштове відділення)(село Вільхуватка (Чутівський р-н, Полтавська область)): </text:h>
      <text:h text:style-name="Heading_20_6" text:outline-level="6">Изменились данные отделения Мобільне відділення №1 (до 30 кг): вул. Леніна, 64 (АМ 6804 АМ) (Поштове відділення)(село Бортники (Тульчинський р-н, Вінницька область)): </text:h>
      <text:h text:style-name="Heading_20_6" text:outline-level="6">Изменились данные отделения Пункт приймання-видачі (до 30 кг): вул. Степана Бандери, 1 (Поштове відділення)(село Кудлатівка (Калуський р-н, Івано-Франківська область)): </text:h>
      <text:h text:style-name="Heading_20_6" text:outline-level="6">Изменились данные отделения Відділення №1: вул. Центральна, 141а (Вантажне відділення)(селище міського типу Кушугум (Запорізький р-н, Запорізька область)): </text:h>
      <text:h text:style-name="Heading_20_6" text:outline-level="6">Изменились данные отделения Відділення №1: вул. Перемоги, 36 (Вантажне відділення)(село Забір'я (Києво-Святошинський, Київська)): </text:h>
      <text:h text:style-name="Heading_20_6" text:outline-level="6">Изменились данные отделения Пункт приймання-видачі (до 30 кг): вул. Молодіжна, 1а (Поштове відділення)(село Старий Порицьк (Іваничівський р-н, Волинська область)): </text:h>
      <text:h text:style-name="Heading_20_6" text:outline-level="6">Изменились данные отделения Пункт приймання-видачі (до 30 кг), вул. б\н 199 (Поштове відділення)(село Павлово (Свалявський р-н, Закарпатська область)): </text:h>
      <text:h text:style-name="Heading_20_6" text:outline-level="6">Изменились данные отделения Пункт приймання - видачі (до 30 кг): вул. Центральна, 24 (Поштове відділення)(село Козлівка (Шаргородський р-н, Вінницька область)): </text:h>
      <text:h text:style-name="Heading_20_6" text:outline-level="6">Изменились данные отделения Мобільне відділення №1 (до 30 кг): вул. Леніна, 1 (Поштове відділення)(село Нові Чобручі (Роздільнянський р-н, Одеська область)): </text:h>
      <text:h text:style-name="Heading_20_6" text:outline-level="6">Изменились данные отделения Пункт приймання - видачі (до 30 кг): вул. Центральна, 33 (Поштове відділення)(село Звиняч (Чортківський р-н, Тернопільська область)): </text:h>
      <text:h text:style-name="Heading_20_6" text:outline-level="6">Изменились данные отделения Пункт приймання-видачі (до 30 кг): вул. Воздвиженська, 16 (Поштове відділення)(село Княжичі (Києво-Святошинський, Київська)): </text:h>
      <text:h text:style-name="Heading_20_6" text:outline-level="6">Изменились данные отделения Пункт приймання-видачі (до 30 кг): вул. Шевченка, 44 (Поштове відділення)(село Радча (Тисменицький р-н, Івано-Франківська область)): </text:h>
      <text:h text:style-name="Heading_20_6" text:outline-level="6">Изменились данные отделения Пункт приймання - видачі (до 30 кг): вул. Л. Українки, 37а (Поштове відділення)(село Чернів (Рогатинський р-н, Івано-Франківська область)): </text:h>
      <text:h text:style-name="Heading_20_6" text:outline-level="6">Изменились данные отделения Пункт приймання - видачі (до 30 кг): вул. Шкільна, 25а (Поштове відділення)(село Василівка (Тиврівський р-н, Вінницька область)): </text:h>
      <text:h text:style-name="Heading_20_6" text:outline-level="6">Изменились данные отделения Пункт приймання-видачі (до 30 кг): вул. Мазурівка, 1 (Поштове відділення)(село Стратіївка (Чечельницький р-н, Вінницька область)): </text:h>
      <text:h text:style-name="Heading_20_6" text:outline-level="6">Изменились данные отделения Відділення №1: вул. Центральна, 64 (Вантажне відділення)(село Аджамка (Кіровоградський р-н, Кіровоградська область)): </text:h>
      <text:h text:style-name="Heading_20_6" text:outline-level="6">Изменились данные отделения Відділення №1: вул. Гагаріна, 202 (Вантажне відділення)(село Бохоники (Вінницький р-н, Вінницька область)): </text:h>
      <text:h text:style-name="Heading_20_6" text:outline-level="6">Изменились данные отделения Пункт приймання-видачі (до 30 кг): вул. Незалежності, 56 (Поштове відділення)(село Чагор (Глибо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Мобільне відділення №1 (до 30 кг): вул. Нова Центральна, 51а (АЕ9134КР) (Поштове відділення)(село Водяне (Шполянський р-н, Черкаська область)): </text:h>
      <text:h text:style-name="Heading_20_6" text:outline-level="6">Изменились данные отделения Пункт приймання-видачі (до 30 кг): вул. Шевченка, 52 (Поштове відділення)(село Милятин (Острозький р-н, Рівненська область)): </text:h>
      <text:h text:style-name="Heading_20_6" text:outline-level="6">Изменились данные отделения Пункт приймання-видачі (до 30 кг): вул. Руднянська, 20 (Поштове відділення)(село Рудня (Деснянська сільська рада) (Чернігівський р-н, Чернігівська область)): </text:h>
      <text:h text:style-name="Heading_20_6" text:outline-level="6">Изменились данные отделения Мобільне відділення №1 (до 30 кг): вул. Ломоносова, 18 (ВН8124ІС) (Поштове відділення)(село Роздол (Березівський р-н, Одеська область)): </text:h>
      <text:h text:style-name="Heading_20_6" text:outline-level="6">Изменились данные отделения Пункт приймання - видачі ( до 30 кг):вул. Польська, 1 (Поштове відділення)(село Шманьківчики (Чортківський р-н, Тернопільська область)): </text:h>
      <text:h text:style-name="Heading_20_6" text:outline-level="6">Изменились данные отделения Пункт приймання-видачі (до 30 кг): вул. Центральна, 1 (Поштове відділення)(село Кошелівка (Красилівський р-н, Хмельницька область)): </text:h>
      <text:h text:style-name="Heading_20_6" text:outline-level="6">Изменились данные отделения Пункт приймання - видачі (до 30 кг): вул. Центральна, 8 (Поштове відділення)(село Оленівка (Гусятинський р-н, Тернопільська область)): </text:h>
      <text:h text:style-name="Heading_20_6" text:outline-level="6">Изменились данные отделения Пункт приймання-видачі (до 30 кг): вул. Центральна, 55 (Поштове відділення)(село Новоставці (Теофіпольський р-н, Хмель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 - видачі (до 30 кг): вул. Центральна, 71А (Поштове відділення)(село Воротнів (Луцький р-н, Волинська область)): </text:h>
      <text:h text:style-name="Heading_20_6" text:outline-level="6">Изменились данные отделения Пункт приймання - видачі (до 30 кг): вул. Лесі Українки, 45 (Поштове відділення)(село Доротище (Ковельський р-н, Волинська область)): </text:h>
      <text:h text:style-name="Heading_20_6" text:outline-level="6">Изменились данные отделения Відділення №1: вул. Могилівська, 24/2 (Вантажне відділення)(місто Дунаївці (Дунаєвецький р-н, Хмельницька область)): </text:h>
      <text:h text:style-name="Heading_20_6" text:outline-level="6">Изменились данные отделения Пункт приймання-видачі (до 30 кг): вул. Грушевського, 34 (Поштове відділення)(село Новоселиця (Долинський р-н, Івано-Франківська область)): </text:h>
      <text:h text:style-name="Heading_20_6" text:outline-level="6">Изменились данные отделения Пункт приймання-видачі (до 30 кг): вул. Центральна, 14 (Поштове відділення)(село Вовчинець (Кельменецький р-н, Чернівецька область)): </text:h>
      <text:h text:style-name="Heading_20_6" text:outline-level="6">Изменились данные отделения Відділення №1: вул. Центральна, 90/3 (Вантажне відділення)(село Приборжавське (Іршавський р-н, Закарпатська область)): </text:h>
      <text:h text:style-name="Heading_20_6" text:outline-level="6">Изменились данные отделения Пункт приймання-видачі (до 30 кг): вул. Лесі Українки, 2 (Поштове відділення)(село Кормильча (Чемеровецький р-н, Хмельницька область)): </text:h>
      <text:h text:style-name="Heading_20_6" text:outline-level="6">Изменились данные отделения Пункт приймання-видачі (до 30 кг): вул. Клубна, 1 (Поштове відділення)(село Усичі (Луцький р-н, Волинська область)): </text:h>
      <text:h text:style-name="Heading_20_6" text:outline-level="6">Изменились данные отделения Відділення №1: вул. Шкільна, 1б (Вантажне відділення)(село Перегонівка (Голованівський р-н, Кіровоградська область)): </text:h>
      <text:h text:style-name="Heading_20_6" text:outline-level="6">Изменились данные отделения Відділення №1: вул. Хирівська, 133 (Вантажне відділення)(місто Хирів (Старосамбірський р-н, Львівська область)): </text:h>
      <text:h text:style-name="Heading_20_6" text:outline-level="6">Изменились данные отделения Пункт приймання-видачі (до 30 кг): вул. Садова, 11б (Поштове відділення)(село Бродниця (Зарічненський р-н, Рівненська область)): </text:h>
      <text:h text:style-name="Heading_20_6" text:outline-level="6">Изменились данные отделения Пункт приймання-видачі (до 30 кг): вул. Шкільна, 15 (Поштове відділення)(село Журавне (Літинський р-н, Вінницька область)): </text:h>
      <text:h text:style-name="Heading_20_6" text:outline-level="6">Изменились данные отделения Пункт приймання-видачі (до 30 кг): вул. Миру, 72 (Поштове відділення)(село Залокоть (Дрогобицький р-н, Львівська область)): </text:h>
      <text:h text:style-name="Heading_20_6" text:outline-level="6">Изменились данные отделения Пункт приймання-видачі (до 30 кг): вул. Шевченка, 54 (Поштове відділення)(село Велика Глуша (Любешівський р-н, Волинська область)): </text:h>
      <text:h text:style-name="Heading_20_6" text:outline-level="6">Изменились данные отделения Пункт приймання-видачі (до 30 кг): вул. Львівська, 25а (Поштове відділення)(село Сопошин (Жовківський р-н, Львівська область)): </text:h>
      <text:h text:style-name="Heading_20_6" text:outline-level="6">Изменились данные отделения Відділення №1 (до 30 кг): вул. Незалежності, 37 (Поштове відділення)(селище міського типу Брюховичі (Львівська, Львівська область)): </text:h>
      <text:h text:style-name="Heading_20_6" text:outline-level="6">Изменились данные отделения Пункт приймання-видачі (до 30 кг): вул. Головна 102 (Поштове відділення)(село Багна (Вижницький р-н, Чернівецька область)): </text:h>
      <text:h text:style-name="Heading_20_6" text:outline-level="6">Изменились данные отделения Пункт приймання-видачі (до 30 кг): вул. Миру, 208 (Поштове відділення)(село Нанково (Хустський р-н, Закарпатська область)): </text:h>
      <text:h text:style-name="Heading_20_6" text:outline-level="6">Изменились данные отделения Мобільне відділення №1 (до 30 кг): вул. Лещенко, 2а (АМ4611СІ) (Поштове відділення)(село Васьковичі (Коростенський р-н, Житомирська область)): </text:h>
      <text:h text:style-name="Heading_20_6" text:outline-level="6">Изменились данные отделения Пункт приймання-видачі (до 30 кг): вул. Центральна 1 (Поштове відділення)(село Киселівка (Менський р-н, Чернігівська область)): </text:h>
      <text:h text:style-name="Heading_20_6" text:outline-level="6">Изменились данные отделения Пункт приймання - видачі (до 30 кг): вул. Центральна, 11 (Поштове відділення)(селище Загродське (Новоушицький р-н, Хмельницька область)): </text:h>
      <text:p text:style-name="Text_20_body">Изменилось поле Работает только на выдачу </text:p>
      <text:p text:style-name="Text_20_body"><text:soft-page-break/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Січових Стрільців, 37 (Поштове відділення)(село Пнів (Надвірнянський р-н, Івано-Франківська область)): </text:h>
      <text:h text:style-name="Heading_20_6" text:outline-level="6">Изменились данные отделения Пункт приймання-видачі (до 30 кг): вул. Головна, 27 (Поштове відділення)(село Турятка (Глибо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 - видачі (до 30 кг): вул. Вишнева(Леніна), 97 (Поштове відділення)(село Лозки (Володимирецький р-н, Рівненська область)): </text:h>
      <text:h text:style-name="Heading_20_6" text:outline-level="6">Изменились данные отделения Мобільне відділення №1 (до 30 кг): вул. Центральна, 12 ВА1619ВН (Поштове відділення)(село Новоігорівка (Устинівський р-н, Кіровоградська область)): </text:h>
      <text:h text:style-name="Heading_20_6" text:outline-level="6">Изменились данные отделения Пункт приймання-видачі (до 30 кг), вул. Набережна, 1 (Поштове відділення)(село Покутине (Шаргородський р-н, Вінницька область)): </text:h>
      <text:h text:style-name="Heading_20_6" text:outline-level="6">Изменились данные отделения Пункт приймання-видачі (до 30 кг): вул. Ворошилова,13 (Поштове відділення)(село Степанівка (Роздільнянський р-н, Одеська область)): </text:h>
      <text:h text:style-name="Heading_20_6" text:outline-level="6">Изменились данные отделения Пункт приймання-видачі (до 30 кг): вул. Центральна, 591 (Поштове відділення)(село Стройне (Свалявський р-н, Закарпатська область)): </text:h>
      <text:h text:style-name="Heading_20_6" text:outline-level="6">Изменились данные отделения Пункт приймання-видачі (до 30 кг): вул. Комсомольська, 14 (Поштове відділення)(село Новосільське (Ренійський р-н, Одеська область)): </text:h>
      <text:h text:style-name="Heading_20_6" text:outline-level="6">Изменились данные отделения Пункт приймання - видачі (до 30 кг): вул. присілок Максимець-Звір, буд. 1 магазин «Продукти» (Поштове відділення)(село Максимець (Надвірнянський р-н, Івано-Франківська область)): </text:h>
      <text:h text:style-name="Heading_20_6" text:outline-level="6">Изменились данные отделения Пункт приймання-видачі (до 30 кг): вул. Садова, 1а (Поштове відділення)(село Заставки (Красилівський р-н, Хмельницька область)): </text:h>
      <text:h text:style-name="Heading_20_6" text:outline-level="6">Изменились данные отделения Відділення №1: вул. Млинівська, 55г (Вантажне відділення)(село Дядьковичі (Рівненський р-н, Рівненська область)): </text:h>
      <text:h text:style-name="Heading_20_6" text:outline-level="6">Изменились данные отделения Пункт приймання-видачі (до 30 кг): вул. Центральна, 514 (Поштове відділення)(село Березники (Свалявський р-н, Закарпатська область)): </text:h>
      <text:h text:style-name="Heading_20_6" text:outline-level="6">Изменились данные отделения Пункт приймання-видачі (до 30 кг): вул. Центральна, 44а (Поштове відділення)(село Боратин (Луцький р-н, Волинська область)): </text:h>
      <text:h text:style-name="Heading_20_6" text:outline-level="6">Изменились данные отделения Пункт приймання - видачі (до 30 кг): вул. 40 років Перемоги, 45 (Поштове відділення)(село Боголюби (Луцький р-н, Волинська область)): </text:h>
      <text:h text:style-name="Heading_20_6" text:outline-level="6">Изменились данные отделения Пункт приймання - видачі (до 30 кг): вул. Центральна, 22 (Поштове відділення)(село Дорогиничі (Локачинський р-н, Волинська область)): </text:h>
      <text:h text:style-name="Heading_20_6" text:outline-level="6">Изменились данные отделения Пункт приймання-видачі (до 30 кг): вул. Соборна, 55 (Поштове відділення)(село Лиман (Татарбунарський р-н, Одеська область)): </text:h>
      <text:h text:style-name="Heading_20_6" text:outline-level="6">Изменились данные отделения Пункт приймання-видачі (до 30 кг): вул. Центральна, 15 (Поштове відділення)(село Олексіївка (Краснокутський р-н, Харківська область)): </text:h>
      <text:h text:style-name="Heading_20_6" text:outline-level="6">Изменились данные отделения Пункт приймання-видачі (до 30 кг): вул. Шевченка, 1 (Поштове відділення)(село Ставрове (Окнянський р-н, Одеська область)): </text:h>
      <text:h text:style-name="Heading_20_6" text:outline-level="6">Изменились данные отделения Пункт приймання - видачі (до 30 кг): вул. Кооперативна,14 (Поштове відділення)(село Боложівка (Шумський р-н, Тернопільська область)): </text:h>
      <text:h text:style-name="Heading_20_6" text:outline-level="6">Изменились данные отделения Пункт приймання - видачі ( до 30 кг): вул. Головна, 21 (Поштове відділення)(село Пашківці (Хотинс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Шевченка, 207 (Поштове відділення)(село Семенівка (Пустомитівський р-н, Львівська область)): </text:h>
      <text:h text:style-name="Heading_20_6" text:outline-level="6">Изменились данные отделения Пункт приймання-видачі (до 30 кг): вул. Головна, 30 (Поштове відділення)(село Горбівці (Глибоцький р-н, Чернівецька область)): </text:h>
      <text:h text:style-name="Heading_20_6" text:outline-level="6">Изменились данные отделения Відділення №1: вул. Шевченка, 1в (Вантажне відділення)(село Дуліби (Стрийський р-н, Львівська область)): </text:h>
      <text:h text:style-name="Heading_20_6" text:outline-level="6">Изменились данные отделения Мобільне відділення №1 (до 30 кг): вул. Центральна, 1 (ВА1050ЕМ) (Поштове відділення)(село Глинськ (Світловодський р-н, Кіровоградська область)): </text:h>
      <text:h text:style-name="Heading_20_6" text:outline-level="6">Изменились данные отделения Пункт приймання-видачі (до 30 кг): вул. Івана Франка, 2 (Поштове відділення)(село Скоморохи (Сокальський р-н, Львівська область)): </text:h>
      <text:h text:style-name="Heading_20_6" text:outline-level="6">Изменились данные отделения Пункт приймання-видачі (до 30 кг): вул. Гагаріна,2 (Поштове відділення)(село Гуляївка (Березівський р-н, Одеська область)): </text:h>
      <text:h text:style-name="Heading_20_6" text:outline-level="6">Изменились данные отделения Відділення №1: вул. Червона Площа, 64 (Вантажне відділення)(місто Семенівка (Семенівський р-н, Чернігівська область)): </text:h>
      <text:h text:style-name="Heading_20_5" text:outline-level="5">Загрузка страницы №20 (по 150 отделений на старнице) - True + </text:h>
      <text:p text:style-name="Text_20_body">&gt;</text:p>
      <text:h text:style-name="Heading_20_6" text:outline-level="6">Изменились данные отделения Пункт приймання-видачі (до 30 кг): вул. Шевченка, 125А (Поштове відділення)(село Кальна (Долин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Центральна, 131 (Поштове відділення)(село Хутірське (Петриківський р-н, Дніпропетровська область)): </text:h>
      <text:h text:style-name="Heading_20_6" text:outline-level="6">Изменились данные отделения Пункт приймання-видачі (до 30 кг): вул. Замістя, 2а (Поштове відділення)(село Личківці (Гусятинський р-н, Тернопільська область)): </text:h>
      <text:h text:style-name="Heading_20_6" text:outline-level="6">Изменились данные отделения Пункт приймання-видачі (до 30 кг): вул. Яворівська, 11 (Поштове відділення)(село Наконечне Перше (Яворівський р-н, Львівська область)): </text:h>
      <text:h text:style-name="Heading_20_6" text:outline-level="6">Изменились данные отделения Пункт приймання - видачі (до 30 кг): вул. Гайова, 35 (Поштове відділення)(село Волостків (Мостиський р-н, Львівська область)): </text:h>
      <text:h text:style-name="Heading_20_6" text:outline-level="6">Изменились данные отделения Пункт приймання - видачі (до 30 кг): вул. Шевченка,1 (Поштове відділення)(село Конюхів (Стрийський р-н, Львівська область)): </text:h>
      <text:h text:style-name="Heading_20_6" text:outline-level="6">Изменились данные отделения Пункт приймання-видачі (до 30 кг): вул. Незалежності, 55а (Поштове відділення)(село Вишнівчик (Чемеровецький р-н, Хмельницька область)): </text:h>
      <text:h text:style-name="Heading_20_6" text:outline-level="6">Изменились данные отделения Пункт приймання-видачі (до 30 кг): вул. Зарічна, 1а (Поштове відділення)(село Миколаїв (Радехівський р-н, Львівська область)): </text:h>
      <text:h text:style-name="Heading_20_6" text:outline-level="6">Изменились данные отделения Відділення №1: вул. Львівська, 76 (Вантажне відділення)(селище міського типу Великий Любінь (Городоцький р-н, Львівська область)): </text:h>
      <text:h text:style-name="Heading_20_6" text:outline-level="6">Изменились данные отделения Мобільне відділення №1 (до 30 кг): вул. Ракоці Ференца ІІ 80 (АО0956ВМ) (Поштове відділення)(село Великі Береги (Берегівський р-н, Закарпатська область)): </text:h>
      <text:h text:style-name="Heading_20_6" text:outline-level="6">Изменились данные отделения Пункт приймання - видачі (до 30 кг): вул. Чайковського, 16 (Поштове відділення)(село Володимирці (Жидачівський р-н, Львівська область)): </text:h>
      <text:h text:style-name="Heading_20_6" text:outline-level="6">Изменились данные отделения Пункт приймання - видачі (до 30 кг): вул. Головна, 63 (Поштове відділення)(село Квасово (Берегівський р-н, Закарпатська область)): </text:h>
      <text:h text:style-name="Heading_20_6" text:outline-level="6">Изменились данные отделения Пункт приймання-видачі (до 30 кг): вул. Лісова, 28 (Поштове відділення)(село Омельне (Шацький р-н, Волинська область)): </text:h>
      <text:h text:style-name="Heading_20_6" text:outline-level="6">Изменились данные отделения Відділення №1: вул. Гагаріна, 1 (Вантажне відділення)(селище міського типу Новооржицьке (Оржицький р-н, Полтавська область)): </text:h>
      <text:h text:style-name="Heading_20_6" text:outline-level="6">Изменились данные отделения Пункт приймання - видачі ( до 30 кг): вул. Самарська, 139 (Поштове відділення)(село Новосамарка (Окнянський р-н, Одеська область)): </text:h>
      <text:h text:style-name="Heading_20_6" text:outline-level="6">Изменились данные отделения Мобільне відділення №1 (до 30 кг): вул. Одеська, 1 (АІ9402ММ) (Поштове відділення)(село Роздол (Голованівський р-н, Кіровоградська область)): </text:h>
      <text:h text:style-name="Heading_20_6" text:outline-level="6">Изменились данные отделения Пункт приймання-видачі (до 30 кг): вул. Центральна, 1 (Поштове відділення)(село Ігровиця (Тернопільський р-н, Тернопільська область)): </text:h>
      <text:h text:style-name="Heading_20_6" text:outline-level="6">Изменились данные отделения Пункт приймання-видачі (до 30 кг): вул. Центральна, 33 (Поштове відділення)(село Олександрівка (Долинський р-н, Кіровоградська область)): </text:h>
      <text:h text:style-name="Heading_20_6" text:outline-level="6">Изменились данные отделения Пункт приймання-видачі (до 30 кг): вул. Крижановського 50 (Поштове відділення)(село Довга Пристань (Первомайський р-н, Миколаївська область)): </text:h>
      <text:h text:style-name="Heading_20_6" text:outline-level="6">Изменились данные отделения Пункт приймання-видачі (до 30 кг): вул. Діденка, 16а (Поштове відділення)(село Краснопілка (Гайсинський р-н, Вінницька область)): </text:h>
      <text:h text:style-name="Heading_20_6" text:outline-level="6">Изменились данные отделения Пункт приймання-видачі (до 30 кг): вул. Центральна, 117 (Поштове відділення)(село Мирнопілля (Арцизький р-н, Одеська область)): </text:h>
      <text:h text:style-name="Heading_20_6" text:outline-level="6">Изменились данные отделения Пункт приймання - видачі (до 30 кг): вул. Центральна,3 (Поштове відділення)(село Євдокіївка (Магдалинівський р-н, Дніпропетровська область)): </text:h>
      <text:h text:style-name="Heading_20_6" text:outline-level="6">Изменились данные отделения Пункт приймання-видачі (до 30 кг): вул. Миру,46 (Поштове відділення)(село Бендзари (Балтський р-н, Одеська область)): </text:h>
      <text:h text:style-name="Heading_20_6" text:outline-level="6">Изменились данные отделения Пункт приймання-видачі (до 30 кг):вул. Центральна, 1 (Поштове відділення)(село Гальчинці (Теофіпольський р-н, Хмельни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Пункт приймання-видачі (до 30 кг): вул. Головна, 21 (Поштове відділення)(село Білоусівка (Сокирянс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Шевченка, 36 (Поштове відділення)(село Василівка (Захарівський р-н, Одеська область)): </text:h>
      <text:h text:style-name="Heading_20_6" text:outline-level="6">Изменились данные отделения Пункт приймання-видачі (до 30 кг): вул. Слави, 1а (Поштове відділення)(село Бакумівка (Рокитнянський р-н, Київська)): </text:h>
      <text:h text:style-name="Heading_20_6" text:outline-level="6">Изменились данные отделения Відділення №1: вул. Центральна, 30 (Вантажне відділення)(село Липча (Хустський р-н, Закарпатська область)): </text:h>
      <text:h text:style-name="Heading_20_6" text:outline-level="6">Изменились данные отделения Пункт приймання-видачі (до 30 кг): вул. Соборна, 13 (Поштове відділення)(село Тарнава (Монастирищенський р-н, Черкаська область)): </text:h>
      <text:h text:style-name="Heading_20_6" text:outline-level="6">Изменились данные отделения Мобільне відділення №1 (до 30 кг): вул. Центральна, 2 (Авто 2864 Mercedes-benz Sprinter) (Поштове відділення)(село Хомівка (Зборівський р-н, Тернопільська область)): </text:h>
      <text:h text:style-name="Heading_20_6" text:outline-level="6">Изменились данные отделения Пункт приймання-видачі (до 30 кг): вул. Шкільна, 92б (Поштове відділення)(село Вітковичі (Березнівський р-н, Рівненська область)): </text:h>
      <text:h text:style-name="Heading_20_6" text:outline-level="6">Изменились данные отделения Пункт приймання - видачі ( до 30 кг): вул. Центральна 19 (Поштове відділення)(село Вари (Берегівський р-н, Закарпатська область)): </text:h>
      <text:h text:style-name="Heading_20_6" text:outline-level="6">Изменились данные отделения Мобільне відділення №1 (до 30 кг): вул. Центральна, 1 (Поштове відділення)(село Тополі (Гайворонський р-н, Кіровоградська область)): </text:h>
      <text:h text:style-name="Heading_20_6" text:outline-level="6">Изменились данные отделения Пункт приймання-видачі (до 30 кг): вул. Лісова, 1а (маг. Сонечко) (Поштове відділення)(село Гаразджа (Луцький р-н, Волинська область)): </text:h>
      <text:h text:style-name="Heading_20_6" text:outline-level="6">Изменились данные отделения Пункт приймання-видачі (до 30 кг): вул. Черкаська, 99б (Поштове відділення)(село Худяки (Черкаський р-н, Черка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Шевченка, 86 (Поштове відділення)(село Друхів (Березнівський р-н, Рівненська область)): </text:h>
      <text:h text:style-name="Heading_20_6" text:outline-level="6">Изменились данные отделения Пункт приймання - видачі (до 30 кг): вул. Леся Мартовича, 4В (магазин "Назар") (Поштове відділення)(село Монастирок (Жовківський р-н, Львівська область)): </text:h>
      <text:h text:style-name="Heading_20_6" text:outline-level="6">Изменились данные отделения Пункт приймання-видачі (до 30 кг): вул. Миру,63 (Поштове відділення)(село Мирони (Балтський р-н, Одеська область)): </text:h>
      <text:h text:style-name="Heading_20_6" text:outline-level="6">Изменились данные отделения Пункт приймання - видачі (до 30 кг): вул. Центральна, 28 (Поштове відділення)(село Поділля (Заліщицький р-н, Тернопільська область)): </text:h>
      <text:h text:style-name="Heading_20_6" text:outline-level="6">Изменились данные отделения Пункт приймання-видачі (до 30 кг): вул. Молодіжна, 42 (Поштове відділення)(село Олександрівка (Болградський р-н, Одеська область)): </text:h>
      <text:h text:style-name="Heading_20_6" text:outline-level="6">Изменились данные отделения Пункт приймання - видачі ( до 30 кг): вул. Фрунзе,68 (Поштове відділення)(село Ряснопіль (Березівський р-н, Одеська область)): </text:h>
      <text:h text:style-name="Heading_20_6" text:outline-level="6">Изменились данные отделения Пункт приймання - видачі ( до 30 кг): вул. Шкільна 1 (Поштове відділення)(село Маначин (Волочиський р-н, Хмельницька область)): </text:h>
      <text:h text:style-name="Heading_20_6" text:outline-level="6">Изменились данные отделения Пункт приймання - видачі (до 30 кг): вул. Садова, 12 (Поштове відділення)(село Новофастів (Погребищенський р-н, Вінницька область)): </text:h>
      <text:h text:style-name="Heading_20_6" text:outline-level="6">Изменились данные отделения Пункт приймання-видачі (до 30 кг): вул. Ворошилова, 20а (Поштове відділення)(село Горянівське (Дніпровський р-н, Дніпропетровська область)): </text:h>
      <text:h text:style-name="Heading_20_6" text:outline-level="6">Изменились данные отделения Пункт приймання-видачі (до 30 кг): вул. Шевченка 41а (Поштове відділення)(село Івангород (Олександрівський р-н, Кіровоградська область)): </text:h>
      <text:h text:style-name="Heading_20_6" text:outline-level="6">Изменились данные отделения Пункт приймання-видачі (до 30 кг): вул. Прибережна, 21 (Поштове відділення)(село Ревбинці (Чорнобаївський р-н, Черкаська область)): </text:h>
      <text:h text:style-name="Heading_20_6" text:outline-level="6">Изменились данные отделения Пункт приймання-видачі (до 30 кг): вул. Центральна, 43 (Поштове відділення)(село Кошманівка (Машівський р-н, Полтавська область)): </text:h>
      <text:h text:style-name="Heading_20_6" text:outline-level="6">Изменились данные отделения Пункт приймання-видачі (до 30 кг): вул. Молодіжна, 19 (Поштове відділення)(село Самійличі (Шацький р-н, Волинська область)): </text:h>
      <text:h text:style-name="Heading_20_6" text:outline-level="6">Изменились данные отделения Пункт приймання-видачі (до 30 кг): вул. Ювілейна, 5 (Поштове відділення)(село Зелені Кошари (Первомайський р-н, Миколаївська область)): </text:h>
      <text:h text:style-name="Heading_20_6" text:outline-level="6">Изменились данные отделения Пункт приймання-видачі (до 30 кг): вул. Коськовецька, 54а (Поштове відділення)(село Ленківці (Шепетівський р-н, Хмельницька область)): </text:h>
      <text:h text:style-name="Heading_20_6" text:outline-level="6">Изменились данные отделения Пункт приймання-видачі (до 30 кг): вул. Чернігівська, 10 (Поштове відділення)(село Рудня (Чернігівський р-н, Чернігівська область)): </text:h>
      <text:h text:style-name="Heading_20_6" text:outline-level="6">Изменились данные отделения Пункт приймання-видачі (до 30 кг): вул. Володимирська, 2 (Поштове відділення)(село Яцьки (Васильківський р-н, Київська)): </text:h>
      <text:h text:style-name="Heading_20_6" text:outline-level="6">Изменились данные отделения Пункт приймання-видачі (до 30 кг): вул. Шевченка, 8. (Поштове відділення)(село Тростянець (Ківерцівський р-н, Волинська область)): </text:h>
      <text:h text:style-name="Heading_20_6" text:outline-level="6">Изменились данные отделения Пункт приймання - видачі (до 30 кг): вул. Стадіонна, 11 (Поштове відділення)(село Веприн (Радомишльський р-н, Житомирська область)): </text:h>
      <text:h text:style-name="Heading_20_6" text:outline-level="6">Изменились данные отделения Пункт приймання-видачі (до 30 кг): вул. Привокзальна, 86б (Поштове відділення)(село Щиборівка (Красилівський р-н, Хмельницька область)): </text:h>
      <text:h text:style-name="Heading_20_6" text:outline-level="6">Изменились данные отделения Пункт приймання-видачі (до 30 кг): вул. Вишнева, 283 (Поштове відділення)(село Бирлівка (Бершадський, Вінницька область)): </text:h>
      <text:h text:style-name="Heading_20_6" text:outline-level="6">Изменились данные отделения Пункт приймання - видачі (до 30 кг): вул. Кут центр 1 (Поштове відділення)(село Бабин (Косівський р-н, Івано-Франківська область)): </text:h>
      <text:h text:style-name="Heading_20_6" text:outline-level="6">Изменились данные отделения Пункт приймання-видачі (до 30 кг): вул. Молодіжна, 1 (Поштове відділення)(село Просикуряни (Глибо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вул. Центральна, 1 (Поштове відділення)(село Ренів (Зборівський р-н, Тернопільська область)): </text:h>
      <text:h text:style-name="Heading_20_6" text:outline-level="6">Изменились данные отделения Пункт приймання-видачі (до 30 кг): вул. Леніна, 57 (Поштове відділення)(село Миролюбівка (Синельниківський р-н, Дніпропетровська область)): </text:h>
      <text:h text:style-name="Heading_20_6" text:outline-level="6">Изменились данные отделения Пункт приймання-видачі (до 30 кг): вул. Братів Марченків, 5 (Поштове відділення)(село Чернечий Яр (Диканський р-н, Полтавська область)): </text:h>
      <text:h text:style-name="Heading_20_6" text:outline-level="6">Изменились данные отделения Пункт приймання - видачі (до 30 кг):вул. Олександра Олійника, 44 (Поштове відділення)(село Романівка (Попільнянський р-н, Житомирська область)): </text:h>
      <text:h text:style-name="Heading_20_6" text:outline-level="6">Изменились данные отделения Пункт приймання - видачі (до 30 кг): вул. Набережна, 1А (Поштове відділення)(село Панчеве (Новомиргородський р-н, Кіровоградська область)): </text:h>
      <text:h text:style-name="Heading_20_6" text:outline-level="6">Изменились данные отделения Відділення №1: вул. Івана Богуна, 49/5 (Вантажне відділення)(місто Коростишів (Коростишівський р-н, Житомирська область)): </text:h>
      <text:h text:style-name="Heading_20_6" text:outline-level="6">Изменились данные отделения Відділення №1: вул. Криворізька, 12 (Вантажне відділення)(селище міського типу Новгородка (Новгородківський р-н, Кіровоградська область)): </text:h>
      <text:h text:style-name="Heading_20_6" text:outline-level="6">Изменились данные отделения Пункт приймання - видачі (до 30 кг): вул. Незалежності, 17 (Поштове відділення)(село Коричинці (Деражнянський р-н, Хмельницька область)): </text:h>
      <text:h text:style-name="Heading_20_6" text:outline-level="6">Изменились данные отделения Відділення №1: вул. Пирогівський шлях, 135 (Вантажне відділення)(місто Київ (Київська)): </text:h>
      <text:h text:style-name="Heading_20_6" text:outline-level="6">Изменились данные отделения Пункт приймання-видачі (до 30 кг): вул. Центральна, 46 (Поштове відділення)(село Бурдюг (Кельмене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Шевченка, 12 (Поштове відділення)(село Широке (Білгород-Дністровський р-н, Одеська область)): </text:h>
      <text:h text:style-name="Heading_20_6" text:outline-level="6">Изменились данные отделения Пункт приймання-видачі (до 30 кг): вул. Центральна, 43 (Поштове відділення)(село Радісне (Красилівський р-н, Хмельницька область)): </text:h>
      <text:h text:style-name="Heading_20_6" text:outline-level="6">Изменились данные отделения Пункт приймання - видачі (до 30 кг): вул. Головна, 94 (Поштове відділення)(село Мариничі (Путильський р-н, Чернівецька область)): </text:h>
      <text:h text:style-name="Heading_20_6" text:outline-level="6">Изменились данные отделения Пункт приймання-видачі (до 30 кг): вул. Святого Михайла, 1а (Поштове відділення)(село Міжлісся (Барський р-н, Вінницька область)): </text:h>
      <text:h text:style-name="Heading_20_6" text:outline-level="6">Изменились данные отделения Відділення №1: вул. 20-го липня, 8 а (Вантажне відділення)(місто Володимир (Володимир-Волинський р-н, Волинська область)): </text:h>
      <text:h text:style-name="Heading_20_6" text:outline-level="6">Изменились данные отделения Пункт приймання-видачі (до 30 кг): вул. Шкільна, 19-а (Поштове відділення)(село Рудня (Броварський р-н, Київська)): </text:h>
      <text:h text:style-name="Heading_20_6" text:outline-level="6">Изменились данные отделения Пункт приймання-видачі (до 30 кг): вул. Миру, 75А (Поштове відділення)(село Старуня (Богородчанський р-н, Івано-Франківська область)): </text:h>
      <text:h text:style-name="Heading_20_6" text:outline-level="6">Изменились данные отделения Пункт приймання-видачі (до 30 кг): вул. Головна, 1 (Поштове відділення)(село Киселиці (Путильський р-н, Чернівецька область)): </text:h>
      <text:h text:style-name="Heading_20_6" text:outline-level="6">Изменились данные отделения Пункт приймання-видачі (до 30 кг): вул. Шевченка, 101 (Поштове відділення)(село Нижній Дубовець (Тячівський р-н, Закарпатська область)): </text:h>
      <text:h text:style-name="Heading_20_6" text:outline-level="6">Изменились данные отделения Пункт приймання-видачі (до 30 кг): вул. Кравченка, 104 (Поштове відділення)(село Сулимівка (Яготинський р-н, Київська)): </text:h>
      <text:h text:style-name="Heading_20_6" text:outline-level="6">Изменились данные отделения Пункт приймання-видачі (до 30 кг): вул. Ярослава Мудрого, 2 (Поштове відділення)(село Матюші (Білоцерківський р-н, Київська)): </text:h>
      <text:h text:style-name="Heading_20_6" text:outline-level="6">Изменились данные отделения Відділення №1: вул. Бородавки, 32 (Вантажне відділення)(село Гореничі (Києво-Святошинський, Київська)): </text:h>
      <text:h text:style-name="Heading_20_6" text:outline-level="6">Изменились данные отделения Пункт приймання - видачі (до 30 кг): вул. Центральна, 1 (Поштове відділення)(село Ісаї (Турківський р-н, Львівська область)): </text:h>
      <text:h text:style-name="Heading_20_6" text:outline-level="6">Изменились данные отделения Пункт приймання - видачі (до 30 кг): вул. Морозова, 4а (Поштове відділення)(село Зольня (Олевський р-н, Житомирська область)): </text:h>
      <text:h text:style-name="Heading_20_6" text:outline-level="6">Изменились данные отделения Мобільне відділення №1 (до 30 кг): вул. Центральна, 47 (АА0551МР) (Поштове відділення)(село Нове Запоріжжя (Запорізький р-н, Запорізька область)): </text:h>
      <text:h text:style-name="Heading_20_6" text:outline-level="6">Изменились данные отделения Відділення №1: вул. Марамороська, 23 (Вантажне відділення)(селище міського типу Тересва (Тячівський р-н, Закарпатська область)): </text:h>
      <text:h text:style-name="Heading_20_6" text:outline-level="6">Изменились данные отделения Пункт приймання - видачі (до 30 кг): вул. Леонтовича, 1 (Поштове відділення)(село Марківка (Теплицький р-н, Вінницька область)): </text:h>
      <text:h text:style-name="Heading_20_6" text:outline-level="6">Изменились данные отделения Пункт приймання-видачі (до 30 кг): вул. Полтавська, 15 (Поштове відділення)(село Попівка (Карлівський р-н, Полтавська область)): </text:h>
      <text:h text:style-name="Heading_20_6" text:outline-level="6">Изменились данные отделения Пункт приймання-видачі (до 30 кг), вул. Житникова, 9 (Поштове відділення)(село Захарівка (Новоукраїнський р-н, Кіровоградська область)): </text:h>
      <text:h text:style-name="Heading_20_6" text:outline-level="6">Изменились данные отделения Відділення №1: вул. Вічевий Майдан, 8 (Вантажне відділення)(селище міського типу Більшівці (Галицький р-н, Івано-Франківська область)): </text:h>
      <text:h text:style-name="Heading_20_6" text:outline-level="6">Изменились данные отделения Пункт приймання-видачі (до 30 кг): вул. Миру, 72б (Поштове відділення)(село Вороне (Жашківський р-н, Черкаська область)): </text:h>
      <text:h text:style-name="Heading_20_6" text:outline-level="6">Изменились данные отделения Пункт приймання - видачі (до 30 кг): вул. Корсунська, 73 (Поштове відділення)(село Тептіївка (Богуславський р-н, Київська)): </text:h>
      <text:h text:style-name="Heading_20_6" text:outline-level="6">Изменились данные отделения Пункт приймання-видачі (до 30 кг): вул. Центральна, 20 (Поштове відділення)(село Житні Гори (Рокитнянський р-н, Київська)): </text:h>
      <text:h text:style-name="Heading_20_6" text:outline-level="6">Изменились данные отделения Пункт приймання - видачі (до 30 кг): вул. Замкова, 7 а (Поштове відділення)(село Рудка (Демидівський р-н, Рівненська область)): </text:h>
      <text:h text:style-name="Heading_20_6" text:outline-level="6">Изменились данные отделения Пункт приймання - видачі (до 30 кг): вул. Дзержинського 2 (Поштове відділення)(село Ворошилівка (Тиврівський р-н, Вінницька область)): </text:h>
      <text:h text:style-name="Heading_20_6" text:outline-level="6">Изменились данные отделения Відділення №1: вул. Соборна, 22 (Вантажне відділення)(селище міського типу Літин (Літинський р-н, Вінницька область)): </text:h>
      <text:h text:style-name="Heading_20_6" text:outline-level="6">Изменились данные отделения Відділення №1: вул. Шкільна, 35 (Вантажне відділення)(село Ілічанка (Лиманський р-н, Одеська область)): </text:h>
      <text:h text:style-name="Heading_20_6" text:outline-level="6">Изменились данные отделения Мобільне відділення №1 (до 30 кг): вул. Стеріна 15 (ВА 16 19 ВН) (Поштове відділення)(село Криничуватка (Устинівський р-н, Кіровоградська область)): </text:h>
      <text:h text:style-name="Heading_20_6" text:outline-level="6">Изменились данные отделения Пункт приймання - видачі (до 30 кг): вул. Бригадна, 11 (Поштове відділення)(село Козлів (Локачинський р-н, Волинська область)): </text:h>
      <text:h text:style-name="Heading_20_6" text:outline-level="6">Изменились данные отделения Пункт приймання-видачі (до 30 кг): вул. Шевченка, 152А (Поштове відділення)(село Велика Лінина (Старосамбірський р-н, Львівська область)): </text:h>
      <text:h text:style-name="Heading_20_6" text:outline-level="6">Изменились данные отделения Відділення №1 (до 150 кг): вул. Перемоги, 58 (Вантажне відділення)(селище міського типу Орілька (Лозівський р-н, Харківська область)): </text:h>
      <text:h text:style-name="Heading_20_6" text:outline-level="6">Изменились данные отделения Пункт приймання-видачі (до 30 кг): вул. Центральна, 3 (Поштове відділення)(село Верхня Ланна (Карлівський р-н, Полтавська область)): </text:h>
      <text:h text:style-name="Heading_20_6" text:outline-level="6">Изменились данные отделения Відділення №1 (до 30 кг): вул. Шевченка, 129а (Поштове відділення)(селище міського типу Войнилів (Калуський р-н, Івано-Франківська область)): </text:h>
      <text:h text:style-name="Heading_20_6" text:outline-level="6">Изменились данные отделения Пункт приймання-видачі (до 30 кг): вул. Вишнева, 1 (Поштове відділення)(село Підманове (Шацький р-н, Волинська область)): </text:h>
      <text:h text:style-name="Heading_20_6" text:outline-level="6"><text:soft-page-break/>Изменились данные отделения Пункт приймання-видачі (до 30 кг): вул. Шляхова 5 (Поштове відділення)(село Кусиківці (Літинський р-н, Вінницька область)): </text:h>
      <text:h text:style-name="Heading_20_6" text:outline-level="6">Изменились данные отделения Пункт приймання - видачі (до 30 кг): вул. Центральна, 17 (Поштове відділення)(село Звенигород (Бучацький р-н, Тернопільська область)): </text:h>
      <text:h text:style-name="Heading_20_6" text:outline-level="6">Изменились данные отделения Пункт приймання-видачі (до 30 кг): вул. Молодіжна, 22 (Поштове відділення)(село Нововоскресенка (Веселинівський р-н, Миколаївська область)): </text:h>
      <text:h text:style-name="Heading_20_6" text:outline-level="6">Изменились данные отделения Пункт приймання-видачі (до 30 кг): вул. Незалежності, 35 (Поштове відділення)(село Князівське (Рожнятівський р-н, Івано-Франківська область)): </text:h>
      <text:h text:style-name="Heading_20_6" text:outline-level="6">Изменились данные отделения Відділення №1: вул. Шкільна, 38 (Вантажне відділення)(село Водиця (Рахівський р-н, Закарпатська область)): </text:h>
      <text:h text:style-name="Heading_20_6" text:outline-level="6">Изменились данные отделения Відділення №1: вул. Гребінківська, 20а (Вантажне відділення)(місто Пирятин (Пирятинський р-н, Полтавська область)): </text:h>
      <text:h text:style-name="Heading_20_6" text:outline-level="6">Изменились данные отделения Відділення №1: вул. Лохвицька, 30в (Вантажне відділення)(місто Гадяч (Гадяцький р-н, Полтавська область)): </text:h>
      <text:h text:style-name="Heading_20_6" text:outline-level="6">Изменились данные отделения Пункт приймання-видачі (до 30 кг): вул. Шевченка,3 (Поштове відділення)(село Шепилове (Голованівський р-н, Кіровоградська область)): </text:h>
      <text:h text:style-name="Heading_20_6" text:outline-level="6">Изменились данные отделения Пункт приймання-видачі (до 30 кг): вул. Сидорська, 8 (Поштове відділення)(село Йосипівка (Буський р-н, Львівська область)): </text:h>
      <text:h text:style-name="Heading_20_6" text:outline-level="6">Изменились данные отделения Пункт приймання-видачі (до 30 кг): вул. Шевченка, 20 (Поштове відділення)(село Лопушне (Кременецький р-н, Тернопільська область)): </text:h>
      <text:h text:style-name="Heading_20_5" text:outline-level="5">Загрузка страницы №21 (по 150 отделений на старнице) - True + </text:h>
      <text:p text:style-name="Text_20_body">&gt;</text:p>
      <text:h text:style-name="Heading_20_6" text:outline-level="6">Изменились данные отделения Пункт приймання-видачі (до 30 кг), вул. Бориса Семенова, 5 (Поштове відділення)(село Саверці (Попільнянський р-н, Житомирська область)): </text:h>
      <text:p text:style-name="Text_20_body">Изменилось поле Долгота </text:p>
      <text:p text:style-name="Text_20_body">Старое значение: 0E-15</text:p>
      <text:p text:style-name="Text_20_body">Новое значение: 0.000000000000000</text:p>
      <text:p text:style-name="Text_20_body">Изменилось поле Широта </text:p>
      <text:p text:style-name="Text_20_body">Старое значение: 0E-15</text:p>
      <text:p text:style-name="Text_20_body">Новое значение: 0.000000000000000</text:p>
      <text:h text:style-name="Heading_20_6" text:outline-level="6">Изменились данные отделения Відділення №1: вул. Шкільна, 1 (Вантажне відділення)(селище міського типу Радушне (Криворізький р-н, Дніпропетровська область)): </text:h>
      <text:h text:style-name="Heading_20_6" text:outline-level="6">Изменились данные отделения Пункт приймання-видачі (до 30 кг): вул. Центральна, 2 (Поштове відділення)(село Молодецьке (Маньківський р-н, Черкаська область)): </text:h>
      <text:h text:style-name="Heading_20_6" text:outline-level="6">Изменились данные отделения Відділення №1: вул. Гагаріна, 6 (Вантажне відділення)(селище міського типу Сатанів (Городоцький р-н, Хмельницька область)): </text:h>
      <text:h text:style-name="Heading_20_6" text:outline-level="6">Изменились данные отделения Пункт приймання - видачі (до 30 кг): вул. Рівних прав та можливостей 1 (Поштове відділення)(село Яворів (Турківський р-н, Львівська область)): </text:h>
      <text:h text:style-name="Heading_20_6" text:outline-level="6">Изменились данные отделения Мобільне відділення №1 (до 30 кг): вул. Центральна 1, (Навпроти магазину Сільмаг) ВО3503ВВ (Поштове відділення)(село Гаї-Шевченківські (Тернопільський р-н, Тернопільська область)): </text:h>
      <text:h text:style-name="Heading_20_6" text:outline-level="6">Изменились данные отделения Мобільне відділення №1 (до 30 кг): вул. Миколенка (ВІ0585СК) (Поштове відділення)(село Солониця (Лубенський р-н, Полтавська область)): </text:h>
      <text:h text:style-name="Heading_20_6" text:outline-level="6">Изменились данные отделения Пункт приймання-видачі (до 30 кг): вул. Першотравнева, 31 (Поштове відділення)(село Скоморохи (Житомирський р-н, Житомирська область)): </text:h>
      <text:h text:style-name="Heading_20_6" text:outline-level="6">Изменились данные отделения Пункт приймання-видачі (до 30 кг): вул. Миру, 2 (Поштове відділення)(селище Зелений Бір (Васильківський р-н, Київська)): </text:h>
      <text:h text:style-name="Heading_20_6" text:outline-level="6">Изменились данные отделения Пункт приймання-видачі (до 30 кг): вул. Набережна, 4б (Поштове відділення)(село Чепелівка (Красилівський р-н, Хмельницька область)): </text:h>
      <text:h text:style-name="Heading_20_6" text:outline-level="6">Изменились данные отделения Мобільне відділення №1 (до 30 кг): вул. Миру,11 (АМ4329ЕА) (Поштове відділення)(село Наталія (Баранівський р-н, Житомирська область)): </text:h>
      <text:h text:style-name="Heading_20_6" text:outline-level="6">Изменились данные отделения Пункт приймання-видачі (до 30 кг): вул. Головна, 42 (Поштове відділення)(село Стерче (Глибоцький р-н, Чернівец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Шевченка, 84 (Поштове відділення)(село Опака (Дрогобицький р-н, Львівська область)): </text:h>
      <text:h text:style-name="Heading_20_6" text:outline-level="6">Изменились данные отделения Пункт приймання-видачі (до 30 кг): вул. Шевченка, 66 (Поштове відділення)(село Кошельово (Хустський р-н, Закарпатська область)): </text:h>
      <text:h text:style-name="Heading_20_6" text:outline-level="6">Изменились данные отделения Пункт приймання - видачі (до 30 кг): вул. Л. Українки, 178а (Поштове відділення)(село Поділля (Галицький р-н, Івано-Франківська область)): </text:h>
      <text:h text:style-name="Heading_20_6" text:outline-level="6">Изменились данные отделения Пункт приймання-видачі (до 30 кг): вул. Центральна, 8 (Поштове відділення)(село Новоборисівка (Великомихайлівський р-н, Одеська область)): </text:h>
      <text:h text:style-name="Heading_20_6" text:outline-level="6">Изменились данные отделения Пункт приймання-видачі (до 30 кг): вул. Центральна, 3 (Поштове відділення)(село Петрове (Біляївський р-н, Одеська область)): </text:h>
      <text:h text:style-name="Heading_20_6" text:outline-level="6">Изменились данные отделения Мобільне відділення (до 30 кг): вул. Центральна, 82 (ВА 7324 АР) (Поштове відділення)(село Кальниболота (Новоархангельський р-н, Кіровоградська область)): </text:h>
      <text:h text:style-name="Heading_20_6" text:outline-level="6">Изменились данные отделения Пункт приймання-видачі (до 30 кг): вул. Кременецька, 14 (Поштове відділення)(село Бірки (Дубенський р-н, Рівнен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 - видачі (до 30 кг): вул. Шевченка, 14 (Поштове відділення)(село Кізлів (Буський р-н, Львівська область)): </text:h>
      <text:h text:style-name="Heading_20_6" text:outline-level="6">Изменились данные отделения Відділення №1 (до 30 кг на одне місце): пл. Перемоги, 20 (Поштове відділення)(селище міського типу Нижанковичі (Старосамбірський р-н, Львівська область)): </text:h>
      <text:h text:style-name="Heading_20_6" text:outline-level="6">Изменились данные отделения Пункт приймання - видачі (до 30 кг): вул. Перемоги, 17 (Поштове відділення)(село Ремчиці (Сарненський р-н, Рівненська область)): </text:h>
      <text:h text:style-name="Heading_20_6" text:outline-level="6">Изменились данные отделения Пункт приймання-видачі (до 30 кг): вул. Перемоги, 8 (Поштове відділення)(село Кочержинці (Уманський р-н, Черкаська область)): </text:h>
      <text:h text:style-name="Heading_20_6" text:outline-level="6">Изменились данные отделения Відділення №1: вул. Центральна, 57 (Вантажне відділення)(селище міського типу Калинівка (Васильківський р-н, Київська)): </text:h>
      <text:h text:style-name="Heading_20_6" text:outline-level="6">Изменились данные отделения Пункт приймання - видачі (до 30 кг): вул. Буди, 42 (Поштове відділення)(село Нова Кам'янка (Жовківський р-н, Львівська область)): </text:h>
      <text:h text:style-name="Heading_20_6" text:outline-level="6">Изменились данные отделения Пункт приймання-видачі (до 30 кг): вул. Січових Стрільців, 37 (Поштове відділення)(село Перерісль (Надвірнянський р-н, Івано-Франківська область)): </text:h>
      <text:h text:style-name="Heading_20_6" text:outline-level="6">Изменились данные отделения Мобільне відділення №1 (до 30 кг): вул. Центральна (ВІ1434АХ) (Поштове відділення)(село Корніївка (Гребінківський р-н, Полтавська область)): </text:h>
      <text:h text:style-name="Heading_20_6" text:outline-level="6">Изменились данные отделения Відділення №1 (до 30 кг): вул. Ілляшевської Варвари, 27 (Поштове відділення)(село Пушкарівка (Верхньодніпровський р-н, Дніпропетровська область)): </text:h>
      <text:h text:style-name="Heading_20_6" text:outline-level="6">Изменились данные отделения Пункт приймання - видачі (до 30 кг): вул. Центральна, 4 (Поштове відділення)(село Кам'янка (Ізяславський р-н, Хмельницька область)): </text:h>
      <text:h text:style-name="Heading_20_6" text:outline-level="6">Изменились данные отделения Пункт приймання-видачі (до 30 кг): вул. Жовтнева, 3 Б (Поштове відділення)(село Світильня (Броварський р-н, Київська)): </text:h>
      <text:h text:style-name="Heading_20_6" text:outline-level="6">Изменились данные отделения Пункт приймання-видачі (до 30 кг): вул. Шевченка, 29а (Поштове відділення)(село Яполоть (Костопільський р-н, Рівненська область)): </text:h>
      <text:h text:style-name="Heading_20_6" text:outline-level="6">Изменились данные отделения Пункт приймання-видачі (до 30 кг): вул. І.Франка, 2а (Поштове відділення)(село Грабів (Рівненський р-н, Рівненська область)): </text:h>
      <text:h text:style-name="Heading_20_6" text:outline-level="6">Изменились данные отделения Пункт приймання-видачі (до 30 кг): вул. Коки,2 (Поштове відділення)(село Піски (Лубенський р-н, Полтавська область)): </text:h>
      <text:h text:style-name="Heading_20_6" text:outline-level="6">Изменились данные отделения Мобільне відділення (до 30 кг), вул. Першотравнева, 10 (Поштове відділення)(село Зарічне (Тульчинський р-н, Вінницька область)): </text:h>
      <text:h text:style-name="Heading_20_6" text:outline-level="6">Изменились данные отделения Пункт приймання - видачі (до 30 кг): вул. Шевченка, 92а (Поштове відділення)(село Середній Угринів (Калуський р-н, Івано-Франківська область)): </text:h>
      <text:h text:style-name="Heading_20_6" text:outline-level="6">Изменились данные отделения Пункт приймання-видачі (до 30 кг): вул. Соборна,2а (Поштове відділення)(село Озаринці (Могилів-Подільський р-н, Вінницька область)): </text:h>
      <text:h text:style-name="Heading_20_6" text:outline-level="6">Изменились данные отделения Пункт приймання-видачі (до 30 кг): вул. Г.Парна, 2 (Поштове відділення)(село Гранів (Гайсинський р-н, Вінницька область)): </text:h>
      <text:h text:style-name="Heading_20_6" text:outline-level="6">Изменились данные отделения Пункт приймання-видачі (до 30 кг): вул. Молодіжна, 1а (Поштове відділення)(село Веселе (Олександрівський р-н, Кіровоградська область)): </text:h>
      <text:h text:style-name="Heading_20_6" text:outline-level="6">Изменились данные отделения Пункт приймання-видачі (до 30 кг): вул. Садова, 2 (Поштове відділення)(село Довгий Войнилів (Калуський р-н, Івано-Франківська область)): </text:h>
      <text:h text:style-name="Heading_20_6" text:outline-level="6">Изменились данные отделения Пункт приймання-видачі (до 30 кг): вул. Центральна, 8 (Поштове відділення)(село Івашківка (Городнянський р-н, Чернігівська область)): </text:h>
      <text:h text:style-name="Heading_20_6" text:outline-level="6">Изменились данные отделения Пункт приймання-видачі (до 30 кг): вул. Гагаріна, 104 б (Поштове відділення)(село Олександропіль (Солонянський р-н, Дніпропетровська область)): </text:h>
      <text:h text:style-name="Heading_20_6" text:outline-level="6">Изменились данные отделения Відділення №1, вул. Центральна, 84а (Вантажне відділення)(село Золотарьово (Хустський р-н, Закарпатська область)): </text:h>
      <text:h text:style-name="Heading_20_6" text:outline-level="6">Изменились данные отделения Мобільне відділення (до 30 кг): вул. Котовського (ВІ3160СХ) (Поштове відділення)(село Довгалівка (Великобагачанський р-н, Полтавська область)): </text:h>
      <text:h text:style-name="Heading_20_6" text:outline-level="6">Изменились данные отделения Мобільне відділення №1 (до 30 кг): вул. Шкільна, 42 (ВН8189ІМ) (Поштове відділення)(село Кирнички (Ізмаїльський р-н, Одеська область)): </text:h>
      <text:h text:style-name="Heading_20_6" text:outline-level="6">Изменились данные отделения Пункт приймання-видачі (до 30 кг): вул. Центральна, 20 (Поштове відділення)(село Михайлівка (Кельменецький р-н, Чернівецька область)): </text:h>
      <text:h text:style-name="Heading_20_6" text:outline-level="6">Изменились данные отделения Пункт приймання - видачі (до 30 кг): вул. Центральна, 14 (Поштове відділення)(село Новий Витків (Радехівський р-н, Львівська область)): </text:h>
      <text:h text:style-name="Heading_20_6" text:outline-level="6">Изменились данные отделения Пункт приймання-видачі (до 30 кг): вул. Базарна, 1б (Поштове відділення)(село Котовка (Магдалинівський р-н, Дніпропетровська область)): </text:h>
      <text:h text:style-name="Heading_20_6" text:outline-level="6">Изменились данные отделения Пункт приймання - видачі (до 30 кг): вул. Шевченка, 41 (Поштове відділення)(село Лагодів (Перемишлянський р-н, Львівська область)): </text:h>
      <text:h text:style-name="Heading_20_6" text:outline-level="6">Изменились данные отделения Пункт приймання-видачі (до 30 кг): вул. Магалянська, 1 (маг.Сонечко) (Поштове відділення)(село Рідківці (Новоселицький р-н, Чернівецька область)): </text:h>
      <text:h text:style-name="Heading_20_6" text:outline-level="6">Изменились данные отделения Пункт приймання - видачі (до 30 кг): вул. Івана Франка, 36 (Поштове відділення)(село Бортники (Жидачівський р-н, Львівська область)): </text:h>
      <text:h text:style-name="Heading_20_6" text:outline-level="6">Изменились данные отделения Пункт приймання-видачі (до 30 кг): вул. Іштвана Сечені, 117 (Поштове відділення)(село Баркасово (Мукачівський р-н, Закарпатська область)): </text:h>
      <text:h text:style-name="Heading_20_6" text:outline-level="6">Изменились данные отделения Пункт приймання - видачі (до 30 кг): вул. Козацтва, 16 (Поштове відділення)(село Яструбове (Козівський р-н, Тернопільська область)): </text:h>
      <text:h text:style-name="Heading_20_6" text:outline-level="6"><text:soft-page-break/>Изменились данные отделения Пункт приймання - видачі ( до 30 кг): вул. Центральна 29 (Поштове відділення)(село Писарівка (Ямпільський р-н, Вінницька область)): </text:h>
      <text:h text:style-name="Heading_20_6" text:outline-level="6">Изменились данные отделения Пункт приймання-видачі (до 30 кг): пл. Привокзальна, 5 (Поштове відділення)(селище міського типу Ков'яги (Валківський р-н, Харківська область)): </text:h>
      <text:h text:style-name="Heading_20_6" text:outline-level="6">Изменились данные отделения Відділення №1: вул. Павла Каплуна, 71 (Вантажне відділення)(село Кучурган (Роздільнянський р-н, Одеська область)): </text:h>
      <text:h text:style-name="Heading_20_6" text:outline-level="6">Изменились данные отделения Відділення №1: вул. Хіміків, 5б (Вантажне відділення)(село Угринів (Тисменицький р-н, Івано-Франківська область)): </text:h>
      <text:h text:style-name="Heading_20_6" text:outline-level="6">Изменились данные отделения Пункт приймання-видачі (до 30 кг): вул. Шкільна, 9 (Поштове відділення)(село Юрківці (Заставнівський р-н, Чернівецька область)): </text:h>
      <text:h text:style-name="Heading_20_6" text:outline-level="6">Изменились данные отделения Пункт приймання - видачі ( до 30 кг): вул. Центральна, 33/1 (Поштове відділення)(село Горбасів (Летичівський р-н, Хмельницька область)): </text:h>
      <text:h text:style-name="Heading_20_6" text:outline-level="6">Изменились данные отделения Відділення №1: вул. Поштова, 23-А (Вантажне відділення)(селище міського типу Городок (Радомишльський р-н, Житомирська область)): </text:h>
      <text:h text:style-name="Heading_20_6" text:outline-level="6">Изменились данные отделения Мобільне відділення №1 (до 30 кг): вул. Водолазко, 11 ВА6700СА (Поштове відділення)(село Мануйлівка (Маловисківський р-н, Кіровоградська область)): </text:h>
      <text:h text:style-name="Heading_20_6" text:outline-level="6">Изменились данные отделения Пункт приймання - видачі (до 30 кг): вул. Незалежності, 111 А (Поштове відділення)(село Облапи (Ковельський р-н, Волинська область)): </text:h>
      <text:h text:style-name="Heading_20_6" text:outline-level="6">Изменились данные отделения Пункт приймання - видачі ( до 30 кг): вул. Шевченка, 48 (Поштове відділення)(село Новий Мартинів (Галицький р-н, Івано-Франківська область)): </text:h>
      <text:h text:style-name="Heading_20_6" text:outline-level="6">Изменились данные отделения Пункт приймання - видачі (до 30 кг): вул. Ковельська, 13 (Поштове відділення)(село Верба (Володимир-Волинський р-н, Волинська область)): </text:h>
      <text:h text:style-name="Heading_20_6" text:outline-level="6">Изменились данные отделения Пункт приймання-видачі (до 30 кг): вул. Шевченка, 39з (Поштове відділення)(село Москаленки (Чорнобаївський р-н, Черкаська область)): </text:h>
      <text:h text:style-name="Heading_20_6" text:outline-level="6">Изменились данные отделения Пункт приймання-видачі (до 30 кг): вул. Прибузька, 34 (Поштове відділення)(село Масівці (Хмельницький р-н, Хмельницька область)): </text:h>
      <text:h text:style-name="Heading_20_6" text:outline-level="6">Изменились данные отделения Пункт приймання-видачі (до 30 кг): вул. Грушевського, 159 (Поштове відділення)(село Гамаліївка (Пустомитівський р-н, Львівська область)): </text:h>
      <text:h text:style-name="Heading_20_6" text:outline-level="6">Изменились данные отделения Пункт приймання-видачі (до 30 кг), вул. Соборності, 29 (Поштове відділення)(село Полузір'я (Новосанжарський р-н, Полтавська область)): </text:h>
      <text:h text:style-name="Heading_20_6" text:outline-level="6">Изменились данные отделения Пункт приймання-видачі (до 30 кг): вул. Незалежності 2 (Поштове відділення)(село Марківці (Бобровицький р-н, Чернігівська область)): </text:h>
      <text:h text:style-name="Heading_20_6" text:outline-level="6">Изменились данные отделения Пункт приймання-видачі (до 30 кг): вул. Центральна, 194 (Поштове відділення)(село Христинівка (село) (Христинівський р-н, Черкаська область)): </text:h>
      <text:h text:style-name="Heading_20_6" text:outline-level="6">Изменились данные отделения Пункт приймання - видачі (до 30 кг): вул. Молодіжна, 104 (Поштове відділення)(село Дранка (Тульчинський р-н, Вінницька область)): </text:h>
      <text:h text:style-name="Heading_20_6" text:outline-level="6">Изменились данные отделения Пункт приймання-видачі (до 30 кг): вул. Головна, 135 (Поштове відділення)(село Шом (Берегівський р-н, Закарпатська область)): </text:h>
      <text:h text:style-name="Heading_20_6" text:outline-level="6">Изменились данные отделения Мобільне відділення №1 (до 30 кг): вул.Молодіжна,39 (ВА 7324 АР) (Поштове відділення)(село Скалева (Новоархангельський р-н, Кіровоградська область)): </text:h>
      <text:h text:style-name="Heading_20_6" text:outline-level="6">Изменились данные отделения Пункт приймання-видачі (до 30 кг): вул. Незалежності, 1 (Поштове відділення)(село Бруховичі (Ковельський р-н, Волинська область)): </text:h>
      <text:h text:style-name="Heading_20_6" text:outline-level="6">Изменились данные отделения Пункт приймання-видачі (до 30 кг): вул. Героїв небесної сотні, 3 А (Поштове відділення)(село Новий Моквин (Березнівський р-н, Рівненська область)): </text:h>
      <text:h text:style-name="Heading_20_6" text:outline-level="6">Изменились данные отделения Пункт приймання-видачі (до 30 кг): вул. Миру, 19 а (Поштове відділення)(село Сніжків (Валківський р-н, Харківська область)): </text:h>
      <text:h text:style-name="Heading_20_6" text:outline-level="6">Изменились данные отделения Мобільне відділення №1 (до 30 кг): вул. Семенова, 32 (АА3098КТ) (Поштове відділення)(село Красне (Згурівський р-н, Київська)): </text:h>
      <text:h text:style-name="Heading_20_6" text:outline-level="6">Изменились данные отделения Пункт приймання - видачі (до 30 кг): вул. Центральна, 7 (Поштове відділення)(село Кочубеївка (Чутівський р-н, Полта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Мобільне відділення №1 (до 30 кг): вул. Центральна, 24, (АС4546АІ) (Поштове відділення)(село Костільники (Бучацький р-н, Тернопільська область)): </text:h>
      <text:h text:style-name="Heading_20_6" text:outline-level="6">Изменились данные отделения Пункт приймання - видачі (до 30 кг): вул. Юрія Сала, 2 (Поштове відділення)(село Лавриків (Жовківський р-н, Львівська область)): </text:h>
      <text:h text:style-name="Heading_20_6" text:outline-level="6">Изменились данные отделения Пункт приймання-видачі (до 30 кг): вул. 8 березня, 11 (Поштове відділення)(село Піщанка (Красноградський р-н, Харківська область)): </text:h>
      <text:h text:style-name="Heading_20_6" text:outline-level="6">Изменились данные отделения Відділення №1: вул. Визволення, б/н (Вантажне відділення)(селище міського типу Ясіня (Рахівський р-н, Закарпатська область)): </text:h>
      <text:h text:style-name="Heading_20_6" text:outline-level="6">Изменились данные отделения Відділення №1: вул. Фабрична, 1/Б (Вантажне відділення)(селище міського типу Великий Бичків (Рахівський р-н, Закарпатська область)): </text:h>
      <text:h text:style-name="Heading_20_6" text:outline-level="6">Изменились данные отделения Пункт приймання-видачі (до 30 кг): вул. Центральна, 79 (Поштове відділення)(село Лановичі (Самбірський р-н, Львівська область)): </text:h>
      <text:h text:style-name="Heading_20_6" text:outline-level="6">Изменились данные отделения Пункт приймання - видачі (до 30 кг): вул. Весняна, 2 (Поштове відділення)(село Дружба (Радивилівський р-н, Рівненська область)): </text:h>
      <text:h text:style-name="Heading_20_6" text:outline-level="6">Изменились данные отделения Пункт приймання-видачі (до 30 кг): вул. Незалежності, 16 г (Поштове відділення)(село Михалин (Березнівський р-н, Рівненська область)): </text:h>
      <text:h text:style-name="Heading_20_6" text:outline-level="6">Изменились данные отделения Пункт приймання-видачі (до 30 кг): вул. Центральна, 18б/1 (Поштове відділення)(село Павленкове (Лебединський р-н, Сумська область)): </text:h>
      <text:h text:style-name="Heading_20_6" text:outline-level="6">Изменились данные отделения Відділення № 1: вул. Анатолія Міцерука, 10 (Вантажне відділення)(селище міського типу Стеблів (Корсунь-Шевченківський р-н, Черкаська область)): </text:h>
      <text:h text:style-name="Heading_20_6" text:outline-level="6">Изменились данные отделения Пункт приймання-видачі (до 30 кг): вул. Дунайська, 14 (Поштове відділення)(село Владичень (Болградський р-н, Одеська область)): </text:h>
      <text:h text:style-name="Heading_20_6" text:outline-level="6">Изменились данные отделения Пункт приймання-видачі (до 30 кг): вул. 126 (Поштове відділення)(село Тибава (Свалявський р-н, Закарпатська область)): </text:h>
      <text:h text:style-name="Heading_20_6" text:outline-level="6">Изменились данные отделения Пункт приймання-видачі (до 30 кг): вул. Шкільна, 55 (Поштове відділення)(село Заслучне (Красилівський р-н, Хмельницька область)): </text:h>
      <text:h text:style-name="Heading_20_6" text:outline-level="6">Изменились данные отделения Пункт приймання - видачі (до 30 кг): вул. Центральна, 108а (Поштове відділення)(село Дашківці (Літинський р-н, Вінницька область)): </text:h>
      <text:h text:style-name="Heading_20_6" text:outline-level="6">Изменились данные отделения Пункт приймання - видачі (до 30 кг): вул. Центральна, б/н (Поштове відділення)(село Шепіт (Косівський р-н, Івано-Франківська область)): </text:h>
      <text:h text:style-name="Heading_20_6" text:outline-level="6">Изменились данные отделения Пункт приймання-видачі (до 30 кг): вул. Іванова, 2 (Поштове відділення)(село Баранове (Іванівський р-н, Одеська область)): </text:h>
      <text:h text:style-name="Heading_20_6" text:outline-level="6">Изменились данные отделения Пункт приймання - видачі (до 30 кг): вул. Садова, 12а (Поштове відділення)(село Ганнівка (Дунаєвецький р-н, Хмельницька область)): </text:h>
      <text:h text:style-name="Heading_20_6" text:outline-level="6">Изменились данные отделения Пункт приймання-видачі (до 30 кг), вул. б\н 129 (Поштове відділення)(село Оленьово (Свалявський р-н, Закарпат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Пункт приймання-видачі (до 30 кг): вул. 8 Березня 2 (Поштове відділення)(село Попівці (Барський р-н, Вінницька область)): </text:h>
      <text:h text:style-name="Heading_20_6" text:outline-level="6">Изменились данные отделения Відділення № 1: вул. Миргородська, 25 (Вантажне відділення)(село Вирішальне (Лохвицький р-н, Полтавська область)): </text:h>
      <text:h text:style-name="Heading_20_6" text:outline-level="6">Изменились данные отделения Пункт приймання - видачі (до 30 кг): вул. Центральна, 44 (Поштове відділення)(село Язавні (Ратнівський р-н, Волинська область)): </text:h>
      <text:h text:style-name="Heading_20_6" text:outline-level="6">Изменились данные отделения Пункт приймання-видачі (до 30 кг): вул. Гагаріна, 24 (Поштове відділення)(село Броварки (Глобинський р-н, Полтавська область)): </text:h>
      <text:h text:style-name="Heading_20_6" text:outline-level="6">Изменились данные отделения Пункт приймання-видачі (до 30 кг): вул. Незалежності, 12 (Поштове відділення)(село Двірці (Сокальський р-н, Львівська область)): </text:h>
      <text:h text:style-name="Heading_20_6" text:outline-level="6">Изменились данные отделения Пункт приймання - видачі (до 30 кг): вул. Центральна, 3 (Поштове відділення)(село Мальовниче (Шаргородський р-н, Вінницька область)): </text:h>
      <text:h text:style-name="Heading_20_6" text:outline-level="6">Изменились данные отделения Пункт приймання-видачі (до 30 кг): вул. Будівельна, 1а (Поштове відділення)(село Муроване (Пустомитівський р-н, Львівська область)): </text:h>
      <text:h text:style-name="Heading_20_6" text:outline-level="6">Изменились данные отделения Відділення №1: вул. Богдана Хмельницького, 54 (Вантажне відділення)(село Великий Дальник (Біляївський р-н, Одеська область)): </text:h>
      <text:h text:style-name="Heading_20_6" text:outline-level="6">Изменились данные отделения Пункт приймання - видачі (до 30 кг): вул. Київська, 21 (Поштове відділення)(село Синів (Гощанський р-н, Рівненська область)): </text:h>
      <text:h text:style-name="Heading_20_6" text:outline-level="6">Изменились данные отделения Пункт приймання-видачі (до 30 кг): вул. Болгарська 156 (Поштове відділення)(село Нова Іванівка (Арцизький р-н, Одеська область)): </text:h>
      <text:h text:style-name="Heading_20_6" text:outline-level="6">Изменились данные отделения Пункт приймання-видачі (до 30 кг): вул. Головна, 63 (Поштове відділення)(село Гать (Берегівський р-н, Закарпатська область)): </text:h>
      <text:h text:style-name="Heading_20_6" text:outline-level="6">Изменились данные отделения Пункт приймання-видачі (до 30 кг): вул. Миру, 2 (Поштове відділення)(село Станова (Тростянецький р-н, Сумська область)): </text:h>
      <text:h text:style-name="Heading_20_6" text:outline-level="6">Изменились данные отделения Пункт приймання-видачі (до 30 кг): вул. Нова, 2м (Поштове відділення)(село Гора (Полтавський р-н, Полтавська область)): </text:h>
      <text:h text:style-name="Heading_20_6" text:outline-level="6">Изменились данные отделения Пункт приймання-видачі (до 30 кг): вул. Центральна,53 (Поштове відділення)(село Сирове (Врадіївський р-н, Миколаївська область)): </text:h>
      <text:h text:style-name="Heading_20_6" text:outline-level="6">Изменились данные отделения Відділення №1: вул. С. Шковороди, 29 (Вантажне відділення)(селище міського типу Шацьк (Шацький р-н, Волинська область)): </text:h>
      <text:h text:style-name="Heading_20_6" text:outline-level="6">Изменились данные отделения Пункт приймання-видачі (до 30 кг): вул. Дружби, 23 (Поштове відділення)(село Стецівка (Звенигородський р-н, Черкаська область)): </text:h>
      <text:h text:style-name="Heading_20_6" text:outline-level="6">Изменились данные отделения Пункт приймання-видачі (до 30 кг): вул. Київська, 67 (Поштове відділення)(село Сираї (Козелецький р-н, Чернігівська область)): </text:h>
      <text:h text:style-name="Heading_20_6" text:outline-level="6">Изменились данные отделения Пункт приймання-видачі (до 30 кг): вул. Шевченка, 105 (Поштове відділення)(село Торговиця (Городенківський р-н, Івано-Франківська область)): </text:h>
      <text:h text:style-name="Heading_20_6" text:outline-level="6">Изменились данные отделения Пункт приймання - видачі (до 30 кг): вул. Карпатська, 123 (Поштове відділення)(село Кричка (Богородчанський р-н, Івано-Франківська область)): </text:h>
      <text:h text:style-name="Heading_20_6" text:outline-level="6">Изменились данные отделения Пункт приймання - видачі (до 30 кг): вул. Центральна, 91 (Поштове відділення)(село Бовсуни (Лугинський р-н, Житомирська область)): </text:h>
      <text:h text:style-name="Heading_20_6" text:outline-level="6">Изменились данные отделения Відділення №1: вул. Соборна, 12 (Вантажне відділення)(селище міського типу Корнин (Попільнянський р-н, Житомирська область)): </text:h>
      <text:h text:style-name="Heading_20_6" text:outline-level="6">Изменились данные отделения Пункт приймання - видачі ( до 30 кг): вул. Шевченка, 2 (Поштове відділення)(село Ангелівка (Тернопільський р-н, Тернопільська область)): </text:h>
      <text:h text:style-name="Heading_20_6" text:outline-level="6">Изменились данные отделения Пункт приймання-видачі (до 30 кг): вул. Братів Стадників, 2 (Поштове відділення)(село Макарівка (Попільнянський р-н, Житомирська область)): </text:h>
      <text:h text:style-name="Heading_20_6" text:outline-level="6">Изменились данные отделения Відділення №1: вул. Миру, 50а (Вантажне відділення)(село Нижча Дубечня (Вишгородський р-н, Київська)): </text:h>
      <text:h text:style-name="Heading_20_6" text:outline-level="6">Изменились данные отделения Пункт приймання - видачі (до 30 кг): вул. Сонячна, 31 (Поштове відділення)(село Милятичі (Пустомитівський р-н, Львівська область)): </text:h>
      <text:h text:style-name="Heading_20_6" text:outline-level="6">Изменились данные отделения Пункт приймання - видачі (до 30 кг): вул. Незалежності, 13Б (Поштове відділення)(село Івачів Горішній (Тернопільський р-н, Тернопільська область)): </text:h>
      <text:h text:style-name="Heading_20_6" text:outline-level="6">Изменились данные отделения Пункт приймання-видачі (до 30 кг): вул. Довбуша, 151 (Поштове відділення)(село Камінь (Рожнятівський р-н, Івано-Франкі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Відділення №1: вул. Івана Франка, 32 (Вантажне відділення)(село Зубра (Пустомитівський р-н, Львівська область)): </text:h>
      <text:h text:style-name="Heading_20_6" text:outline-level="6">Изменились данные отделения Пункт приймання-видачі (до 30 кг): вул. Комарова, 4 (Поштове відділення)(село Нова Миронівка (Миронівський р-н, Київська)): </text:h>
      <text:h text:style-name="Heading_20_6" text:outline-level="6">Изменились данные отделения Пункт приймання-видачі (до 30 кг): вул. Стаханівська, 1а (Поштове відділення)(село Хороше (Петропавлівський р-н, Дніпропетровська область)): </text:h>
      <text:h text:style-name="Heading_20_6" text:outline-level="6">Изменились данные отделения Пункт приймання - видачі (до 30 кг): вул. Головна, 26 (Поштове відділення)(село Заставне (Золочівський р-н, Львівська область)): </text:h>
      <text:h text:style-name="Heading_20_6" text:outline-level="6">Изменились данные отделения Пункт приймання - видачі (до 30 кг): вул. Шевченка, 214 (Поштове відділення)(село Урич (Сколівський р-н, Львівська область)): </text:h>
      <text:h text:style-name="Heading_20_6" text:outline-level="6">Изменились данные отделения Пункт приймання-видачі (до 30 кг): вул. Кириченка, 1Б (Поштове відділення)(село Рашівка (Гадяцький р-н, Полтавська область)): </text:h>
      <text:h text:style-name="Heading_20_6" text:outline-level="6">Изменились данные отделения Пункт приймання - видачі (до 30 кг): вул. Клінова, 10 (Поштове відділення)(село Жабинці (Новоушицький р-н, Хмельницька область)): </text:h>
      <text:h text:style-name="Heading_20_6" text:outline-level="6">Изменились данные отделения Пункт приймання-видачі (до 30 кг): вул. Шляхова, 56 (Поштове відділення)(село Покалів (Овруцький р-н, Житомирська область)): </text:h>
      <text:h text:style-name="Heading_20_6" text:outline-level="6">Изменились данные отделения Відділення №1: вул. Мазепи, 26 (Вантажне відділення)(село Біла (Тернопільський р-н, Тернопільська область)): </text:h>
      <text:h text:style-name="Heading_20_6" text:outline-level="6">Изменились данные отделения Пункт приймання-видачі (до 30 кг): вул. Шевченка, 1 (Поштове відділення)(село Бурдівка (Роздільнянський р-н, Одеська область)): </text:h>
      <text:h text:style-name="Heading_20_6" text:outline-level="6">Изменились данные отделения Пункт приймання-видачі (до 30 кг): вул. Центральна, 37 (Поштове відділення)(село Великий Жванчик (Дунаєвецький р-н, Хмельницька область)): </text:h>
      <text:h text:style-name="Heading_20_6" text:outline-level="6">Изменились данные отделения Пункт приймання-видачі (до 30 кг): вул. Каштанова, 18 (Поштове відділення)(село Жуківка (Згурівський р-н, Київська)): </text:h>
      <text:h text:style-name="Heading_20_6" text:outline-level="6">Изменились данные отделения Відділення №1: вул. Ковельська, 4а (Вантажне відділення)(селище міського типу Луків (Турійський р-н, Волинська область)): </text:h>
      <text:h text:style-name="Heading_20_6" text:outline-level="6">Изменились данные отделения Відділення №1: вул. Миру, 37а (Вантажне відділення)(селище міського типу Головне (Любомльський р-н, Волинська область)): </text:h>
      <text:h text:style-name="Heading_20_6" text:outline-level="6">Изменились данные отделения Пункт приймання-видачі (до 30 кг): вул. Центр, б/н (Поштове відділення)(село Замагора (Верховинський р-н, Івано-Франківська область)): </text:h>
      <text:h text:style-name="Heading_20_6" text:outline-level="6">Изменились данные отделения Відділення №1: вул. Шевченка, 158 (Вантажне відділення)(село Мамаївці (Кіцманський р-н, Чернівецька область)): </text:h>
      <text:h text:style-name="Heading_20_6" text:outline-level="6">Изменились данные отделения Пункт приймання-видачі (до 30 кг): вул. Лісова, 2/7 (Поштове відділення)(село Троїцьке (Рокитнянський р-н, Київська)): </text:h>
      <text:h text:style-name="Heading_20_6" text:outline-level="6">Изменились данные отделения Відділення №1: вул. Центральна, 50б (Вантажне відділення)(село Нерубайське (Біляївський р-н, Одеська область)): </text:h>
      <text:h text:style-name="Heading_20_6" text:outline-level="6">Изменились данные отделения Пункт приймання-видачі (до 30 кг): вул. Гагаріна, 1 (Поштове відділення)(село М'якохід (Бершадський, Вінницька область)): </text:h>
      <text:h text:style-name="Heading_20_6" text:outline-level="6">Изменились данные отделения Пункт приймання-видачі (до 30 кг): вул. Будівельників, 8а (Поштове відділення)(село Залісся Перше (Кам'янець-Подільський р-н, Хмельницька область)): </text:h>
      <text:h text:style-name="Heading_20_6" text:outline-level="6">Изменились данные отделения Пункт приймання-видачі (до 30 кг): вул. Шевченка, 33 (Поштове відділення)(село Літиня (Дрогобицький р-н, Львівська область)): </text:h>
      <text:h text:style-name="Heading_20_6" text:outline-level="6">Изменились данные отделения Пункт приймання - видачі (до 30 кг): вул. Сагайдачного, 82 (Поштове відділення)(село Нова Скварява (Жовківський р-н, Львівська область)): </text:h>
      <text:h text:style-name="Heading_20_5" text:outline-level="5">Загрузка страницы №22 (по 150 отделений на старнице) - True + </text:h>
      <text:p text:style-name="Text_20_body">&gt;Превышен лимит 3.0c врмени ожидания загрузки данных страницы №23 / Повторная попытка - </text:p>
      <text:h text:style-name="Heading_20_5" text:outline-level="5">Загрузка страницы №23 (по 150 отделений на старнице) - True + </text:h>
      <text:p text:style-name="Text_20_body">&gt;</text:p>
      <text:h text:style-name="Heading_20_5" text:outline-level="5">Загрузка страницы №24 (по 150 отделений на старнице) - True + </text:h>
      <text:p text:style-name="Text_20_body">&gt;</text:p>
      <text:h text:style-name="Heading_20_5" text:outline-level="5">Загрузка страницы №25 (по 150 отделений на старнице) - True + </text:h>
      <text:p text:style-name="Text_20_body">&gt;</text:p>
      <text:h text:style-name="Heading_20_5" text:outline-level="5">Загрузка страницы №26 (по 150 отделений на старнице) - True + </text:h>
      <text:p text:style-name="Text_20_body">&gt;</text:p>
      <text:h text:style-name="Heading_20_5" text:outline-level="5">Загрузка страницы №27 (по 150 отделений на старнице) - True + </text:h>
      <text:p text:style-name="Text_20_body">&gt;</text:p>
      <text:h text:style-name="Heading_20_5" text:outline-level="5"><text:soft-page-break/>Загрузка страницы №28 (по 150 отделений на старнице) - True + </text:h>
      <text:p text:style-name="Text_20_body">&gt;</text:p>
      <text:h text:style-name="Heading_20_5" text:outline-level="5">Загрузка страницы №29 (по 150 отделений на старнице) - True + </text:h>
      <text:p text:style-name="Text_20_body">&gt;</text:p>
      <text:h text:style-name="Heading_20_5" text:outline-level="5">Загрузка страницы №30 (по 150 отделений на старнице) - True + </text:h>
      <text:p text:style-name="Text_20_body">&gt;</text:p>
      <text:h text:style-name="Heading_20_5" text:outline-level="5">Загрузка страницы №31 (по 150 отделений на старнице) - True + </text:h>
      <text:p text:style-name="Text_20_body">&gt;</text:p>
      <text:h text:style-name="Heading_20_5" text:outline-level="5">Загрузка страницы №32 (по 150 отделений на старнице) - True + </text:h>
      <text:p text:style-name="Text_20_body">&gt;</text:p>
      <text:h text:style-name="Heading_20_5" text:outline-level="5">Загрузка страницы №33 (по 150 отделений на старнице) - True + </text:h>
      <text:p text:style-name="Text_20_body">&gt;</text:p>
      <text:h text:style-name="Heading_20_5" text:outline-level="5">Загрузка страницы №34 (по 150 отделений на старнице) - True + </text:h>
      <text:p text:style-name="Text_20_body">&gt;</text:p>
      <text:h text:style-name="Heading_20_5" text:outline-level="5">Загрузка страницы №35 (по 150 отделений на старнице) - True + </text:h>
      <text:p text:style-name="Text_20_body">&gt;</text:p>
      <text:h text:style-name="Heading_20_5" text:outline-level="5">Загрузка страницы №36 (по 150 отделений на старнице) - True + </text:h>
      <text:p text:style-name="Text_20_body">&gt;</text:p>
      <text:h text:style-name="Heading_20_5" text:outline-level="5">Загрузка страницы №37 (по 150 отделений на старнице) - True + </text:h>
      <text:p text:style-name="Text_20_body">&gt;</text:p>
      <text:h text:style-name="Heading_20_5" text:outline-level="5">Загрузка страницы №38 (по 150 отделений на старнице) - True + </text:h>
      <text:p text:style-name="Text_20_body">&gt;</text:p>
      <text:h text:style-name="Heading_20_5" text:outline-level="5">Загрузка страницы №39 (по 150 отделений на старнице) - True + </text:h>
      <text:p text:style-name="Text_20_body">&gt;</text:p>
      <text:h text:style-name="Heading_20_5" text:outline-level="5">Загрузка страницы №40 (по 150 отделений на старнице) - True + </text:h>
      <text:p text:style-name="Text_20_body">&gt;</text:p>
      <text:h text:style-name="Heading_20_5" text:outline-level="5">Загрузка страницы №41 (по 150 отделений на старнице) - True + </text:h>
      <text:p text:style-name="Text_20_body">&gt;</text:p>
      <text:h text:style-name="Heading_20_5" text:outline-level="5">Загрузка страницы №42 (по 150 отделений на старнице) - True + </text:h>
      <text:p text:style-name="Text_20_body">&gt;</text:p>
      <text:h text:style-name="Heading_20_5" text:outline-level="5">Загрузка страницы №43 (по 150 отделений на старнице) - True + </text:h>
      <text:p text:style-name="Text_20_body">&gt;</text:p>
      <text:h text:style-name="Heading_20_5" text:outline-level="5">Загрузка страницы №44 (по 150 отделений на старнице) - True + </text:h>
      <text:p text:style-name="Text_20_body">&gt;</text:p>
      <text:h text:style-name="Heading_20_5" text:outline-level="5"><text:soft-page-break/>Загрузка страницы №45 (по 150 отделений на старнице) - True + </text:h>
      <text:p text:style-name="Text_20_body">&gt;</text:p>
      <text:h text:style-name="Heading_20_5" text:outline-level="5">Загрузка страницы №46 (по 150 отделений на старнице) - True + </text:h>
      <text:p text:style-name="Text_20_body">&gt;</text:p>
      <text:h text:style-name="Heading_20_5" text:outline-level="5">Загрузка страницы №47 (по 150 отделений на старнице) - True + </text:h>
      <text:p text:style-name="Text_20_body">&gt;</text:p>
      <text:h text:style-name="Heading_20_5" text:outline-level="5">Загрузка страницы №48 (по 150 отделений на старнице) - True + </text:h>
      <text:p text:style-name="Text_20_body">&gt;</text:p>
      <text:h text:style-name="Heading_20_5" text:outline-level="5">Загрузка страницы №49 (по 150 отделений на старнице) - True + </text:h>
      <text:p text:style-name="Text_20_body">&gt;</text:p>
      <text:h text:style-name="Heading_20_5" text:outline-level="5">Загрузка страницы №50 (по 150 отделений на старнице) - True + </text:h>
      <text:p text:style-name="Text_20_body">&gt;</text:p>
      <text:h text:style-name="Heading_20_5" text:outline-level="5">Загрузка страницы №51 (по 150 отделений на старнице) - True + </text:h>
      <text:p text:style-name="Text_20_body">&gt;</text:p>
      <text:h text:style-name="Heading_20_5" text:outline-level="5">Загрузка страницы №52 (по 150 отделений на старнице) - True + </text:h>
      <text:p text:style-name="Text_20_body">&gt;</text:p>
      <text:h text:style-name="Heading_20_5" text:outline-level="5">Загрузка страницы №53 (по 150 отделений на старнице) - True + </text:h>
      <text:p text:style-name="Text_20_body">&gt;</text:p>
      <text:h text:style-name="Heading_20_5" text:outline-level="5">Загрузка страницы №54 (по 150 отделений на старнице) - True + </text:h>
      <text:p text:style-name="Text_20_body">&gt;</text:p>
      <text:h text:style-name="Heading_20_5" text:outline-level="5">Загрузка страницы №55 (по 150 отделений на старнице) - True + </text:h>
      <text:p text:style-name="Text_20_body">&gt;</text:p>
      <text:h text:style-name="Heading_20_5" text:outline-level="5">Загрузка страницы №56 (по 150 отделений на старнице) - True + </text:h>
      <text:p text:style-name="Text_20_body">&gt;</text:p>
      <text:h text:style-name="Heading_20_5" text:outline-level="5">Загрузка страницы №57 (по 150 отделений на старнице) - True + </text:h>
      <text:p text:style-name="Text_20_body">&gt;</text:p>
      <text:h text:style-name="Heading_20_5" text:outline-level="5">Загрузка страницы №58 (по 150 отделений на старнице) - True + </text:h>
      <text:p text:style-name="Text_20_body">&gt;</text:p>
      <text:h text:style-name="Heading_20_5" text:outline-level="5">Загрузка страницы №59 (по 150 отделений на старнице) - True + </text:h>
      <text:p text:style-name="Text_20_body">&gt;</text:p>
      <text:h text:style-name="Heading_20_6" text:outline-level="6">Изменились данные отделения Відділення №172 (до 30 кг): вул. Набережна Перемоги, 112Д, прим. 417 (Поштове відділення)(місто Дніпро (Дніпропетровська область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Відділення №173 (до 30 кг): вул. Борщагівська, 133 (Поштове відділення)(місто Київ (Київська)): </text:h>
      <text:h text:style-name="Heading_20_6" text:outline-level="6">Изменились данные отделения Відділення №174 (до 5 кг): вул. Івана Пулюя, 5 (Поштове відділення)(місто Київ (Київська)): </text:h>
      <text:h text:style-name="Heading_20_6" text:outline-level="6">Изменились данные отделения Відділення №175 (до 30 кг): вул. Мартиросяна, 10/22 (Поштове відділення)(місто Київ (Київська)): </text:h>
      <text:h text:style-name="Heading_20_6" text:outline-level="6">Изменились данные отделения Відділення №176 (до 5 кг): просп. Миколи Бажана, 10а (маг."VARUS") (Поштове відділення)(місто Київ (Київська)): </text:h>
      <text:h text:style-name="Heading_20_6" text:outline-level="6">Изменились данные отделения Відділення №178 (до 30 кг): просп. Оболонський, 35 (Поштове відділення)(місто Київ (Київська)): </text:h>
      <text:h text:style-name="Heading_20_6" text:outline-level="6">Изменились данные отделения Відділення №179 (до 30 кг): вул. Ярославська, 58 (Поштове відділення)(місто Київ (Київська)): </text:h>
      <text:h text:style-name="Heading_20_6" text:outline-level="6">Изменились данные отделения Відділення №180 (до 30 кг): просп. Степана Бандери, 8 (Поштове відділення)(місто Київ (Київська)): </text:h>
      <text:h text:style-name="Heading_20_6" text:outline-level="6">Изменились данные отделения Відділення №181 (до 30 кг): вул. Кирилівська, 64 (Поштове відділення)(місто Київ (Київська)): </text:h>
      <text:h text:style-name="Heading_20_6" text:outline-level="6">Изменились данные отделения Відділення №181 (до 30 кг): просп. Миру, 75-А (Поштове відділення)(місто Дніпро (Дніпропетровська область)): </text:h>
      <text:h text:style-name="Heading_20_6" text:outline-level="6">Изменились данные отделения Відділення №182 (до 5 кг): вул. Березняківська, 31 (Поштове відділення)(місто Київ (Київська)): </text:h>
      <text:h text:style-name="Heading_20_6" text:outline-level="6">Изменились данные отделения Відділення №183: вул. Закревського, 12 (Вантажне відділення)(місто Київ (Київська)): </text:h>
      <text:h text:style-name="Heading_20_6" text:outline-level="6">Изменились данные отделения Відділення №184 (до 30 кг): бульв. Верховної Ради, 14б (Поштове відділення)(місто Київ (Київська)): </text:h>
      <text:h text:style-name="Heading_20_6" text:outline-level="6">Изменились данные отделения Відділення №185 (до 30 кг): вул. Мінське Шосе, 10а (просп. Мінський) (Поштове відділення)(місто Київ (Київська)): </text:h>
      <text:h text:style-name="Heading_20_6" text:outline-level="6">Изменились данные отделения Відділення №186 (до 30 кг): вул. Декабристів, 3 (Поштове відділення)(місто Київ (Київська)): </text:h>
      <text:h text:style-name="Heading_20_6" text:outline-level="6">Изменились данные отделения Відділення №187 (до 10 кг): вул. Сабурова, 2а (маг."МЕТРО") (Поштове відділення)(місто Київ (Київська)): </text:h>
      <text:h text:style-name="Heading_20_6" text:outline-level="6">Изменились данные отделения Відділення №188 (до 30 кг): вул. Оноре де Бальзака, 42/20 (Поштове відділення)(місто Київ (Київська)): </text:h>
      <text:h text:style-name="Heading_20_6" text:outline-level="6">Изменились данные отделения Відділення №189 (до 30 кг): вул. Ялтинська, 24/23 (Поштове відділення)(місто Київ (Київська)): </text:h>
      <text:h text:style-name="Heading_20_6" text:outline-level="6">Изменились данные отделения Відділення №190 (до 30 кг): вул. Григоровича-Барського, 1 (Поштове відділення)(місто Київ (Київська)): </text:h>
      <text:h text:style-name="Heading_20_6" text:outline-level="6">Изменились данные отделения Відділення №191 (до 30 кг): вул. Клінічна, 21/19 (Поштове відділення)(місто Київ (Київська)): </text:h>
      <text:h text:style-name="Heading_20_6" text:outline-level="6">Изменились данные отделения Відділення №192 (до 30 кг): просп. Маяковського Володимира, 10 (Поштове відділення)(місто Київ (Київська)): </text:h>
      <text:h text:style-name="Heading_20_6" text:outline-level="6">Изменились данные отделения Відділення №193 (до 30 кг): вул. Будівельників, 38/14 (Поштове відділення)(місто Київ (Київська)): </text:h>
      <text:h text:style-name="Heading_20_6" text:outline-level="6">Изменились данные отделения Відділення №197 (до 5 кг): бульв. Дружби Народів, 25 (Віденська кав'ярня) (Поштове відділення)(місто Київ (Київська)): </text:h>
      <text:h text:style-name="Heading_20_6" text:outline-level="6">Изменились данные отделения Відділення №198 (до 30 кг): просп. Лобановського, 6а (Поштове відділення)(місто Київ (Київська)): </text:h>
      <text:h text:style-name="Heading_20_6" text:outline-level="6">Изменились данные отделения Склад СКАДІ РК ТОВ (ЗАКРИТОГО ТИПУ) (Вантажне відділення)(місто Харків (Харківська область)): </text:h>
      <text:h text:style-name="Heading_20_6" text:outline-level="6">Изменились данные отделения Відділення №199 (до 30 кг): вул. Берковецька, 6 (маг."Ашан") (Поштове відділення)(місто Київ (Київська)): </text:h>
      <text:h text:style-name="Heading_20_5" text:outline-level="5">Загрузка страницы №60 (по 150 отделений на старнице) - True + </text:h>
      <text:p text:style-name="Text_20_body">&gt;</text:p>
      <text:h text:style-name="Heading_20_6" text:outline-level="6">Изменились данные отделения Відділення №368 (до 30 кг): вул. Анатолія Солов'яненка, 7 (ран. Бойченка) (Поштове відділення)(місто Київ (Київська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Відділення №369 (до 30 кг): вул. Героїв Дніпра, 31А (Поштове відділення)(місто Київ (Київська)): </text:h>
      <text:h text:style-name="Heading_20_6" text:outline-level="6">Изменились данные отделения Відділення №370 (до 30 кг): вул. Єлизавети Чавдар, 1 (Поштове відділення)(місто Київ (Київська)): </text:h>
      <text:h text:style-name="Heading_20_6" text:outline-level="6">Изменились данные отделения Відділення №371 (до 30 кг): вул. Петра Вершигори, 1А (Поштове відділення)(місто Київ (Київська)): </text:h>
      <text:h text:style-name="Heading_20_5" text:outline-level="5">Загрузка страницы №61 (по 150 отделений на старнице) - True + </text:h>
      <text:p text:style-name="Text_20_body">&gt;</text:p>
      <text:h text:style-name="Heading_20_6" text:outline-level="6">Изменились данные отделения Відділення №394 (до 5 кг): просп. Героїв Сталінграда, 46 (маг."Сільпо") (Поштове відділення)(місто Київ (Київська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Відділення №396 (до 5 кг): вул. Теодора Драйзера, 8 (маг."Сільпо") (Поштове відділення)(місто Київ (Київська)): </text:h>
      <text:h text:style-name="Heading_20_6" text:outline-level="6">Изменились данные отделения Відділення №397 (до 5 кг): вул. Ярославська, 56а (маг."Сільпо") (Поштове відділення)(місто Київ (Київська)): </text:h>
      <text:h text:style-name="Heading_20_6" text:outline-level="6">Изменились данные отделения Відділення №398 (до 5 кг): вул. Північна, 6в (маг."Сільпо") (Поштове відділення)(місто Київ (Київська)): </text:h>
      <text:h text:style-name="Heading_20_6" text:outline-level="6">Изменились данные отделения Відділення №399 (до 5 кг): просп.Володимира Маяковського, 75/2 (маг."Сільпо") (Поштове відділення)(місто Київ (Київська)): </text:h>
      <text:h text:style-name="Heading_20_6" text:outline-level="6">Изменились данные отделения Відділення №400 (до 30 кг): бульв. Лесі Українки, 10 (Поштове відділення)(місто Київ (Київська)): </text:h>
      <text:h text:style-name="Heading_20_6" text:outline-level="6">Изменились данные отделения Відділення №402 (до 5 кг): просп. Леся Курбаса, 15а (маг."Thrash") (Поштове відділення)(місто Київ (Київська)): </text:h>
      <text:h text:style-name="Heading_20_6" text:outline-level="6">Изменились данные отделения Відділення №407 (до 5 кг): бульв. Гавела Вацлава, 54/26 (маг."Fora") (Поштове відділення)(місто Київ (Київська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Відділення №408 (до 5 кг): вул. Курчатова, 5 (маг."Fora") (Поштове відділення)(місто Київ (Київська)): </text:h>
      <text:h text:style-name="Heading_20_6" text:outline-level="6">Изменились данные отделения Відділення №409 (до 5 кг): Харківське шосе, 8 (маг."Fora") (Поштове відділення)(місто Київ (Київська)): </text:h>
      <text:h text:style-name="Heading_20_6" text:outline-level="6">Изменились данные отделения Відділення №410 (до 5 кг): вул. Зодчих, 52 (маг."Fora") (Поштове відділення)(місто Київ (Київська)): </text:h>
      <text:h text:style-name="Heading_20_6" text:outline-level="6">Изменились данные отделения Відділення №411 (до 5 кг): вул. Оноре де Бальзака, 94 (маг."Fora") (Поштове відділення)(місто Київ (Київська)): </text:h>
      <text:h text:style-name="Heading_20_6" text:outline-level="6">Изменились данные отделения Відділення №413 (до 5 кг): вул. Кольцова, 14м (маг."Сільпо", 1-й поверх) (Поштове відділення)(місто Київ (Київська)): </text:h>
      <text:h text:style-name="Heading_20_6" text:outline-level="6">Изменились данные отделения Відділення №414 (до 5 кг): бульв. Дарницький, 8А (маг."Сільпо") (Поштове відділення)(місто Київ (Київська)): </text:h>
      <text:h text:style-name="Heading_20_6" text:outline-level="6">Изменились данные отделения Відділення №415 (до 5 кг): вул. Дорогожицька, 2 (маг."Сільпо") (Поштове відділення)(місто Київ (Київська)): </text:h>
      <text:h text:style-name="Heading_20_6" text:outline-level="6">Изменились данные отделения Відділення №416 (до 5 кг): просп. Перемоги, 87 (маг."Сільпо") (Поштове відділення)(місто Київ (Київська)): </text:h>
      <text:h text:style-name="Heading_20_6" text:outline-level="6">Изменились данные отделения Відділення №417 (до 5 кг): вул. Бережанська, 22 (маг."Сільпо") (Поштове відділення)(місто Київ (Київська)): </text:h>
      <text:h text:style-name="Heading_20_6" text:outline-level="6">Изменились данные отделения Відділення №418 (до 5 кг): вул. Малиновського, 5 (маг."Сільпо") (Поштове відділення)(місто Київ (Київська)): </text:h>
      <text:h text:style-name="Heading_20_6" text:outline-level="6">Изменились данные отделения Відділення №419 (до 5 кг): вул. Маршала Малиновського, 34 (маг."Сільпо") (Поштове відділення)(місто Київ (Київська)): </text:h>
      <text:h text:style-name="Heading_20_6" text:outline-level="6">Изменились данные отделения Відділення №420 (до 5 кг): вул. Западинська, 15 (маг."Сільпо") (Поштове відділення)(місто Київ (Київська)): </text:h>
      <text:h text:style-name="Heading_20_6" text:outline-level="6">Изменились данные отделения Відділення №421 (до 5 кг): вул. Малевича Казимира, 107 (маг."Сільпо") (Поштове відділення)(місто Київ (Київська)): </text:h>
      <text:h text:style-name="Heading_20_6" text:outline-level="6">Изменились данные отделения Відділення №422 (до 2 кг): просп. Героїв Сталінграда, 12П (маг."Сільпо") (Поштове відділення)(місто Київ (Київська)): </text:h>
      <text:h text:style-name="Heading_20_6" text:outline-level="6">Изменились данные отделения Відділення №423 (до 2 кг): просп. Оболонський, 21Б (маг."Сільпо") (Поштове відділення)(місто Київ (Київська)): </text:h>
      <text:h text:style-name="Heading_20_6" text:outline-level="6">Изменились данные отделения Відділення №424 (до 5 кг): вул. Булгакова, 11 (маг."Сільпо", 2-й поверх) (Поштове відділення)(місто Київ (Київська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Изменились данные отделения Відділення №425 (до 5 кг): вул. Здолбунівська, 4 (маг."Сільпо") (Поштове відділення)(місто Київ (Київська)): </text:h>
      <text:p text:style-name="Text_20_body">Изменилось поле Работает только на выдачу </text:p>
      <text:p text:style-name="Text_20_body">Старое значение: None</text:p>
      <text:p text:style-name="Text_20_body">Новое значение: None</text:p>
      <text:h text:style-name="Heading_20_6" text:outline-level="6"><text:soft-page-break/>Изменились данные отделения Відділення №427 (до 5 кг): провул. Карельський, 3 (маг."Сільпо", 1-й поверх) (Поштове відділення)(місто Київ (Київська)): </text:h>
      <text:h text:style-name="Heading_20_6" text:outline-level="6">Изменились данные отделения Відділення №428 (до 5 кг): вул. Академіка Білецького, 3 (маг."Fora") (Поштове відділення)(місто Київ (Київська)): </text:h>
      <text:h text:style-name="Heading_20_6" text:outline-level="6">Изменились данные отделения Відділення №429 (до 5 кг): вул. Я.Коласа, 25 (маг."Fora") (Поштове відділення)(місто Київ (Київська)): </text:h>
      <text:h text:style-name="Heading_20_6" text:outline-level="6">Изменились данные отделения Відділення №430 (до 5 кг): вул. Татарська, 3/2 (маг."Fora") (Поштове відділення)(місто Київ (Київська)): </text:h>
      <text:h text:style-name="Heading_20_6" text:outline-level="6">Изменились данные отделения Відділення №431 (до 2 кг): вул. Метрологічна,14 б (маг."Fora") (Поштове відділення)(місто Київ (Київська)): </text:h>
      <text:h text:style-name="Heading_20_6" text:outline-level="6">Изменились данные отделения Відділення №432 (до 5 кг): бульв. Гавела Вацлава, 29 (маг."Fora") (Поштове відділення)(місто Київ (Київська)): </text:h>
      <text:h text:style-name="Heading_20_6" text:outline-level="6">Изменились данные отделения Відділення №435 (до 5 кг): вул. Оноре де Бальзака, 42/20 (маг."Fora") (Поштове відділення)(місто Київ (Київська)): </text:h>
      <text:h text:style-name="Heading_20_6" text:outline-level="6">Изменились данные отделения Відділення №436 (до 5 кг): бульв. Верховної Ради, 17 (маг."Fora") (Поштове відділення)(місто Київ (Київська)): </text:h>
      <text:h text:style-name="Heading_20_6" text:outline-level="6">Изменились данные отделения Відділення №437 (до 5 кг): вул. Борщагівська, 212 (маг."Fora") (Поштове відділення)(місто Київ (Київська)): </text:h>
      <text:h text:style-name="Heading_20_6" text:outline-level="6">Изменились данные отделения Відділення №438 (до 5 кг): вул. Ялтинська, 6 (маг."Fora") (Поштове відділення)(місто Київ (Київська)): </text:h>
      <text:h text:style-name="Heading_20_6" text:outline-level="6">Изменились данные отделения Відділення №439 (до 5 кг): бульв. Перова, 23Б (Поштове відділення)(місто Київ (Київська)): </text:h>
      <text:h text:style-name="Heading_20_6" text:outline-level="6">Изменились данные отделения Відділення №440 (до 5 кг): вул. Ревуцького, 12/1 (Поштове відділення)(місто Київ (Київська)): </text:h>
      <text:h text:style-name="Heading_20_6" text:outline-level="6">Изменились данные отделения Відділення №446 (до 5 кг): Харківське шосе, 168 (маг."Сільпо") (Поштове відділення)(місто Київ (Київська)): </text:h>
      <text:h text:style-name="Heading_20_6" text:outline-level="6">Изменились данные отделения Відділення №448 (до 30 кг): просп. Правди, 41Д (Поштове відділення)(місто Київ (Київська)): </text:h>
      <text:h text:style-name="Heading_20_6" text:outline-level="6">Изменились данные отделения СКЛАД ТОВ "ЕПІЦЕНТР К": (вул. Полярна, 20Д) відділення №467 ЗАКРИТОГО ТИПУ (Вантажне відділення)(місто Київ (Київська)): </text:h>
      <text:h text:style-name="Heading_20_6" text:outline-level="6">Изменились данные отделения Відділення №555 (до 10 кг): вул. Березнева, 14Б (Поштове відділення)(місто Київ (Київська)): </text:h>
      <text:h text:style-name="Heading_20_6" text:outline-level="6">Изменились данные отделения Склад (ЗАКРИТОГО ТИПУ) відділення №599 (Вантажне відділення)(місто Київ (Київська)): </text:h>
      <text:h text:style-name="Heading_20_6" text:outline-level="6">Изменились данные отделения Відділення №650: (ЗАКРИТОГО ТИПУ) вул. Перемоги, 9а (Вантажне відділення)(місто Київ (Київська)): </text:h>
      <text:h text:style-name="Heading_20_6" text:outline-level="6">Изменились данные отделения Відділення №660 (ЗАКРИТОГО ТИПУ) "ОМНІ ЮНІТ" (Вантажне відділення)(місто Київ (Київська)): </text:h>
      <text:h text:style-name="Heading_20_6" text:outline-level="6">Изменились данные отделения Пункт Видачі №920 (до 10 кг): просп. Володимира Маяковського, 54А (АЗК «БРСМ-Нафта») (Поштове відділення)(місто Київ (Київська)): </text:h>
      <text:h text:style-name="Heading_20_6" text:outline-level="6">Изменились данные отделения Пункт Видачі №930 (до 10 кг): вул. Михайла Гришка, 3а ("MOYO") (Поштове відділення)(місто Київ (Київська)): </text:h>
      <text:h text:style-name="Heading_20_6" text:outline-level="6">Изменились данные отделения Петропавлівська Борщагівка, Пункт Видачі №931 (до 10 кг): вул. Петропавлівська, 22 (АЗК«БРСМ-Нафта» (Поштове відділення)(місто Київ (Київська)): </text:h>
      <text:h text:style-name="Heading_20_6" text:outline-level="6">Изменились данные отделения Пункт Видачі №932 (до 10 кг): вул. Борщагівська, 154а ("MOYO") (Поштове відділення)(місто Київ (Київська)): </text:h>
      <text:h text:style-name="Heading_20_6" text:outline-level="6">Изменились данные отделения Пункт Видачі №935 (до 10 кг): Майдан Незалежності, 1 ("MOYO") (Поштове відділення)(місто Київ (Київська)): </text:h>
      <text:h text:style-name="Heading_20_6" text:outline-level="6">Изменились данные отделения Пункт Видачі №936 (до 10 кг): просп. Степана Бандери, 23 ("MOYO") (Поштове відділення)(місто Київ (Київська)): </text:h>
      <text:h text:style-name="Heading_20_6" text:outline-level="6">Изменились данные отделения Пункт Видачі №937 (до 10 кг): просп. Оболонський, 1Б ("MOYO") (Поштове відділення)(місто Київ (Київська)): </text:h>
      <text:h text:style-name="Heading_20_6" text:outline-level="6">Изменились данные отделения Пункт Видачі №939 (до 10 кг): бульв. Перова, 36 ("MOYO") (Поштове відділення)(місто Київ (Київська)): </text:h>
      <text:h text:style-name="Heading_20_6" text:outline-level="6">Изменились данные отделения Пункт Видачі №941 (до 10 кг): вул.Володимира Брожка, 38А (АЗК «БРСМ-Нафта») (Поштове відділення)(місто Київ (Київська)): </text:h>
      <text:h text:style-name="Heading_20_6" text:outline-level="6">Изменились данные отделения Пункт Видачі №942 (до 10 кг): вул. Велика Васильківська, 18 ("MOYO") (Поштове відділення)(місто Київ (Київська)): </text:h>
      <text:h text:style-name="Heading_20_6" text:outline-level="6">Изменились данные отделения Пункт Видачі №943 (до 10 кг): просп. Академіка Глушкова, 13Б ("MOYO") (Поштове відділення)(місто Київ (Київська)): </text:h>
      <text:h text:style-name="Heading_20_6" text:outline-level="6">Изменились данные отделения Пункт Видачі №944 (до 10 кг): вул. Дніпровська набережна, 33 ("MOYO") (Поштове відділення)(місто Київ (Київська)): </text:h>
      <text:h text:style-name="Heading_20_6" text:outline-level="6">Изменились данные отделения Пункт Видачі №945 (до 10 кг): вул. Архітектора Вербицького, 1 ("MOYO") (Поштове відділення)(місто Київ (Київська)): </text:h>
      <text:h text:style-name="Heading_20_6" text:outline-level="6">Изменились данные отделения Пункт Видачі №946 (до 10 кг): вул. Велика Васильківська, 72А ("MOYO") (Поштове відділення)(місто Київ (Київська)): </text:h>
      <text:h text:style-name="Heading_20_6" text:outline-level="6">Изменились данные отделения Пункт Видачі №947 (до 10 кг): вул. Олени Теліги, 12Б (АЗК «БРСМ-Нафта») (Поштове відділення)(місто Київ (Київська)): </text:h>
      <text:h text:style-name="Heading_20_6" text:outline-level="6">Изменились данные отделения Пункт Видачі №948 (до 10 кг): вул. Лугова, 13 Б (АЗК «БРСМ-Нафта») (Поштове відділення)(місто Київ (Київська)): </text:h>
      <text:h text:style-name="Heading_20_6" text:outline-level="6">Изменились данные отделения Пункт Видачі №949 (до 10 кг): вул. Світла, 1 (АЗК «БРСМ-Нафта») (Поштове відділення)(місто Київ (Київська)): </text:h>
      <text:h text:style-name="Heading_20_6" text:outline-level="6">Изменились данные отделения Пункт Видачі №955 (до 10 кг): вул. Хрещатик, 21А ("MOYO") (Поштове відділення)(місто Київ (Київська)): </text:h>
      <text:h text:style-name="Heading_20_6" text:outline-level="6">Изменились данные отделения Пункт Видачі №963 (до 10 кг): вул. Ревуцького, 5А («Маркет Делві») (Поштове відділення)(місто Київ (Київська)): </text:h>
      <text:h text:style-name="Heading_20_6" text:outline-level="6">Изменились данные отделения Пункт Видачі №964 (до 10 кг): вул. Парково-Сирецька, 6Д («Маркет Делві») (Поштове відділення)(місто Київ (Київська)): </text:h>
      <text:h text:style-name="Heading_20_6" text:outline-level="6">Изменились данные отделения Пункт Видачі №965 (до 10 кг): вул. Харківське шосе, 21/4 («Маркет Делві») (Поштове відділення)(місто Київ (Київська)): </text:h>
      <text:h text:style-name="Heading_20_6" text:outline-level="6">Изменились данные отделения Пункт Видачі №966 (до 10 кг): вул. Соборності, 10/1 А («Маркет Делві») (Поштове відділення)(місто Київ (Київська)): </text:h>
      <text:h text:style-name="Heading_20_6" text:outline-level="6">Изменились данные отделения Пункт Видачі №967 (до 10 кг): вул. Гоголівська, 27А («Маркет Делві») (Поштове відділення)(місто Київ (Київська)): </text:h>
      <text:h text:style-name="Heading_20_6" text:outline-level="6">Изменились данные отделения Поштомат "Нова Пошта" №1001: вул. Сімї Кульженків, 35, під'їзд №2 (ТІЛЬКИ ДЛЯ МЕШКАНЦІВ) (Поштомат)(місто Київ (Київська)): </text:h>
      <text:h text:style-name="Heading_20_6" text:outline-level="6">Изменились данные отделения Поштомат "Нова Пошта" №1010: вул. Політехнічна, 5, під'їзд №1 (ТІЛЬКИ ДЛЯ МЕШКАНЦІВ) (Поштомат)(місто Київ (Київська)): </text:h>
      <text:h text:style-name="Heading_20_6" text:outline-level="6"><text:soft-page-break/>Изменились данные отделения Поштомат "Нова Пошта" №1011: вул. Політехнічна, 5, під'їзд №2 (ТІЛЬКИ ДЛЯ МЕШКАНЦІВ) (Поштомат)(місто Київ (Київська)): </text:h>
      <text:h text:style-name="Heading_20_6" text:outline-level="6">Изменились данные отделения Поштомат "Нова Пошта" №1012: вул. Політехнічна, 5, під'їзд №3 (ТІЛЬКИ ДЛЯ МЕШКАНЦІВ) (Поштомат)(місто Київ (Київська)): </text:h>
      <text:h text:style-name="Heading_20_6" text:outline-level="6">Изменились данные отделения Поштомат "Нова Пошта" №1013: вул. Політехнічна, 5, під'їзд №4 (ТІЛЬКИ ДЛЯ МЕШКАНЦІВ) (Поштомат)(місто Київ (Київська)): </text:h>
      <text:h text:style-name="Heading_20_6" text:outline-level="6">Изменились данные отделения Поштомат "Нова Пошта" №1014: вул. Лук'янівська, 27, під'їзд №1 (ТІЛЬКИ ДЛЯ МЕШКАНЦІВ) (Поштомат)(місто Київ (Київська)): </text:h>
      <text:h text:style-name="Heading_20_6" text:outline-level="6">Изменились данные отделения Поштомат "Нова Пошта" №1015: вул. Лук'янівська, 27, під'їзд №2 (ТІЛЬКИ ДЛЯ МЕШКАНЦІВ) (Поштомат)(місто Київ (Київська)): </text:h>
      <text:h text:style-name="Heading_20_6" text:outline-level="6">Изменились данные отделения Поштомат "Нова Пошта" №1016: вул. Лук'янівська, 27, під'їзд №3 (ТІЛЬКИ ДЛЯ МЕШКАНЦІВ) (Поштомат)(місто Київ (Київська)): </text:h>
      <text:h text:style-name="Heading_20_6" text:outline-level="6">Изменились данные отделения Поштомат "Нова Пошта" №1017: вул. Лук'янівська, 27, під'їзд №4 (ТІЛЬКИ ДЛЯ МЕШКАНЦІВ) (Поштомат)(місто Київ (Київська)): </text:h>
      <text:h text:style-name="Heading_20_6" text:outline-level="6">Изменились данные отделения Поштомат "Нова Пошта" №1028: вул. Лобановського, 4ж, під'їзд №3 (ТІЛЬКИ ДЛЯ МЕШКАНЦІВ) (Поштомат)(місто Київ (Київська)): </text:h>
      <text:h text:style-name="Heading_20_6" text:outline-level="6">Изменились данные отделения Поштомат "Нова Пошта" №1029: просп. Перемоги, 55а, під'їзд №1 (ТІЛЬКИ ДЛЯ МЕШКАНЦІВ) (Поштомат)(місто Київ (Київська)): </text:h>
      <text:h text:style-name="Heading_20_6" text:outline-level="6">Изменились данные отделения Поштомат "Нова Пошта" №1030: просп. Перемоги, 55а, під'їзд №2 (ТІЛЬКИ ДЛЯ МЕШКАНЦІВ) (Поштомат)(місто Київ (Київська)): </text:h>
      <text:h text:style-name="Heading_20_6" text:outline-level="6">Изменились данные отделения Поштомат "Нова Пошта" №1031: вул. Бориспільська, 6, під'їзд №1 (ТІЛЬКИ ДЛЯ МЕШКАНЦІВ) (Поштомат)(місто Київ (Київська)): </text:h>
      <text:h text:style-name="Heading_20_6" text:outline-level="6">Изменились данные отделения Поштомат "Нова Пошта" №1032: вул. Бориспільська, 6, під'їзд №2 (ТІЛЬКИ ДЛЯ МЕШКАНЦІВ) (Поштомат)(місто Київ (Київська)): </text:h>
      <text:h text:style-name="Heading_20_6" text:outline-level="6">Изменились данные отделения Поштомат "Нова Пошта" №1033: вул. Бориспільська, 6, під'їзд №3 (ТІЛЬКИ ДЛЯ МЕШКАНЦІВ) (Поштомат)(місто Київ (Київська)): </text:h>
      <text:h text:style-name="Heading_20_6" text:outline-level="6">Изменились данные отделения Поштомат "Нова Пошта" №1034: вул. Бориспільська, 6, під'їзд №4 (ТІЛЬКИ ДЛЯ МЕШКАНЦІВ) (Поштомат)(місто Київ (Київська)): </text:h>
      <text:h text:style-name="Heading_20_5" text:outline-level="5">Загрузка страницы №62 (по 150 отделений на старнице) - True + </text:h>
      <text:p text:style-name="Text_20_body">&gt;</text:p>
      <text:h text:style-name="Heading_20_5" text:outline-level="5">Загрузка страницы №63 (по 150 отделений на старнице) - True + </text:h>
      <text:p text:style-name="Text_20_body">&gt;</text:p>
      <text:h text:style-name="Heading_20_5" text:outline-level="5">Загрузка страницы №64 (по 150 отделений на старнице) - True + </text:h>
      <text:p text:style-name="Text_20_body">&gt;</text:p>
      <text:h text:style-name="Heading_20_5" text:outline-level="5">Загрузка страницы №65 (по 150 отделений на старнице) - True + </text:h>
      <text:p text:style-name="Text_20_body">&gt;</text:p>
      <text:h text:style-name="Heading_20_5" text:outline-level="5">Загрузка страницы №66 (по 150 отделений на старнице) - True + </text:h>
      <text:p text:style-name="Text_20_body">&gt;</text:p>
      <text:h text:style-name="Heading_20_5" text:outline-level="5">Загрузка страницы №67 (по 150 отделений на старнице) - True + </text:h>
      <text:p text:style-name="Text_20_body">&gt;</text:p>
      <text:h text:style-name="Heading_20_5" text:outline-level="5">Загрузка страницы №68 (по 150 отделений на старнице) - True + </text:h>
      <text:p text:style-name="Text_20_body">&gt;</text:p>
      <text:h text:style-name="Heading_20_5" text:outline-level="5">Загрузка страницы №69 (по 150 отделений на старнице) - True + </text:h>
      <text:p text:style-name="Text_20_body">&gt;</text:p>
      <text:h text:style-name="Heading_20_5" text:outline-level="5">Загрузка страницы №70 (по 150 отделений на старнице) - True + </text:h>
      <text:p text:style-name="Text_20_body">&gt;</text:p>
      <text:h text:style-name="Heading_20_5" text:outline-level="5"><text:soft-page-break/>Загрузка страницы №71 (по 150 отделений на старнице) - True + </text:h>
      <text:p text:style-name="Text_20_body">&gt;</text:p>
      <text:h text:style-name="Heading_20_5" text:outline-level="5">Загрузка страницы №72 (по 150 отделений на старнице) - True + </text:h>
      <text:p text:style-name="Text_20_body">&gt;</text:p>
      <text:h text:style-name="Heading_20_5" text:outline-level="5">Загрузка страницы №73 (по 150 отделений на старнице) - True + </text:h>
      <text:p text:style-name="Text_20_body">&gt;</text:p>
      <text:h text:style-name="Heading_20_5" text:outline-level="5">Загрузка страницы №74 (по 150 отделений на старнице) - True + </text:h>
      <text:p text:style-name="Text_20_body">&gt;</text:p>
      <text:h text:style-name="Heading_20_5" text:outline-level="5">Загрузка страницы №75 (по 150 отделений на старнице) - True + </text:h>
      <text:p text:style-name="Text_20_body">&gt;</text:p>
      <text:h text:style-name="Heading_20_5" text:outline-level="5">Загрузка страницы №76 (по 150 отделений на старнице) - True + </text:h>
      <text:p text:style-name="Text_20_body">&gt;</text:p>
      <text:h text:style-name="Heading_20_5" text:outline-level="5">Загрузка страницы №77 (по 150 отделений на старнице) - True + </text:h>
      <text:p text:style-name="Text_20_body">&gt;</text:p>
      <text:h text:style-name="Heading_20_5" text:outline-level="5">Загрузка страницы №78 (по 150 отделений на старнице) - True + </text:h>
      <text:p text:style-name="Text_20_body">&gt;</text:p>
      <text:h text:style-name="Heading_20_5" text:outline-level="5">Загрузка страницы №79 (по 150 отделений на старнице) - True + </text:h>
      <text:p text:style-name="Text_20_body">&gt;</text:p>
      <text:h text:style-name="Heading_20_5" text:outline-level="5">Загрузка страницы №80 (по 150 отделений на старнице) - True + </text:h>
      <text:p text:style-name="Text_20_body">&gt;</text:p>
      <text:h text:style-name="Heading_20_5" text:outline-level="5">Загрузка страницы №81 (по 150 отделений на старнице) - True + </text:h>
      <text:p text:style-name="Text_20_body">&gt;</text:p>
      <text:h text:style-name="Heading_20_5" text:outline-level="5">Загрузка страницы №82 (по 150 отделений на старнице) - True + </text:h>
      <text:p text:style-name="Text_20_body">&gt;</text:p>
      <text:h text:style-name="Heading_20_5" text:outline-level="5">Загрузка страницы №83 (по 150 отделений на старнице) - True + </text:h>
      <text:p text:style-name="Text_20_body">&gt;</text:p>
      <text:h text:style-name="Heading_20_5" text:outline-level="5">Загрузка страницы №84 (по 150 отделений на старнице) - True + </text:h>
      <text:p text:style-name="Text_20_body">&gt;</text:p>
      <text:h text:style-name="Heading_20_5" text:outline-level="5">Загрузка страницы №85 (по 150 отделений на старнице) - True + </text:h>
      <text:p text:style-name="Text_20_body">&gt;</text:p>
      <text:h text:style-name="Heading_20_5" text:outline-level="5">Загрузка страницы №86 (по 150 отделений на старнице) - True + </text:h>
      <text:p text:style-name="Text_20_body">&gt;</text:p>
      <text:h text:style-name="Heading_20_5" text:outline-level="5">Загрузка страницы №87 (по 150 отделений на старнице) - True + </text:h>
      <text:p text:style-name="Text_20_body">&gt;</text:p>
      <text:h text:style-name="Heading_20_5" text:outline-level="5"><text:soft-page-break/>Загрузка страницы №88 (по 150 отделений на старнице) - True + </text:h>
      <text:p text:style-name="Text_20_body">&gt;</text:p>
      <text:h text:style-name="Heading_20_5" text:outline-level="5">Загрузка страницы №89 (по 150 отделений на старнице) - True + </text:h>
      <text:p text:style-name="Text_20_body">&gt;</text:p>
      <text:h text:style-name="Heading_20_5" text:outline-level="5">Загрузка страницы №90 (по 150 отделений на старнице) - True + </text:h>
      <text:p text:style-name="Text_20_body">&gt;</text:p>
      <text:h text:style-name="Heading_20_5" text:outline-level="5">Загрузка страницы №91 (по 150 отделений на старнице) - True + </text:h>
      <text:p text:style-name="Text_20_body">&gt;</text:p>
      <text:h text:style-name="Heading_20_5" text:outline-level="5">Загрузка страницы №92 (по 150 отделений на старнице) - True + </text:h>
      <text:p text:style-name="Text_20_body">&gt;</text:p>
      <text:h text:style-name="Heading_20_5" text:outline-level="5">Загрузка страницы №93 (по 150 отделений на старнице) - True + </text:h>
      <text:p text:style-name="Text_20_body">&gt;</text:p>
      <text:h text:style-name="Heading_20_5" text:outline-level="5">Загрузка страницы №94 (по 150 отделений на старнице) - True + </text:h>
      <text:p text:style-name="Text_20_body">&gt;</text:p>
      <text:h text:style-name="Heading_20_5" text:outline-level="5">Загрузка страницы №95 (по 150 отделений на старнице) - True + </text:h>
      <text:p text:style-name="Text_20_body">&gt;</text:p>
      <text:h text:style-name="Heading_20_5" text:outline-level="5">Загрузка страницы №96 (по 150 отделений на старнице) - True + </text:h>
      <text:p text:style-name="Text_20_body">&gt;</text:p>
      <text:h text:style-name="Heading_20_5" text:outline-level="5">Загрузка страницы №97 (по 150 отделений на старнице) - True + </text:h>
      <text:p text:style-name="Text_20_body">&gt;</text:p>
      <text:h text:style-name="Heading_20_5" text:outline-level="5">Загрузка страницы №98 (по 150 отделений на старнице) - True + </text:h>
      <text:p text:style-name="Text_20_body">&gt;</text:p>
      <text:h text:style-name="Heading_20_5" text:outline-level="5">Загрузка страницы №99 (по 150 отделений на старнице) - True + </text:h>
      <text:p text:style-name="Text_20_body">&gt;</text:p>
      <text:h text:style-name="Heading_20_5" text:outline-level="5">Загрузка страницы №100 (по 150 отделений на старнице) - True + </text:h>
      <text:p text:style-name="Text_20_body">&gt;</text:p>
      <text:h text:style-name="Heading_20_5" text:outline-level="5">Загрузка страницы №101 (по 150 отделений на старнице) - True + </text:h>
      <text:p text:style-name="Text_20_body">&gt;</text:p>
      <text:h text:style-name="Heading_20_5" text:outline-level="5">Загрузка страницы №102 (по 150 отделений на старнице) - True + </text:h>
      <text:p text:style-name="Text_20_body">&gt;</text:p>
      <text:h text:style-name="Heading_20_5" text:outline-level="5">Загрузка страницы №103 (по 150 отделений на старнице) - True + </text:h>
      <text:p text:style-name="Text_20_body">&gt;</text:p>
      <text:h text:style-name="Heading_20_5" text:outline-level="5">Загрузка страницы №104 (по 150 отделений на старнице) - True + </text:h>
      <text:p text:style-name="Text_20_body">&gt;</text:p>
      <text:h text:style-name="Heading_20_5" text:outline-level="5"><text:soft-page-break/>Загрузка страницы №105 (по 150 отделений на старнице) - True + </text:h>
      <text:p text:style-name="Text_20_body">&gt;</text:p>
      <text:h text:style-name="Heading_20_5" text:outline-level="5">Загрузка страницы №106 (по 150 отделений на старнице) - True + </text:h>
      <text:p text:style-name="Text_20_body">&gt;</text:p>
      <text:h text:style-name="Heading_20_5" text:outline-level="5">Загрузка страницы №107 (по 150 отделений на старнице) - True + </text:h>
      <text:p text:style-name="Text_20_body">&gt;</text:p>
      <text:h text:style-name="Heading_20_5" text:outline-level="5">Загрузка страницы №108 (по 150 отделений на старнице) - True + </text:h>
      <text:p text:style-name="Text_20_body">&gt;</text:p>
      <text:h text:style-name="Heading_20_5" text:outline-level="5">Загрузка страницы №109 (по 150 отделений на старнице) - True + </text:h>
      <text:p text:style-name="Text_20_body">&gt;</text:p>
      <text:h text:style-name="Heading_20_5" text:outline-level="5">Загрузка страницы №110 (по 150 отделений на старнице) - True + </text:h>
      <text:p text:style-name="Text_20_body">&gt;</text:p>
      <text:h text:style-name="Heading_20_5" text:outline-level="5">Загрузка страницы №111 (по 150 отделений на старнице) - True + </text:h>
      <text:p text:style-name="Text_20_body">&gt;</text:p>
      <text:h text:style-name="Heading_20_5" text:outline-level="5">Загрузка страницы №112 (по 150 отделений на старнице) - True + </text:h>
      <text:p text:style-name="Text_20_body">&gt;</text:p>
      <text:h text:style-name="Heading_20_5" text:outline-level="5">Загрузка страницы №113 (по 150 отделений на старнице) - True + </text:h>
      <text:p text:style-name="Text_20_body">&gt;</text:p>
      <text:h text:style-name="Heading_20_5" text:outline-level="5">Загрузка страницы №114 (по 150 отделений на старнице) - True + </text:h>
      <text:p text:style-name="Text_20_body">&gt;</text:p>
      <text:h text:style-name="Heading_20_5" text:outline-level="5">Загрузка страницы №115 (по 150 отделений на старнице) - True + </text:h>
      <text:p text:style-name="Text_20_body">&gt;</text:p>
      <text:h text:style-name="Heading_20_5" text:outline-level="5">Загрузка страницы №116 (по 150 отделений на старнице) - True + </text:h>
      <text:p text:style-name="Text_20_body">&gt;</text:p>
      <text:h text:style-name="Heading_20_5" text:outline-level="5">Загрузка страницы №117 (по 150 отделений на старнице) - True + </text:h>
      <text:p text:style-name="Text_20_body">&gt;</text:p>
      <text:h text:style-name="Heading_20_5" text:outline-level="5">Загрузка страницы №118 (по 150 отделений на старнице) - True + </text:h>
      <text:p text:style-name="Text_20_body">&gt;</text:p>
      <text:h text:style-name="Heading_20_5" text:outline-level="5">Загрузка страницы №119 (по 150 отделений на старнице) - True + </text:h>
      <text:p text:style-name="Text_20_body">&gt;</text:p>
      <text:h text:style-name="Heading_20_5" text:outline-level="5">Загрузка страницы №120 (по 150 отделений на старнице) - True + </text:h>
      <text:p text:style-name="Text_20_body">&gt;</text:p>
      <text:h text:style-name="Heading_20_5" text:outline-level="5">Загрузка страницы №121 (по 150 отделений на старнице) - True + </text:h>
      <text:p text:style-name="Text_20_body">&gt;</text:p>
      <text:h text:style-name="Heading_20_5" text:outline-level="5"><text:soft-page-break/>Загрузка страницы №122 (по 150 отделений на старнице) - True + </text:h>
      <text:p text:style-name="Text_20_body">&gt;</text:p>
      <text:h text:style-name="Heading_20_5" text:outline-level="5">Загрузка страницы №123 (по 150 отделений на старнице) - True + </text:h>
      <text:p text:style-name="Text_20_body">&gt;</text:p>
      <text:h text:style-name="Heading_20_5" text:outline-level="5">Загрузка страницы №124 (по 150 отделений на старнице) - True + </text:h>
      <text:p text:style-name="Text_20_body">&gt;</text:p>
      <text:h text:style-name="Heading_20_5" text:outline-level="5">Загрузка страницы №125 (по 150 отделений на старнице) - True + </text:h>
      <text:p text:style-name="Text_20_body">&gt;</text:p>
      <text:h text:style-name="Heading_20_5" text:outline-level="5">Загрузка страницы №126 (по 150 отделений на старнице) - True + </text:h>
      <text:p text:style-name="Text_20_body">&gt;</text:p>
      <text:h text:style-name="Heading_20_5" text:outline-level="5">Загрузка страницы №127 (по 150 отделений на старнице) - True + </text:h>
      <text:p text:style-name="Text_20_body">&gt;</text:p>
      <text:h text:style-name="Heading_20_5" text:outline-level="5">Загрузка страницы №128 (по 150 отделений на старнице) - True + </text:h>
      <text:p text:style-name="Text_20_body">&gt;</text:p>
      <text:h text:style-name="Heading_20_5" text:outline-level="5">Загрузка страницы №129 (по 150 отделений на старнице) - True + </text:h>
      <text:p text:style-name="Text_20_body">&gt;</text:p>
      <text:h text:style-name="Heading_20_5" text:outline-level="5">Загрузка страницы №130 (по 150 отделений на старнице) - True + </text:h>
      <text:p text:style-name="Text_20_body">&gt;</text:p>
      <text:h text:style-name="Heading_20_5" text:outline-level="5">Загрузка страницы №131 (по 150 отделений на старнице) - True + </text:h>
      <text:p text:style-name="Text_20_body">&gt;</text:p>
      <text:h text:style-name="Heading_20_5" text:outline-level="5">Загрузка страницы №132 (по 150 отделений на старнице) - True + </text:h>
      <text:p text:style-name="Text_20_body">&gt;</text:p>
      <text:h text:style-name="Heading_20_5" text:outline-level="5">Загрузка страницы №133 (по 150 отделений на старнице) - True + </text:h>
      <text:p text:style-name="Text_20_body">&gt;</text:p>
      <text:h text:style-name="Heading_20_5" text:outline-level="5">Загрузка страницы №134 (по 150 отделений на старнице) - True + </text:h>
      <text:p text:style-name="Text_20_body">&gt;</text:p>
      <text:h text:style-name="Heading_20_5" text:outline-level="5">Загрузка страницы №135 (по 150 отделений на старнице) - True + </text:h>
      <text:p text:style-name="Text_20_body">&gt;</text:p>
      <text:h text:style-name="Heading_20_5" text:outline-level="5">Загрузка страницы №136 (по 150 отделений на старнице) - True + </text:h>
      <text:p text:style-name="Text_20_body">&gt;Превышен лимит 3.0c врмени ожидания загрузки данных страницы №137 / Повторная попытка - </text:p>
      <text:h text:style-name="Heading_20_5" text:outline-level="5">Загрузка страницы №137 (по 150 отделений на старнице) - True + </text:h>
      <text:p text:style-name="Text_20_body">&gt;</text:p>
      <text:h text:style-name="Heading_20_5" text:outline-level="5"><text:soft-page-break/>Загрузка страницы №138 (по 150 отделений на старнице) - True + </text:h>
      <text:p text:style-name="Text_20_body">&gt;</text:p>
      <text:h text:style-name="Heading_20_5" text:outline-level="5">Загрузка страницы №139 (по 150 отделений на старнице) - True + </text:h>
      <text:p text:style-name="Text_20_body">&gt;</text:p>
      <text:h text:style-name="Heading_20_5" text:outline-level="5">Загрузка страницы №140 (по 150 отделений на старнице) - True + </text:h>
      <text:p text:style-name="Text_20_body">&gt;</text:p>
      <text:h text:style-name="Heading_20_5" text:outline-level="5">Загрузка страницы №141 (по 150 отделений на старнице) - True + </text:h>
      <text:p text:style-name="Text_20_body">&gt;</text:p>
      <text:h text:style-name="Heading_20_5" text:outline-level="5">Загрузка страницы №142 (по 150 отделений на старнице) - True + </text:h>
      <text:p text:style-name="Text_20_body">&gt;</text:p>
      <text:h text:style-name="Heading_20_5" text:outline-level="5">Загрузка страницы №143 (по 150 отделений на старнице) - True + </text:h>
      <text:p text:style-name="Text_20_body">&gt;Превышен лимит 3.0c врмени ожидания загрузки данных страницы №144 / Повторная попытка - </text:p>
      <text:h text:style-name="Heading_20_5" text:outline-level="5">Загрузка страницы №144 (по 150 отделений на старнице) - True + </text:h>
      <text:p text:style-name="Text_20_body">&gt;</text:p>
      <text:h text:style-name="Heading_20_5" text:outline-level="5">Загрузка страницы №145 (по 150 отделений на старнице) - True + </text:h>
      <text:p text:style-name="Text_20_body">&gt;Превышен лимит 3.0c врмени ожидания загрузки данных страницы №146 / Повторная попытка - </text:p>
      <text:h text:style-name="Heading_20_5" text:outline-level="5">Загрузка страницы №146 (по 150 отделений на старнице) - True + </text:h>
      <text:p text:style-name="Text_20_body">&gt;</text:p>
      <text:h text:style-name="Heading_20_5" text:outline-level="5">Загрузка страницы №147 (по 150 отделений на старнице) - True + </text:h>
      <text:p text:style-name="Text_20_body">&gt;</text:p>
      <text:h text:style-name="Heading_20_6" text:outline-level="6">Изменились данные отделения Поштомат "Нова Пошта" №32123: просп. Перемоги, 41а (ТІЛЬКИ ДЛЯ ПРАЦІВНИКІВ) (Поштомат)(місто Київ (Київська)): </text:h>
      <text:p text:style-name="Text_20_body">Изменилось поле Долгота </text:p>
      <text:p text:style-name="Text_20_body">Старое значение: 0E-15</text:p>
      <text:p text:style-name="Text_20_body">Новое значение: 0.000000000000000</text:p>
      <text:p text:style-name="Text_20_body">Изменилось поле Широта </text:p>
      <text:p text:style-name="Text_20_body">Старое значение: 0E-15</text:p>
      <text:p text:style-name="Text_20_body">Новое значение: 0.000000000000000</text:p>
      <text:h text:style-name="Heading_20_6" text:outline-level="6"><text:soft-page-break/>Изменились данные отделения Поштомат "Нова Пошта" №32141: вул. Боткіна, 4, під'їзд №1 (ТІЛЬКИ ДЛЯ МЕШКАНЦІВ) (Поштомат)(місто Київ (Київська)): </text:h>
      <text:h text:style-name="Heading_20_6" text:outline-level="6">Изменились данные отделения Поштомат "Нова Пошта" №32142: вул. Бориспільська, 27а, під'їзд №1 (ТІЛЬКИ ДЛЯ МЕШКАНЦІВ) (Поштомат)(місто Київ (Київська)): </text:h>
      <text:h text:style-name="Heading_20_6" text:outline-level="6">Изменились данные отделения Поштомат "Нова Пошта" №32143: вул. Дніпровська Набережна, 23, під'їзд №1 (ТІЛЬКИ ДЛЯ МЕШКАНЦІВ) (Поштомат)(місто Київ (Київська)): </text:h>
      <text:h text:style-name="Heading_20_6" text:outline-level="6">Изменились данные отделения Поштомат "Нова Пошта" №32144: вул. Дніпровська Набережна, 23, під'їзд №2 (ТІЛЬКИ ДЛЯ МЕШКАНЦІВ) (Поштомат)(місто Київ (Київська)): </text:h>
      <text:h text:style-name="Heading_20_6" text:outline-level="6">Изменились данные отделения Поштомат "Нова Пошта" №32145: вул. Дніпровська Набережна, 23, під'їзд №3 (ТІЛЬКИ ДЛЯ МЕШКАНЦІВ) (Поштомат)(місто Київ (Київська)): </text:h>
      <text:h text:style-name="Heading_20_6" text:outline-level="6">Изменились данные отделения Поштомат "Нова Пошта" №32146: вул. Дніпровська Набережна, 23, під'їзд №4 (ТІЛЬКИ ДЛЯ МЕШКАНЦІВ) (Поштомат)(місто Київ (Київська)): </text:h>
      <text:h text:style-name="Heading_20_6" text:outline-level="6">Изменились данные отделения Поштомат "Нова Пошта" №32147: вул. Пчілки, 3д, під'їзд №1 (ТІЛЬКИ ДЛЯ МЕШКАНЦІВ) (Поштомат)(місто Київ (Київська)): </text:h>
      <text:h text:style-name="Heading_20_6" text:outline-level="6">Изменились данные отделения Поштомат "Нова Пошта" №32149: вул. Цілиноградська, 48, Маркет + (Поштомат)(місто Харків (Харківська область)): </text:h>
      <text:h text:style-name="Heading_20_6" text:outline-level="6">Изменились данные отделения Поштомат "Нова Пошта" №32151: вул. Мандриківська, 134, під'їзд №1 (ТІЛЬКИ ДЛЯ МЕШКАНЦІВ) (Поштомат)(місто Дніпро (Дніпропетровська область)): </text:h>
      <text:h text:style-name="Heading_20_6" text:outline-level="6">Изменились данные отделения Поштомат "Нова Пошта" №32152: вул. Набережна Перемоги, 62б, під'їзд №1 (ТІЛЬКИ ДЛЯ МЕШКАНЦІВ) (Поштомат)(місто Дніпро (Дніпропетровська область)): </text:h>
      <text:h text:style-name="Heading_20_6" text:outline-level="6">Изменились данные отделения Поштомат "Нова Пошта" №32153: бульв. Слави, 45д, під'їзд №2 (ТІЛЬКИ ДЛЯ МЕШКАНЦІВ) (Поштомат)(місто Дніпро (Дніпропетровська область)): </text:h>
      <text:h text:style-name="Heading_20_5" text:outline-level="5">Загрузка страницы №148 (по 150 отделений на старнице) - True + </text:h>
      <text:p text:style-name="Text_20_body">&gt;</text:p>
      <text:h text:style-name="Heading_20_5" text:outline-level="5">Загрузка страницы №149 (по 150 отделений на старнице) - True + </text:h>
      <text:p text:style-name="Text_20_body">&gt;</text:p>
      <text:h text:style-name="Heading_20_5" text:outline-level="5">Загрузка страницы №150 (по 150 отделений на старнице) - True + </text:h>
      <text:p text:style-name="Text_20_body">&gt;</text:p>
      <text:h text:style-name="Heading_20_5" text:outline-level="5">Загрузка страницы №151 (по 150 отделений на старнице) - True + </text:h>
      <text:p text:style-name="Text_20_body">&gt;</text:p>
      <text:h text:style-name="Heading_20_5" text:outline-level="5">Загрузка страницы №152 (по 150 отделений на старнице) - True + </text:h>
      <text:p text:style-name="Text_20_body">&gt;</text:p>
      <text:h text:style-name="Heading_20_5" text:outline-level="5">Загрузка страницы №153 (по 150 отделений на старнице) - True + </text:h>
      <text:p text:style-name="Text_20_body">&gt;</text:p>
      <text:h text:style-name="Heading_20_5" text:outline-level="5">Загрузка страницы №154 (по 150 отделений на старнице) - True + </text:h>
      <text:p text:style-name="Text_20_body">&gt;================================================================================<text:line-break/>На сервере просмотрено 23004 отделений. <text:line-break/>Всего добавлено отделений 13635, всего изменено отделений 2829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CJK SC" style:font-family-asian="'Noto Sans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56:29.878032569</meta:creation-date>
    <dc:date>2023-03-05T18:00:01.866050234</dc:date>
    <meta:editing-duration>PT3M32S</meta:editing-duration>
    <meta:editing-cycles>1</meta:editing-cycles>
    <meta:document-statistic meta:table-count="0" meta:image-count="0" meta:object-count="0" meta:page-count="136" meta:paragraph-count="3614" meta:word-count="55670" meta:character-count="469589" meta:non-whitespace-character-count="414320"/>
    <meta:generator>LibreOffice/7.4.5.1$Linux_X86_64 LibreOffice_project/40$Build-1</meta:generator>
  </office:meta>
</office:document-meta>
</file>